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Neue-Condensed" svg:font-family="HelveticaNeue-Condensed" style:font-family-generic="system" style:font-pitch="variable"/>
    <style:font-face style:name="Nobel-Regular" svg:font-family="Nobel-Regular"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0.5pt solid #00000a">
        <style:background-image/>
      </style:table-cell-properties>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0.5pt solid #00000a">
        <style:background-image/>
      </style:table-cell-properties>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0.5pt solid #00000a">
        <style:background-image/>
      </style:table-cell-properties>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0.5pt solid #00000a">
        <style:background-image/>
      </style:table-cell-properties>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0.5pt solid #00000a">
        <style:background-image/>
      </style:table-cell-properties>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0.5pt solid #00000a">
        <style:background-image/>
      </style:table-cell-properties>
    </style:style>
    <style:style style:name="Table7" style:family="table">
      <style:table-properties style:width="17cm" style:rel-width="100%" fo:margin-left="-0.199cm" fo:margin-top="0cm" fo:margin-bottom="0cm" table:align="left" style:writing-mode="lr-tb"/>
    </style:style>
    <style:style style:name="Table7.A" style:family="table-column">
      <style:table-column-properties style:column-width="4.043cm" style:rel-column-width="15584*"/>
    </style:style>
    <style:style style:name="Table7.B" style:family="table-column">
      <style:table-column-properties style:column-width="12.958cm" style:rel-column-width="49950*"/>
    </style:style>
    <style:style style:name="Table7.1" style:family="table-row">
      <style:table-row-properties style:min-row-height="1.03cm" fo:keep-together="auto"/>
    </style:style>
    <style:style style:name="Table7.A1" style:family="table-cell">
      <style:table-cell-properties fo:padding-left="0.199cm" fo:padding-right="0.191cm" fo:padding-top="0cm" fo:padding-bottom="0cm" fo:border="0.5pt solid #00000a"/>
    </style:style>
    <style:style style:name="Table7.B1" style:family="table-cell">
      <style:table-cell-properties style:vertical-align="middle" fo:padding-left="0.199cm" fo:padding-right="0.191cm" fo:padding-top="0cm" fo:padding-bottom="0cm" fo:border="0.5pt solid #00000a"/>
    </style:style>
    <style:style style:name="P1" style:family="paragraph" style:parent-style-name="Standard">
      <style:paragraph-properties fo:line-height="150%" fo:text-align="center" style:justify-single-word="false"/>
      <style:text-properties officeooo:paragraph-rsid="00099c71"/>
    </style:style>
    <style:style style:name="P2" style:family="paragraph" style:parent-style-name="Standard">
      <style:paragraph-properties fo:line-height="150%"/>
      <style:text-properties officeooo:paragraph-rsid="00099c71"/>
    </style:style>
    <style:style style:name="P3" style:family="paragraph" style:parent-style-name="Standard">
      <style:paragraph-properties fo:line-height="150%"/>
      <style:text-properties fo:language="xh" fo:country="ZA" officeooo:paragraph-rsid="00099c71"/>
    </style:style>
    <style:style style:name="P4" style:family="paragraph" style:parent-style-name="Standard">
      <style:text-properties fo:language="xh" fo:country="ZA" officeooo:paragraph-rsid="00099c71"/>
    </style:style>
    <style:style style:name="P5" style:family="paragraph" style:parent-style-name="Standard">
      <style:text-properties fo:language="xh" fo:country="ZA" fo:font-weight="bold" officeooo:paragraph-rsid="00099c71" style:font-weight-asian="bold"/>
    </style:style>
    <style:style style:name="P6" style:family="paragraph" style:parent-style-name="Standard">
      <style:text-properties fo:language="xh" fo:country="ZA" fo:font-style="italic" officeooo:paragraph-rsid="00099c71" style:font-name-asian="Arial1" style:font-style-asian="italic" style:font-name-complex="Arial1" style:font-style-complex="italic" loext:padding="0cm" loext:border="none"/>
    </style:style>
    <style:style style:name="P7" style:family="paragraph" style:parent-style-name="Standard">
      <style:text-properties style:font-name="Arial Narrow" fo:font-size="11.5pt" fo:language="xh" fo:country="ZA" officeooo:paragraph-rsid="00099c71" style:font-name-asian="Arial Narrow1" style:font-size-asian="11.5pt" style:font-name-complex="Arial Narrow1" style:font-size-complex="11.5pt"/>
    </style:style>
    <style:style style:name="P8" style:family="paragraph" style:parent-style-name="Standard">
      <style:text-properties style:font-name="Arial Narrow" fo:font-size="11.5pt" fo:language="xh" fo:country="ZA" officeooo:paragraph-rsid="00099c71" style:font-name-asian="Arial Narrow1" style:font-size-asian="11.5pt" style:font-name-complex="Arial Narrow1" style:font-size-complex="11.5pt" loext:padding="0cm" loext:border="none"/>
    </style:style>
    <style:style style:name="P9" style:family="paragraph" style:parent-style-name="Standard">
      <style:paragraph-properties fo:line-height="150%"/>
      <style:text-properties style:font-name="Arial Narrow" fo:font-size="11.5pt" fo:language="xh" fo:country="ZA" fo:font-weight="bold" officeooo:paragraph-rsid="00099c71" style:font-size-asian="11.5pt" style:font-weight-asian="bold" style:font-size-complex="11.5pt"/>
    </style:style>
    <style:style style:name="P10" style:family="paragraph" style:parent-style-name="Standard">
      <style:paragraph-properties fo:line-height="115%"/>
      <style:text-properties style:font-name="Arial Narrow" fo:font-size="11.5pt" fo:font-weight="bold" officeooo:paragraph-rsid="00099c71" style:font-size-asian="11.5pt" style:font-weight-asian="bold" style:font-size-complex="11.5pt"/>
    </style:style>
    <style:style style:name="P11" style:family="paragraph" style:parent-style-name="Standard">
      <style:text-properties style:font-name="Arial Narrow" fo:font-size="11.5pt" fo:language="en" fo:country="US" officeooo:paragraph-rsid="00099c71" style:font-size-asian="11.5pt" style:font-size-complex="11.5pt"/>
    </style:style>
    <style:style style:name="P12" style:family="paragraph" style:parent-style-name="Standard">
      <style:paragraph-properties fo:line-height="150%"/>
      <style:text-properties style:font-name="Arial Narrow" fo:font-size="11.5pt" officeooo:paragraph-rsid="00099c71" style:font-size-asian="11.5pt" style:font-size-complex="11.5pt"/>
    </style:style>
    <style:style style:name="P13" style:family="paragraph" style:parent-style-name="Standard">
      <style:text-properties officeooo:paragraph-rsid="00099c71"/>
    </style:style>
    <style:style style:name="P14" style:family="paragraph" style:parent-style-name="Standard" style:list-style-name="WWNum7">
      <style:text-properties officeooo:paragraph-rsid="00099c71"/>
    </style:style>
    <style:style style:name="P15" style:family="paragraph" style:parent-style-name="Standard">
      <style:text-properties fo:language="en" fo:country="GB" fo:font-weight="bold" officeooo:paragraph-rsid="00099c71" style:font-weight-asian="bold" style:font-weight-complex="bold"/>
    </style:style>
    <style:style style:name="P16" style:family="paragraph" style:parent-style-name="Standard">
      <style:text-properties fo:language="en" fo:country="GB" officeooo:paragraph-rsid="00099c71" text:display="none"/>
    </style:style>
    <style:style style:name="P17" style:family="paragraph" style:parent-style-name="Standard">
      <style:text-properties fo:language="en" fo:country="GB" officeooo:paragraph-rsid="00099c71"/>
    </style:style>
    <style:style style:name="P18" style:family="paragraph" style:parent-style-name="Standard" style:list-style-name="WWNum6">
      <style:text-properties officeooo:paragraph-rsid="00099c71"/>
    </style:style>
    <style:style style:name="P19" style:family="paragraph" style:parent-style-name="Standard" style:list-style-name="WWNum5">
      <style:text-properties officeooo:paragraph-rsid="00099c71"/>
    </style:style>
    <style:style style:name="P20" style:family="paragraph" style:parent-style-name="Standard" style:list-style-name="WWNum8">
      <style:text-properties officeooo:paragraph-rsid="00099c71"/>
    </style:style>
    <style:style style:name="P21" style:family="paragraph" style:parent-style-name="Standard" style:list-style-name="WWNum1">
      <style:text-properties officeooo:paragraph-rsid="00099c71"/>
    </style:style>
    <style:style style:name="P22" style:family="paragraph" style:parent-style-name="Standard" style:list-style-name="WWNum2">
      <style:text-properties officeooo:paragraph-rsid="00099c71"/>
    </style:style>
    <style:style style:name="P23" style:family="paragraph" style:parent-style-name="Standard">
      <style:text-properties fo:font-weight="bold" officeooo:paragraph-rsid="00099c71" style:font-weight-asian="bold" style:font-name-complex="Arial1" style:font-weight-complex="bold"/>
    </style:style>
    <style:style style:name="P24" style:family="paragraph" style:parent-style-name="Standard">
      <style:text-properties fo:font-weight="bold" officeooo:paragraph-rsid="00099c71" style:font-weight-asian="bold"/>
    </style:style>
    <style:style style:name="P25" style:family="paragraph" style:parent-style-name="Standard">
      <style:paragraph-properties fo:text-align="center" style:justify-single-word="false"/>
      <style:text-properties fo:color="#000000" fo:font-weight="bold" officeooo:paragraph-rsid="00099c71" style:font-weight-asian="bold" style:font-name-complex="Arial1"/>
    </style:style>
    <style:style style:name="P26" style:family="paragraph" style:parent-style-name="Standard">
      <style:text-properties fo:color="#000000" fo:font-weight="bold" officeooo:paragraph-rsid="00099c71" style:font-weight-asian="bold" style:font-name-complex="Arial1"/>
    </style:style>
    <style:style style:name="P27" style:family="paragraph" style:parent-style-name="Standard">
      <style:text-properties fo:color="#000000" officeooo:paragraph-rsid="00099c71" style:font-name-complex="Arial1"/>
    </style:style>
    <style:style style:name="P28" style:family="paragraph" style:parent-style-name="Standard">
      <style:text-properties fo:color="#000000" style:text-underline-style="solid" style:text-underline-width="auto" style:text-underline-color="font-color" officeooo:paragraph-rsid="00099c71" style:font-name-complex="Arial1"/>
    </style:style>
    <style:style style:name="P29" style:family="paragraph" style:parent-style-name="Standard">
      <style:text-properties fo:color="#000000" fo:language="xh" fo:country="ZA" fo:font-weight="bold" officeooo:paragraph-rsid="00099c71" style:font-name-asian="Arial1" style:font-weight-asian="bold" style:font-name-complex="Arial1" style:font-weight-complex="bold" loext:padding="0cm" loext:border="none"/>
    </style:style>
    <style:style style:name="P30" style:family="paragraph" style:parent-style-name="Standard">
      <style:text-properties fo:color="#000000" style:font-name="Arial Narrow" officeooo:paragraph-rsid="00099c71"/>
    </style:style>
    <style:style style:name="P31" style:family="paragraph" style:parent-style-name="Standard">
      <style:text-properties fo:color="#000000" style:font-name="Arial Narrow" officeooo:paragraph-rsid="00099c71" text:display="none"/>
    </style:style>
    <style:style style:name="P32" style:family="paragraph" style:parent-style-name="Standard">
      <style:paragraph-properties fo:text-align="center" style:justify-single-word="false"/>
      <style:text-properties officeooo:paragraph-rsid="00099c71"/>
    </style:style>
    <style:style style:name="P33" style:family="paragraph" style:parent-style-name="Standard">
      <style:paragraph-properties fo:text-align="center" style:justify-single-word="false"/>
      <style:text-properties officeooo:paragraph-rsid="00099c71" style:font-name-complex="Arial1"/>
    </style:style>
    <style:style style:name="P34" style:family="paragraph" style:parent-style-name="Standard">
      <style:text-properties officeooo:paragraph-rsid="00099c71" style:font-name-complex="Arial1"/>
    </style:style>
    <style:style style:name="P35" style:family="paragraph" style:parent-style-name="Standard">
      <style:text-properties fo:font-style="italic" officeooo:paragraph-rsid="00099c71" style:font-style-asian="italic" style:font-name-complex="Arial1" style:font-style-complex="italic"/>
    </style:style>
    <style:style style:name="P36" style:family="paragraph" style:parent-style-name="Standard">
      <style:paragraph-properties fo:margin-top="0cm" fo:margin-bottom="0cm" loext:contextual-spacing="false" fo:line-height="150%"/>
      <style:text-properties officeooo:paragraph-rsid="00099c71"/>
    </style:style>
    <style:style style:name="P37" style:family="paragraph" style:parent-style-name="Standard" style:list-style-name="WWNum4">
      <style:paragraph-properties fo:margin-top="0cm" fo:margin-bottom="0cm" loext:contextual-spacing="false" fo:line-height="150%"/>
      <style:text-properties officeooo:paragraph-rsid="00099c71"/>
    </style:style>
    <style:style style:name="P38" style:family="paragraph" style:parent-style-name="Standard">
      <style:paragraph-properties fo:margin-top="0cm" fo:margin-bottom="0cm" loext:contextual-spacing="false" fo:line-height="115%" fo:text-align="center" style:justify-single-word="false"/>
      <style:text-properties officeooo:paragraph-rsid="00099c71"/>
    </style:style>
    <style:style style:name="P39" style:family="paragraph" style:parent-style-name="Standard">
      <style:paragraph-properties fo:margin-top="0cm" fo:margin-bottom="0cm" loext:contextual-spacing="false" fo:line-height="115%"/>
      <style:text-properties officeooo:paragraph-rsid="00099c71"/>
    </style:style>
    <style:style style:name="P40" style:family="paragraph" style:parent-style-name="Standard">
      <style:paragraph-properties fo:margin-top="0cm" fo:margin-bottom="0cm" loext:contextual-spacing="false" fo:line-height="115%" fo:text-align="center" style:justify-single-word="false"/>
      <style:text-properties style:font-name="Arial Narrow" fo:font-size="11.5pt" fo:font-weight="bold" officeooo:paragraph-rsid="00099c71" style:font-size-asian="11.5pt" style:font-weight-asian="bold" style:font-size-complex="11.5pt"/>
    </style:style>
    <style:style style:name="P41" style:family="paragraph" style:parent-style-name="Standard">
      <style:paragraph-properties fo:margin-top="0cm" fo:margin-bottom="0cm" loext:contextual-spacing="false" fo:line-height="115%"/>
      <style:text-properties style:font-name="Arial Narrow" fo:font-size="11.5pt" fo:font-weight="bold" officeooo:paragraph-rsid="00099c71" style:font-size-asian="11.5pt" style:font-weight-asian="bold" style:font-size-complex="11.5pt"/>
    </style:style>
    <style:style style:name="P42" style:family="paragraph" style:parent-style-name="Standard">
      <style:paragraph-properties fo:margin-top="0cm" fo:margin-bottom="0cm" loext:contextual-spacing="false" fo:line-height="150%"/>
      <style:text-properties style:font-name="Arial Narrow" fo:font-size="11.5pt" fo:font-weight="bold" officeooo:paragraph-rsid="00099c71" style:font-size-asian="11.5pt" style:language-asian="en" style:country-asian="GB" style:font-weight-asian="bold" style:font-name-complex="Nobel-Regular" style:font-size-complex="11.5pt"/>
    </style:style>
    <style:style style:name="P43" style:family="paragraph" style:parent-style-name="Standard">
      <style:paragraph-properties fo:margin-top="0cm" fo:margin-bottom="0cm" loext:contextual-spacing="false" fo:line-height="115%" fo:text-align="center" style:justify-single-word="false"/>
      <style:text-properties style:font-name="Arial Narrow" fo:font-size="11.5pt" officeooo:paragraph-rsid="00099c71" style:font-size-asian="11.5pt" style:font-size-complex="11.5pt"/>
    </style:style>
    <style:style style:name="P44" style:family="paragraph" style:parent-style-name="Standard">
      <style:paragraph-properties fo:margin-top="0cm" fo:margin-bottom="0cm" loext:contextual-spacing="false" fo:line-height="115%"/>
      <style:text-properties style:font-name="Arial Narrow" fo:font-size="11.5pt" officeooo:paragraph-rsid="00099c71" style:font-size-asian="11.5pt" style:font-size-complex="11.5pt"/>
    </style:style>
    <style:style style:name="P45" style:family="paragraph" style:parent-style-name="Standard">
      <style:paragraph-properties fo:margin-top="0cm" fo:margin-bottom="0cm" loext:contextual-spacing="false" fo:line-height="150%"/>
      <style:text-properties style:font-name="Arial Narrow" fo:font-size="11.5pt" officeooo:paragraph-rsid="00099c71" style:font-size-asian="11.5pt" style:font-size-complex="11.5pt"/>
    </style:style>
    <style:style style:name="P46" style:family="paragraph" style:parent-style-name="Standard">
      <style:paragraph-properties fo:margin-top="0cm" fo:margin-bottom="0cm" loext:contextual-spacing="false" fo:line-height="115%"/>
      <style:text-properties style:font-name="Arial Narrow" fo:font-size="11.5pt" officeooo:paragraph-rsid="00099c71" style:font-size-asian="11.5pt" style:font-name-complex="HelveticaNeue-Condensed" style:font-size-complex="11.5pt"/>
    </style:style>
    <style:style style:name="P47" style:family="paragraph" style:parent-style-name="Standard">
      <style:paragraph-properties fo:margin-top="0cm" fo:margin-bottom="0cm" loext:contextual-spacing="false" fo:line-height="115%"/>
      <style:text-properties style:font-name="Arial Narrow" fo:font-size="11.5pt" fo:language="xh" fo:country="ZA" officeooo:paragraph-rsid="00099c71" style:font-size-asian="11.5pt" style:font-size-complex="11.5pt"/>
    </style:style>
    <style:style style:name="P48" style:family="paragraph" style:parent-style-name="Standard">
      <style:paragraph-properties fo:margin-top="0cm" fo:margin-bottom="0cm" loext:contextual-spacing="false" fo:line-height="150%"/>
      <style:text-properties style:font-name="Arial Narrow" fo:font-size="11.5pt" fo:language="xh" fo:country="ZA" officeooo:paragraph-rsid="00099c71" style:font-size-asian="11.5pt" style:font-size-complex="11.5pt"/>
    </style:style>
    <style:style style:name="P49" style:family="paragraph" style:parent-style-name="Standard" style:list-style-name="WWNum2">
      <style:paragraph-properties fo:margin-top="0cm" fo:margin-bottom="0.353cm" loext:contextual-spacing="false" fo:line-height="150%"/>
      <style:text-properties officeooo:paragraph-rsid="00099c71"/>
    </style:style>
    <style:style style:name="P50" style:family="paragraph" style:parent-style-name="Standard">
      <style:paragraph-properties fo:margin-top="0cm" fo:margin-bottom="0.423cm" loext:contextual-spacing="true" fo:line-height="150%"/>
      <style:text-properties style:font-name="Arial Narrow" fo:font-size="11.5pt" officeooo:paragraph-rsid="00099c71" style:font-size-asian="11.5pt" style:font-size-complex="11.5pt"/>
    </style:style>
    <style:style style:name="P51" style:family="paragraph" style:parent-style-name="Standard">
      <style:paragraph-properties fo:margin-top="0cm" fo:margin-bottom="0.423cm" loext:contextual-spacing="true" fo:line-height="150%" fo:text-align="center" style:justify-single-word="false"/>
      <style:text-properties style:font-name="Arial Narrow" fo:font-size="11.5pt" officeooo:paragraph-rsid="00099c71" style:font-size-asian="11.5pt" style:font-name-complex="Arial1" style:font-size-complex="11.5pt" text:display="none" fo:background-color="#ffff00"/>
    </style:style>
    <style:style style:name="P52" style:family="paragraph" style:parent-style-name="Standard">
      <style:paragraph-properties fo:margin-top="0cm" fo:margin-bottom="0.423cm" loext:contextual-spacing="true" fo:line-height="150%" fo:text-align="center" style:justify-single-word="false"/>
      <style:text-properties officeooo:paragraph-rsid="00099c71"/>
    </style:style>
    <style:style style:name="P53" style:family="paragraph" style:parent-style-name="Standard">
      <style:paragraph-properties fo:margin-top="0cm" fo:margin-bottom="0.423cm" loext:contextual-spacing="true" fo:line-height="150%"/>
      <style:text-properties officeooo:paragraph-rsid="00099c71"/>
    </style:style>
    <style:style style:name="P54" style:family="paragraph" style:parent-style-name="Standard" style:master-page-name="Standard">
      <style:paragraph-properties style:page-number="auto"/>
      <style:text-properties officeooo:paragraph-rsid="00099c71"/>
    </style:style>
    <style:style style:name="P55" style:family="paragraph" style:parent-style-name="Standard" style:master-page-name="Standard">
      <style:paragraph-properties style:page-number="auto"/>
      <style:text-properties officeooo:paragraph-rsid="00099c71"/>
    </style:style>
    <style:style style:name="P56" style:family="paragraph" style:parent-style-name="Standard">
      <style:paragraph-properties fo:margin-left="2cm" fo:margin-right="0cm" fo:margin-top="0cm" fo:margin-bottom="0cm" loext:contextual-spacing="false" fo:line-height="150%" fo:text-indent="0cm" style:auto-text-indent="false"/>
      <style:text-properties officeooo:paragraph-rsid="00099c71"/>
    </style:style>
    <style:style style:name="P57" style:family="paragraph" style:parent-style-name="Standard">
      <style:paragraph-properties fo:margin-left="2cm" fo:margin-right="0cm" fo:margin-top="0cm" fo:margin-bottom="0cm" loext:contextual-spacing="false" fo:line-height="150%" fo:text-indent="0cm" style:auto-text-indent="false"/>
      <style:text-properties style:font-name="Arial Narrow" fo:font-size="11.5pt" fo:language="xh" fo:country="ZA" officeooo:paragraph-rsid="00099c71" style:font-size-asian="11.5pt" style:font-size-complex="11.5pt"/>
    </style:style>
    <style:style style:name="P58" style:family="paragraph" style:parent-style-name="Standard">
      <style:paragraph-properties fo:margin-top="0cm" fo:margin-bottom="0.212cm" loext:contextual-spacing="false" fo:line-height="150%"/>
      <style:text-properties officeooo:paragraph-rsid="00099c71"/>
    </style:style>
    <style:style style:name="P59" style:family="paragraph" style:parent-style-name="Standard">
      <style:paragraph-properties fo:margin-top="0cm" fo:margin-bottom="0.212cm" loext:contextual-spacing="false"/>
      <style:text-properties officeooo:paragraph-rsid="00099c71"/>
    </style:style>
    <style:style style:name="P60" style:family="paragraph" style:parent-style-name="Standard">
      <style:paragraph-properties fo:margin-top="0.212cm" fo:margin-bottom="0cm" loext:contextual-spacing="true" fo:line-height="150%"/>
      <style:text-properties officeooo:paragraph-rsid="00099c71"/>
    </style:style>
    <style:style style:name="P61" style:family="paragraph" style:parent-style-name="Standard">
      <style:paragraph-properties fo:margin-left="0cm" fo:margin-right="-0.191cm" fo:margin-top="0.212cm" fo:margin-bottom="0cm" loext:contextual-spacing="true" fo:line-height="150%" fo:text-indent="0cm" style:auto-text-indent="false"/>
      <style:text-properties officeooo:paragraph-rsid="00099c71"/>
    </style:style>
    <style:style style:name="P62" style:family="paragraph" style:parent-style-name="Standard">
      <style:paragraph-properties fo:margin-left="0cm" fo:margin-right="-0.191cm" fo:margin-top="0cm" fo:margin-bottom="0cm" loext:contextual-spacing="true" fo:line-height="150%" fo:text-indent="0cm" style:auto-text-indent="false"/>
      <style:text-properties officeooo:paragraph-rsid="00099c71"/>
    </style:style>
    <style:style style:name="P63" style:family="paragraph" style:parent-style-name="Standard">
      <style:paragraph-properties fo:margin-top="0cm" fo:margin-bottom="0cm" loext:contextual-spacing="true" fo:line-height="150%"/>
      <style:text-properties officeooo:paragraph-rsid="00099c71"/>
    </style:style>
    <style:style style:name="P64" style:family="paragraph" style:parent-style-name="Standard">
      <style:paragraph-properties fo:margin-left="0cm" fo:margin-right="-0.203cm" fo:margin-top="0cm" fo:margin-bottom="0cm" loext:contextual-spacing="true" fo:line-height="150%" fo:text-indent="0cm" style:auto-text-indent="false"/>
      <style:text-properties officeooo:paragraph-rsid="00099c71"/>
    </style:style>
    <style:style style:name="P65" style:family="paragraph" style:parent-style-name="Standard" style:list-style-name="WWNum4">
      <style:paragraph-properties fo:margin-top="0cm" fo:margin-bottom="0.353cm" loext:contextual-spacing="true" fo:line-height="150%"/>
      <style:text-properties officeooo:paragraph-rsid="00099c71"/>
    </style:style>
    <style:style style:name="P66" style:family="paragraph" style:parent-style-name="Standard" style:list-style-name="WWNum6">
      <style:paragraph-properties fo:margin-top="0cm" fo:margin-bottom="0.353cm" loext:contextual-spacing="true" fo:line-height="150%"/>
      <style:text-properties officeooo:paragraph-rsid="00099c71"/>
    </style:style>
    <style:style style:name="P67" style:family="paragraph" style:parent-style-name="Standard">
      <style:paragraph-properties fo:margin-top="0cm" fo:margin-bottom="0.353cm" loext:contextual-spacing="true" fo:line-height="150%"/>
      <style:text-properties officeooo:paragraph-rsid="00099c71"/>
    </style:style>
    <style:style style:name="P68" style:family="paragraph" style:parent-style-name="Standard">
      <style:paragraph-properties fo:margin-top="0cm" fo:margin-bottom="0.353cm" loext:contextual-spacing="true" fo:line-height="150%" fo:text-align="center" style:justify-single-word="false"/>
      <style:text-properties fo:color="#000000" style:font-name="Arial Narrow" fo:font-weight="bold" officeooo:paragraph-rsid="00099c71" style:font-weight-asian="bold"/>
    </style:style>
    <style:style style:name="P69" style:family="paragraph" style:parent-style-name="Standard">
      <style:paragraph-properties fo:margin-top="0cm" fo:margin-bottom="0.353cm" loext:contextual-spacing="true" fo:line-height="150%"/>
      <style:text-properties fo:color="#000000" style:font-name="Arial Narrow" fo:font-size="11.5pt" officeooo:paragraph-rsid="00099c71" style:font-size-asian="11.5pt"/>
    </style:style>
    <style:style style:name="P70" style:family="paragraph" style:parent-style-name="Standard">
      <style:paragraph-properties fo:margin-top="0cm" fo:margin-bottom="0.353cm" loext:contextual-spacing="true" fo:line-height="150%"/>
      <style:text-properties fo:color="#000000" style:font-name="Arial Narrow" officeooo:paragraph-rsid="00099c71"/>
    </style:style>
    <style:style style:name="P71" style:family="paragraph" style:parent-style-name="Standard">
      <style:paragraph-properties fo:margin-top="0cm" fo:margin-bottom="0.353cm" loext:contextual-spacing="true" fo:line-height="150%"/>
      <style:text-properties style:font-name="Arial Narrow" fo:font-size="11.5pt" officeooo:paragraph-rsid="00099c71" style:font-size-asian="11.5pt" style:font-size-complex="11.5pt"/>
    </style:style>
    <style:style style:name="P72" style:family="paragraph" style:parent-style-name="Standard">
      <style:paragraph-properties fo:break-before="page"/>
      <style:text-properties officeooo:paragraph-rsid="00099c71"/>
    </style:style>
    <style:style style:name="P73" style:family="paragraph" style:parent-style-name="Standard" style:master-page-name="Standard">
      <style:paragraph-properties style:page-number="auto"/>
      <style:text-properties officeooo:paragraph-rsid="00099c71"/>
    </style:style>
    <style:style style:name="P74" style:family="paragraph" style:parent-style-name="Standard">
      <style:paragraph-properties fo:margin-left="0cm" fo:margin-right="0cm" fo:text-indent="1.27cm" style:auto-text-indent="false"/>
      <style:text-properties fo:font-weight="bold" officeooo:paragraph-rsid="00099c71" style:font-weight-asian="bold" style:font-name-complex="Arial1" style:font-weight-complex="bold"/>
    </style:style>
    <style:style style:name="P75" style:family="paragraph" style:parent-style-name="Standard" style:list-style-name="WWNum3">
      <style:paragraph-properties fo:margin-left="0.635cm" fo:margin-right="0cm" fo:margin-top="0cm" fo:margin-bottom="0cm" loext:contextual-spacing="false" fo:line-height="100%" fo:text-indent="-0.635cm" style:auto-text-indent="false"/>
      <style:text-properties officeooo:paragraph-rsid="00099c71"/>
    </style:style>
    <style:style style:name="P76" style:family="paragraph" style:parent-style-name="Standard">
      <style:paragraph-properties fo:margin-left="0.635cm" fo:margin-right="0cm" fo:text-indent="0cm" style:auto-text-indent="false"/>
      <style:text-properties fo:color="#000000" officeooo:paragraph-rsid="00099c71" style:font-name-complex="Arial1"/>
    </style:style>
    <style:style style:name="P77" style:family="paragraph" style:parent-style-name="Standard">
      <style:paragraph-properties fo:padding-left="0cm" fo:padding-right="0cm" fo:padding-top="0cm" fo:padding-bottom="0.035cm" fo:border-left="none" fo:border-right="none" fo:border-top="none" fo:border-bottom="1.5pt solid #00000a"/>
      <style:text-properties officeooo:paragraph-rsid="00099c71" style:font-name-complex="Arial1"/>
    </style:style>
    <style:style style:name="P78" style:family="paragraph" style:parent-style-name="Standard">
      <style:paragraph-properties fo:padding-left="0cm" fo:padding-right="0cm" fo:padding-top="0cm" fo:padding-bottom="0.035cm" fo:border-left="none" fo:border-right="none" fo:border-top="none" fo:border-bottom="1.5pt solid #00000a"/>
      <style:text-properties officeooo:paragraph-rsid="00099c71"/>
    </style:style>
    <style:style style:name="P79" style:family="paragraph" style:parent-style-name="Standard">
      <style:paragraph-properties fo:margin-left="1.27cm" fo:margin-right="0cm" fo:margin-top="0cm" fo:margin-bottom="0.353cm" loext:contextual-spacing="true" fo:line-height="150%" fo:text-indent="0cm" style:auto-text-indent="false"/>
      <style:text-properties style:font-name="Arial Narrow" fo:font-size="11.5pt" fo:language="en" fo:country="GB" officeooo:paragraph-rsid="00099c71" style:font-size-asian="11.5pt" style:font-size-complex="11.5pt"/>
    </style:style>
    <style:style style:name="P80" style:family="paragraph" style:parent-style-name="Standard" style:master-page-name="Standard">
      <style:paragraph-properties style:page-number="auto"/>
      <style:text-properties officeooo:paragraph-rsid="00099c71"/>
    </style:style>
    <style:style style:name="P81" style:family="paragraph" style:parent-style-name="Standard" style:master-page-name="Standard">
      <style:paragraph-properties style:page-number="auto"/>
      <style:text-properties officeooo:paragraph-rsid="00099c71"/>
    </style:style>
    <style:style style:name="P82" style:family="paragraph" style:parent-style-name="Standard" style:master-page-name="Standard">
      <style:paragraph-properties style:page-number="auto"/>
      <style:text-properties officeooo:paragraph-rsid="00099c71"/>
    </style:style>
    <style:style style:name="P83" style:family="paragraph" style:parent-style-name="Standard" style:master-page-name="Standard">
      <style:paragraph-properties style:page-number="auto"/>
      <style:text-properties officeooo:paragraph-rsid="00099c71"/>
    </style:style>
    <style:style style:name="P84" style:family="paragraph" style:parent-style-name="List_20_Paragraph" style:list-style-name="WWNum1">
      <style:paragraph-properties fo:line-height="150%"/>
      <style:text-properties officeooo:paragraph-rsid="00099c71"/>
    </style:style>
    <style:style style:name="P85" style:family="paragraph" style:parent-style-name="List_20_Paragraph" style:list-style-name="WWNum3">
      <style:paragraph-properties fo:line-height="150%"/>
      <style:text-properties officeooo:paragraph-rsid="00099c71"/>
    </style:style>
    <style:style style:name="P86" style:family="paragraph" style:parent-style-name="List_20_Paragraph" style:list-style-name="WWNum2">
      <style:text-properties officeooo:paragraph-rsid="00099c71"/>
    </style:style>
    <style:style style:name="P87" style:family="paragraph" style:parent-style-name="List_20_Paragraph" style:list-style-name="WWNum1">
      <style:paragraph-properties fo:margin-top="0cm" fo:margin-bottom="0cm" loext:contextual-spacing="true" fo:line-height="150%"/>
      <style:text-properties officeooo:paragraph-rsid="00099c71"/>
    </style:style>
    <style:style style:name="P88" style:family="paragraph" style:parent-style-name="List_20_Paragraph" style:list-style-name="WWNum3">
      <style:paragraph-properties fo:margin-top="0cm" fo:margin-bottom="0cm" loext:contextual-spacing="false" fo:line-height="150%"/>
      <style:text-properties officeooo:paragraph-rsid="00099c71"/>
    </style:style>
    <style:style style:name="P89" style:family="paragraph" style:parent-style-name="List_20_Paragraph" style:list-style-name="WWNum4">
      <style:paragraph-properties fo:margin-top="0cm" fo:margin-bottom="0cm" loext:contextual-spacing="false" fo:line-height="150%"/>
      <style:text-properties officeooo:paragraph-rsid="00099c71"/>
    </style:style>
    <style:style style:name="P90" style:family="paragraph" style:parent-style-name="List_20_Paragraph">
      <style:paragraph-properties fo:margin-top="0cm" fo:margin-bottom="0cm" loext:contextual-spacing="false" fo:line-height="150%"/>
      <style:text-properties style:font-name="Arial Narrow" fo:font-size="11.5pt" officeooo:paragraph-rsid="00099c71" style:font-size-asian="11.5pt" style:font-size-complex="11.5pt"/>
    </style:style>
    <style:style style:name="P91" style:family="paragraph" style:parent-style-name="List_20_Paragraph" style:list-style-name="WWNum2">
      <style:paragraph-properties fo:margin-top="0cm" fo:margin-bottom="0.212cm" loext:contextual-spacing="false" fo:line-height="150%"/>
      <style:text-properties officeooo:paragraph-rsid="00099c71"/>
    </style:style>
    <style:style style:name="P92" style:family="paragraph" style:parent-style-name="List_20_Paragraph" style:list-style-name="WWNum4">
      <style:paragraph-properties fo:margin-left="0.635cm" fo:margin-right="0cm" fo:text-indent="-0.635cm" style:auto-text-indent="false"/>
      <style:text-properties officeooo:paragraph-rsid="00099c71"/>
    </style:style>
    <style:style style:name="P93" style:family="paragraph" style:parent-style-name="List_20_Paragraph" style:list-style-name="WWNum5">
      <style:paragraph-properties fo:margin-left="0.635cm" fo:margin-right="0cm" fo:text-indent="-0.635cm" style:auto-text-indent="false"/>
      <style:text-properties officeooo:paragraph-rsid="00099c71"/>
    </style:style>
    <style:style style:name="P94" style:family="paragraph" style:parent-style-name="Footer">
      <style:paragraph-properties fo:margin-top="0cm" fo:margin-bottom="0.353cm" loext:contextual-spacing="false" fo:line-height="150%"/>
      <style:text-properties style:font-name="Arial Narrow" officeooo:paragraph-rsid="00099c71" fo:background-color="#ffff00"/>
    </style:style>
    <style:style style:name="P95" style:family="paragraph" style:parent-style-name="Footer">
      <style:paragraph-properties fo:margin-top="0cm" fo:margin-bottom="0.353cm" loext:contextual-spacing="false" fo:line-height="150%"/>
      <style:text-properties officeooo:paragraph-rsid="00099c71"/>
    </style:style>
    <style:style style:name="T1" style:family="text">
      <style:text-properties style:font-name="Arial Narrow" fo:font-size="14pt" fo:language="xh" fo:country="ZA" fo:font-weight="bold" style:font-name-asian="Arial Narrow1" style:font-size-asian="14pt" style:font-weight-asian="bold" style:font-name-complex="Arial Narrow1" style:font-size-complex="14pt" style:font-weight-complex="bold"/>
    </style:style>
    <style:style style:name="T2" style:family="text">
      <style:text-properties style:font-name="Arial Narrow" fo:language="xh" fo:country="ZA" fo:font-style="italic" fo:font-weight="bold" style:font-name-asian="Arial Narrow1" style:font-style-asian="italic" style:font-weight-asian="bold" style:font-name-complex="Arial Narrow1" style:font-style-complex="italic" style:font-weight-complex="bold"/>
    </style:style>
    <style:style style:name="T3" style:family="text">
      <style:text-properties style:font-name="Arial Narrow" fo:language="xh" fo:country="ZA" style:font-name-asian="Arial Narrow1" style:font-name-complex="Arial Narrow1"/>
    </style:style>
    <style:style style:name="T4" style:family="text">
      <style:text-properties style:font-name="Arial Narrow" fo:language="xh" fo:country="ZA" style:font-name-asian="Arial Narrow1" style:font-name-complex="Arial Narrow1" loext:padding="0cm" loext:border="none"/>
    </style:style>
    <style:style style:name="T5" style:family="text">
      <style:text-properties style:font-name="Arial Narrow" fo:language="xh" fo:country="ZA" style:font-name-asian="Arial Narrow1" style:font-name-complex="Arial Narrow1" loext:padding="0cm" loext:border="none" fo:background-color="#ffff00"/>
    </style:style>
    <style:style style:name="T6" style:family="text">
      <style:text-properties style:font-name="Arial Narrow" fo:language="xh" fo:country="ZA" style:font-name-asian="Arial Narrow1" style:font-name-complex="Arial Narrow1" text:display="none" loext:padding="0cm" loext:border="none" fo:background-color="#ffff00"/>
    </style:style>
    <style:style style:name="T7" style:family="text">
      <style:text-properties style:font-name="Arial Narrow" fo:language="xh" fo:country="ZA" fo:font-weight="bold" style:font-name-asian="Arial Narrow1" style:font-weight-asian="bold" style:font-name-complex="Arial Narrow1" style:font-weight-complex="bold" loext:padding="0cm" loext:border="none"/>
    </style:style>
    <style:style style:name="T8" style:family="text">
      <style:text-properties style:font-name="Arial Narrow" fo:font-size="11.5pt" fo:language="xh" fo:country="ZA" style:font-name-asian="Arial Narrow1" style:font-size-asian="11.5pt" style:font-name-complex="Arial Narrow1" style:font-size-complex="11.5pt"/>
    </style:style>
    <style:style style:name="T9" style:family="text">
      <style:text-properties style:font-name="Arial Narrow" fo:font-size="11.5pt" fo:language="xh" fo:country="ZA" style:font-name-asian="Arial Narrow1" style:font-size-asian="11.5pt" style:font-name-complex="Arial Narrow1" style:font-size-complex="11.5pt" style:font-weight-complex="bold" loext:padding="0cm" loext:border="none"/>
    </style:style>
    <style:style style:name="T10" style:family="text">
      <style:text-properties style:font-name="Arial Narrow" fo:font-size="11.5pt" fo:language="xh" fo:country="ZA" style:font-name-asian="Arial Narrow1" style:font-size-asian="11.5pt" style:font-name-complex="Arial Narrow1" style:font-size-complex="11.5pt" loext:padding="0cm" loext:border="none"/>
    </style:style>
    <style:style style:name="T11" style:family="text">
      <style:text-properties style:font-name="Arial Narrow" fo:font-size="11.5pt" fo:language="xh" fo:country="ZA" style:font-name-asian="Arial Narrow1" style:font-size-asian="11.5pt" style:font-name-complex="Arial Narrow1" style:font-size-complex="11.5pt" text:display="none" loext:padding="0cm" loext:border="none"/>
    </style:style>
    <style:style style:name="T12" style:family="text">
      <style:text-properties style:font-name="Arial Narrow" fo:font-size="11.5pt" fo:language="xh" fo:country="ZA" style:font-name-asian="Arial Narrow1" style:font-size-asian="11.5pt" style:font-name-complex="Arial Narrow1" style:font-size-complex="11.5pt" text:display="none" loext:padding="0cm" loext:border="none" fo:background-color="#ffff00"/>
    </style:style>
    <style:style style:name="T13" style:family="text">
      <style:text-properties style:font-name="Arial Narrow" fo:font-size="11.5pt" fo:language="xh" fo:country="ZA" style:font-name-asian="Arial Narrow1" style:font-size-asian="11.5pt" style:language-asian="en" style:country-asian="GB" style:font-name-complex="Arial Narrow1" style:font-size-complex="11.5pt"/>
    </style:style>
    <style:style style:name="T14" style:family="text">
      <style:text-properties style:font-name="Arial Narrow" fo:font-size="11.5pt" fo:language="xh" fo:country="ZA" fo:font-weight="bold" style:font-name-asian="Arial Narrow1" style:font-size-asian="11.5pt" style:font-weight-asian="bold" style:font-name-complex="Arial Narrow1" style:font-size-complex="11.5pt" style:font-weight-complex="bold"/>
    </style:style>
    <style:style style:name="T15" style:family="text">
      <style:text-properties style:font-name="Arial Narrow" fo:font-size="11.5pt" fo:language="xh" fo:country="ZA" fo:font-weight="bold" style:font-name-asian="Arial Narrow1" style:font-size-asian="11.5pt" style:font-weight-asian="bold" style:font-name-complex="Arial Narrow1" style:font-size-complex="11.5pt" style:font-weight-complex="bold" loext:padding="0cm" loext:border="none"/>
    </style:style>
    <style:style style:name="T16" style:family="text">
      <style:text-properties style:font-name="Arial Narrow" fo:font-size="11.5pt" fo:language="xh" fo:country="ZA" fo:font-weight="bold" style:font-name-asian="Arial Narrow1" style:font-size-asian="11.5pt" style:font-weight-asian="bold" style:font-name-complex="Arial Narrow1" style:font-size-complex="11.5pt" loext:padding="0cm" loext:border="none"/>
    </style:style>
    <style:style style:name="T17" style:family="text">
      <style:text-properties style:font-name="Arial Narrow" fo:font-size="11.5pt" fo:language="xh" fo:country="ZA" style:font-size-asian="11.5pt" style:font-size-complex="11.5pt"/>
    </style:style>
    <style:style style:name="T18" style:family="text">
      <style:text-properties style:font-name="Arial Narrow" fo:font-size="11.5pt" style:font-size-asian="11.5pt" style:font-size-complex="11.5pt"/>
    </style:style>
    <style:style style:name="T19" style:family="text">
      <style:text-properties style:font-name="Arial Narrow" fo:font-size="11.5pt" style:font-size-asian="11.5pt" style:font-size-complex="11.5pt" fo:background-color="#ffff00"/>
    </style:style>
    <style:style style:name="T20" style:family="text">
      <style:text-properties style:font-name="Arial Narrow" fo:font-size="11.5pt" style:font-size-asian="11.5pt" style:font-size-complex="11.5pt" text:display="none"/>
    </style:style>
    <style:style style:name="T21" style:family="text">
      <style:text-properties style:font-name="Arial Narrow" fo:font-size="11.5pt" style:font-size-asian="11.5pt" style:font-size-complex="11.5pt" text:display="none" fo:background-color="#ffff00"/>
    </style:style>
    <style:style style:name="T22" style:family="text">
      <style:text-properties style:font-name="Arial Narrow" fo:font-size="11.5pt" style:font-size-asian="11.5pt" style:font-name-complex="Arial1" style:font-size-complex="11.5pt" text:display="none" fo:background-color="#ffff00"/>
    </style:style>
    <style:style style:name="T23" style:family="text">
      <style:text-properties style:font-name="Arial Narrow" fo:font-size="12pt" fo:language="xh" fo:country="ZA" style:font-name-asian="Arial Narrow1" style:font-size-asian="12pt" style:font-name-complex="Arial Narrow1" style:font-size-complex="12pt" style:font-weight-complex="bold" loext:padding="0cm" loext:border="none"/>
    </style:style>
    <style:style style:name="T24" style:family="text">
      <style:text-properties style:font-name="Arial Narrow" fo:background-color="#ffff00"/>
    </style:style>
    <style:style style:name="T25" style:family="text">
      <style:text-properties style:font-name="Arial Narrow" text:display="none" fo:background-color="#ffff00"/>
    </style:style>
    <style:style style:name="T26" style:family="text">
      <style:text-properties style:font-name="Arial" fo:font-size="11.5pt" fo:language="xh" fo:country="ZA" style:font-name-asian="Arial1" style:font-size-asian="11.5pt" style:font-name-complex="Arial1" style:font-size-complex="11.5pt"/>
    </style:style>
    <style:style style:name="T27" style:family="text">
      <style:text-properties style:font-name="Calibri" fo:language="xh" fo:country="ZA" fo:font-weight="bold" style:font-name-asian="Calibri1" style:font-weight-asian="bold" style:font-name-complex="Calibri1" style:font-weight-complex="bold" loext:padding="0cm" loext:border="none"/>
    </style:style>
    <style:style style:name="T28" style:family="text">
      <style:text-properties style:font-name="Calibri" fo:language="xh" fo:country="ZA" style:font-name-asian="Calibri1" style:font-name-complex="Calibri1" text:display="none" loext:padding="0cm" loext:border="none"/>
    </style:style>
    <style:style style:name="T29" style:family="text">
      <style:text-properties style:font-name="Calibri" fo:language="xh" fo:country="ZA" style:font-name-asian="Calibri1" style:font-name-complex="Calibri1" loext:padding="0cm" loext:border="none"/>
    </style:style>
    <style:style style:name="T30" style:family="text">
      <style:text-properties fo:language="xh" fo:country="ZA"/>
    </style:style>
    <style:style style:name="T31" style:family="text">
      <style:text-properties fo:language="xh" fo:country="ZA" fo:font-weight="bold" style:font-weight-asian="bold" style:font-weight-complex="bold"/>
    </style:style>
    <style:style style:name="T32" style:family="text">
      <style:text-properties fo:language="xh" fo:country="ZA" fo:font-weight="bold" style:font-weight-asian="bold" style:language-complex="xh" style:country-complex="ZA" style:font-weight-complex="bold"/>
    </style:style>
    <style:style style:name="T33" style:family="text">
      <style:text-properties fo:language="xh" fo:country="ZA" fo:font-weight="bold" style:font-name-asian="Arial1" style:font-weight-asian="bold" style:font-name-complex="Arial1" style:font-weight-complex="bold" loext:padding="0cm" loext:border="none"/>
    </style:style>
    <style:style style:name="T34" style:family="text">
      <style:text-properties fo:language="xh" fo:country="ZA" text:display="none"/>
    </style:style>
    <style:style style:name="T35" style:family="text">
      <style:text-properties fo:language="xh" fo:country="ZA" style:language-complex="xh" style:country-complex="ZA"/>
    </style:style>
    <style:style style:name="T36" style:family="text">
      <style:text-properties fo:language="xh" fo:country="ZA" style:font-name-asian="Arial1" style:font-name-complex="Arial1" loext:padding="0cm" loext:border="none"/>
    </style:style>
    <style:style style:name="T37" style:family="text">
      <style:text-properties fo:language="xh" fo:country="ZA" style:font-name-asian="Arial1" style:font-name-complex="Arial1" style:font-style-complex="italic" loext:padding="0cm" loext:border="none"/>
    </style:style>
    <style:style style:name="T38" style:family="text">
      <style:text-properties fo:language="xh" fo:country="ZA" fo:font-style="italic" style:font-name-asian="Arial1" style:font-style-asian="italic" style:font-name-complex="Arial1" style:font-style-complex="italic" loext:padding="0cm" loext:border="none"/>
    </style:style>
    <style:style style:name="T39" style:family="text">
      <style:text-properties fo:language="en" fo:country="GB" text:display="none"/>
    </style:style>
    <style:style style:name="T40" style:family="text">
      <style:text-properties fo:language="nl" fo:country="BE" text:display="none"/>
    </style:style>
    <style:style style:name="T41" style:family="text">
      <style:text-properties style:language-complex="xh" style:country-complex="ZA"/>
    </style:style>
    <style:style style:name="T42" style:family="text">
      <style:text-properties fo:font-weight="bold" style:font-weight-asian="bold" style:language-complex="xh" style:country-complex="ZA" style:font-weight-complex="bold"/>
    </style:style>
    <style:style style:name="T43" style:family="text">
      <style:text-properties fo:text-transform="uppercase" fo:color="#000000" fo:language="xh" fo:country="ZA" fo:font-weight="bold" style:font-name-asian="Arial1" style:font-weight-asian="bold" style:font-name-complex="Arial1" style:font-weight-complex="bold" loext:padding="0cm" loext:border="none"/>
    </style:style>
    <style:style style:name="T44" style:family="text">
      <style:text-properties fo:color="#000000" fo:language="xh" fo:country="ZA" style:font-name-asian="Arial1" style:font-name-complex="Arial1" loext:padding="0cm" loext:border="none"/>
    </style:style>
    <style:style style:name="T45" style:family="text">
      <style:text-properties fo:color="#000000" fo:language="xh" fo:country="ZA" fo:font-weight="bold" style:font-name-asian="Arial1" style:font-weight-asian="bold" style:font-name-complex="Arial1" style:font-weight-complex="bold" loext:padding="0cm" loext:border="none"/>
    </style:style>
    <style:style style:name="T46" style:family="text">
      <style:text-properties fo:color="#000000" fo:language="xh" fo:country="ZA" fo:font-style="italic" style:font-name-asian="Arial1" style:font-style-asian="italic" style:font-name-complex="Arial1" style:font-style-complex="italic" loext:padding="0cm" loext:border="none"/>
    </style:style>
    <style:style style:name="T47" style:family="text">
      <style:text-properties fo:color="#000000" style:font-name="Arial Narrow" fo:font-size="11.5pt" fo:language="xh" fo:country="ZA" style:font-name-asian="Arial Narrow1" style:font-size-asian="11.5pt" style:font-name-complex="Arial Narrow1" style:font-size-complex="11.5pt" loext:padding="0cm" loext:border="none"/>
    </style:style>
    <style:style style:name="T48" style:family="text">
      <style:text-properties style:font-name-complex="Arial1"/>
    </style:style>
    <style:style style:name="T49" style:family="text">
      <style:text-properties style:text-position="super 58%" fo:language="xh" fo:country="ZA" style:font-name-asian="Arial1" style:font-name-complex="Arial1" loext:padding="0cm" loext:border="none"/>
    </style:style>
    <style:style style:name="T50" style:family="text">
      <style:text-properties style:text-position="super 58%" fo:language="xh" fo:country="ZA" fo:font-style="italic" style:font-name-asian="Arial1" style:font-style-asian="italic" style:font-name-complex="Arial1" style:font-style-complex="italic"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Uvavanyo oluKhawulezayo loKuqonda iSifo kunye noLinganiselo loBalo lweCD4</text:p>
      <text:p text:style-name="P13">Iphepha leeNkcukacha loMthathi-nxaxheba</text:p>
      <text:p text:style-name="P13">Isihloko soPhononongo: Uvavanyo lonyango lwamayeza afihlelwe onke amaqela kulingo lovavanyo olwenziwa kumaziko amaninzi noluhlelwe ngokwemigangatho nangokungakhethiyo ukuvavanya ithamo leyeza le-oseltamavir eliphindwe kabini neliqhelekileyo ekunyangeni umkhuhlane kubathathi-nxaxheba abanamajoni omzimba abuthathaka</text:p>
      <text:p text:style-name="P13">Inombolo yeMithetho yoKuziphatha </text:p>
      <text:p text:style-name="P13">Umxhasi:<text:tab/>F. Hoffmann-La Roche Inc.</text:p>
      <text:p text:style-name="P13">Umphandi omKhulu: Njing Stefan</text:p>
      <text:p text:style-name="P13"/>
      <text:p text:style-name="P13">Intshayelelo</text:p>
      <text:p text:style-name="P13">Ugqirha wakho ukholelwa kwelokuba unomkhuhlane (iflu). Uyacelwa ukuba uzikhethele ukwenza uvavanyo olukhawulezayo lokuqonda isifo somkhuhlane kunye/ okanye i-influenza PCR, kwaye ukuba uneHIV, unikezele ngesampuli encinci yegazi ukuba ngaba awunalo ubalo lwakamvanje/olungemanga ndawonye lwe-CD4 ukuze ukufanele ukuba kuphononongo lophando. Ukuba ufunyaniswa unomkhuhlane luvavanyo olukhawulezayo kunye/ okanye i-influenza PCR, ngoko siza kuxoxa ngenye ifomu yemvume kunye nezinye iinkqubo zophononongo. </text:p>
      <text:p text:style-name="P13">Ngokuvuma ukuthatha inxaxheba kolu vavanyo, awuzibopheleli kuphononongo lophando. </text:p>
      <text:p text:style-name="P13"/>
      <text:p text:style-name="P13">Nceda ufunde iinkcukacha ezilandelayo uze ubuze nayiphi na imibuzo onokuba nayo. Emva kokuba kuphendulwe imibuzo yakho ngendlela ekwanelisayo kwaye nawe uthatha isigqibo sokuthatha inxaxheba kolu phononongo, uya kucelwa ukuba utyikitye le fomu yemvume uze unikwe ikopi. </text:p>
      <text:p text:style-name="P13">Ukuba ungummeli ogunyazisiweyo ngokomthetho womntu ongakwaziyo ukunika imvume ngoku, olu xwebhu luya kukunika ulwazi oludingayo ukuze unike imvume endaweni yakhe.</text:p>
      <text:p text:style-name="P13"/>
      <text:p text:style-name="P13">Olu phononongo luhlolwe yiKomiti ye-Universityyase-Stellenbosch Health Research Ethics Committee <text:s/>neBhunga loLawulo lwaMayeza (Medicines Control Council)- emva kokucebisana neeKomiti zoKuziphatha (Ethics Committees) zenginqi kumaziko athatha inxaxheba. </text:p>
      <text:p text:style-name="P13"/>
      <text:p text:style-name="P13">Imvelaphi/Injongo</text:p>
      <text:p text:style-name="P13">Injongo yolu phononongo <text:bookmark-start text:name="__DdeLink__195_1734774082"/>kukusebenzisa<text:bookmark-end text:name="__DdeLink__195_1734774082"/> uvavanyo olukhawulezayo lokuqonda isifo ukujonga ukuba ingaba unomkhuhlane kusini na. Olu vavanyo luyafumaneka ngokwentengiso kwaye luvunywe liBhunga loLawulo lwaMayeza.</text:p>
      <text:p text:style-name="P13"/>
      <text:p text:style-name="P13">Olu vavanyo lukhawulezayo lokuqonda isifo luza kwenziwa ngabasebenzi bophononongo kwaye iziphumo kuza kwabelwana ngazo nogqirha wakho okunyangayo. Ukuba ufunyaniswa unomkhuhlane kwaye uyavuma ukuqhubeka nokuthatha inxaxheba kolu phononongo, uza kucelwa ukuba uhlole uze utyikitye ifomu yemvume yesibini.</text:p>
      <text:p text:style-name="P13">Kubantu abaphila neHIV kuphela: Ukuba ufunyaniswe unomkhuhlane emva kolu vavanyo lukhawulezileyo, singathanda ukuba senze nomlinganiselo wobalo lwe-CD4 yakho ukuba ngaba awunalo ubalo lwakamvanje (ngaphantsi kweenyanga ezi-6) okanye olungemanga ndawonye lwe-CD4. oku kwenzelwa ukuqinisekisa ukuba ukulungele kusini na ukuba kuphononongo.</text:p>
      <text:p text:style-name="P13"/>
      <text:p text:style-name="P13">Iinkqubo zoPhononongo</text:p>
      <text:p text:style-name="P13">Ukuba uyavuma ukuthatha inxaxheba kolu phononongo, uza kuba nesiqwengana selaphu okanye soboya sokucoca iimpumlo (isiqwengana selaphu okanye soboyana esifakwa empumlweni) ukuqokelelela kuvavanyo olukhawulezayo lokuqonda isifo. Oku kuza kuthatha malunga nemizuzu engama-15 ukuze lugqitywe olu vavanyo. Ngokuxhomekeke kwisigqibo somphandi usenokucelwa ukuba unikele isampulu encinane yegazi okanye isiqwengana selaphu sempumlo esongezelelekileyo sovavanyo lwe-PCR. Uza kwenziwa nohlolo lohluzo ukuqinisekisa ukuba ungayithatha inxaxheba kusini na kolu phononongo. Ukuba uvavanyo olukhawulezayo lokuqonda <text:soft-page-break/>isifo luthi awunawo umkhuhlane, abasebenzi bophononongo baza kukuxelela kwaye ugqirha uza kuthatha isigqibo sokuba akuthumele kolunye uvavanyo lokuqonda isifo somkhuhlane. </text:p>
      <text:p text:style-name="P13"/>
      <text:p text:style-name="P13">Kubantu abaphila neHIV kuphela: Ukuba uvavanyo lwakho olukhawulezileyo (kunye/okanye uvavanyo lwe-PCR) luthi unayo kwaye nawe uyavuma, isampulu encinci yegazi iza kuthathwa ukuze kulinganiswe ubalo lwe-CD4 yakho. Isiphumo soku siza kuthatha malunga neeyure ezingama-24. Ukuba uvavanyo olukhawulezileyo luthi awunawo umkhuhlane, umsebenzi wophando uza kukwazisa ukuze kuthathwe isigqibo ngungqirha malunga nokuba akugqithisele ukuba wenziwe olunye uxilongo lomkhuhlane kusini na.</text:p>
      <text:p text:style-name="P13"/>
      <text:p text:style-name="P13"/>
      <text:p text:style-name="P13">Imingcipheko neMiphumela esecaleni yoNyango: </text:p>
      <text:p text:style-name="P13">Njengalo naluphi na uphando, kukho imingcipheko enokubakho enokuquka: </text:p>
      <text:p text:style-name="P13">•<text:tab/> Iziphumo zovavanyo olukhawulezayo zokuqonda isifo azichanekanga ngokwe-100% ngexesha, kodwa ukusebenza kovavanyo olukhawulezayo lokuqonda isifo kuyafana novavanyo lwaselebhu yasesibhedlele. Ukuba uvavanyo olukhawulezayo lokuqonda isifo novavanyo lwaselebhu yasesibhedlele lunika iziphumo ezingafaniyo, oku kungabangela ukuba uzive ubhidekile. Kusenokuba buhlungu kubekho nokugruzuka kule ndawo bekutsalwe kuyo igazi ukuba ubalo lwe-CD4 belwenziwe.</text:p>
      <text:p text:style-name="P13"/>
      <text:p text:style-name="P13"/>
      <text:p text:style-name="P13">Iinzuzo ezinokubakho: </text:p>
      <text:p text:style-name="P13">Wena nogqirha wakho ningafumanisa ukuba unomkhuhlane ngokukhawuleza, kwaye unganyangelwa usuleleko kwakamsinya. Nangona kunjalo, kungenzeka ukuba ungazifumani iinzuzo zamayeza ngokuthe ngqo. </text:p>
      <text:p text:style-name="P13"/>
      <text:p text:style-name="P13">Ezinye iindlela: </text:p>
      <text:p text:style-name="P13">Usengakhetha ukungathathi nxaxheba kolu phononongo kwaye ufumane uvavanyo lomkhuhlane lwaselebhu yasesibhedlele, olunokuthatha iiyure ezithile okanye usuku ngaphambi kokuba ufumane iziphumo. </text:p>
      <text:p text:style-name="P13"/>
      <text:p text:style-name="P13">Ukuthatha iNxaxheba ngoKuzithandela: </text:p>
      <text:p text:style-name="P13">Ukuthatha inxaxheba kolu phononongo kokokuzithandela ngokupheleleyo. </text:p>
      <text:p text:style-name="P13"/>
      <text:p text:style-name="P13">Iindleko/Intlawulo: </text:p>
      <text:p text:style-name="P13">Akukho ndleko ngakuwe ngenxa yokuthatha kwakho inxaxheba kolu phononongo. </text:p>
      <text:p text:style-name="P13"/>
      <text:p text:style-name="P13">Ukuba semfihlakalweni: </text:p>
      <text:p text:style-name="P13">Ukuba uyavuma ngokuzithandela ukuthatha uvavanyo olukhawulezayo lokuqonda isifo, i-PCR kunye nobalo lwe-CD4 (ukuba une-HIV), lonke ulwazi oluqokelelwe kwimida yophononongo luya kuba semfihlakalweni ngokungqinelana nomthetho omalunga nokhuseleko lwempilo yabucala nomthetho omalunga namalungelo omthathi- nxaxheba. Iinkcukacha zakho zobuqu eziqokelelweyo ziya kunikwa inombolo yekhowudi ekhethekileyo kwaye aziyi kudityaniswa nemiba enokwenza kube lula ukukuchonga. </text:p>
      <text:p text:style-name="P13">Iziphumo zovavanyo kuza kwabelwanwa ngazo nogqirha wakho okunyangayo okanye abanye abanakekeli bempilo njengokuba kuyimfuneko malunga nokhuseleko lwakho. </text:p>
      <text:p text:style-name="P13"/>
      <text:p text:style-name="P13"><text:s/>Unelungelo lokubuza ugqirha wophononongo ukuba zeziphi iinkcukacha zakho eziqokelelweyo kwakunye nokusetyenziswa kwazo kwimida yophononongo. Unelungelo lokufikelela nokulungisa iinkcukacha zakho zobuqu zolwazi oluqokelelweyo (amanani okubalwa kwabantu abazelweyo, ababhubhileyo nabagulayo) ukuba kuthe kwenzeka ukuba kuthi kanti azichanekanga ncam. Iingxelo zakho zonyango aziyi kuchazwa nakanjani na ngokokuzithandela koMxhasi. Ngoko ke, nanini na <text:soft-page-break/>ebudeni okanye emva kophononongo, iRoche okanye ummeli ogunyazisiweyo weRoche njengoMbutho woPhando ngokweSivumelwano osebenza egameni leRoche, okanye abammeli abasemagunyeni bempilo, abanjenge-FDA okanye iBhunga loLawulo lwaMayeza Nokuziphatha, ngamanye amaxesha bayakuthi bakunike ithuba lokufikeleleka ngqo kwiingxelo zakho zonyango njengoko zinxulumene nolu phononongo, ukuze baqinisekise ukuba ulwazi oluqokelelweyo ebudeni bophononongo luchanekile. Kwezi meko iinkcukacha zokuba ungubani zinokuchazwa kodwa ziya kuhlala ziyimfihlelo. Abameli bekomiti yakho yokuziphatha neyasekuhlaleni/yelizwe nabo basenokunikwa ufikeleleko olufanayo.</text:p>
      <text:p text:style-name="P13">Abantu abanokufikeleleka kwiingxelo babotshelelwe ngumthetho wemfihlelo yomsebenzi. Iikhompyutha ezineefayile zolwazi oluqokelelweyo ziza kugcinwa zikhuselekile ukuthintela ukusetyenziswa kwazo ngendlela engafanelekanga. </text:p>
      <text:p text:style-name="P13">Ukuvuma nokuba olu lwazi lungadluliselwa kwamanye amazwe, ngendlela yekhowudi, kungaqukwa namanye amazwe angegawo amalungu oManyano lwaseYurophu (European Union) kwaye oku, kulungiselelwe ezi njongo zichazwe ngasentla</text:p>
      <text:p text:style-name="P13">Ngaphezu koko, akunakungacingwa ukuba umxhasi angakhupha olunye ulwazi olongezelelweyo kwiingxelo zakho zonyango/ulwazi oluqokelelweyo ukufaka ulwazi olusele luqokelelwe ngendlela efanelekileyo yemeko yonyango .</text:p>
      <text:p text:style-name="P13">Inkcukacha zakho zempilo nezinxulumene nempilo yakho zilungiselelwe ngokulandela imvume yokwazisa ebhaliweyo elapha ngezantsi (Inqaku 7, § 2, (a), loMthetho woKhuseleko loLwazi oluQokelelweyo kaDisemba 8, 1992). Ungayirhoxisa imvume leyo nangaliphi na ixesha ngaphandle kokunika isizathu kwaye ukususela ngeli xesha ulwazi ngawe luza kuqokelelwa lufakelwe kuvimba wolwazi.</text:p>
      <text:p text:style-name="P13"/>
      <text:p text:style-name="P13">Ilungelo loKubuza iMibuzo: </text:p>
      <text:p text:style-name="P13"/>
      <text:p text:style-name="P13">Ukuba unayo nayiphi na imibuzo malunga nolu lingo lonyango, kufuneka okokuqala uyixoxe nogqirha wophononongo okanye neUniversity of Stellenbosch Health Research Ethics Committee ku 021 938 9156. ukuba abakuniki zimpendulo zikwanelisayo, usenokuqhagamshelana neBhunga loLawulo lwaMayeza laseMzantsi Afrika, (MCC) kule dilesi : </text:p>
      <text:p text:style-name="P13">Ifeksi: (012) 395 9201</text:p>
      <text:p text:style-name="P13"/>
      <text:p text:style-name="P13">I-imeyile: helam@health.gov.za nethi mogobm@health.gov.za</text:p>
      <text:p text:style-name="P13"/>
      <text:p text:style-name="P13"/>
      <text:p text:style-name="P13">Olu phononongo lophando luxhaswa ngu-F. Hoffmann La-Roche Ltd (ephinda yaziwe ngokuba yi-Roche) yaye iphantsi kolawulo lukaNjing Stefan nabasebenzi bophando. Uphononongo lophando luye lwavunywa liBhunga loLawulo lwaMayeza (MCC) neKomiti yoKuziphatha yaMayeza. Uphononngo lophando luza kuqhutywa ngokuvumelana nesiBhengezo sase-Helsinki (ushicilelo lomhla kaOktobha wama-2008), iSouth Africa Good Clinical Practice (SA GCP) (ushicilelo lwesibini lomhla ka-Oktobha wama-2006), i-ICH GCP neziKhokelo zeBhunga loLawulo lwaMayeza</text:p>
      <text:p text:style-name="P13"><text:s/>Ngoko uyacelwa ukuba wazise ugqirha wophononongo ukuba kubakho ezinye iingxaki zempilo ezithi zivele. Yena uza kukwazi ukukunika ulwazi olungaphezulu malunga nonyango olunokubakho. Ukuba ucinga ukuba kusenokubakho unxulumano nophononongo (ipolisi ye-inshorensi ayikuhlawuleli ukugula kwakho okwenzeke ngokwendalo okanye imiphumela esecaleni yonyango lwakho engaziwayo) uza kuthatha uxanduva lokuqalisa inkqubo yesibhengezo kwinkampani ye-inshorensi, kwaye ukuba yona ibona kufanelekile, iza konyula ingcali eza kuthatha isigqibo sokuba ingaba kukho unxulumano kusini na phakathi kweengxaki zakho zempilo ezintsha kunye nophononongo. </text:p>
      <text:p text:style-name="P13"/>
      <text:p text:style-name="P13">Ukuba uthe waba nengxaki efuna uncedo lonyango, uya kuhlolwa ngugqirha wakho yaye unakekelo lonyango uyakuthi ulufumane. Umxhasi uye wathatha i-inshorensi kwiZurich (inombolo yepolisi <text:soft-page-break/>LA88818A) kwimeko yokwenzakala okunxulumene nolingo lonyango yaye uyavuma ukukubuyekeza ngokohlobo lokwenzakala kwakho, ngokobukhulu nokuzingisa kokwenzakala ngokuhambelana neZikhokelo zoMbutho woRhwebo lwaMayeza waseBrithani (ABPI) kwimeko yokwenzakala okanye imiphumela yonyango ebangelwa ngqo kukuthatha kwakho inxaxheba kuvavanyo. </text:p>
      <text:p text:style-name="P13"/>
      <text:p text:style-name="P13">Izikhokelo ze-ABPI zicebisa okokuba umxhasi wophononongo kufuneka akubuyekeze, ngaphandle kokuba wena uqinisekise okokuba ikwimpazamo, nangawuphi na umonzakalo owenziwe liyeza lophononongo okanye zezinye iinkqubo ezenziweyo ngokumayelana nendlela yokuziphatha kolu phononongo.</text:p>
      <text:p text:style-name="P13"/>
      <text:p text:style-name="P13">Umxhasi akayi kuba nembopheleleko ngayo nayiphi na ilahleko, ukwenzakala kunye/okanye umonakalo onokuwufumana ukuba loo lahleko ibangelwe:</text:p>
      <text:p text:style-name="P13">-<text:tab/>Kukusebenzisa naliphi na elinye iyeza ebudeni bophononongo</text:p>
      <text:p text:style-name="P13">-<text:tab/>Kuko nakuphi na ukwenzakala ngenxa yokuba wena ungazilandelanga iinkqubo okanye nayiphi na imiyalelo okanye iimpawu ozinikwa ngugqirha wophononongo</text:p>
      <text:p text:style-name="P13">-<text:tab/>Kuko nakuphina ukwenzakala okubangelwa nasesiphina isenzo okanye ukusilela ekuthatheni inyathelo elifanelekileyo malunga nomphumela osecaleni wonyango okanye indlela asebenza ngayo kuwe amayeza ophononongo</text:p>
      <text:p text:style-name="P13">-<text:tab/>Ukwenzakala okwenzeke ngenxa yokungakhathali kwicala lakho</text:p>
      <text:p text:style-name="P13"/>
      <text:p text:style-name="P13">Ngokutyikitya olu Xwebhu lweMvume, awunikezeli nangawo nawaphi na amalungelo akho asemthethweni. Ngokukodwa, ilungelo lakho ngokusemthethweni lokufaka ibango lembuyekezo yokwenzakala apho uthi ube nesiqinisekiso sobungqina bokokuba khange kubekho sehlo sokungakhathali. </text:p>
      <text:p text:style-name="P13"/>
      <text:p text:style-name="P13"/>
      <text:p text:style-name="P13"/>
      <text:p text:style-name="P13"><text:s/></text:p>
      <text:p text:style-name="P13"/>
      <text:p text:style-name="P13"/>
      <text:p text:style-name="P13">IMVUME:</text:p>
      <text:p text:style-name="P13"/>
      <text:p text:style-name="P13">Isihloko soPhononongo: <text:tab/>Uvavanyo lonyango lwamayeza afihlelwe onke amaqela kulingo lovavanyo olwenziwa kumaziko amaninzi noluhlelwe ngokwemigangatho nangokungakhethiyo ukuvavanya ithamo leyeza le-oseltamavir eliphindwe kabini neliqhelekileyo ekunyangeni umkhuhlane kubathathi-nxaxheba abanamajoni omzimba abuthathaka</text:p>
      <text:p text:style-name="P13">Inombolo yeMithetho yoKuziphatha: NV20234D</text:p>
      <text:p text:style-name="P13"/>
      <text:p text:style-name="P13"><text:s/>Uyifundile kwaye uyaluqonda ulwazi olukhokelweyo kwaye imibuzo yakho iphendulwe ngendlela ekwanelisayo. Uvume ngokuzithandela ukuthatha uvavanyo olukhawulezayo lokuqonda isifo kunye nobalo lwe-CD4 (ukuba une-HIV) oluchazwe kule fomu yemvume nokukhutshwa kweengxelo zakho zonyango. Awuwarhoxisi nawaphi na amalungelo ngokusemthethweni ngokutyikitya le fomu yemvume. Uza kufumana ikopi etyikityiweyo yale fomu yemvume nebhalwe umhla.</text:p>
      <text:p text:style-name="P13"/>
      <text:p text:style-name="P13"><text:s/></text:p>
      <text:p text:style-name="P13"/>
      <text:p text:style-name="P13">Iphepha loTyikityo</text:p>
      <text:p text:style-name="P13"/>
      <text:p text:style-name="P13">Igama loMthathi-nxaxheba (ngoonobumba abakhulu )</text:p>
      <text:p text:style-name="P13"/>
      <text:p text:style-name="P13"/>
      <text:p text:style-name="P13"><text:soft-page-break/>Utyikityo loMthathi-nxaxheba<text:tab/>Umhla nexesha</text:p>
      <text:p text:style-name="P13"/>
      <text:p text:style-name="P13"/>
      <text:p text:style-name="P13">IGama elibhaliweyo ngoonobumba lomntu oQhuba ingxoxo yeMvume </text:p>
      <text:p text:style-name="P13">(Ukuba ayinguye umphandi)</text:p>
      <text:p text:style-name="P13"/>
      <text:p text:style-name="P13">Utyikityo loMntu oQhuba ingxoxo noMhla weMvume kunye nexesha</text:p>
      <text:p text:style-name="P13">(Ukuba ayinguye umphandi)</text:p>
      <text:p text:style-name="P13"/>
      <text:p text:style-name="P13"/>
      <text:p text:style-name="P13"/>
      <text:p text:style-name="P13"/>
      <text:p text:style-name="P13">Mna, mntu utyikitye apha ngezantsi, ndiye ndazichaza ngokupheleleyo inkcukacha ezifanelekileyo ezinxulumene nolu phononongo kumthathi-nxaxheba ochazwe apha ngasentla yaye ndiza kumnika ikopi yale fomu yemvume etyikityiweyo yaze yabhalwa umhla.</text:p>
      <text:p text:style-name="P13"/>
      <text:p text:style-name="P13">Igama loMphandi elibhaliwe ngoonobumba</text:p>
      <text:p text:style-name="P13"/>
      <text:p text:style-name="P13"/>
      <text:p text:style-name="P13">Utyikityo loMphandi<text:tab/>Umhla nexesha</text:p>
      <text:p text:style-name="P13"/>
      <text:p text:style-name="P13"><text:s/>Mna, ndiyaqinisekisa ke ngoko ukuba imvume yomlomo ifunyenwe kumthathi-nxaxheba ongasentla. Umthathi nxaxheba wazisiwe ngobungozi kwakunye neenzuzo zophando, uyabuqonda ubungozi obunjalo kwakunye neenzuzo kwaye uyayinika imvume yokuthatha inxaxheba , ngaphandle kokunyanzeliswa, kweempembelelo ezingafanelekanga okanye ukuthenjiswa ngamaqithi-qithi angafanelekanga.</text:p>
      <text:p text:style-name="P13">*Igama elibhalwe ngoonobumba leNgqina Elingathathi cala</text:p>
      <text:p text:style-name="P13"/>
      <text:p text:style-name="P13"/>
      <text:p text:style-name="P13"/>
      <text:p text:style-name="P13">*Utyikityo lweNgqina Elingathathi cala <text:s text:c="37"/>Umhla nexesha</text:p>
      <text:p text:style-name="P13"/>
      <text:p text:style-name="P1"><text:span text:style-name="T1">Iphepha eliNgaphandle leNkcazelo yeNkxaso yoPhononongo</text:span></text:p>
      <table:table table:name="Table1" table:style-name="Table1">
        <table:table-column table:style-name="Table1.A"/>
        <table:table-row table:style-name="Table1.1">
          <table:table-cell table:style-name="Table1.A1" office:value-type="string">
            <text:p text:style-name="P36"><text:span text:style-name="T2">Isihloko soXwebhu</text:span></text:p>
            <text:p text:style-name="P36"><text:span text:style-name="T3">Incwadana kaMongikazi waseSikolweni yoPhononongo lwe-Starz</text:span></text:p>
          </table:table-cell>
        </table:table-row>
      </table:table>
      <text:p text:style-name="P2"/>
      <table:table table:name="Table2" table:style-name="Table2">
        <table:table-column table:style-name="Table2.A"/>
        <table:table-row table:style-name="Table2.1">
          <table:table-cell table:style-name="Table2.A1" office:value-type="string">
            <text:p text:style-name="P36"><text:span text:style-name="T2">Abantu elungiselelwe bona</text:span></text:p>
            <text:p text:style-name="P36"><text:span text:style-name="T3">Ezi ncwadana zenzelwe ukuze zinikwe abongikazi basesikolweni okanye abalawuli bezempilo basesikolweni ukwenzela izigulana ezithabatha inxaxheba kuPhononongo lwe-Starz. Le ncwadana iza kunikezela ngeenkcukacha ezifanelekileyo malunga nophononongo kunye nolwazi olungokuthathwa kweyeza. </text:span></text:p>
          </table:table-cell>
        </table:table-row>
      </table:table>
      <text:p text:style-name="P3"/>
      <table:table table:name="Table3" table:style-name="Table3">
        <table:table-column table:style-name="Table3.A"/>
        <table:table-row table:style-name="Table3.1">
          <table:table-cell table:style-name="Table3.A1" office:value-type="string">
            <text:p text:style-name="P36"><text:span text:style-name="T2">Inqanaba lokusebenzisa (ukubhalisa/imvume/ukugcina)</text:span></text:p>
            <text:p text:style-name="P36"><text:span text:style-name="T3">Ukubhalisa kuphononongo </text:span></text:p>
          </table:table-cell>
        </table:table-row>
      </table:table>
      <text:p text:style-name="P2"/>
      <table:table table:name="Table4" table:style-name="Table4">
        <table:table-column table:style-name="Table4.A"/>
        <table:table-row table:style-name="Table4.1">
          <table:table-cell table:style-name="Table4.A1" office:value-type="string">
            <text:p text:style-name="P36"><text:span text:style-name="T2">Ifomethi yokuGqibela (ubukhulu bombhalo/iwebhu)</text:span></text:p>
            <text:p text:style-name="P39"><text:soft-page-break/><text:span text:style-name="T8">DL, 6pp, imibala emi-4 kumacala omabini kwi-300gsm yesilika. Songa, usike uze ugobe ngokurola.</text:span></text:p>
          </table:table-cell>
        </table:table-row>
      </table:table>
      <text:p text:style-name="P2"/>
      <table:table table:name="Table5" table:style-name="Table5">
        <table:table-column table:style-name="Table5.A"/>
        <table:table-row table:style-name="Table5.1">
          <table:table-cell table:style-name="Table5.A1" office:value-type="string">
            <text:p text:style-name="P36"><text:span text:style-name="T2">Inani lamagama ento </text:span></text:p>
            <text:p text:style-name="P36"><text:span text:style-name="T3">Elona nani liphezulu licetyiswayo lamagama: incwadana enamaphepha ama-6: amagama angama-520</text:span></text:p>
            <text:p text:style-name="P36"><text:span text:style-name="T3">Inani elililo lamagama: 549</text:span></text:p>
          </table:table-cell>
        </table:table-row>
      </table:table>
      <text:p text:style-name="P2"/>
      <table:table table:name="Table6" table:style-name="Table6">
        <table:table-column table:style-name="Table6.A"/>
        <table:table-row table:style-name="Table6.1">
          <table:table-cell table:style-name="Table6.A1" office:value-type="string">
            <text:p text:style-name="P36"><text:span text:style-name="T2">Iinjongo zombandela</text:span></text:p>
            <text:list xml:id="list2656389758879943840" text:style-name="WWNum1">
              <text:list-item>
                <text:p text:style-name="P87"><text:span text:style-name="T3">Ukuze kubalaseliwe injongo yophononongo ngokufutshane</text:span></text:p>
              </text:list-item>
              <text:list-item>
                <text:p text:style-name="P87"><text:span text:style-name="T3">Ngokufutshane kubalaseliswe ukuba ukuthatha inxaxheba kuphononongo kuza kuquka ntoni</text:span></text:p>
              </text:list-item>
              <text:list-item>
                <text:p text:style-name="P87"><text:span text:style-name="T3">Ukunikeza ngemiyalelo ecacileyo malunga nokuthathwa kweyeza lophononongo nokuba ngubani ofanele uqhagamshelane naye ukufumana ulwazi olungaphezulu</text:span></text:p>
              </text:list-item>
            </text:list>
          </table:table-cell>
        </table:table-row>
      </table:table>
      <text:p text:style-name="P13"/>
      <text:p text:style-name="P39"><text:span text:style-name="T18">Sincede sifumane olungolunye unyango lohlobo 2 lwesifo seswekile kwabaselula</text:span></text:p>
      <text:p text:style-name="P40"/>
      <text:p text:style-name="P38"><text:span text:style-name="T14">Uphononongo lwe-Starz </text:span></text:p>
      <text:p text:style-name="P38"><text:span text:style-name="T14">Senzele abantwana kwanabo bafikisayo abanohlobo lwesi-2 lesifo seswekile</text:span></text:p>
      <text:p text:style-name="P43"/>
      <text:p text:style-name="P43"/>
      <text:p text:style-name="P38"><text:span text:style-name="T8">Fumanisa ukuba ungamnceda njani na umntwana osesikolweni sakho othatha inxaxheba</text:span></text:p>
      <text:p text:style-name="P43"/>
      <text:p text:style-name="P39"><text:span text:style-name="T14">Yintoni uphononongo lophando lonyango?</text:span></text:p>
      <text:p text:style-name="P44"/>
      <text:list xml:id="list3481687963534164115" text:style-name="WWNum2">
        <text:list-item>
          <text:p text:style-name="P49"><text:span text:style-name="T8">Amaphononongo ophando ezonyango anceda oogqirha bafumanise ukuba ingaba amayeza amatsha (aphandwayo) angaveliswa akhuselekile na kwanokuba asebenza ngokukuko kangakanani na. </text:span></text:p>
        </text:list-item>
        <text:list-item>
          <text:p text:style-name="P49"><text:span text:style-name="T8">Kuphononongo lophando lonyango, iqela labantu liyavuma ukuthatha iyeza eliphandwayo ngelixa bejongwe ngoogqirha kunye nabongikazi bophononongo. </text:span></text:p>
        </text:list-item>
        <text:list-item>
          <text:p text:style-name="P49"><text:span text:style-name="T8">Ukuba ebengekho amaphononongo ophando onyango, besingeke sibe nawo amayeza amatsha.</text:span></text:p>
        </text:list-item>
      </text:list>
      <text:p text:style-name="P50"/>
      <text:p text:style-name="P2"><text:span text:style-name="T14">Kutheni amaphononongo ophando ebalulekile ebantwaneni kunye nakubantwana abafikisayo abanohlobo lwesi-2 lesifo seswekile?</text:span></text:p>
      <text:p text:style-name="P39"><text:span text:style-name="T8">Amayeza ngamanye amaxesha abachaphazela ngendlela eyahlukileyo abantwana kunye nabantwana abafikisayo kwindlela achaphazela ngayo abantu abadala. Nokuba ngaba iyeza liyasebena kwaye likhuselekile kubantu abadala, sidinga ukufumanisa ukuba liyasebenza na kwaye likhuselekile kubantu abasebancinci kananjalo.</text:span></text:p>
      <text:p text:style-name="P47"/>
      <text:p text:style-name="P13"><text:span text:style-name="T8">Amayeza esifo seswekile akhoyo kungoku nje awasebenzi kuye wonke umntwana kwakwabo bafikisayo. Sidinga ukufunda lukhulu malunga neendlela zokunceda abantu abasebencinci ukuba balawule ngokukhuselekileyo uhlobo lwesi-2 lwesifo sabo seswekile.</text:span></text:p>
      <text:p text:style-name="P7"/>
      <text:p text:style-name="P39"><text:span text:style-name="T14">Yintoni uPhononongo lwe-Starz?</text:span></text:p>
      <text:p text:style-name="P41"><text:soft-page-break/></text:p>
      <text:list xml:id="list2896721041784482425" text:style-name="WWNum3">
        <text:list-item>
          <text:p text:style-name="P88"><text:span text:style-name="T8">Uphononongo lwe-Starz luphononongo lophando lonyango oluza kubandakanya malunga nabantu abali-195, abaneminyaka yobudala eli-10</text:span><text:span text:style-name="T26">‒</text:span><text:span text:style-name="T8">17, abavela kwihlabathi jikelele.</text:span></text:p>
        </text:list-item>
        <text:list-item>
          <text:p text:style-name="P88"><text:span text:style-name="T8">Luza kujonga ukuba lisebenza ngokukuko kangakanani na kwaye likhuseleke kangakanani iyeza eliphandwayo elinokunceda ukulawula amaqondo eswekile esegazini kubantu abasebancinci abanohlobo lwesi-2 lwesifo seswekile xa lidityaniswe nokutya okuthile nokuzilolonga. </text:span></text:p>
        </text:list-item>
        <text:list-item>
          <text:p text:style-name="P88"><text:span text:style-name="T8">Iyeza eliphandwayo sele livunyiwe yi-Food and Drug Administration (FDA) yaseMelika ukuze lisetyenziswe ngabantu abadala abanohlobo lwesi-2 lesifo seswekile. </text:span></text:p>
        </text:list-item>
      </text:list>
      <text:p text:style-name="P45"/>
      <text:p text:style-name="P39"><text:span text:style-name="T14">Yintoni eza kwenzeka ngexesha loPhononongo lwe-Starz? </text:span></text:p>
      <text:p text:style-name="P41"/>
      <text:p text:style-name="P36"><text:span text:style-name="T8">Abathathi-nxaxheba kuPhononongo lwe-Starz baza kuthatha inxaxheba kumaxesha ohluzo nelonyango, naza kuqhuba malunga neenyanga ezisi-8 ngokupheleleyo. Kutyelelo ngalunye lakwiziko lophononongo, amanye amahlolo neemvavanyo (umzekelo, iimvavanyo zomchamo negazi) ziya kwenziwa ukujonga impilo yomntwana wakho. </text:span></text:p>
      <text:p text:style-name="P48"/>
      <text:p text:style-name="P36"><text:span text:style-name="T8">Abathathi-nxaxheba baza kufakwa ngendlela engahlelwanga (njengokuqengqa idayisi) kwiqela elinye lonyango kwamathathu. Kwiveki yokuqala, bonke abathathi nxaxheba bophononongo baza kufumana usingayeza (ifana nqwa nechiza lophando kodwa ayinazo izithako ezisebenzayokuyo). Emva koko, elinye iqela liza kuqhubeka lifumana usingayeza aze amabini amaqela afumane amachiza ophando (ngemilinganiselo eyahlukileyo). <text:s/>Abathathi-nxaxheba, abazali babo, kunye nogqirha wophononongo abasayi kwazi ukuba umntwana ngamnye wabelwe kweliphi na iqela, okanye nokuba ufumana iyeza eliphandwayo okanye usingayeza na. </text:span></text:p>
      <text:p text:style-name="P48"/>
      <text:p text:style-name="P36"><text:span text:style-name="T8">Abathathi-nxaxheba abathatha i-metformin eselwa ngomlomo okanye i-sulfonylurea yohlobo lwesi-2 lesifo seswekile kungoku nje baya kuqhubeka bewathatha lo mayeza ixesha lonke lophononongo. </text:span></text:p>
      <text:p text:style-name="P48"/>
      <text:p text:style-name="P39"><text:span text:style-name="T14">Ingaba ukhetho lokutya nokuzilolonga luya kuluchaphazela uphononongo?</text:span></text:p>
      <text:p text:style-name="P41"/>
      <text:p text:style-name="P36"><text:span text:style-name="T8">Bonke abathathi-nxaxheba abakuPhononongo lwe-Starz baya kuthatha inxaxheba kwinkqubo yokutshintsha indlela yokuphila. Kumatyelelo akwiziko lophononongo, abathathi-nxaxheba baya kuhlangana noGqirha Obhalisiweyo wezeSondlo okanye umntu Obhalisiweyo Ofundisa ngeSifo Seswekile oya kubanceda ukuba balandele isicwangciso esisempilweni, sokutya esenzelwe umntu ngamnye, aze abanike iingcebiso malunga nendlela engcono yokuzilolonga yomntwana ngamnye. </text:span><text:span text:style-name="T14">Liza kuthathwa njani iyeza lophononongo?</text:span></text:p>
      <text:p text:style-name="P41"/>
      <text:p text:style-name="P36"><text:span text:style-name="T8">Iyeza eliphandwayo kunye nosingayeza zombini ziza kuthathwa njengesitofu esihlatywa ngaphambi kwesikhumba esiswini. Izitofu ziya kwenziwa kabini ngosuku kwixesha elingekho ngaphezulu kweyure e-1 ngaphambi kwesidlo somntwana sakusasa nesangokuhlwa. Ukuba ngaba izitofu kufuneka zithathwe ngexesha leeyure zesikolo, abanye abathathi-nxaxheba banokudinga uncedo ekusebenziseni usiba olusisitofu. </text:span></text:p>
      <text:p text:style-name="P48"><text:soft-page-break/></text:p>
      <text:p text:style-name="P36"><text:span text:style-name="T17">Ngaphambi kokusebenzisa usiba lokutofa okanye isirinji/inaliti, qaphela kwaye ufunde ngokupheleleyo ulwazi olunikezelweyo kwaye ulandele imiyalelo enikezelwe ngugqirhawophononongo okanye umongikazi. Ukuba isixhobo sokutofa sisetyenziswe ngokungafanelekanga, singazisa umlinganiselo ongenguwo wechiza lophononongoo. Ukuba nayiphi inxalenye yesixhobo sokutofa ibonakala imoshakele okanye yophukile, akufanelanga ukuba uyisebenzise kwaye kufanele ukuba ibuyiselwe kugqirha wophononongo. Isixhobo sokutofa esingasebenzi ngohlobo olululo singazisa umlinganiselo ongenguwo nokuba imiyalelo ilandelwe ngokupheleleyo. Ugqirha wophononongo okanye umongikazi uza kukwazi ukunika imiyalelo yokumelana nale ngxaki.</text:span><text:span text:style-name="T18"> </text:span><text:span text:style-name="T19">[Imigaqo embalwa ngokusetyenziwsa kosiba lokutofa kunye nemiphumela emibi yechiza enokwenzeka mayifakwe apha]</text:span></text:p>
      <text:p text:style-name="P13"><text:span text:style-name="T14">Ingaba banganceda njani abongikazi basesikolweni kunye nabalawuli bezempilo?</text:span></text:p>
      <text:p text:style-name="P41"/>
      <text:list xml:id="list1173511944924509633" text:style-name="WWNum4">
        <text:list-item>
          <text:p text:style-name="P89"><text:span text:style-name="T8">Abathathi-nxaxheba banokudinga uncedo ngezitofu zabo zophononongo zemihla ngemihla. Sicela uncede ukuqinisekisa ukuba balandela izikhokelo ezizizo zokutofa ezichazwe ngaphambili.</text:span></text:p>
        </text:list-item>
      </text:list>
      <text:p text:style-name="P90"/>
      <text:list xml:id="list73429123086086" text:continue-numbering="true" text:style-name="WWNum4">
        <text:list-item>
          <text:p text:style-name="P89"><text:span text:style-name="T8">Abathathi-nxaxheba baza kunikwa iidayari ukuze barekhode naziphi na izehlo ze-hypoglycemia, izigulo, kunye nawo nawaphi na amayeza angaphezulu athathwayo. Xa kudingeka, nceda uncede umntwana ukugcwalisa idayari yakhe yophononongo ngokuchanekileyo.</text:span></text:p>
        </text:list-item>
      </text:list>
      <text:p text:style-name="P45"/>
      <text:list xml:id="list73428854262123" text:continue-numbering="true" text:style-name="WWNum4">
        <text:list-item>
          <text:p text:style-name="P89"><text:span text:style-name="T8">Abathathi-nxaxheba baza kunikwa amaphepha okubhala ukutya nokuzilolonga ukuze babhale izidlo zabo zemihla ngemihla kunye nokuzilolonga kwabo. Sicela ukhuthaze umntwana ukuba agcwalise amaphepha akhe usuku nosuku.</text:span></text:p>
        </text:list-item>
      </text:list>
      <text:p text:style-name="P10"/>
      <text:p text:style-name="P39"><text:span text:style-name="T14">Enkosi ngoncedo lwakho</text:span></text:p>
      <text:p text:style-name="P41"/>
      <text:p text:style-name="P36"><text:span text:style-name="T13">Siyayibulela kakhulu inkxaso yakho! Ngokunceda umntwana esikolweni sakho ukuba athathe inxaxheba kuPhononongo lwe-Starz, unceda thina ukuba siphande ngeendlela ezintsha ezingakho zonyango kubantu abasebancinci abanohlobo lwesi-2 lesifo seswekile. </text:span></text:p>
      <text:p text:style-name="P42"/>
      <text:p text:style-name="P39"><text:span text:style-name="T14">Ingaba ungathanda ukwazi ngaphezulu?</text:span></text:p>
      <text:p text:style-name="P41"/>
      <text:p text:style-name="P36"><text:span text:style-name="T13">Ukuba ngaba unayo nayiphi na imibuzo malunga noPhononongo lwe-Starz, nceda uqhagamshelane neqela lophononongo usebenzisa iinkcukacha ezilapha ngezantsi.</text:span></text:p>
      <text:p text:style-name="P46"><text:bookmark text:name="_GoBack"/></text:p>
      <text:p text:style-name="P13"><text:span text:style-name="T3">Incwadana kaMongikazi waseSikolweni</text:span></text:p>
      <text:p text:style-name="P2"><text:span text:style-name="T3">Incwadana kaMongikazi waseSikolweni </text:span></text:p>
      <text:p text:style-name="P13"/>
      <text:p text:style-name="P54">Izikhokelo zokuthathwa kweyeza lophononongo zabazali/abagcini abasemthethweni</text:p>
      <text:p text:style-name="P13">Ukuthathwa kweyeza lophononongo – kumele igcwaliswe ngugqirha wophononongo ize inikwe umzali/umgcini osemthethweni.</text:p>
      <text:p text:style-name="P13">[1]Ithamo leyeza lophononongo ekufanele linikwe umntwana wakho [2]ngoSuku loku-1[3] emva kotyelelo lwasekliniki:</text:p>
      <text:p text:style-name="P13">__[1]_________mL[2]ngeli xesha/amaxesha alandelayo: ___________________[3]____________________________________.</text:p>
      <text:p text:style-name="P13">[1]Ithamo leyeza lophononongo ekufanele linikwe umntwana wakho [2]ngoSuku lwesi-2[3] nokuya kutsho [4]kuSuku lwesi-7[5]*[6] emva kwamatyelelo asekliniki:</text:p>
      <text:p text:style-name="P13">__[1][[[2]_mL[3]ngeli xesha/amaxesha alandelayo: ___________________[4][[[5]][6]____________________________________.</text:p>
      <text:p text:style-name="P13">[1]*[2]Umntwana kufuneka athathe ubuncinane amathamo amathandathu eyeza lophononongo kodwa hayi ngaphezulu kwamathamo angama-21 ngalo lonke ixesha lophononongo.</text:p>
      <text:p text:style-name="P13">Ishedyuli yokuthathwa kwamathamo ngamaxesha amathathu ngosuku, rhoqo kwiiyure ezi-4–6.</text:p>
      <text:p text:style-name="P13">Imiyalelo yomzali/umgcini osemthethweni malunga nokuthatha kwanokugcina iyeza lophononongo.</text:p>
      <text:p text:style-name="P13">[1]NgoSuku loku-1, kufuneka unike umntwana wakho elinye ithamo leyeza lophononongo kwiiyure ezi-4–6 emva kwethamo lokuqala.</text:p>
      <text:p text:style-name="P13">(Ngokuxhomekeke kwixesha lotyelelo, ithamo lesithathu nalo linokunikezwa kuSuku loku-1 – ugqirha wakho wophononongo uya kukunika ezi nkcukacha).</text:p>
      <text:p text:style-name="P13">Ithamo ngalinye leyeza lophononongo elinikwe umntwana wakho kufuneka lifakwe kwi-eDiary.</text:p>
      <text:p text:style-name="P13">[1]Ithamo ngalinye kufuneka linikezwe kwimizuzu engama-30 [2]ngaphambi[3] kwesidlo sakusasa, esasemini nesangokuhlwa (okanye ngexesha apho ebekufanele ukuba sityiwa ngalo isidlo, ukuba ngaba akalambanga umntwana wakho).</text:p>
      <text:p text:style-name="P13">[1]Ukuba ngaba umntwana wakho uyagabha [2]kwimizuzu emi-5[3] emva kokuba linikeziwe ithamo leyeza lophononongo:</text:p>
      <text:p text:style-name="P13">[1]umntwana wakho kufuneka anikwe ithamo lesibini [2]ingekapheli imizuzu emi-5[3]</text:p>
      <text:p text:style-name="P13">[1]ukuba ngaba ixesha libe[2]lide kunemizuzu emi-5[3] ukusukela kwixesha ebelinikezwe ngalo ithamo lokuqala, ithamo lesibini ke ngoko [4]akufanele[5] liphinde linikezwe kumntwana[6]</text:p>
      <text:p text:style-name="P13">emva kokuba omabini ithamo lokuqala kunye nelesibini eliphindwe lathathwa (ukuba ngaba kufanelekile) ewanikiwe umntwana wakho, onke kufuneka afakwe kwi-eDiary.</text:p>
      <text:p text:style-name="P13">[1]Wakuba umlinganiselo odingekayo weyeza lophononongo utsaliwe wafakwa kwinalitana yokusela iyeza waze wanikwa umntwana, nceda uyilahle inalitala yokusela kunye noko kungaphakathi kuyo (nokuba ngaba kusekho iyeza lophononongo eliseleyo kwinalitana leyo).</text:p>
      <text:p text:style-name="P13">Iyeza lophononongo [1]akufanelanga[2] libuyiselwe ebhotileni.</text:p>
      <text:p text:style-name="P13">Nceda ubuyisele zonke iibhotile eziseleyo zeyeza lophononongo (kuquka neebhotile ezingenanto) kwiziko lophononongo ngotyelelo lokugqibela ngoSuku le-15.</text:p>
      <text:p text:style-name="P13">[1]Uya kuqhubeka unika umntwana wakho iyeza lophononongo kude kube luSuku lwesi-7.</text:p>
      <text:p text:style-name="P13">Nangona kunjalo, ukuba ngaba umntwana wakho uye akagabha iiyure ezingama-24 emva kokuba egqibe amathamo amathandathu okuqala onyango, uya kuyeka ukumnika iyeza.</text:p>
      <text:p text:style-name="P13">[1]Iyeza lophononongo kufuneka ligcinwe kwiqondo lobushushu legumbi kunye nakude nayo nayiphi na indawo enobushushu[2].</text:p>
      <text:p text:style-name="P13">Nceda uchaze naziphi na iingxaki zogcino kumongikazi okanye ugqirha wakho wophononongo ngoko nangoko.</text:p>
      <text:p text:style-name="P13">ISikhokelo seNkqubo yoPhononongo</text:p>
      <text:p text:style-name="P13">sabazali okanye abagcini</text:p>
      <text:p text:style-name="P13">[1]Esi sikhokelo siqulethe ulwazi oluchaza olu phononongo lubalulekileyo kunye nokukunceda ulungiselele umntwana wakho amatyelelo akhe akwiziko lophononongo.</text:p>
      <text:p text:style-name="P13">Sichaza iinkqubo eziza kuqhubeka kutyelelo ngalunye kunye nasekhaya.</text:p>
      <text:p text:style-name="P13">[1]Ungalufumana ulwazi olungaphezulu kwiFomu yeMvume Esekelwe Elwazini oyisayine egameni lomntwana wakho.</text:p>
      <text:p text:style-name="P13"/>
      <text:p text:style-name="P13"><text:soft-page-break/></text:p>
      <text:p text:style-name="P13">Ukuba ngaba ungathanda ukuqhagamshelana neqela lophononongo nangalo nangaliphi na ixesha ngelixa lophononongo, nceda usebenzise iinkcukacha zonxibelelwano ezinikezwe apha ngezantsi.</text:p>
      <text:p text:style-name="P13">Igama lomntu ongaqhagamshelana naye kwiqela lophononongo:</text:p>
      <text:p text:style-name="P13">Inombolo yomnxeba yeqela lophononongo:</text:p>
      <text:p text:style-name="P13">Idilesi yeqela lophononongo:</text:p>
      <text:p text:style-name="P13">Wamkelekile!</text:p>
      <text:p text:style-name="P13">Ngokuthatha inxaxheba, wena nomntwana wakho niyasinceda ukuze sifunde ngeyeza kubantwana abaziva begula nabagabhayo ngenxa yentsholongwane yesisu.</text:p>
      <text:p text:style-name="P13">[1]Iyeza, elibizwa ngokuba yi-domperidone, lavunyelwa ukunyanga iimpawu zentsholongwane yesisu kubantu abadala nakubantwana ngaphezu kweminyaka engama-35.</text:p>
      <text:p text:style-name="P13">Sizama ukufumanisa ukuba lisebenza njani na kumathamo esezantsi ukuze abantwana bakwazi ukuthatha iyeza elincinci kodwa bazive ngcono.</text:p>
      <text:p text:style-name="P13">Siza kuthelekisa iyeza lophononongo kunye nosingayeza (ofana neyeza lophononongo koko ongenayeza lokwenene).</text:p>
      <text:p text:style-name="P13">Isiqingatha sabantwana abathatha inxaxheba kuphononongo baza kufumana ithamo elisezantsi leyeza lophononongo.</text:p>
      <text:p text:style-name="P13">Isiqingatha sabantwana abathatha inxaxheba kuphononongo baza kufumana usingayeza okhangeleka nongcamleka ngokufana nqwa neyeza lophononongo.</text:p>
      <text:p text:style-name="P13">Bonke abantwana abathatha inxaxheba kuphononongo baza kufumana kananjalo isiselo sokubanceda ukuba babuyisele amanzi aphumileyo ngokuba begula.</text:p>
      <text:p text:style-name="P13">Umntwana wakho uya kuba yinxalenye yeqela labantwana abamalunga nama-480 abavela kwihlabathi jikelele abathatha inxaxheba kolu phononongo.</text:p>
      <text:p text:style-name="P13">Enkosi ngokuthatha inxaxheba kolu phononongo lubaluleke kakhulu!</text:p>
      <text:p text:style-name="P13">Okumele kuqatshelwe ngamatyelelo</text:p>
      <text:p text:style-name="P13">[1]Ungasebenzisa ithebhule elapha ngezantsi ukubhala imihla kunye namaxesha amatyelelo akho kwiziko lophononongo kunye nokutsalelwa iminxeba.</text:p>
      <text:p text:style-name="P13">Nceda ujonge kule thebhule ukuze wazi ukuba yintoni ekufuneka uyiphathe okanye uyilungise ukwenzela utyelelo okanye umnxeba ngamnye.</text:p>
      <text:p text:style-name="P13">Utyelelo</text:p>
      <text:p text:style-name="P13">Ukutsalelwa umnxeba</text:p>
      <text:p text:style-name="P13">Usuku</text:p>
      <text:p text:style-name="P13">Umhla</text:p>
      <text:p text:style-name="P13">Ixesha</text:p>
      <text:p text:style-name="P13">Okufanele ukuphathe okanye ukulungise</text:p>
      <text:p text:style-name="P13">1</text:p>
      <text:p text:style-name="P13">Umntwana wakho</text:p>
      <text:p text:style-name="P13">Esi Sikhokelo seNkqubo yoPhononongo</text:p>
      <text:p text:style-name="P13">2</text:p>
      <text:p text:style-name="P13">I-eDiary</text:p>
      <text:p text:style-name="P13">Iibhotile neepakethe zeyeza lophononongo</text:p>
      <text:p text:style-name="P13">3</text:p>
      <text:p text:style-name="P13">4</text:p>
      <text:p text:style-name="P13">8</text:p>
      <text:p text:style-name="P13">15</text:p>
      <text:p text:style-name="P13">Sithatha inyathelo sisonke ukuze siqonde ngcono unyango lweentsholongwane zesisu kubantwana.</text:p>
      <text:p text:style-name="P13">Yintoni eza kwenzeka ngexesha lolu phononongo?</text:p>
      <text:p text:style-name="P13">[1]Olu phononongo luza kuqhuba ukuya kutsho kwiintsuku ezili-15 kwaye luza kubandakanya amatyelelo amathathu kunye nokutsalelwa umnxeba kathathu.</text:p>
      <text:p text:style-name="P13">Kananjalo uza kugcwalisa ulwazi malunga nesigulo somntwana wakho kwidayari ebukhompyutha, okanye i-eDiary, ntsuku zonke.</text:p>
      <text:p text:style-name="P13">Le eDiary iza kubuyiselwa kuTyelelo lwesi-3.</text:p>
      <text:p text:style-name="P13"><text:soft-page-break/>Umntwana wakho kufuneka abekhona kuTyelelo loku-1 nolwesi-2 kodwa akudingeki ukuba abekhona kuTyelelo lwesi-3.</text:p>
      <text:p text:style-name="P13">Isiqalo</text:p>
      <text:p text:style-name="P13">USuku 1</text:p>
      <text:p text:style-name="P13">Utyelelo 1</text:p>
      <text:p text:style-name="P13">Usuku 2</text:p>
      <text:p text:style-name="P13">Utyelelo 2</text:p>
      <text:p text:style-name="P13">Iintsuku 1–7</text:p>
      <text:p text:style-name="P13">[1]Unyango ngeyeza lophononongo kunye ne-ORT[2]njengoko kucetyisiwe ngugqirha wophononongo[3]</text:p>
      <text:p text:style-name="P13">Iintsuku 3, 4 nolwesi-8</text:p>
      <text:p text:style-name="P13">Ukutsalelwa iminxeba</text:p>
      <text:p text:style-name="P13">Iintsuku 8–15</text:p>
      <text:p text:style-name="P13">Ulandelelo lwaxa ungasafumani nyango</text:p>
      <text:p text:style-name="P13">Usuku 15</text:p>
      <text:p text:style-name="P13">Utyelelo 3</text:p>
      <text:p text:style-name="P13">Gqiba</text:p>
      <text:p text:style-name="P13">Utyelelo 1, Usuku 1</text:p>
      <text:p text:style-name="P13">Imvume esekelwe elwazini</text:p>
      <text:p text:style-name="P13">[1]Iqela lophononongo liza kuchaza uphononongo lize liqinisekise ukuba uyakuqonda okuza kwenzeka kumntwana wakho ngexesha lophononongo.</text:p>
      <text:p text:style-name="P13">Ukuba ngaba ufuna ukuba umntwana wakho athathe inxaxheba, uza kusayina iFomu yeMvume Esekelwe Elwazini.</text:p>
      <text:p text:style-name="P13">Ukuvuma okusekelwe elwazini</text:p>
      <text:p text:style-name="P13">[1]Ukuba ngaba umntwana wakho uneminyaka yobudala esi-7–12, naye uya kukhokhelwa exelelwa ngolwazi olumalunga nophononongo ukuqinisekisa ukuba uyakuqonda oko kuza kwenzeka.</text:p>
      <text:p text:style-name="P13">Ukuba ngaba ucinga ukuba angathanda ukuthatha inxaxheba, uza kucelwa ukuba asayine iFomu Yokuvuma.</text:p>
      <text:p text:style-name="P13">Imibuzo malunga nembali yezempilo kunye namayeza</text:p>
      <text:p text:style-name="P13">[1]Uza kubuzwa malunga nazo naziphi na iingxaki zempilo umntwana wakho anazo okanye akhe wanazo ngaphambili, njengeengxaki zentliziyo.</text:p>
      <text:p text:style-name="P13">Uza kubuzwa malunga nokusetyenziswa kwawo nawaphi na amayeza ukwenzela esi sifo okanye naso nasiphi na esinye isizathu, kuquka ukusetyenziswa kwamayeza aziingcambu okanye athengwa ezivenkileni.</text:p>
      <text:p text:style-name="P13">Imibuzo ngempilo</text:p>
      <text:p text:style-name="P13">[1]Uza kubuzwa malunga nesigulo sangoku nje somntwana wakho, kuquka inani lamaxesha umntwana wakho aye wanotyatyazo ngawo, waziva egula (enesicaphucaphu) kunye nokugabha.</text:p>
      <text:p text:style-name="P13">Uza kubuzwa malunga nomchamo womntwana wakho.</text:p>
      <text:p text:style-name="P13">Uxilongo lomzimba</text:p>
      <text:p text:style-name="P13">[1]Ugqirha womphononongo uza kujonga amehlo omntwana wakho, impumlo, intamo, iinkovu, amalungu kunye namanye amalungu omzimba wakhe.</text:p>
      <text:p text:style-name="P13">Olu iza kuba luhlobo olunye lohlolo umntwana wakho aya kulwenziwa kulo naluphi na olunye utyelelo kwagqirha.</text:p>
      <text:p text:style-name="P13">Iimpawu ezibalulekileyo</text:p>
      <text:p text:style-name="P13">Ugqirha wophononongo uya kuthatha iqondo lobushushu lomntwana wakho, umlinganiselo wokubetha kwentliziyo kunye nowoxinzelelo lwegazi.</text:p>
      <text:p text:style-name="P13">Ubude kunye nobunzima </text:p>
      <text:p text:style-name="P13">Ugqirha wophononongo uya kuthatha umlinganiselo wobude nobunzima bomzimba bomntwana wakho.</text:p>
      <text:p text:style-name="P13">Iyeza lophononongo</text:p>
      <text:p text:style-name="P13">[1]Umntwana wakho uza kufumana ithamo lokuqala leyeza lophononongo okanye likasingayeza kutyelelo.</text:p>
      <text:p text:style-name="P13"><text:soft-page-break/>Lingamanzi ekufanele athathwe amaxesha amathathu ngemini iintsuku ezi-2–7.</text:p>
      <text:p text:style-name="P13">Ukuphelelwa ngamanzi emzimbeni</text:p>
      <text:p text:style-name="P13">Umntwana wakho uya kunikwa isiselo sokunceda ukubuyisela amanzi aphumileyo ngelixa egula.</text:p>
      <text:p text:style-name="P13">Ekhaya emva koTyelelo loku-1</text:p>
      <text:p text:style-name="P13">Iyeza lophononongo nokuphelelwa ngamanzi emzimbeni</text:p>
      <text:p text:style-name="P13">Umntwana wakho uya kufumana ukuya kutsho kumathamo amabini angaphezulu eyeza lophononongo, aze asele izinto ezingamanzi ezininzi njengoko kucetyisiwe ngugqirha wophononongo.</text:p>
      <text:p text:style-name="P13">[1]Uza kucelwa ukuba ugcwalise i-eDiary yonke imihla yophononongo.</text:p>
      <text:p text:style-name="P13">Uza kulandela ixesha lamathamo omntwana wakho eyeza lophononongo kunye nezehlo zokuba nesicaphucaphu (ukuba ngaba umntwana wakho uneminyaka emi-4 okanye ngaphezulu), ukugabha kunye nokuhambisa kwesisu.</text:p>
      <text:p text:style-name="P13">Nceda uyigcwalise ubuncinane kanye usuku ngalunye.</text:p>
      <text:p text:style-name="P13">Oku kuza kusinceda sikwazi ukubona ukuba iyeza lophononongo lisebenza ngokukuko kanjani na kwaye sikwazi ukulandelela iimpawu zomntwana wakho ukuze ugqirha wophononongo akwazi ukukuxelela ukuba umntwana wakho ayeke nini na ukuthatha iyeza lophononongo kwaye aqalise ukutya ukutya okuqhelekileyo.</text:p>
      <text:p text:style-name="P13">Utyelelo 2, Usuku 2</text:p>
      <text:p text:style-name="P13">Imibuzo ngokusetyenziswa kwamayeza</text:p>
      <text:p text:style-name="P13">Uza kubuzwa malunga nokusetyenziswa kwawo nawaphi na amayeza ukwenzela esi sigulo okanye naso nasiphi na esinye isizathu, kuquka ukusetyenziswa kwamayeza aziingcambu okanye athengwa ezivenkileni.</text:p>
      <text:p text:style-name="P13">Uza kubuzwa malunga nesigulo somntwana wakho kwanokuba ingaba ucinga ukuba uye wanazo naziphi na iziphumo ezisecaleni ezingafanelekanga ezivela kwiyeza lophononongo.</text:p>
      <text:p text:style-name="P13">Ubunzima bomzimba</text:p>
      <text:p text:style-name="P13">Kuya kuthathwa umlinganiselo wobunzima bomzimba bomntwana wakho.</text:p>
      <text:p text:style-name="P13">Nceda ujonge inkcazelo yangaphambili.</text:p>
      <text:p text:style-name="P13">Ekhaya ngoSuku lwesi-2</text:p>
      <text:p text:style-name="P13">Umntwana wakho uza kuthatha iyeza lophononongo.</text:p>
      <text:p text:style-name="P13">[1]][2] i-eDiary[3]</text:p>
      <text:p text:style-name="P13">Nceda ujonge inkcazelo yangaphambili yokugcwalisa i-eDiary.</text:p>
      <text:p text:style-name="P13">Ekhaya kwiiNtsuku 3–14</text:p>
      <text:p text:style-name="P13">[1]Qhubeka nokunika umntwana wakho iyeza lophononongo kathathu ngemini ade ugqirha wophononongo akuxelele ukuba ungayeka.</text:p>
      <text:p text:style-name="P13">Umntwana wakho uza kuthatha iyeza lophononongo ukuya kutsho kwiintsuku ezisi-7 zizonke.</text:p>
      <text:p text:style-name="P13">[1]][2] Ukutsalelwa iminxeba[3]</text:p>
      <text:p text:style-name="P13">[1]Iqela lophononongo liza kukutsalela umnxeba ngoSuku lwesi-3, uSuku lwesi-4 nosuku lwesi-8 ukukubuza malunga nenani lezihlandlo apho umntwana wakho aye wanokuhambisa kwesisu, waziva egula (enesicaphucaphu) waze wagabha.</text:p>
      <text:p text:style-name="P13">Baza kukubuza malunga nokusebenzisa komntwana wakho amayeza kunye nazo naziphi na iziphumo ezisecaleni ezingafanelekanga ocinga ukuba umntwana wakho unazo ezivela kwiyeza lophononongo.</text:p>
      <text:p text:style-name="P13">[1] Nceda ujonge inkcazelo yangaphambili yokugcwalisa i-eDiary.</text:p>
      <text:p text:style-name="P13">Kunokwenzeka ukuba kufuneke ujonge kwi-eDiary xa utsalelwa iminxeba liqela lophononongo.</text:p>
      <text:p text:style-name="P13">Utyelelo lwesi-3, Usuku le-15</text:p>
      <text:p text:style-name="P13">Uza kubuzwa ukuba umntwana wakho ebelithathe nini na iyeza lophononongo.</text:p>
      <text:p text:style-name="P13">Buyisela i-eDiary kwiziko lophononongo.</text:p>
      <text:p text:style-name="P13">[1]Uphononongo lugqityiwe[2] [3]</text:p>
      <text:p text:style-name="P13">Amanqaku nemibuzo</text:p>
      <text:p text:style-name="P13">[1]Nceda ubhale phantsi nawaphi na amanqaku, imibuzo okanye oko kukuxhalabisayo ngexesha lophononongo.</text:p>
      <text:p text:style-name="P13"><text:soft-page-break/>Ungalitsalela iqela lophononongo ukubuza le mibuzo ngalo nangaliphi na ixesha, okanye ungababuza ngelixa elilandelayo xa utyelele iziko lophononongo.</text:p>
      <text:p text:style-name="P13">[1]Amaphononongo oNyango:</text:p>
      <text:p text:style-name="P13">Imibuzo Ebuzwa Rhoqo[1]</text:p>
      <text:p text:style-name="P13">Yintoni uphononongo lonyango?</text:p>
      <text:p text:style-name="P13">[1]Ezophononongo zonyango ziinzamo zophando lwezempilo eziquka izigulane ukuzama ukufumana amanyango amatsha okanye aphuculiweyo eengxaki zempilo.</text:p>
      <text:p text:style-name="P13">Ezophononongo zenziwa ukufuna malunga nokukhuselekakunye nokusebenza (ubungozi kunye neenzuzo) zamayeza anokubakho.</text:p>
      <text:p text:style-name="P13">Enziwa njani amaphononongo?</text:p>
      <text:p text:style-name="P13">[1]Amayeza okanye amanyango anokubakho kufuneka adlule kwizigaba ezithathu zophando ngaphambi kokuba abe nokufumaneka kuluntu.</text:p>
      <text:p text:style-name="P13">Amaqumrhu olawulo ehlabathi jikelele afana ne-Arhente yamaYeza yaseYurophu (i-EMA) anemithetho engqongqo ukunceda ukukhusela amalungelo kunye nokhuseleko lwezigulane ezithatha inxaxheba kumaphononongo onyango.</text:p>
      <text:p text:style-name="P13">Ngaphambi kokuba luqalise naluphi na uphononongo lonyango, isicwangciso sophononongo kufuneka sijongwe kwaye sivunywe yikomiti ezimeleyo yoogqirha, abameli bezigulane, abeenkcukucha-manani kunye namanye amalungu asekuhlaleni.</text:p>
      <text:p text:style-name="P13">[1]Ezophononongo zifana nalana abandakanya amakhulu-khulu ezigulane kumaziko ophononongo aliqela awohlukeneyo okanye izibhedlele.</text:p>
      <text:p text:style-name="P13">Olu luphononongo lweSigaba sesi-3, okuthetha ukuba iyeza lophononongo sele lijongiwe ukuqonda ubungozi kunye neenzuzo zalo kwezoyezophononongo zonyango.</text:p>
      <text:p text:style-name="P13">Njengamanye amaphononongo eSigaba sesi-3, olu phononongo lubandakanya iqela lezigulane eziza kufumana usingayeza.</text:p>
      <text:p text:style-name="P13">Yintoni imvume esekelwe elwazini?</text:p>
      <text:p text:style-name="P13">[1]Inkqubo yemvume nokuvuma okusekelwe elwazini ikunceda ukuba ufunde ngophononongo lonyango olunokwenza ukuba umntwana wakho athathe inxaxheba kulo.</text:p>
      <text:p text:style-name="P13">Iqela lophononongo liza kuchaza ukuba kungani na kuqhutywa uphononongo lonyango kwaye liya kwabelana ngolwazi malunga neyeza lophononongo kunye neenkqubo zophononongo.</text:p>
      <text:p text:style-name="P13">[1]Umzali okanye umgcini ngamnye uza kufumana iFomu yeMvume Esekelwe Elwazini ezika ulwazi olupheleleyo noluchanekileyo malunga neyeza lophononongo kunye nobungoku kwaneenzuzo zalo ezinokubakho.</text:p>
      <text:p text:style-name="P13">Ungayifunda le fomu uze ubuze nayiphi na imibuzo onokuba nayo ukuze uqonde ngokupheleleyo.</text:p>
      <text:p text:style-name="P13">Ukuba ngaba kuthe kwakho ulwazi olutsha oluvelayo ngexesha lophononongo, iqela lophononongo liya kwabelana ngalo kunye nawe kwaye linokukucela ukuba usayine iFomu yeMvume Esekelwe Elwazini elungisiweyo.</text:p>
      <text:p text:style-name="P13">[1]Ukuba ngaba umntwana wakho uneminyaka yobudala esi-7–12, naye uya kunikwa ulwazi malunga nophononono.</text:p>
      <text:p text:style-name="P13">Akuba ekuqonda ngokupheleleyo oko kuza kwenzeka ngexesha lophononongo, umntwana wakho uya kucelwa ukuba asayine iFomu Yokuvuma.</text:p>
      <text:p text:style-name="P13">Ukunika imvume</text:p>
      <text:p text:style-name="P13">[1]Ngokusayina iFomu yeMvume Esekelwe Elwazini, uyaqinisekisa ukuba ulunikiwe kwaye waluqonda ulwazi malunga nophononongo futhi uyavuma ukuba umntwana wakho athathe inxaxheba kuphononongo.</text:p>
      <text:p text:style-name="P13">Kufuneka ifomu uyisayine kuphela ukuba ngaba uyayiqonda injongo kunye nexesha lophononongo, ukuba kuza kwenzeka ntoni ngexesha lophononongo kwakunye nobungozi neenzuzo ezingakho ngokuthatha inxaxheba.</text:p>
      <text:p text:style-name="P13">Ungamrhoxisa umntwana wakho kuphononongo ngalo naliphi na ixesha, kwaye ungabuza imibuzo nokuba mininzi kangakanani na kangangoko ufuna nangalo naliphi na ixesha.</text:p>
      <text:p text:style-name="P13">ISikhokelo sikaMilo zoPhononongo loNyango</text:p>
      <text:p text:style-name="P13">sabazali nabagcini</text:p>
      <text:p text:style-name="P13">Itshati Etyhilwayo yoPhononongo</text:p>
      <text:p text:style-name="P13"><text:soft-page-break/>Molo, NdinguMilo</text:p>
      <text:p text:style-name="P13">Ndilapha ukukunceda kuphononongo olubaluleke kakhulu.</text:p>
      <text:p text:style-name="P13">[1]Wena, okanye umntwana wakho, ningathatha inxaxheba ukuba ngaba niyafuna, kodwa aninyanzelekanga.</text:p>
      <text:p text:style-name="P13">Kuxhomekeke kuni.</text:p>
      <text:p text:style-name="P13">Kutheni nicelwa ukuba nifunde malunga nolu phononongo?</text:p>
      <text:p text:style-name="P13">Ulwazi lwabaphandi</text:p>
      <text:p text:style-name="P13">Wena, okanye umntwana wakho, beninentsholongwane yesisu kwaye nikhe nagula kakhulu.</text:p>
      <text:p text:style-name="P13">Sizama ukufumanisa ukuba ngaba iyeza elibizwa ngokuba yi-domperidonelo linokwenza <text:s/>ukuba abantwana abanentsholongwane yesisu nabagulayo ukuba bazive ngcono na.</text:p>
      <text:p text:style-name="P13">Iyeza lophononongo sele livunyelwe ukunyanga abantwana abanesi sigulo.</text:p>
      <text:p text:style-name="P13">Abantwana abangama-480 abavela ehlabathini jikelele baza kuthatha inxaxheba kolu phononongo.</text:p>
      <text:p text:style-name="P13">Indlela yokusebenzisa esi sikhokelo</text:p>
      <text:p text:style-name="P13">[1]Nceda usebenzise le Tshati Etyhilwayo yoPhononongo ukuthetha nabazali/abagcini malunga nophononongo lwe-R033812GTS3001.</text:p>
      <text:p text:style-name="P13">Itshati etyhilwayo inokusetyenziswa kunye nezinye izixhobo, ezifana neeFomu zeMvume nokuVuma Okusekelwe Elwazini zabazali, iSikhokelo seNkqubo yoPhononongo, kunye neMaphu yoPhononongo, ukuchaza iinkcukacha zophononongo kwanokunceda iintsapho ukuba zithathe isigqibo ngokuba ziyafuna na ukuthatha inxaxheba.</text:p>
      <text:p text:style-name="P13">Icala elijonge emntwaneni kunye nelijonge kumzali libonisa inguqulelo elula yolu lwazi kwakunye nemifanekiso ekulula ukuba ilandelwe ngabantwana.</text:p>
      <text:p text:style-name="P13">Nceda uqaphele izinto ezijonge emntwaneni kunye nezijonge kumzali zibhekisa kwi-acute gastroenteritis njenge"ntsholongwane yesisu."[1]</text:p>
      <text:p text:style-name="P13">Cacisa la manqaku alandelayo kumzali kunye nomntwana</text:p>
      <text:p text:style-name="P13">Ezophononongo lophando lonyango zifana nezinceda ukuphendula imibuzo ebalulekileyo malunga namayeza.</text:p>
      <text:p text:style-name="P13">Umntwana ucelwa ukuba acinge malunga nokuthatha inxaxheba kolu phononongo lubalulekileyo kuba une-acute gastroenteritis – <text:s/>“ntsholongwane yesisu.” – kwaye oko egula kwiiyure ezingama-24 ezidlulileyo.</text:p>
      <text:p text:style-name="P13">[1]Iyeza elisetyenziswa kolu phononongo libizwa ngokuba yi-domperidone.</text:p>
      <text:p text:style-name="P13">Sele livunyiwe ukunyanga abantwana abanentsholongwane yesisu.</text:p>
      <text:p text:style-name="P13">[1]Ukuthabatha inxaxheba kolu phononongo kukuzithandela kwabo okupheleleyo.</text:p>
      <text:p text:style-name="P13">Le ntentho yeyokunceda ukuba inike ulwazi abaludingayo ukuze benze isigqibo esisekelwe elwazini malunga nokuzibandakanya kuphononongo.</text:p>
      <text:p text:style-name="P13">Babuza imibuzo ngalo nangaliphi na ixesha ngelixa lengxoxo kwaye bangathetha ngophononongo kunye nomzali/umgcini wabo ngaphambi kokwenza isigqibo sabo.</text:p>
      <text:p text:style-name="P13">Malunga nabantwana abangama-480 kumazwe amaninzi awohlukeneyo aza kuba yinxalenye yophononongo</text:p>
      <text:p text:style-name="P13">Malunga neyeza lophononongo</text:p>
      <text:p text:style-name="P13">[1]Sifuna ukwazi ukuba ithamo elisezantsi leli yeza lisebenza ngcono na kunethamo leyeza <text:s/>“elingelilo”.</text:p>
      <text:p text:style-name="P13">Kananjalo sifuna ukwazi ukuba likhuseleke kangakanani na kubantwana.</text:p>
      <text:p text:style-name="P13">[1]Wena, okanye umntwana wakho, niya kufumana iyeza lokwenene okanye iyeza “elingelilo”.</text:p>
      <text:p text:style-name="P13">Awusayi kwazi ukuba leliphi na olifumanayo, kwaye nogqirha wophononongo naye akayi kwazi.</text:p>
      <text:p text:style-name="P13">Wena, okanye umntwana wakho, kananjalo niya kufumana isiselo esikhethekileyo ukunceda ukubuyisela amanzi aphumileyo ngenxa yokugula.</text:p>
      <text:p text:style-name="P13">Cacisa ezi nkcukacha malunga nolu phononongo</text:p>
      <text:p text:style-name="P13">[1]Injongo yophononongo kukubona ukuba ithamo elisezantsi le-domperidone liyasebenza na ukuyekiseni abantwana abanentsholongwane yesisu ekuziveni begula okanye ukuba nesicaphucaphu futhi kwanokugula ngenene.</text:p>
      <text:p text:style-name="P13">Kananjalo uphononongo luza kujonga ukuba likhuseleke kanjani na iyeza lophononongo kubantwana abanentsholongwane yesisu.</text:p>
      <text:p text:style-name="P13"><text:soft-page-break/>[1]Ukufumanisa ukuba liyasebenza na ithamo elisezantsi, uphononongo kufuneka luthelekise ithamo elisezantsi kunye neyeza “elingelilo”, elibizwa ngokuba ngusingayeza.</text:p>
      <text:p text:style-name="P13">Usingayeza uza kukhangeleka njenge-domperidone koko akazi kuba nayeza lokwenene.</text:p>
      <text:p text:style-name="P13">[1]Ukuba ngaba umntwana wakho uthatha inxaxheba, baza kuba nethuba elilinganayo (eli-1 kwama-2) lokufumana iyeza lophononongo okanye iyeza “elingelilo”. </text:p>
      <text:p text:style-name="P13">Ukuba ngubani na ofumana iyeza lophononongo okanye ofumana usingayeza akuhlelwa, kufana nje nokujikelezisa ukhozo lwemali, kodwa umntwana kunye nomzali/umgcini wakhe abasayi kwazi ukuba leliphi na umntwana alifumanayo kwaye kananjalo nogqirha wophononongo akayi kwazi.</text:p>
      <text:p text:style-name="P13">[1]Nokuba ngaba leliphi na iqela akulo, umntwana uya kufumana unyango oluselwayo lokubuyisela amanzi emzimbeni (i-ORT) – isiselo esingamanzi esinezinto ezifana netyiwa kunye neswekile kuso – ukubuyisela amanzi aphumileyo ngenxa yokugula.</text:p>
      <text:p text:style-name="P13">Oku kunokunceda ukunyanga iimpawu zentsholongwane yesisu.</text:p>
      <text:p text:style-name="P13">[1]Ukuba ngaba bakhetha ukuba bangayithathi inxaxheba, akhona amanye amayeza anokuwathatha umntwana.</text:p>
      <text:p text:style-name="P13">Kuqhelekile kananjalo ukuba abantwana babe ngcono nokuba ngaba abathathanga mayeza amiselweyo.</text:p>
      <text:p text:style-name="P13">Luza kubandakanya ntoni olu phononongo?</text:p>
      <text:p text:style-name="P13">Namhlanje nangomso</text:p>
      <text:p text:style-name="P13">Kuza kufuneka ukuba uye kwiziko lophononongo amaxesha amabini: namhlanje nangomso.</text:p>
      <text:p text:style-name="P13">Ukuba ngaba awubi ngcono, unokuza uzosibona kwakhona.</text:p>
      <text:p text:style-name="P13">Siza kubuza imibuzo malunga nempilo yakho, eyomntwana wakho, kwanokuba ubuziva/ebeziva njani na ngaphambi kokuba ugule/agule.</text:p>
      <text:p text:style-name="P13">Siza kujonga ukubona ukuba kukho amanzi awoneleyo na emzimbeni wakho, okanye emzimbeni womntwana wakho. Siza kujonga izinto ezifana nobude, ubunzima bomzimba, ukubetha kwentliziyo neqondo lobushushu.</text:p>
      <text:p text:style-name="P13">[1]Siza kunika abazali okanye abagcini idayari ebukhompyutha, okanye i-eDiary, ukuba bayigcwalise.</text:p>
      <text:p text:style-name="P13">Abazali okanye abagcini baza kubuza abantwana babo ukuba baziva njani na baze babhale iimpendulo kwi-eDiary.</text:p>
      <text:p text:style-name="P13">Cacisa ezi nkcukacha malunga namatyelelo ophononongo</text:p>
      <text:p text:style-name="P13">Namhlanje, banokwenza isigqibo sokuba bayafuna na ukuzibandakanya kuphononongo emva kokuba bejonge izinto zonke, njengeSikhokelo seNkqubo yoPhononongo kunye neMaphu yoPhononongo.</text:p>
      <text:p text:style-name="P13">[1]Ukuba ngaba bayafuna ukuthatha inxaxheba, umzali/umgcini kunye nomntwana baza kubuzwa imibuzo malunga nempilo yomntwana kunye namayeza umntwana awathathayo ngoku nakhe wawathatha ngaphambili.</text:p>
      <text:p text:style-name="P13">Oku kukuqinisekisa ukuba uphononongo lumlungele umntwana.</text:p>
      <text:p text:style-name="P13">[1]Ukuba ngaba uphononongo lumlungele umntwana, utyelelo lokuqala lophononongo luza kuba namhlanje.</text:p>
      <text:p text:style-name="P13">Kuza kubakho olunye utyelelo ngomso.</text:p>
      <text:p text:style-name="P13">Ukuba ngaba akabi ngcono umntwana, kunokuhlelwa olunye utyelelo.</text:p>
      <text:p text:style-name="P13">Kumatyelelo ophononongo namhlanje nangomso, iqela lophononongo liya kubuza imibuzo lize lenze namahlolo empilo.</text:p>
      <text:p text:style-name="P13">La nmahlolo empilo aquka ukujonga kulusu namehlo omntwana ukuqinisekisa ukuba unamanzi awoneleyo emzimbeni wakhe.</text:p>
      <text:p text:style-name="P13">Ugqirha wophononongo kananjalo uya kujonga ubude, ubunzima bomzimba, ukuba intliziyo ibetha ngokukhawuleza kangakanani na, uxinzelelo lwegazi kunye neqondo lobushushu lomntwana, njengakwamanye amatyelelo amaninzi kugqirha.</text:p>
      <text:p text:style-name="P13">[1]Umzali/umgcini womntwana uza kufumana idayari ebukhompyutha, okanye i-eDiary, ukuze ayigcwalise, nalapho aza kurekhoda inani lezihlandlo zezehlo zokugabha kunye nokuhambisa kwesisu, nakuphi na ukuba nasicaphucaphu nazo naziphi na iziphumo ezisecaleni.</text:p>
      <text:p text:style-name="P13">Chaza ukuba i-eDiary iza kusetyenziswa yonke imihla ekhaya.</text:p>
      <text:p text:style-name="P13"><text:soft-page-break/>[1]Luza kubandakanya ntoni olu phononongo?</text:p>
      <text:p text:style-name="P13">(kuyaqhubeka)[1]</text:p>
      <text:p text:style-name="P13">Ukutsalelwa iminxeba kunye namatyelelo okugqibela</text:p>
      <text:p text:style-name="P13">Abazali okanye abagcini baza kuthetha nathi emnxebeni amaxesha amathathu malunga nendlela oziva ngayo.</text:p>
      <text:p text:style-name="P13">Kananjalo baya kuqhubeka begcwalisa i-eDiary yonke imihla.</text:p>
      <text:p text:style-name="P13">Abazali okanye abagcini baza kubuya beze kusibona kwiiveki ezimalunga nezi-2.</text:p>
      <text:p text:style-name="P13">Cacisa ezi nkcukacha malunga nophononongo ukuya phambili</text:p>
      <text:p text:style-name="P13">Ngelixa esekhaya umntwana, umzali/umgcini unokukhululeka ukuba atsalele umnxeba iqela lophononongo ngalo nangaliphi na ixesha xa enemibuzo okanye okumxhalabisayo.</text:p>
      <text:p text:style-name="P13">[1]Ukujonga umntwana ngelixa esekhaya, iqela lophononongo liya kutsala umnxeba izihlandlo ezithathu: [2]ngoSuku lwesi-3, uSuku lwesi-4 noSuku lwesi-8[3].</text:p>
      <text:p text:style-name="P13">Liya kubuza ukuba uziva njani na umntwana (kuquka izehlo zokugabha, isicaphucaphu kunye nokuhambisa kwesisu) kwanokuba kukho amayeza awathathileyo na ngaphandle kweyeza lophononongo.</text:p>
      <text:p text:style-name="P13">[1]Kukho amayeza athile anokwenza kube nzima ukuba iqela lophononongo libone ukuba liyasebenza na iyeza lophononongo.</text:p>
      <text:p text:style-name="P13">Ukuba ngaba umntwana uthatha inxaxheba kuphononongo, uya kucelwa ukuba angawathathi lo mayeza angamanye ngexesha ekuphononongo.</text:p>
      <text:p text:style-name="P13">[1]Abazali/abagcini kufuneka kananjalo bagcwalise i-eDiary yonke imihla ukulandelela ukuba ngaba umntwana uyagabha na okanye unezinye iimpawu zentsholongwane yesisu, ezifana nesicaphucaphu nokuhambisa kwesisu.</text:p>
      <text:p text:style-name="P13">Kananjalo kufuneka bagcine iinkcukacha zethamo ngalinye leyeza lophononongo abalinika umntwana.</text:p>
      <text:p text:style-name="P13">[1]Abazali/abagcini kuya kufuneka ukuba babuye kwiiveki ezimalunga nezi-2 (ngoSuku okanye malunga nakuSuku lwe-15) ukubuyisa i-eDiary.</text:p>
      <text:p text:style-name="P13">Umntwana unokuza ukuba ngaba uyafuna kodwa akudingeki.</text:p>
      <text:p text:style-name="P13">Indlela elithathwa ngayo iyeza lophononongo</text:p>
      <text:p text:style-name="P13">[1]Iyeza lophononongo lingamanzi (ulwelo).</text:p>
      <text:p text:style-name="P13">Wena, okanye umntwana wakho, niya kuthatha ithamo lenu lokuqala leyeza lophononongo ngelixa nilapha namhlanje.</text:p>
      <text:p text:style-name="P13">[1]Wena, okanye umntwana wakho, niya kuthatha iyeza lophononongo kathathu ngemini iintsuku ezi-2[2]‒[3]7.</text:p>
      <text:p text:style-name="P13">Wena, okanye umntwana wakho, ningayeka ukuthatha iyeza lophononongo emva kokuba niye anagula imini yonke kunye nobusuku (iiyure ezingama-24).</text:p>
      <text:p text:style-name="P13">Iqela lophononongo liya kunixelela ukuba lithathwa njani na kwaye nanini na iyeza lophononongo kunye nesiselo esikhethekileyo ekhaya.</text:p>
      <text:p text:style-name="P13">Cacisa ezi nkcukacha malunga neyeza lophononongo kunye ne-ORT</text:p>
      <text:p text:style-name="P13">[1]Umntwana uya kufumana ithamo lakhe lokuqala leyeza lophononongo kwiziko lophononongo namhlanje.</text:p>
      <text:p text:style-name="P13">Iqela lophononongo liya kumjonga umntwana ngenyameko ukukhangela iziphumo ezisecaleni ezingafanelekanga okanye ukwalisa.</text:p>
      <text:p text:style-name="P13">Iyeza lophononongo kunye nosingayeza zombini zinikezwa njengeyeza elingamanzi.</text:p>
      <text:p text:style-name="P13">Emva kokuba elithathile ithamo lokuqala leyeza lophononongo, umntwana uya kusela into engamanzi encenda ukubuyisela amanzi athe alahleka ngenxa yokuhambisa kwesisu kunye nokugula.</text:p>
      <text:p text:style-name="P13">[1]Xa egoduka namhlanje, umntwana uya kuthatha elinye ithamo leyeza lophononongo kwiiyure ezi-4[2]‒[3]6 emva kwethamo lokuqala (ngokuxhomekeke kwixesha lotyelelo, ithamo lesithathu nalo linokuthathwa namhlanje).</text:p>
      <text:p text:style-name="P13">[1]Ithamo ngalinye liya kunikezwa ngaphambi kwesidlo (okanye ngexesha apho bekufanele ukuba sityiwa ngalo isidlo, ukuba ngaba akalambanga umntwana).</text:p>
      <text:p text:style-name="P13">Kufuneka lithathwe kathathu ngemini:</text:p>
      <text:p text:style-name="P13"><text:soft-page-break/>Kwimizuzu engama-30 ngaphambi kwesidlo sakusasa, esasemini kunye nesangokuhlwa.</text:p>
      <text:p text:style-name="P13">Umntwana kufuneka athathe ubuncinane amathamo amathandathu xa ewonke ngexesha lophononongo.</text:p>
      <text:p text:style-name="P13">[1]Ukuba ngaba umntwana uye wayeka ukugula iiyure ezingama-24, kwaye sele ewathathile amathamo amathandathu ewonke, unokuyeka ukuthatha iyeza lophononongo.</text:p>
      <text:p text:style-name="P13">Ukuba ngaba usagula, kunokwenzeka ukuba kufuneke aqhubeke nokuthatha iyeza lophononongo iintsuku ezisi-7 zizonke.</text:p>
      <text:p text:style-name="P13">Ugqirha wophononongo uya kunika imiyalelo malunga nokuba iyeza lophononongo kumele lithathwe njani na nanini na kunye/okanye isiselo sokubuyisela amanzi ekhaya.</text:p>
      <text:p text:style-name="P13">Malunga neyeza lophononongo (kuyaqhubeka)</text:p>
      <text:p text:style-name="P13">Indlela elingakwenza uzive ngayo iyeza lophononongo wena, okanye umntwana wakho</text:p>
      <text:p text:style-name="P13">Asazi nokuba iyeza lophononongo liza kukwenza wena, okanye umntwana wakho, niive ngcono na.</text:p>
      <text:p text:style-name="P13">Abanye abantu abadala kunye nabantwana abaye bathatha iyeza lophononongo ngamanye amaxesha:</text:p>
      <text:p text:style-name="P13">baba nentloko ebuhlungu</text:p>
      <text:p text:style-name="P13">baziva besozela, okanye</text:p>
      <text:p text:style-name="P13">baba nomlomo owomileyo.</text:p>
      <text:p text:style-name="P13">Ezi zinto zinokwenzeka okanye zingenzeki kuwe, okanye umntwana wakho.</text:p>
      <text:p text:style-name="P13">Ukuba ngaba umntwana akaziwa ephilile, kufuneka axelele umzali okanye umgcni wakhe.</text:p>
      <text:p text:style-name="P13">Chaza ezi nkcukacha malunga namacala angemahlanga okanye ubungozi obungakho bokuthatha inxaxheba</text:p>
      <text:p text:style-name="P13">[1]Kubalulekile ukuba umzali/umgcini aqonde ukuba asazi ukuba ngaba iyeza lophononongo liya kusebenza na kweli thamo lisezantsi.</text:p>
      <text:p text:style-name="P13">Linokungamenzi ukuba azive ngcono umntwana.</text:p>
      <text:p text:style-name="P13">Nangona kunjalo, ukuba ngaba umntwana uyiva isiba mandundu imeko yakhe okanye ukuba ngaba ugqirha wophononongo ukholelwa ukuba udinga amanye amanyango, umntwana kufuneka akhutshwe kuphononongo aze anike unakekelo aludingayo.</text:p>
      <text:p text:style-name="P13">[1]Kananjalo, iyeza lophononongo linokuba neziphumo zalo ezisecaleni ezingafanelekanga nezinokwenza ukuba umntwana azive egula.</text:p>
      <text:p text:style-name="P13">Ezona ziphumo zisecaleni zingafanelekanga eziqhelekileyo zeyeza lophononongo yintloko ebuhlungu, ukuziva usozela kunye nokuba nomlomo owomileyo.</text:p>
      <text:p text:style-name="P13">[1]Umntwana unokuqaphela ezinye iziphumo ezisecaleni ezingafanelekanga.</text:p>
      <text:p text:style-name="P13">Uluhlu olupheleleyo lweziphumo ezisecaleni ezingafanelekanga ezingakhona lunokufumaneka kwiFomu yeMvume Esekelwe Elwazini.</text:p>
      <text:p text:style-name="P13">Umntwana kufuneka axelele umzali/umgcini wakhe ukuba unazo naziphi na iziphumo ezisecaleni ezingafanelekanga.</text:p>
      <text:p text:style-name="P13">Umzali/umgcini kufuneka axelele iqela lophononongo malunga nazo naziphi na ezinye iimpawu anazo umntwana, nokuba ngaba abacingi ukuba zinxulumene neyeza lophononongo.</text:p>
      <text:p text:style-name="P13">Iingcinga ezimbalwa zokugqibela</text:p>
      <text:p text:style-name="P13">[1]Wena, okanye umntwana wakho, akunyanzelekanga ukuba nibe kuphononongo ukuba ngaba awufuni/akafuni.</text:p>
      <text:p text:style-name="P13">Unokuzama/angazama ezinye izinto ukuze ube/abe ngcono.</text:p>
      <text:p text:style-name="P13">Akekho omnye umntu ngaphandle kwakho, abazali okanye abagcini kunye neqela lophononongo oya kwazi ukuba ukuphononongo.</text:p>
      <text:p text:style-name="P13">Ingaba ikhona enye into ongathanda ukuyibuza?</text:p>
      <text:p text:style-name="P13">Ingaba unganomdla wokuba yinxalenye yolu phononongo?</text:p>
      <text:p text:style-name="P13">Chaza iinzuzo ezingakho ngokuthatha inxaxheba</text:p>
      <text:p text:style-name="P13">Ukuba ngaba umntwana uthe wathatha inxaxheba, uya kunakekela ngononophelo liqela lophononongo, kwaye iyeza lophononongo kunye namaxilongo ziya kunikezelwa ngaphandle kweendleko kumzali/umgcini.</text:p>
      <text:p text:style-name="P13">[1]Ukuthatha inxaxheba kungayiphucula imeko yomntwana kodwa ke akunakuqinisekiswa oku.</text:p>
      <text:p text:style-name="P13">Usenokuba kwiqela elifumana usingayeza angafumani yeza lophononongo lisebenzayo.</text:p>
      <text:p text:style-name="P13"><text:soft-page-break/>Bonke abantwana baza kufumana i-ORT.</text:p>
      <text:p text:style-name="P13">Ulwazi oluvela kuphononongo lunokubanceda abantwana abanentsholongwane yesisu kwilixa elizayo.</text:p>
      <text:p text:style-name="P13">[1]Ukuthatha inxaxheba kolu phononongo sisigqibo somzali/umgcini womzali.</text:p>
      <text:p text:style-name="P13">Akunyanzelekanga ukuba bathathe inxaxheba ukuze bafumane unakekelo lonyango.</text:p>
      <text:p text:style-name="P13">Bona kunye nomntwana banokuthetha nogqirha wabo wophononongo malunga nezinye iindlela zonyango abangazikhetha ukwenzela intsholongwane yesisu.</text:p>
      <text:p text:style-name="P13">Buza ukuba banayo nayiphi imibuzo na, uze ubuze ukuba ngaba bayafuna ukuthatha inxaxheba kolu phononongo.</text:p>
      <text:p text:style-name="P13">IKhadi le-ID loMthathi-nxaxheba</text:p>
      <text:p text:style-name="P13">[1]Umzali/umgcini kufuneka aligcine kuye eli khadi maxa onke ngelixa umntwana wakhe ethatha inxaxheba kolu phononongo.</text:p>
      <text:p text:style-name="P13">Nceda uveze eli khadi kuwo nawaphi na amatyelelo onyango umntwana wakho kwagqirha, esibhedlele okanye ekhemesti[1]</text:p>
      <text:p text:style-name="P13">Igama lomntwana</text:p>
      <text:p text:style-name="P13">Inombolo yomthathi-nxaxheba </text:p>
      <text:p text:style-name="P13">Yenzelwe abasebenzi bezonyango</text:p>
      <text:p text:style-name="P13">[1]Umntwana uthatha inxaxheba kuphononongo lophando lonyango oluhlola ukusebenza kwe-omperidone ekulawuleni ukugabha kubantwana abane-acute gastroenteritis.</text:p>
      <text:p text:style-name="P13">Nceda uqhagamshelane nogqirha wophononongo phambi kokuba utshintshe amayeza omntwana.</text:p>
      <text:p text:style-name="P13">Ugqirha woPhononongo</text:p>
      <text:p text:style-name="P13">Idilesi yesiza sophononongo</text:p>
      <text:p text:style-name="P13">Inombolo yomnxeba yesiza sophononongo</text:p>
      <text:p text:style-name="P13"/>
      <text:p text:style-name="P54">Iphepha eliNgaphandle leNkcazelo yeNkxaso yoPhononongo</text:p>
      <text:p text:style-name="P13">Isihloko soXwebhu</text:p>
      <text:p text:style-name="P13">Isikhokelo seSigulana soPhononongo lwe-Starz</text:p>
      <text:p text:style-name="P13">Abantu ekuLungiselelwe bona neNdlela yokuSebenzisa</text:p>
      <text:p text:style-name="P13">Esi sikhokelo sinolwazi olubalulekileyo ukuze izigulana zikhangele kuso ebudeni bokuthatha inxaxheba kuphononongo, ukubanceda ukulungiselela amatyelelo nokuqonda ngeenkqubo eziza kwenzeka ebudeni bophononongo.</text:p>
      <text:p text:style-name="P13">Inqanaba lokuSebenzisa (ubhaliso/imvume/ukuthatha inxaxheba kuphononongo)</text:p>
      <text:p text:style-name="P13">Ebudeni bokuthabatha inxaxheba kuphononongo </text:p>
      <text:p text:style-name="P13">Ifomethi yokuGqibela (ubukhulu bombhalo/iwebhu)</text:p>
      <text:p text:style-name="P13">A5, 12pp, uqweqwe lwalo, lubhalwe ngemibala emi-4 kwi-170 gsm yesilika, isongiwe, yasikwa, yagotywa yaze yathungwa okwe-saddle</text:p>
      <text:p text:style-name="P13">Inani lamagama ento</text:p>
      <text:p text:style-name="P13">Elona nani liphezulu licetyiswayo lamagama: Amagama ali-150 kwiphepha ngalinye lombhalo </text:p>
      <text:p text:style-name="P13">Jonga amaphepha azimeleyo ukufumana inani lokwenene lamagama.</text:p>
      <text:p text:style-name="P13">Iinjongo zombandela</text:p>
      <text:p text:style-name="P13">•<text:tab/>Ukugqabaza malunga nophononongo nokuchaza ukuba kulindelwe ukuba zenze ntoni na izigulana ngexesha lamatyelelo ophononongo</text:p>
      <text:p text:style-name="P13">•<text:tab/>Ukucacisa ngokubanzi nantoni na ekufuneka umguli ayenze ekhaya (ngaphandle kwamatyelelo ophononongo)</text:p>
      <text:p text:style-name="P13">•<text:tab/>Ukunikezela ngemiyalelo ukwenzela xa kukho iingxaki ebudeni bophononongo </text:p>
      <text:p text:style-name="P13">Uthathelo-ngqalelo lwabaphulaphuli</text:p>
      <text:p text:style-name="P13">Esi sikhokelo sophononongo sibhalelwe izigulane ezineminyaka yobudala eli-10–17.</text:p>
      <text:p text:style-name="P13"/>
      <text:p text:style-name="P13"><text:span text:style-name="T18">Sincede sifumane olungolunye unyango lohlobo 2 lwesifo seswekile kwabaselula</text:span></text:p>
      <text:p text:style-name="P2"><text:span text:style-name="T23">Isikhokelo sakho kuPhononongo lwe-Starz</text:span></text:p>
      <text:p text:style-name="P2"><text:span text:style-name="T9">Senzele abantwana kwanabo bafikisayo abanohlobo lwesi-2 lesifo seswekile</text:span></text:p>
      <text:p text:style-name="P13">Wamkelekile kuPhononongo lwe-Starz </text:p>
      <text:p text:style-name="P13">Siyazi ukuba kunokuba nzima ukuba nohlobo lwesi-2 lesifo seswekile xa usemncinci. Ngokuthatha inxaxheba kuPhononongo lwe-Starz, uyakube unceda abanye abantu abasebancinci abanohlobo lwesi-2 lesifo seswekile kwilixa elizayo. Enkosi ngokuthatha inxaxheba kolu phononongo lubalulekileyo!</text:p>
      <text:p text:style-name="P13"/>
      <text:p text:style-name="P13">Ingaba ubusazi…? </text:p>
      <text:p text:style-name="P13">•<text:tab/>Uphononongo lwe-Starz luya kuquka malunga nabantwana abali-195 kwanabo bafikisayo kwihlabathi jikelele abanohlobo lwesi-2 lesifo seswekile</text:p>
      <text:p text:style-name="P13">Esi sikhokelo siqulethe ulwazi oluluncedo malunga noPhononongo lwe-Starz. Ukuba ngaba unayo nayiphi na imibuzo, nceda utsalele ugqirha wophononongo umnxeba usebenzisa inombolo elapha ngezantsi, okanye usibuze kutyelelo lophononongo lwakho olulandelayo.</text:p>
      <text:p text:style-name="P13">Igama likagqirha wophononongo: </text:p>
      <text:p text:style-name="P13">Inombolo yomnxeba kagqirha wophononongo:</text:p>
      <text:p text:style-name="P13">Iziseko zoPhononongo lwe-Starz Study</text:p>
      <text:p text:style-name="P13">Uphononongo lwe-Starz lujonga iyeza elitsha elinokuveliswa (elaziwa ngokuba “liyeza eliphandwayo”) elibizwa ngokuba yi-exenatide, nelinikezelwa njengesitofu esihlatywa apha ngaphantsi nje kwesikhumba, kabini ngosuku. Ngokuba yinxalenye yolu phononongo, unceda oogqirha ukuba bafumanise ukuba ngaba i-exenatide ingawalawula na amaqondo eswekile esegazini kubantwana nakwabo bafikisayo abanohlobo lwesi-2 lesifo seswekile.</text:p>
      <text:p text:style-name="P13">I-exenatide sele isetyenziswa ngabantu abadala abanohlobo lwesi-2 lesifo seswekile. Siyiphononongile i-exenatide kubantu abadala kodwa sidinga ukubona ukuba ikhuselekile na kwaye iyasebenza na kubantwana nakwabo bafikisayo kananjalo. </text:p>
      <text:p text:style-name="P13"/>
      <text:p text:style-name="P13"><text:soft-page-break/>Ingaba ndiza kuthatha i-exenatide? </text:p>
      <text:p text:style-name="P13">Iyeza lophononongo olifumanayo liza kukhethwa ngendlela engaqingqwanga (njengokuqengqa idayisi). Uza kufumana i-exenatide okanye usingayeza. Usingayeza naye sisitofu, kwaye ukhangeleka ngokufanayo ne-exenatide koko akaqulethanga zithako zizizo zeyeza. Awusayi kwazi ukuba leliphi iyeza lophononongo olifumanayo, kwaye nogqirha wophononongo ngeke azi. </text:p>
      <text:p text:style-name="P13"/>
      <text:p text:style-name="P13">Wonke umntu uza kufumana usingayeza (ifana nqwa nechiza eliphandwayo kodwa yona ayinazo izithako ezisebenzayo) ebuncinaneni bexesha lophononongo. Ababini kwabathathu abantu baza kuphinda bafumane i-exanatide ngexesha lophononongo. Omnye kwabathathu abantu uza kufumana usingayeza kuphela. kuphela. </text:p>
      <text:p text:style-name="P13"/>
      <text:p text:style-name="P13">Kwenzeka ntoni kuPhononongo lwe-Starz?</text:p>
      <text:p text:style-name="P13">Uphononongo lwe-Starz lunezigaba ezithathu ezingundoqo. Umzobo ukubonisa ukuba yintoni eza kwenzeka ngexa lesigaba ngasinye sophononongo.</text:p>
      <text:p text:style-name="P56"><text:span text:style-name="T15">Ixesha loHluzo </text:span></text:p>
      <text:p text:style-name="P56"><text:span text:style-name="T10">Kwisigaba sokuqala sophononongo, uya kuba notyelelo olunye okanye amabini kunye nogqirha wophononongo, oya kwenza amahlolo empilo ukubona ukuba lukulungele na uphononongo.</text:span></text:p>
      <text:p text:style-name="P57"/>
      <text:p text:style-name="P56"><text:span text:style-name="T15">Ixesha lonyango </text:span></text:p>
      <text:p text:style-name="P56"><text:span text:style-name="T10">Ngeli xesha, uya kuqalisa ukuthatha iyeza lophononongo. Iqela lophononongo liya kukubonisa indlela yokusebenzisa usiba lokuzihlaba ukuze wena, umzali, umnakekeli, okanye umongikazi wasesikolweni akwazi ukukuhlaba ekhaya okanye esikolweni. </text:span></text:p>
      <text:p text:style-name="P57"/>
      <text:p text:style-name="P56"><text:span text:style-name="T10">Uya kuthatha iyeza lophononongo kabini ngosuku (khangela icandelo elithi “Ukuthatha iyeza lam lophononongo” ukufumana iinkcukacha) iiveki ezingama-29 (malunga neenyanga ezisi-7). Kananjalo uya kuthatha inxaxheba kwinkqubo yokutya ngendlela ethile nokuzilolonga eyenzelwe nje wena nguGqirha Obhalisiweyo wezeSondlo okanye umntu Obhalisiweyo Ofundisa ngeSifo Seswekile. Uya kutyelela iziko izihlandlo ezithandathu kwaye utsalelwe umnxeba kane liqela lophononongo. </text:span></text:p>
      <text:p text:style-name="P57"/>
      <text:p text:style-name="P56"><text:span text:style-name="T10">Ukuba ngaba unobunzima bokulawula amaqondo eswekile yakho esegazini ngexesha lonyango, iqela lophononongo liya kukucela ukuba uze kwiziko kutyelelo olungaphezulu ukujonga ukuba ingaba uphononongo lukulungele na.</text:span></text:p>
      <text:p text:style-name="P57"/>
      <text:p text:style-name="P56"><text:span text:style-name="T15">Ixesha lolandelelo</text:span></text:p>
      <text:p text:style-name="P56"><text:span text:style-name="T10">Ngokuxhomekeke ekubeni ukhula kangakanani na ngobude ngexesha lophononongo, unokucelwa ukuba uye kwiziko kumanye amatyelelo ophononongo angaphezulu rhoqo kwiinyanga ezi-6, ukuya kutsho kwiminyaka emi-3. </text:span></text:p>
      <text:p text:style-name="P13"/>
      <text:p text:style-name="P13"><text:span text:style-name="T15">Ukuthatha iyeza lam lophononongo</text:span></text:p>
      <text:p text:style-name="P13"><text:span text:style-name="T10">Sebenzisa eli phepha ukukunceda ucwangcise ukuba uyakuzithatha ngeliphi na ixesha izitofu zeyeza lakho lophononongo. </text:span></text:p>
      <text:p text:style-name="P13"><text:span text:style-name="T10">Ukuba ngaba unemibuzo malunga nokuba uligcwalisa njani na eli phepha, buza umzali, umnanekeli, okanye ilungu leqela lophononongo ukuba likuncede</text:span></text:p>
      <text:p text:style-name="P13"><text:soft-page-break/><text:span text:style-name="T10">Kuza kufuneka ukuba uthathe izitofu zeyeza lakho lophononongo kabini ngosuku, kwixesha elingekho ngaphezulu kweyure </text:span><text:span text:style-name="T15">e-1</text:span><text:span text:style-name="T10"> ngaphambi kokuba utye isidlo sakho sakusasa nesangokuhlwa. Ezi zidlo zibini kufuneka zohluke esinye kwesinye ubuncinane kangangeeyure ezi-6. </text:span></text:p>
      <text:p text:style-name="P13"><text:span text:style-name="T15">Isidlo sakusasa</text:span><text:span text:style-name="T10"> (kubantu abaninzi, esi iyakuba yibrakfesi.)</text:span></text:p>
      <text:p text:style-name="P13"><text:span text:style-name="T10">Bhala ixesha oqhele ukutya ngalo isidlo sakusasa:___________________ </text:span></text:p>
      <text:p text:style-name="P13"><text:span text:style-name="T10">Kuza kufuneka ukuba uthathe iyeza lakho lophononongo kwixesha elingekho ngaphezu kweyure e-1 ngaphambi kokuba uqalise isidlo sakho. Umzekelo, ukuba ngokwesiqhelo utya isidlo sakho sakusasa ngentsimbi yesi-7:00 kusasa, kuza kufuneka ukuba uthathe iyeza lakho lophononongo phakathi kwentsimbi yesi-6:00 neyesi-7:00 kusasa.</text:span></text:p>
      <text:p text:style-name="P13"><text:span text:style-name="T10">Bhala ixesha oza kulithatha ngalo iyeza lakho lophononongo: _______________________</text:span></text:p>
      <text:p text:style-name="P11"/>
      <text:p text:style-name="P13"><text:span text:style-name="T15">Isidlo sangokuhlwa</text:span><text:span text:style-name="T10"> (kubantu abaninzi, esi iya kuba yisophoro.)</text:span></text:p>
      <text:p text:style-name="P13"><text:span text:style-name="T10">Ngokwesiqhelo usitya nini isidlo sakho sangokuhlwa:___________________ </text:span></text:p>
      <text:p text:style-name="P13"><text:span text:style-name="T10">Kuza kufuneka ukuba uthathe iyeza lakho lophononongo kwixesha elingekho ngaphezu kweyure e-1 ngaphambi kokuba uqalise isidlo sakho. Umzekelo, ukuba ngokwesiqhelo utya isidlo sakho sangokuhlwa ngentsimbi yesi-6:00 ngokuhlwa, kuza kufuneka ukuba uthathe ithamo lakho langokuhlwa leyeza lophononongo phakathi kwentsimbi yesi-5:00 neyesi-6:00 ngokuhlwa. </text:span></text:p>
      <text:p text:style-name="P13"><text:span text:style-name="T10"><text:s/>Bhala ixesha oza kulithatha ngalo iyeza lakho lophononongo: _______________________NGOKUHLWA</text:span><text:span text:style-name="T15">*</text:span></text:p>
      <text:p text:style-name="P11"/>
      <text:p text:style-name="P11"/>
      <text:p text:style-name="P13"><text:span text:style-name="T10">*Ingaba eli xesha lohluke kangangeeyure ezi-6 ubuncinane emva kwexesha lesitofu sakho sakusasa? </text:span></text:p>
      <text:p text:style-name="P13"><text:span text:style-name="T10">Ewe (Kwakuhle ke! Ukulungele ukuqalisa!)</text:span></text:p>
      <text:p text:style-name="P13"><text:span text:style-name="T10">Hayi (Nceda ucele iqela lophononongo ukuba likuncede ukhethe elinye ixesha lokuthatha isitofu sakho sesibini.)</text:span></text:p>
      <text:p text:style-name="P58"><text:span text:style-name="T15">Yintoni eza kwenzeka ngezi zihlandlo zotyelelo zophononongo?</text:span></text:p>
      <table:table table:name="Table7" table:style-name="Table7">
        <table:table-column table:style-name="Table7.A"/>
        <table:table-column table:style-name="Table7.B"/>
        <table:table-row table:style-name="Table7.1">
          <table:table-cell table:style-name="Table7.A1" office:value-type="string">
            <text:p text:style-name="P60"><text:span text:style-name="T7">Yintoni eyenziwayo</text:span></text:p>
          </table:table-cell>
          <table:table-cell table:style-name="Table7.B1" office:value-type="string">
            <text:p text:style-name="P61"><text:span text:style-name="T7">Yenziwa njani</text:span></text:p>
          </table:table-cell>
        </table:table-row>
        <table:table-row table:style-name="Table7.1">
          <table:table-cell table:style-name="Table7.A1" office:value-type="string">
            <text:p text:style-name="P60"><text:span text:style-name="T4">Ukuxilongwa komzimba</text:span></text:p>
          </table:table-cell>
          <table:table-cell table:style-name="Table7.B1" office:value-type="string">
            <text:p text:style-name="P61"><text:span text:style-name="T4">Ugqirha okanye umongikazi wophononongo uza kujonga iindawo ezahlukeneyo zomzimba wakho, aze athathe umlinganiselo wobude bakho, ubunzima bomzimba, kwanokuba ukhula njani na umzimba wakho.</text:span></text:p>
          </table:table-cell>
        </table:table-row>
        <table:table-row table:style-name="Table7.1">
          <table:table-cell table:style-name="Table7.A1" office:value-type="string">
            <text:p text:style-name="P60"><text:span text:style-name="T4">Iimpawu ezibalulekileyo </text:span></text:p>
          </table:table-cell>
          <table:table-cell table:style-name="Table7.B1" office:value-type="string">
            <text:p text:style-name="P61"><text:span text:style-name="T4">Ugqirha okanye umongikazi wophononongo uza kujonga ukuphefumla kwakho, ukubetha kwentliziyo, uxinzelelo lwegazi, kunye nobushushu bomzimba.</text:span></text:p>
          </table:table-cell>
        </table:table-row>
        <table:table-row table:style-name="Table7.1">
          <table:table-cell table:style-name="Table7.A1" office:value-type="string">
            <text:p text:style-name="P63"><text:span text:style-name="T4">I-electrocardiogram (ECG)</text:span></text:p>
          </table:table-cell>
          <table:table-cell table:style-name="Table7.B1" office:value-type="string">
            <text:p text:style-name="P62"><text:span text:style-name="T4">Ugqirha okanye umongikazi wophononongo uza kubeka iipetshi ezithile kulusu lwakho ukuthatha umlinganiselo wokubetha kwentliziyo. </text:span></text:p>
          </table:table-cell>
        </table:table-row>
        <table:table-row table:style-name="Table7.1">
          <table:table-cell table:style-name="Table7.A1" office:value-type="string">
            <text:p text:style-name="P63"><text:span text:style-name="T4">Uvavanyo lwegazi</text:span></text:p>
          </table:table-cell>
          <table:table-cell table:style-name="Table7.B1" office:value-type="string">
            <text:p text:style-name="P64"><text:span text:style-name="T4"><text:s/>Ugqirha okanye umongikazi wophononongo uza kuthatha igazi engalweni yakho. Baza kujonga igazi lakho ukuhlola impilo yakho baze babone ukuba iyeza lophononongo liyasebenza na emzimbeni wakho.</text:span></text:p>
          </table:table-cell>
        </table:table-row>
        <table:table-row table:style-name="Table7.1">
          <table:table-cell table:style-name="Table7.A1" office:value-type="string">
            <text:p text:style-name="P63"><text:span text:style-name="T4">Uvavanyo lomchamo</text:span></text:p>
          </table:table-cell>
          <table:table-cell table:style-name="Table7.B1" office:value-type="string">
            <text:p text:style-name="P64"><text:span text:style-name="T4">Uza kunikezela ngesampuli yomchamo. Ugqirha wophononongo uza kujonga umchamo wakho ukuhlola impilo yakho. Ukuba ngaba uyintombazana esele iqalile ukuya exesheni, baza kusebenzisa isampuli yakho yomchamo kananjalo ukwenza uvavanyo lokukhulelwa.</text:span></text:p>
          </table:table-cell>
        </table:table-row>
        <table:table-row table:style-name="Table7.1">
          <table:table-cell table:style-name="Table7.A1" office:value-type="string">
            <text:p text:style-name="P63"><text:span text:style-name="T4">Ukunikwa iingcebiso ngendlela yokutya nezesondlo</text:span></text:p>
          </table:table-cell>
          <table:table-cell table:style-name="Table7.B1" office:value-type="string">
            <text:p text:style-name="P62"><text:span text:style-name="T4">Ukuya kufunda malunga neendlela ezisempilweni zokutya nokuzilolonga.</text:span></text:p>
          </table:table-cell>
        </table:table-row>
        <table:table-row table:style-name="Table7.1">
          <table:table-cell table:style-name="Table7.A1" office:value-type="string">
            <text:p text:style-name="P63"><text:span text:style-name="T4">Imibuzo</text:span></text:p>
          </table:table-cell>
          <table:table-cell table:style-name="Table7.B1" office:value-type="string">
            <text:p text:style-name="P63"><text:span text:style-name="T4">Ilungu leqela lophononongo liya kukubuza imibuzo malunga nempilo yakho (yangaphambili neyangoku), nawo nawaphi na amayeza okhe wawathatha, </text:span><text:soft-page-break/><text:span text:style-name="T4">kwanokuba uziva njani.</text:span></text:p>
          </table:table-cell>
        </table:table-row>
      </table:table>
      <text:p text:style-name="P13"/>
      <text:p text:style-name="P13">Yintoni eza kwenzeka kutyelelo ngalunye lophononongo?</text:p>
      <text:p text:style-name="P13"><text:tab/>Utyelelo 1 (uhluzo)<text:tab/>Utyelelo 2<text:tab/>Utyelelo 32<text:tab/>Utyelelo 4 (umnxeba) <text:tab/>Utyelelo 5<text:tab/>Utyelelo 6 (umnxeba)<text:tab/>Utyelelo 7<text:tab/>Utyelelo 8 (umnxeba)<text:tab/>Utyelelo 9<text:tab/>Utyelelo 10 (umnxeba)<text:tab/>Utyelelo 11<text:tab/>Amatyelelo olandelelo</text:p>
      <text:p text:style-name="P13">Umhla wotyelelo (gcwalisa apha njengesikhumbuzi sakho)<text:tab/>Umhla:</text:p>
      <text:p text:style-name="P13"><text:s/></text:p>
      <text:p text:style-name="P13">Ixesha: Umhla:</text:p>
      <text:p text:style-name="P13"><text:s/></text:p>
      <text:p text:style-name="P13">Ixesha: 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Umhla:</text:p>
      <text:p text:style-name="P13"><text:s/></text:p>
      <text:p text:style-name="P13">Ixesha:</text:p>
      <text:p text:style-name="P13"><text:tab/>Khangela isithuba esingezantsi ukufumana imihla namaxesha</text:p>
      <text:p text:style-name="P13">Akukho kutya okanye siselo (ngaphandle kwamanzi) ubuncinane kangangeeyure ezisi-8 ngaphambi kotyelelo (ziphathele amaqebengwane okanye ukutya xa usiya kutyelelo)<text:tab/>Amaphepha ekumele agcwaliswe<text:tab/><text:tab/><text:tab/><text:tab/><text:tab/><text:tab/><text:tab/><text:tab/><text:tab/><text:tab/><text:tab/><text:tab/></text:p>
      <text:p text:style-name="P13">Ukufumana iyeza lophononongo<text:tab/><text:tab/><text:tab/><text:tab/><text:tab/><text:tab/><text:tab/></text:p>
      <text:p text:style-name="P13">Funda ngendlela yokusebenisa usiba lokuzihlaba uze ufumane isitofu zokubonisa<text:tab/><text:tab/><text:tab/><text:tab/><text:tab/><text:tab/><text:tab/><text:tab/><text:tab/><text:tab/><text:tab/></text:p>
      <text:p text:style-name="P13">Linda ngaphambi kokuba uthathe ithamo lakho lakusasa leyeza lophhononongo ude ube ufikile kwiziko lophononongo<text:tab/><text:tab/><text:tab/>Buyisela amayeza ophononongo neepakathe zawo asetyenzisiweyo nangasetyenziswanga<text:tab/><text:tab/><text:tab/>Yiza nosiba lwakho lokuzihlaba kwiziko lophononongo<text:tab/><text:tab/><text:tab/>Fumana uze ufunde ukuba isetyenziswa njani na imitha yeglukhosi<text:tab/><text:tab/><text:tab/><text:tab/><text:tab/><text:tab/><text:tab/><text:tab/><text:tab/><text:tab/><text:tab/></text:p>
      <text:p text:style-name="P13">Ukufumana iingcebiso ngendlela yokutya nezesondlo<text:tab/>I-ECG ukujonga isingqi sokubetha kwentliziyo </text:p>
      <text:p text:style-name="P13"><text:soft-page-break/>Imibuzo malunga nempilo yakho kwanokusetyenziswa kwamayeza<text:tab/>Imilinganiselo yobunzima bomzimba nobude<text:tab/>Iimpawu ezibalulekileyo <text:tab/>Ukuxilongwa komzimba1<text:tab/>Fumana iidayari zophononongo, kunye namaphepha okutya nokuzilolonga<text:tab/><text:tab/>Ngenisa iidayari zophononongo ezigcwalisiweyo, kunye namaphepha okutya nokuzilolonga<text:tab/><text:tab/>Uvavanyo lwegazi2<text:tab/>Uvavanyo lomchamo3 </text:p>
      <text:p text:style-name="P13"><text:tab/> = Umnxeba </text:p>
      <text:p text:style-name="P13"/>
      <text:p text:style-name="P13">1 Kutyelelo ngalunye lakwiziko lophononongo, ugqirha wophononongo uya kwenza uxilongo ukukhangela ukuba umzimba wakho ukhula njani na. Olu xilongo lubizwa ngokuba yi-Tanner Pubertal Staging. Kutyelelo loku-1 nolwe-11, uya kwenziwa uxilongo olupheleleyo lomzimba.</text:p>
      <text:p text:style-name="P13">2 Inani elincinci labathathi-nxaxheba liya kuthatha inxaxheba kwinxenye yophononongo eza kudinga ukutsalwa kwegazi okungaphezulu okumbalwa ngexesha loTyelelo lwesi-3. Aba bathathi-nxaxheba abayi kulithatha ithamo langokuhlwa leyeza labo lophononongo ngosuku loTyelelo lwesi-3. Ukuba ngaba uyinxalenye yale nxenye yophononongo, uyakusayina ifomu yemvume eyahlukileyo kwaye ugqirha wophononongo uya kukuxelela ukuba wenzeni na.</text:p>
      <text:p text:style-name="P13"/>
      <text:p text:style-name="P13">3 Kumantombazana asele eqalile ukuya exesheni, uvavanyo lomchamo luya kuquka uvavanyo lokukhulelwa.</text:p>
      <text:p text:style-name="P13"/>
      <text:p text:style-name="P13">Ixesha lolandelelo lokhuseleko</text:p>
      <text:p text:style-name="P13">Abanye abathathi-nxaxheba baya kucelwa ukuba baye kumatyelelo angaphezulu akwiziko lophononongo rhoqo kwiinyanga ezi-6 ukuya kutsho kwiminyaka emi-3. Oku kuya kuxhomekeka ekubeni ukhula kangakanani na ngokobude ngexesha lophononongo. Ngexesha lotyelelo ngalunye kula matyelelo angaphezulu, ugqirha wophononongo uyakwenza uvavanyo lwegazi, ajonge impilo yakho ngokubanzi, aze abuze imibuzo malunga nokuba ngawaphi na amayeza owathathayo kwanokuba uziva njani na. </text:p>
      <text:p text:style-name="P13"/>
      <text:p text:style-name="P13"> </text:p>
      <text:p text:style-name="P13">Sebenzisa esi sithuba ukubhala imihla namaxesha ala matyelelo olandelelo: </text:p>
      <text:p text:style-name="P13"/>
      <text:p text:style-name="P13">Utyelelo lolandelelo<text:tab/>Umhla<text:tab/>Ixesha</text:p>
      <text:p text:style-name="P13"/>
      <text:p text:style-name="P13"><text:span text:style-name="T15">Yintoni ekuza kufuneka ndiyenze?</text:span></text:p>
      <text:p text:style-name="P13"><text:span text:style-name="T15">Omawukwenze…</text:span></text:p>
      <text:list xml:id="list73430277756354" text:continue-list="list2656389758879943840" text:style-name="WWNum1">
        <text:list-item>
          <text:p text:style-name="P84"><text:span text:style-name="T10">Zinike (okanye ucele umzali wakho, umnakekeli, okanye umongikazi wasesikolweni ukuba akunike) izitofu zeyeza lophononongo kabini usuku ngalunye. </text:span></text:p>
        </text:list-item>
        <text:list-item>
          <text:p text:style-name="P84"><text:span text:style-name="T10">Uthathe imilinganiselo yamaqondo akho eswekile esegazini njengoko kuyalelwe (jonga iphepha elilandelayo ukufumana iinkcukacha).</text:span></text:p>
        </text:list-item>
        <text:list-item>
          <text:p text:style-name="P84"><text:span text:style-name="T10">Sebenzisa idayari yakho yophononongo ukurekhoda imilinganiselo oyithathe ngemitha yakho yeglukhosi kwakunye nazo naziphi na iimpawu ongaba unazo.</text:span></text:p>
        </text:list-item>
        <text:list-item>
          <text:p text:style-name="P84"><text:span text:style-name="T10">Gcwalisa amaphepha okutya nokuzilolonga. Ilungu leqela lophononongo liza kukubonisa ukuba ukwenza njani na oku.</text:span></text:p>
        </text:list-item>
        <text:list-item>
          <text:p text:style-name="P84"><text:span text:style-name="T10">Thatha onke amayeza akho ophononongo asetyenzisiweyo nangasetyenziswanga, iipakethe zamayeza ophononongo, kunye nosiba lokuzihlaba uziphathe kuwe ixesha ngalinye xa usiya kwiziko lophononongo.</text:span></text:p>
        </text:list-item>
        <text:list-item>
          <text:p text:style-name="P84"><text:span text:style-name="T10">Qhubeka nokuthatha i-metformin yakho eselwa ngomlomo kunye/okanye i-sulfonylurea ukuba ngaba ubuzithatha ngexesha ungena kuphononongo.</text:span></text:p>
        </text:list-item>
        <text:list-item>
          <text:p text:style-name="P84"><text:span text:style-name="T10">Xelela umzali, umnakekeli, okanye umongikazi wasesikolweni ukuba ngaba uziva ungaphilanga ngalo naliphi na ixesha ngethuba lophononongo.</text:span></text:p>
        </text:list-item>
      </text:list>
      <text:p text:style-name="P11"><text:soft-page-break/></text:p>
      <text:p text:style-name="P13"><text:span text:style-name="T15">Musa…</text:span></text:p>
      <text:list xml:id="list73429428078923" text:continue-list="list3481687963534164115" text:style-name="WWNum2">
        <text:list-item>
          <text:p text:style-name="P86"><text:span text:style-name="T10">Ukutya okanye usele nantoni na ngaphandle kwamanzi iiyure ezisi-8 ngaphambi </text:span><text:span text:style-name="T15">kwamanye</text:span><text:span text:style-name="T10"> amatyelelo akho akwiziko lophononongo (elohluzo, uTyelelo 3, noTyelelo 11). Musa ukuthatha nawaphi na kumayeza akho ngezintsuku lide iqela lophononongo likuxelele ukuba uwathathe. </text:span></text:p>
        </text:list-item>
        <text:list-item>
          <text:p text:style-name="P86"><text:span text:style-name="T10">Ukuthatha nawaphi na amayeza (kuquka namanye amayeza akho esifo seswekile) ngomhla wamatyelelo akho kwiziko lophononongo ude ube uxelelwe ukuba uwathathe liqela lophononongo.</text:span></text:p>
        </text:list-item>
        <text:list-item>
          <text:p text:style-name="P86"><text:span text:style-name="T10">Ukuthatha naliphi na iyeza elitsha ngaphandle kokuthetha nogqirha wakho wophononongo kuqala.</text:span></text:p>
        </text:list-item>
        <text:list-item>
          <text:p text:style-name="P86"><text:span text:style-name="T10">Ukwenza umsebenzi odinisayo kwiyure eziyi 24 ngaphambili kotyelelo </text:span><text:span text:style-name="T16">ngalunye</text:span><text:span text:style-name="T10"> lophononongo.</text:span></text:p>
        </text:list-item>
        <text:list-item>
          <text:p text:style-name="P86"><text:span text:style-name="T10">Ukunikezela ngegazi ngelixa uthatha inxaxheba kolu phononongo.</text:span></text:p>
        </text:list-item>
        <text:list-item>
          <text:p text:style-name="P86"><text:span text:style-name="T15">Ingaba ndilithatha njani iyeza lophononongo?</text:span></text:p>
        </text:list-item>
        <text:list-item>
          <text:p text:style-name="P91"><text:span text:style-name="T10">Iqela lophononongo liya kukufundisa wena kunye nomzali wakho okanye umnakekeli ukuba lusetyenziswa njani na usiba lokutofa. </text:span></text:p>
        </text:list-item>
        <text:list-item>
          <text:p text:style-name="P86"><text:span text:style-name="T10">Ekhaya, khangela kwincwadana”yeMiyalelo Yokutofa” kwiSingxobo soPhononongo soLwazi sakho. Tsalela umnxeba kwiziko lophononongo ukuba ngaba unayo nayiphi na imibuzo. </text:span></text:p>
        </text:list-item>
      </text:list>
      <text:p text:style-name="P13"><text:span text:style-name="T10">Cela ikophi yencwadana “yeMiyalelo Yokutofa” kunye nencwadana ukuze unike umongikazi wasesikolweni sakho ukuba ngaba uceba ukuthatha ezinye zezitofu zakho esikolweni.</text:span></text:p>
      <text:p text:style-name="P59"><text:span text:style-name="T15">Kumele ndenzeni ukuba ngaba ndilibele ukuthatha isitofu?</text:span></text:p>
      <text:p text:style-name="P59"><text:span text:style-name="T10">Linda nje uze uthathe isitofu sakho esilandelayo ngexesha eliqhelekileyo. Qiniseka ukuba uwabhala phantsi nawaphi na amathamo owaphosileyo kwidayari yakho yophononongo. </text:span><text:span text:style-name="T15">Musa</text:span><text:span text:style-name="T10"> ukuphinda-phinda ithamo lakho kuba ulungiselela ithamo eliphosiweyo.</text:span></text:p>
      <text:p text:style-name="P9"/>
      <text:p text:style-name="P2"><text:span text:style-name="T15">Kufuneka ndiyithathe njani nanini imilinganiselo yam yamaqondo eglukhosi esegazini? </text:span></text:p>
      <text:p text:style-name="P2"><text:span text:style-name="T10">Iqela lophononongo liya kukufundisa indlela yokusebenzisa imitha yeglukhosi kwanokuba uwarekhoda njani na amaqondo eglukhosi esegazini lakho kwidayari yakho yophononongo.</text:span></text:p>
      <text:p text:style-name="P2"><text:span text:style-name="T10">Kufuneka uthathe imilinganiselo yamaqondo eglukhosi esegazini lakho:</text:span></text:p>
      <text:list xml:id="list73429857420465" text:continue-list="list2896721041784482425" text:style-name="WWNum3">
        <text:list-item>
          <text:p text:style-name="P85"><text:span text:style-name="T10">ngalo nangaliphi na ixesha ocinga ukuba kunokwenzeka ukuba unamaqondo asezantsi eglukhosi esegazini lakho. Ngala maxesha, unokuziva ulambile, ungcangcazela, ubila, unesiyezi, ubhidekile, okanye unobunzima bokuthetha</text:span></text:p>
        </text:list-item>
        <text:list-item>
          <text:p text:style-name="P85"><text:span text:style-name="T10">ngeentsuku ezi-3 ngexesha leeveki ezingaphambi koTyelelo 3 noTyelelo 11. Ngezo ntsuku, kuza kufuneka ukuba uthatha imilinganiselo yamaqondo eglukhosi esegazini lakho ngoko nangoko </text:span><text:span text:style-name="T15">ngaphambi kunye</text:span><text:span text:style-name="T27"> </text:span><text:span text:style-name="T15">nakwiiyure ezi-2 emva</text:span><text:span text:style-name="T10"> kokuqala kwezidlo zakho ezibini ezikhulu.</text:span></text:p>
        </text:list-item>
      </text:list>
      <text:p text:style-name="P13"><text:span text:style-name="T15">Kubazali nabanakekeli</text:span></text:p>
      <text:p text:style-name="P36"><text:span text:style-name="T10">Nceda uncede umntwana wakho:</text:span></text:p>
      <text:list xml:id="list73430481254839" text:continue-list="list73428854262123" text:style-name="WWNum4">
        <text:list-item>
          <text:p text:style-name="P37"><text:span text:style-name="T10">alandele yonke imiyalelo ayinikiweyo liqela lophononongo, kwaye aye kuwo onke amatyelelo akwiziko lophononongo. Nceda uhlele ngokutsha nawaphi na amatyelelo akwiziko lophononongo angeke akwazi ukuya kuwo umntwana wakho</text:span></text:p>
        </text:list-item>
        <text:list-item text:start-value="1">
          <text:p text:style-name="P65"><text:span text:style-name="T10">akuxelele wena okanye ugqirha wophononongo ukuba uziva engaphilanga ngalo nangaliphi na ixesha ngethuba lophononongo, aze azise ugqirha wophononongo ngaphambi kokua athathe nawaphi na amayeza amatsha amiselweyo okanye athengwa ezivenkileni</text:span></text:p>
        </text:list-item>
        <text:list-item>
          <text:p text:style-name="P65"><text:soft-page-break/><text:span text:style-name="T10">eze neepakethe zawo onke amayeza ophononongo asetyenzisiweyo nangasetyenziswanga ngalo lonke ixesha etyelela ugqirha wophononongo</text:span></text:p>
        </text:list-item>
        <text:list-item>
          <text:p text:style-name="P65"><text:span text:style-name="T10">agcwalise idayari yakhe yophononongo namaphepha okutya nokuzilolonga, aze azibuyisele kugqirha wophononongo kutyelelo ngalunye.</text:span></text:p>
        </text:list-item>
      </text:list>
      <text:p text:style-name="P48"/>
      <text:p text:style-name="P36"><text:span text:style-name="T10">Nceda uqinisekise ukuba umntwana wakho uyazi ukuba ukuthabatha inxaxheba kuphononongo lwe-Starz kukuzikhethela kwakhe kwaye angarhoxa ngalo naliphi na ixesha kuphononongo ukuba utshintsha ingqondo yakhe. Enkosi ngokuxhasa umntwana wakho njengoko ethabatha inxaxheba kuPhononongo lwe-Starz.</text:span></text:p>
      <text:p text:style-name="P13"><text:span text:style-name="T10">Nceda ukhumbule ukuqhagamshelana nesibhedlele okanye iziko lophononongo </text:span><text:span text:style-name="T15">ngalo naliphi na ixesha</text:span><text:span text:style-name="T10"> ukuba ngaba unako nakuphi na okukuxhalabisayo malunga nempilo yomntwana wakho</text:span></text:p>
      <text:p text:style-name="P13"><text:span text:style-name="T10">Isikhokelo soPhononongo seSigulane</text:span></text:p>
      <text:p text:style-name="P13"><text:span text:style-name="T10">IsiKhokelo soPhononongo seSigulane</text:span></text:p>
      <text:p text:style-name="P8"/>
      <text:p text:style-name="P13">[FAKA I-LOGO NEMBONAKALO EKHETHEKILEYO YOPHONONONGO]</text:p>
      <text:p text:style-name="P13"/>
      <text:p text:style-name="P13">Ingaba unefiva, ukhohlokhohlo, umfixene, umzimba obuhlungu, okanye ukudinwa okunokubangelwa kukuba unomkhuhlane?</text:p>
      <text:p text:style-name="P13"/>
      <text:p text:style-name="P13">Ukuba impendulo yakho ngu-ewe, unganako ukuthatha inxaxheba kuphononongo lophando lonyango lwamazwe ngamazwe.</text:p>
      <text:p text:style-name="P13"/>
      <text:p text:style-name="P13">UPhononongo lujonga ukusebenza ngokukuko nangokukhuselekileyo kweyeza eliphandwayo kwizigulane ezinomkhuhlane. Olu phononongo lwahlulwe lwangamacandelo amabini, u-A no-B. Ugqirha wakho wophononongo uza kwazisa ukuba uza kuthatha inxaxheba kwiCandelo A okanye u-B wophononongo kusini na.</text:p>
      <text:p text:style-name="P13"/>
      <text:p text:style-name="P13">Unganako ukuthatha inxaxheba kuPhononongo ukuba ngaba:</text:p>
      <text:p text:style-name="P13">•<text:tab/>uphakathi kweminyaka eli-18 nengama-64 ubudala</text:p>
      <text:p text:style-name="P13">•<text:tab/>uneempawu zomkhuhlane</text:p>
      <text:p text:style-name="P13">•<text:tab/>unomkhuhlane oqinisekiswe ngugqirha wophononongo</text:p>
      <text:p text:style-name="P13">•<text:tab/>awunazimeko zempilo ezizezinye ezimandundu</text:p>
      <text:p text:style-name="P13">•<text:tab/>ukhe wanezi mpawu iintsuku ezingaphantsi kwezi-2 (iCandelo B kuphela)</text:p>
      <text:p text:style-name="P13"/>
      <text:p text:style-name="P13"><text:s/>Olu phononongo luza kuthatha iintsuku ezifikelela kwezili-14 kwaye luza kubandakanya ukutyelela kathandathu kwiziko lophando. . Uphononongo i-VX14-787-103 lujongiwe kwakhona lwaze lwavunywa <text:s/>yiKomiti yeeNqobo eziseSikweni yoPhando ye- Pharma-Ethics</text:p>
      <text:p text:style-name="P13"/>
      <text:p text:style-name="P13">Ukuba ngaba unomdla wokufumanisa lukhulu malunga noPhononongo i-VX14-787-103, nceda uthethe nabasebenzi beziko lophando ngokukhawuleza.</text:p>
      <text:p text:style-name="P13"/>
      <text:p text:style-name="P13">[FAKA IINKCUKACHA ZOQHAGAMSHELWANO ZEZIKO LOPHONONONGO]</text:p>
      <text:p text:style-name="P13">[Umbhalo osemazantsi wolawulo lohlelo]</text:p>
      <text:p text:style-name="P13">Uphononongo , iPowusta yeSigulane, [Ushicilelo lombhalo osemazantsi]Uphononongo iPowusta yeSigulane </text:p>
      <text:p text:style-name="P13"/>
      <text:p text:style-name="P13">FAKA I-LOGO NEMBONAKALO EKHETHEKILEYO YOPHONONONGO]</text:p>
      <text:p text:style-name="P13"/>
      <text:p text:style-name="P13">Ingaba unefiva, ukhohlokhohlo, umfixene, umzimba obuhlungu, okanye ukudinwa okunokubangelwa kukuba unomkhuhlane?</text:p>
      <text:p text:style-name="P13"><text:soft-page-break/></text:p>
      <text:p text:style-name="P13">Ukuba impendulo yakho ngu-ewe, unganako ukuthatha inxaxheba kuphononongo lophando lonyango lwamazwe ngamazwe.</text:p>
      <text:p text:style-name="P13"/>
      <text:p text:style-name="P13">UPhononongo lujonga ukusebenza ngokukuko nangokukhuselekileyo kweyeza eliphandwayo kwizigulane ezinomkhuhlane. Olu phononongo lwahlulwe lwangamacandelo amabini, u-A no-B. Ugqirha wakho wophononongo uza kwazisa ukuba uza kuthatha inxaxheba kwiCandelo A okanye u-B wophononongo kusini na.</text:p>
      <text:p text:style-name="P13"/>
      <text:p text:style-name="P13">Unganako ukuthatha inxaxheba kuPhononongo ukuba ngaba:</text:p>
      <text:p text:style-name="P13">•<text:tab/>uphakathi kweminyaka eli-18 nengama-64 ubudala</text:p>
      <text:p text:style-name="P13">•<text:tab/>uneempawu zomkhuhlane</text:p>
      <text:p text:style-name="P13">•<text:tab/>unomkhuhlane oqinisekiswe ngugqirha wophononongo</text:p>
      <text:p text:style-name="P13">•<text:tab/>awunazimeko zempilo ezizezinye ezimandundu</text:p>
      <text:p text:style-name="P13">•<text:tab/>ukhe wanezi mpawu iintsuku ezingaphantsi kwezi-2 (iCandelo B kuphela)</text:p>
      <text:p text:style-name="P13"/>
      <text:p text:style-name="P13">Olu phononongo luza kuthatha iintsuku ezifikelela kwezili-14 kwaye luza kubandakanya ukutyelela kathandathu kwiziko lophando.. Uphononongo lujongiwe kwakhona lwaze lwavunywa <text:s/>yiKomiti yeeNqobo eziseSikweni yoPhando ye- Pharma-Ethics.</text:p>
      <text:p text:style-name="P13"/>
      <text:p text:style-name="P13">Ukuba wena okanye umntu omaziyo unomkhuhlane kobu busika kwaye unomdla ekufumaniseni lukhulu ngoPhononongo, nceda uthethe nabasebenzi beziko lophononongo ngokukhawuleza.</text:p>
      <text:p text:style-name="P13"/>
      <text:p text:style-name="P13">[FAKA IINKCUKACHA ZOQHAGAMSHELWANO ZEZIKO LOPHONONONGO]</text:p>
      <text:p text:style-name="P13">[Umbhalo osemazantsi wolawulo lohlelo]</text:p>
      <text:p text:style-name="P13">Uphononongo, iPhetshana elinoLwazi leSigulane, [Ushicilelo lombhalo osemazantsi]</text:p>
      <text:p text:style-name="P13">Uphononongo, iPhetshana elinoLwazi leSigulane </text:p>
      <text:p text:style-name="P13"/>
      <text:p text:style-name="P13"><text:span text:style-name="T31">Ukuvula indlela eya kwikholesteroli esezantsi</text:span></text:p>
      <text:p text:style-name="P13"><text:span text:style-name="T31">UPhononongo lweZiphumo </text:span></text:p>
      <text:p text:style-name="P13"><text:span text:style-name="T30">Olwenzelwe abantu abanesifo sentliziyo, okanye abasebungozini obuphezulu bokuba nesifo sentliziyo nabangakwaziyo ukumelana namayeza estatin </text:span></text:p>
      <text:p text:style-name="P13"><text:span text:style-name="T39">[PAGE 2]</text:span></text:p>
      <text:p text:style-name="P13"><text:span text:style-name="T31">Yintoni uphononongo lophando lonyango?</text:span></text:p>
      <text:list xml:id="list5361153463359422954" text:style-name="WWNum7">
        <text:list-item>
          <text:p text:style-name="P14"><text:span text:style-name="T30">Amaphononongo ophando onyango anceda ekugqibeni ukuba ngaba amayeza amatsha anokuveliswa (awaziwa ngokuba “ngamayeza asaphandwayo”) ingaba akhuselekile na kwanokuba asebenza ngokukuko kanjani na. </text:span></text:p>
        </text:list-item>
        <text:list-item text:start-value="1">
          <text:p text:style-name="P14"><text:span text:style-name="T30">Kuphononongo lophando lonyango, iqela labantu livuma ukuthatha iyeza elisaphandwayo ngelixa lijongwe ngoogqirha bophononongo, abongikazi kunye nabanye abasebenzi. </text:span></text:p>
        </text:list-item>
        <text:list-item>
          <text:p text:style-name="P14"><text:span text:style-name="T30">Amaphononongo ophando onyango anikezela ngolona lwazi lungcono ngokunxulumene nokwenziwa kwezigqibo ezibhekiselele kwezempilo, kumayeza amatsha kunye nakumanyango amatsha.</text:span><text:span text:style-name="T39">[PAGE 3]</text:span></text:p>
        </text:list-item>
      </text:list>
      <text:p text:style-name="P17"/>
      <text:p text:style-name="P13"><text:span text:style-name="T31">Yintoni uPhononongo lweZiphumo CLEAR?</text:span></text:p>
      <text:p text:style-name="P13"><text:span text:style-name="T30">UPhononongo lweZiphumo CLEAR luza kuquka abantu abangaphezulu kwama-12,000 kwihlabathi ngokubanzi abanesifo sentliziyo, okanye abasebungozini obuphezulu bokuba nesifo sentliziyo, nabangakwaziyo ukumelana nokuthatha amayeza awehlisa ikholesteroli nabizwa ngokuba ngamayeza estatin. Eyona njongo iphambili yoPhononongo lweZiphumo CLEAR kukubona ukuba ngaba iyeza elisaphandwayo liyabehlisa na ubungozi bezehlo ezimandundu zesifo sentliziyo (ezinxulumene nentliziyo kunye nemithambo yegazi) kwizigulana ezinesifo sentliziyo, okanye ezisebungozini obuphezulu bokuba naso. Uphononongo kananjalo luza kujonga ukuba ingaba iyeza eliphandwayo lingalichaphazela njani na iqondo lekholesteroli kwanokuba likhuseleke kangakanani na.</text:span></text:p>
      <text:p text:style-name="P13"><text:soft-page-break/><text:span text:style-name="T31">Ndingathatha inxaxheba kuPhononongo?</text:span></text:p>
      <text:p text:style-name="P13"><text:span text:style-name="T30">Unganako ukuthabatha inxaxheba kuPhononongo lweZiphumo CLEAR ukuba ngaba:</text:span></text:p>
      <text:list xml:id="list6150471581104661561" text:style-name="WWNum6">
        <text:list-item>
          <text:p text:style-name="P18"><text:span text:style-name="T30">uneminyaka yobudala eli-18 okanye ngaphezulu, okanye iminyaka yobudala ethathwa ngokuba ngeyomntu omdala kwilizwe lakho, nokuba bobuphi na ubudala obufanelekileyo</text:span></text:p>
        </text:list-item>
        <text:list-item>
          <text:p text:style-name="P18"><text:span text:style-name="T30">unesifo sentliziyo, okanye usebungozini obuphezulu bokuba nesifo sentliziyo</text:span></text:p>
        </text:list-item>
        <text:list-item text:start-value="1">
          <text:p text:style-name="P18"><text:span text:style-name="T30">awukwazi ukumelana nokuthatha amayeza estatin (wakhe wawazama amayeza estatin amabini okanye ngaphezulu, kodwa waneengxaki zokuwathatha ngenxa yeziphumo ezisecaleni ebezingalindelekanga). </text:span></text:p>
        </text:list-item>
      </text:list>
      <text:p text:style-name="P13"><text:span text:style-name="T30">Kutyelelo lokuqala lophononongo, iqela lophononongo liza kujonga ukuba ngaba ingaba uphononongo lukufanele na.</text:span></text:p>
      <text:p text:style-name="P17"/>
      <text:p text:style-name="P72"><text:span text:style-name="T39">[PAGE 4]</text:span></text:p>
      <text:p text:style-name="P13"><text:span text:style-name="T31">Luza kubandakanya ntoni uPhononongo lweZiphumo CLEAR?</text:span></text:p>
      <text:p text:style-name="P13"><text:span text:style-name="T30">UPhononongo lweZiphumo CLEAR luza kuthatha iminyaka emi-2–5 (nalapho umyinge wobude balo iyiminyaka emi-3.5). Luza kubandakanya izigaba ezikhulu ezithathu. Umzobo ubonisa ukuba yintoni eza kwenzeka ngesigaba ngasinye sophononongo.</text:span></text:p>
      <text:p text:style-name="P13"><text:span text:style-name="T39"><text:s/>[PAGE 5]</text:span></text:p>
      <text:p text:style-name="P13"><text:span text:style-name="T31">Yintoni eza kwenzeka kumatyelelo ophononongo?</text:span></text:p>
      <text:p text:style-name="P13"><text:span text:style-name="T30">Kuza kubakho amahlolo kunye neemvavanyo eziliqela. Zinokuquka:</text:span></text:p>
      <text:list xml:id="list4918037263607851451" text:style-name="WWNum5">
        <text:list-item>
          <text:p text:style-name="P19"><text:span text:style-name="T30">imibuzo malunga nempilo yakho kunye nembali yezempilo </text:span></text:p>
        </text:list-item>
        <text:list-item text:start-value="1">
          <text:p text:style-name="P19"><text:span text:style-name="T30">uxilongo lomzimba (ukujongwa kwempilo yakho ngokubanzi, kuquka ubude kunye nobunzima bomzimba wakho)</text:span></text:p>
        </text:list-item>
        <text:list-item>
          <text:p text:style-name="P19"><text:span text:style-name="T30">ukujongwa kweempawu ezibalilekileyo (uxinxelelo lwegazi kunye nokubetha kwntliziyo)</text:span></text:p>
        </text:list-item>
        <text:list-item>
          <text:p text:style-name="P19"><text:span text:style-name="T30">iimvavanyo zegazi nezomchamo</text:span></text:p>
        </text:list-item>
        <text:list-item>
          <text:p text:style-name="P19"><text:span text:style-name="T30">iimvavanyo zokukhulelwa (ukuba ngaba ungowasetyhini onokukwazi ukuba nabantwana)</text:span></text:p>
        </text:list-item>
        <text:list-item>
          <text:p text:style-name="P19"><text:span text:style-name="T30">i-electrocardiogram (i-ECG; ukujonga isingqi sokubetha kwentliziyo yakho).</text:span></text:p>
        </text:list-item>
      </text:list>
      <text:p text:style-name="P13"><text:span text:style-name="T30">Aziyi kwenziwa zonke ezi mvavanyo kutyelelo ngalunye.</text:span></text:p>
      <text:p text:style-name="P17"/>
      <text:p text:style-name="P13"><text:span text:style-name="T39">[BACK COVER]</text:span></text:p>
      <text:p text:style-name="P13"><text:span text:style-name="T31">Yintoni enye ekufanele ndiyiqaphele?</text:span></text:p>
      <text:p text:style-name="P13"><text:span text:style-name="T30">Ukuthatha inxaxheba kuPhononongo lweZiphumo CLEAR kukuzikhethela kwakho. </text:span></text:p>
      <text:p text:style-name="P13"><text:span text:style-name="T30">Iqela lophononongo luya kuchaza ubungozi kunye neenzuzo zokuthatha inxaxheba kuphononongo.</text:span></text:p>
      <text:p text:style-name="P13"><text:span text:style-name="T30">Iyeza lophononongo kunye neemvavanyo ziya kunikezelwa ngaphandle kwentlawulo. </text:span></text:p>
      <text:p text:style-name="P15"/>
      <text:p text:style-name="P13"><text:span text:style-name="T31">Ngubani endingaqhagamshelana naye ukufumana ulwazi olungaphezulu?</text:span></text:p>
      <text:p text:style-name="P13"><text:span text:style-name="T30">Ukuba ngaba unomdla wokufunda nangakumbi malunga noPhononongo lweZiphumo CLEAR, nceda uqhagamshelane neqela lophononongo usebenzisa iinkcukacha ezinikeziweyo.</text:span></text:p>
      <text:p text:style-name="P13"><text:span text:style-name="T39">[Add study center details]</text:span></text:p>
      <text:p text:style-name="P16"/>
      <text:p text:style-name="P13"><text:span text:style-name="T39">[VERSION CONTROL FOOTER]</text:span></text:p>
      <text:p text:style-name="P13"><text:span text:style-name="T30">INcwadana yeSigulana, </text:span><text:span text:style-name="T34">Version 1.0, 26 October 2016 [V01 USA]</text:span></text:p>
      <text:p text:style-name="P13"><text:span text:style-name="T40">[PRINT FOOTER]</text:span></text:p>
      <text:p text:style-name="P13"><text:span text:style-name="T30">INcwadana yeSigulana </text:span></text:p>
      <text:p text:style-name="P4"/>
      <text:p text:style-name="P13"><text:span text:style-name="T35">[FAKA I-LOGO NEMBONAKALO EKHETHEKILEYO YOPHONONONGO]</text:span></text:p>
      <text:p text:style-name="P13"/>
      <text:p text:style-name="P13"><text:span text:style-name="T32">Ingaba uneempawu ezinokubangelwa ngumkhuhlane?<text:line-break/></text:span></text:p>
      <text:p text:style-name="P13"><text:span text:style-name="T32">Ukuba impendulo yakho ngu-ewe, ingaba unganawo kusini na umdla wokuthatha inxaxheba kuphononongo lophando lonyango?</text:span></text:p>
      <text:p text:style-name="P13"/>
      <text:p text:style-name="P13"><text:span text:style-name="T35">Injongo yolu Phononongo i-VX14-787-103 kukuhlola ukusebenza ngokukukho kunye nokhuseleko lweyeza lophando kwizigulane ezinomkhuhlane. Olu phononongo lwahlulwe lwangamacandelo amabini, u-A no-B. Ugqirha wakho wophononongo uza kwazisa ukuba uza kuthatha inxaxheba kwiCandelo A okanye u-B wophononongo kusini na.</text:span></text:p>
      <text:p text:style-name="P4"/>
      <text:p text:style-name="P13"><text:span text:style-name="T35">Unganako ukuthatha inxaxheba kuPhononongo i-VX14-787-103 ukuba ngaba:</text:span></text:p>
      <text:list xml:id="list3676548666127392339" text:style-name="WWNum8">
        <text:list-item>
          <text:p text:style-name="P20"><text:span text:style-name="T35">uphakathi kweminyaka eli-18 nengama-64 ubudala</text:span></text:p>
        </text:list-item>
        <text:list-item text:start-value="1">
          <text:p text:style-name="P20"><text:span text:style-name="T35">uneempawu zomkhuhlane (ifiva, ukhohlokhohlo, ukumfixana, umzimba obuhlungu, okanye ukudinwa)</text:span></text:p>
        </text:list-item>
        <text:list-item>
          <text:p text:style-name="P20"><text:span text:style-name="T35">unomkhuhlane oqinisekiswe ngugqirha wophononongo</text:span></text:p>
        </text:list-item>
        <text:list-item>
          <text:p text:style-name="P20"><text:span text:style-name="T35">awunazimeko zempilo ezizezinye ezimandundu</text:span></text:p>
        </text:list-item>
        <text:list-item>
          <text:p text:style-name="P20"><text:span text:style-name="T35">ukhe wanezi mpawu iintsuku ezingaphantsi kwezi-2 (iCandelo B kuphela)</text:span></text:p>
        </text:list-item>
      </text:list>
      <text:p text:style-name="P13"/>
      <text:p text:style-name="P13"><text:span text:style-name="T35">Olu phononongo luza kuthatha iintsuku ezifikelela kwezili-14 kwaye luza kubandakanya ukutyelela kathandathu kwiziko lophando. . Uphononongo</text:span> i-VX14-787-103 lujongiwe kwakhona lwaze lwavunywa <text:s/>yiKomiti yeeNqobo eziseSikweni yoPhando ye- Pharma-Ethics</text:p>
      <text:p text:style-name="P13"/>
      <text:p text:style-name="P13"><text:soft-page-break/><text:span text:style-name="T35">Ukuba wena okanye umntu omaziyo unomkhuhlane kobu busika kwaye unomdla ekufumaniseni lukhulu ngoPhononongo i-VX14-787-103, nceda uthethe nabasebenzi beziko lophononongo ngokukhawuleza.</text:span></text:p>
      <text:p text:style-name="P13"/>
      <text:p text:style-name="P13"><text:span text:style-name="T35">[FAKA IINKCUKACHA ZOQHAGAMSHELWANO ZEZIKO LOPHONONONGO]</text:span></text:p>
      <text:p text:style-name="P13"><text:bookmark text:name="_GoBack1"/></text:p>
      <text:p text:style-name="P13"><text:span text:style-name="T35">[Umbhalo osemazantsi wolawulo lohlelo]</text:span></text:p>
      <text:p text:style-name="P13"><text:span text:style-name="T35">UPhononongo i-VX14-787-103, iSaziso sePhephandaba, Version 2.1, 24 April 2015 [V02 ZAF(XH)02]</text:span></text:p>
      <text:p text:style-name="P13"><text:span text:style-name="T35">[Ushicilelo lombhalo osemazantsi]</text:span></text:p>
      <text:p text:style-name="P13"><text:span text:style-name="T35">UPhononongo i-VX14-787-103, iSaziso sePhephandaba [V02 ZAF(XH)02]</text:span></text:p>
      <text:p text:style-name="P13"><text:span text:style-name="T34"><text:s/>[V01 USA]</text:span></text:p>
      <text:p text:style-name="P13"/>
      <text:p text:style-name="P54"><text:span text:style-name="T41">[NGAPHAMBILI, IPHANELI YOKU-1]</text:span></text:p>
      <text:p text:style-name="P13"><text:span text:style-name="T41">[FAKA I-LOGO NEMBONAKALO EKHETHEKILEYO YOPHONONONGO]</text:span></text:p>
      <text:p text:style-name="P13"><text:span text:style-name="T41">Ingaba uneempawu ezinokubangelwa ngumkhuhlane?</text:span></text:p>
      <text:p text:style-name="P13"><text:span text:style-name="T41">Ukuba impendulo yakho ngu-ewe, unganako ukuthatha inxaxheba kuphononongo lophando lonyango lwamazwe ngamazwe.</text:span></text:p>
      <text:p text:style-name="P13"/>
      <text:p text:style-name="P13"><text:span text:style-name="T42">Iinkcukacha zeSigulane</text:span></text:p>
      <text:p text:style-name="P13"/>
      <text:p text:style-name="P72"><text:span text:style-name="T41">[IPHANELI YESI-2]</text:span></text:p>
      <text:p text:style-name="P13"><text:span text:style-name="T42">Yintoni uphononongo lophando lonyango?</text:span></text:p>
      <text:p text:style-name="P13"><text:span text:style-name="T41">Uphononongo lophando lonyango luphononongo lonyango olwenzelwe ukunikezela ngeempendulo kwimibuzo ebalulekileyo malunga nokhuseleko nokusebenza ngokukuko kwamayeza amatsha anokuthi aphuhliswe (ekuqheleke ukuba abizwe ngokuba ngamayeza aphandwayo). Ngaphandle kwamaphononongo ophando onyango, amayeza amatsha awanakuphuhliswa kwaye ingancinci kakhulu inkqubela phambili kwezonyango.</text:span></text:p>
      <text:p text:style-name="P13"><text:span text:style-name="T41">Ngaphambi kokuba uthathe isigqibo sokuba uyafuna na ukuzibandakanya kuphononongo lophando lonyango, kubalulekile ukuba usiqonde isizathu sokwenziwa kolu phononongo kwanoko luya kuluthetha kuwe ukuba uthe wathatha inxaxheba. Le ncwadana inikezela ngeenkcukacha ezinokukunceda ukuba uthathe isigqibo sokuba uyakufuna kusini na ukuthatha inxaxheba kuPhononongo i-VX14-787-103.</text:span></text:p>
      <text:p text:style-name="P5"/>
      <text:p text:style-name="P13"><text:span text:style-name="T42">Yintoni umkhuhlane?</text:span></text:p>
      <text:p text:style-name="P13"><text:span text:style-name="T41">Umkhuhlane (uqheleke ubizwa ngokuba yi-flu) sisifo esosulelayo esenziwa yintsholongwane yomkhuhlane. Ezona mpawu ziphambili zomkhuhlane yifiva kunye nengqele, ukukhohlela, ukuvaleka okanye ukuvuza kwempumlo , ukuthimla, ukuba buhlungu komzimba, ukudinwa kunye nentloko ebuhlungu. Kukho iintlobo ezahlukeneyo zentsholongwane yomkhuhlane. Uhlobo lokuqala, umkhuhlane A, ungadala ukuqhamka kwesifo kwihlabathi lonke.</text:span></text:p>
      <text:p text:style-name="P5"/>
      <text:p text:style-name="P13"><text:span text:style-name="T42">Kutheni luyimfuneko uPhononongo i-VX14-787-103?</text:span></text:p>
      <text:p text:style-name="P13"><text:span text:style-name="T41">Amayeza maninzi akhoyo anokubucutha ubuzaza beempawu zomkhuhlane futhi alicuthe nexesha ezithi ezi mpawu zibekho ngalo. La ngamayeza anyanga izifo ezosulelayo. Ukuze asebenze ngokukuko, amayeza anyanga izifo ezosulelayo kufuneka athathwe kwiiyure ezingama-24–48 zokuvela kweempawu zomkhuhlane. Kwakhona intsholongwane yomkhuhlane ingatshintsha ngokuhamba kwexesha ibe zezinye iintlobo ezintsha zomkhuhlane ezisenokungaqondakali msinya kwindlela asebenza ngayo amajoni akho omzimba okanye zichatshazelwe ngamayeza anyanga izifo ezosulelayo esiwasebenzisayo. Lilonke ke, kukho imfuneko yonyango olongezelelweyo olusebenza ngokukhawuleza nangokukuko. </text:span></text:p>
      <text:p text:style-name="P4"/>
      <text:p text:style-name="P4"/>
      <text:p text:style-name="P72"><text:span text:style-name="T41">[IPHANELI YESI-3]</text:span></text:p>
      <text:p text:style-name="P13"><text:span text:style-name="T42">Yintoni uPhononongo i-VX14-787-103?</text:span></text:p>
      <text:p text:style-name="P13"><text:span text:style-name="T41">Uphononongo i-VX14-787-103 lujonga ukusebenza ngokukuko nokhuseleko lweyeza eliphandwayo kwizigulane ezinomkhuhlane A. Iyeza eliphandwayo libizwa ngokuba yi-VX-787.</text:span></text:p>
      <text:p text:style-name="P13"><text:span text:style-name="T41">Olu phononongo luza kuthelekisa amathamo amabini ohlukeneyo eyeza eliphandwayo kunye neyeza esele livunyiwe lokunyanga umkhuhlane kunye nosingayeza (okhangeleka ngokufanayo neyeza eliphandwayo kodwa lingenaso isithako esiliyeza). Iyeza eliphandwayo liza kunikezelwa linayo okanye lingenayo i-oseltamivir, iyeza elinyanga izifo ezosulelayo elisele livunyiwe elisetyenziselwa umkhuhlane A. Olu luphononongo olufihlakeleyo lilonke akukho namnye kwizigulane nakugqirha wophononongo oza kwazi ukuba izigulane zinikwe iyeza eliphandwayo na okanye usingayeza. Olu phononongo luza kuthatha iintsuku ezifikelela kwezili-14 kwaye luza kubandakanya ukutyelela kathandathu kwiziko lophando.</text:span></text:p>
      <text:p text:style-name="P4"/>
      <text:p text:style-name="P4"/>
      <text:p text:style-name="P4"/>
      <text:p text:style-name="P72"><text:span text:style-name="T41">[IPHANELI YE-4]</text:span></text:p>
      <text:p text:style-name="P13"><text:span text:style-name="T42">Kuquka ntoni ukuthatha inxaxheba kuPhononongo i-VX14-787-103?</text:span></text:p>
      <text:p text:style-name="P13"><text:span text:style-name="T41">Olu phononongo lwahlulwe lwangamacandelo amabini, u-A no-B. Ugqirha wakho wophononongo uza kukwazisa ukuba uza kuthatha inxaxheba kwiCandelo A okanye u-B wophononongo, ukuba uye wakulungela ukubandakanyeka.</text:span></text:p>
      <text:p text:style-name="P5"/>
      <text:p text:style-name="P13"><text:span text:style-name="T42">Icandelo A</text:span></text:p>
      <text:p text:style-name="P13"><text:span text:style-name="T41">Ukuba uzibandakanya neCandelo A, ukuthatha kwakho inxaxheba kuza kuthatha usuku olu-1 kwaye kuza kubandakanya utyelelo olunye kwiziko lophononongo. Akukho naliphi na iyeza lophononongo oza kulifumana; kodwa ke, ugqirha wakho angakunika naluphi na olunye unyango olufanelekileyo.</text:span></text:p>
      <text:list xml:id="list73429794385290" text:continue-list="list73430277756354" text:style-name="WWNum1">
        <text:list-item>
          <text:p text:style-name="P21"><text:span text:style-name="T41">Ngexesha lokutyelela kwakho kwiziko lophononongo, ugqirha wophononongo uza kujonga ukuba uPhononongo i-VX14-787-103 lukulungele kusini na.</text:span></text:p>
        </text:list-item>
        <text:list-item>
          <text:p text:style-name="P21"><text:span text:style-name="T41">Ukuba ukulungele ukuba uthathe inxaxheba, uza kucelwa ukuba unikezele itshefu ofinya ngayo ukuze ajonge ukuba usulelwe kusini na yintsholongwane yomkhuhlane.</text:span></text:p>
        </text:list-item>
      </text:list>
      <text:p text:style-name="P4"/>
      <text:p text:style-name="P13"><text:span text:style-name="T42">Icandelo B</text:span></text:p>
      <text:p text:style-name="P13"><text:span text:style-name="T41">Ukuba ukulungele ukuthatha inxaxheba waza wakhetha ukuthatha inxaxheba kwiCandelo B, uphononongo luza kuthatha iintsuku ezimalunga ne-14 kwaye luza kubandakanya utyelelo kathandathu kwiziko lophononongo. Uza kufumana iyeza lophononongo, kwaye iimpawu zakho zomkhuhlane kunye neempawu eziqhelekileyo zempilo ngokubanzi ziza kujongwa liqela loogqirha kunye nabongikazi abanamava.</text:span></text:p>
      <text:list xml:id="list73429185254941" text:continue-numbering="true" text:style-name="WWNum1">
        <text:list-item>
          <text:p text:style-name="P21"><text:span text:style-name="T41">Ngexesha lotyelelo lwakho lokuqala kwiziko lophononongo, ugqirha wophononongo uza kujonga ukuba ingaba uPhononongo i-VX14-787-103 lukulungele kusini na.</text:span></text:p>
        </text:list-item>
        <text:list-item>
          <text:p text:style-name="P21"><text:span text:style-name="T41">Ukuba ukulungele ukuthatha inxaxheba, uza kunikwa ithamo lokuqala leyeza eliphandwayo kwiziko lophononongo. Uza kunikwa idayari ukuze ubhale naziphi na iimpawu zomkhuhlane. </text:span></text:p>
        </text:list-item>
        <text:list-item>
          <text:p text:style-name="P21"><text:span text:style-name="T41">Uza kuqhubeka uthatha iyeza lophononongo kangangeentsuku ezi-5.</text:span></text:p>
        </text:list-item>
        <text:list-item>
          <text:p text:style-name="P21"><text:span text:style-name="T41">Ngamathuba amathathu kwamane okuba ungafumana iyeza eliphandwayo, kodwa akakho owaziyo phakathi kwakho nogqirha ukuba uthatha ntoni kanye kanye. Iyeza oza kulifumana liza kuxhomekeka nje kwindlela engaqingqwanga (njengokutshebelezisa ukhozo lwemali). </text:span></text:p>
        </text:list-item>
        <text:list-item>
          <text:p text:style-name="P21"><text:span text:style-name="T41">Kutyelelo ngalunye kwiziko lophononongo kuza kwenziwa uvavanyo oluninzi. Kuxhomekeke kutyelelo, olu vavanyo lungabandakanya uvavanyo lomzimba, ukujongwa koxinzelelo lwegazi kunye nokubetha kwentliziyo, uvavanyo lwegazi nolomchamo, ne-electrocardiogram (ECG), enceda ukujonga ukuba intliziyo yakho isempilweni kusini na. Ngeli xesha ukolu phononongo, imeko yakho iza kujongwa ngononophelo liqela loogqirha nabongikazi abanamava. </text:span></text:p>
        </text:list-item>
      </text:list>
      <text:p text:style-name="P4"/>
      <text:p text:style-name="P13"><text:span text:style-name="T41">Uza kuza kumatyelelo amabini okugqibela kwiziko lophononongo ukuze ugqirha ajonge ukuba unjani na xa sele uyekile ukusela iyeza lophononongo.</text:span></text:p>
      <text:p text:style-name="P4"/>
      <text:p text:style-name="P72"><text:span text:style-name="T41">[IPHANELI YESI-5]</text:span></text:p>
      <text:p text:style-name="P13"><text:span text:style-name="T42">Ndingayithatha inxaxheba kuPhononongo i-VX14-787-103?</text:span></text:p>
      <text:p text:style-name="P13"><text:span text:style-name="T41">Unganako ukuthatha inxaxheba kuPhononongo i-VX14-787-103 ukuba ngaba:</text:span></text:p>
      <text:list xml:id="list73428802522471" text:continue-list="list73429428078923" text:style-name="WWNum2">
        <text:list-item>
          <text:p text:style-name="P22"><text:span text:style-name="T41">uphakathi kweminyaka eli-18 nengama-64 ubudala</text:span></text:p>
        </text:list-item>
        <text:list-item text:start-value="1">
          <text:p text:style-name="P22"><text:span text:style-name="T41">uneempawu zomkhuhlane (ifiva, ukhohlokhohlo, ukumfixana, umzimba obuhlungu, okanye ukudinwa)</text:span></text:p>
        </text:list-item>
        <text:list-item>
          <text:p text:style-name="P22"><text:span text:style-name="T41">unomkhuhlane A oqinisekiswe ngugqirha wophononongo</text:span></text:p>
        </text:list-item>
        <text:list-item>
          <text:p text:style-name="P22"><text:span text:style-name="T41">awunazimeko zempilo ezizezinye ezimandundu</text:span></text:p>
        </text:list-item>
        <text:list-item>
          <text:p text:style-name="P22"><text:span text:style-name="T41">ukhe wanezi mpawu iintsuku ezingaphantsi kwezi-2 (iCandelo B kuphela)</text:span></text:p>
        </text:list-item>
      </text:list>
      <text:p text:style-name="P13"/>
      <text:p text:style-name="P13"><text:span text:style-name="T41">Siza kwenza uhlolo olongezelelweyo xa utyelela iziko lophononongo okokuqala ukuze sijonge ukuba uphononongo lukulungele kusini na.</text:span></text:p>
      <text:p text:style-name="P72"><text:span text:style-name="T41">[IPHANELI YESI-6]</text:span></text:p>
      <text:p text:style-name="P13"><text:span text:style-name="T42">Yintoni enye emandiyiqaphele?</text:span></text:p>
      <text:p text:style-name="P13"><text:span text:style-name="T41">Ukuthatha inxaxheba kuPhononongo i-VX14-787-103 kokokuzithandela. Ukuba ukhetha ukuba ungathathi nxaxheba, akukho mfuneko yokunika isizathu.</text:span></text:p>
      <text:p text:style-name="P13"><text:span text:style-name="T41">Akuzukubakho ndleko oza kuzihlawula ngokuthatha kwakho inxaxheba kolu phononongo. Uphononongo</text:span> i-VX14-787-103 lujongiwe kwakhona lwaze lwavunywa <text:s/>yiKomiti yeeNqobo eziseSikweni yoPhando ye- Pharma-Ethics <text:span text:style-name="T41">. </text:span></text:p>
      <text:p text:style-name="P24"/>
      <text:p text:style-name="P13"><text:span text:style-name="T42">Ndingenza ntoni ngoku?</text:span></text:p>
      <text:p text:style-name="P13"><text:span text:style-name="T41">Ukuba unomdla wokufumanisa lukhulu malunga noPhononongo i-VX14-787-103, nceda uqhagamshelane neqela lophando ngokukhawuleza:</text:span></text:p>
      <text:p text:style-name="P13"><text:span text:style-name="T41">[FAKA IINKCUKACHA ZOQHAGAMSHELWANO ZEZIKO LOPHONONONGO]</text:span></text:p>
      <text:p text:style-name="P13"/>
      <text:p text:style-name="P13"><text:span text:style-name="T41">[Umbhalo osemazantsi wolawulo lohlelo]</text:span></text:p>
      <text:p text:style-name="P13"><text:span text:style-name="T41">UPhononongo i-VX14-787-103, iNcwadana yeSigulane, Version 2.1, 24 April 2015 [V02 ZAF(XH)02</text:span></text:p>
      <text:p text:style-name="P13"><text:span text:style-name="T41">]</text:span></text:p>
      <text:p text:style-name="P13"><text:span text:style-name="T41">[Ushicilelo lombhalo osemazantsi]</text:span></text:p>
      <text:p text:style-name="P13"><text:span text:style-name="T41">UPhononongo i-VX14-787-103, iNcwadana yeSigulane [V02 ZAF(XH)02]</text:span></text:p>
      <text:p text:style-name="P13"/>
      <text:p text:style-name="P13"/>
      <text:p text:style-name="P13"/>
      <text:p text:style-name="P25"/>
      <text:p text:style-name="P32"><text:span text:style-name="T43">Imvume eSEKELWE ElwaziNI <text:s/>yomthathi-nxaxheba yovavanyo lwentsholongwane kagawulayo <text:s/>(i-HIV)</text:span></text:p>
      <text:p text:style-name="P25"/>
      <text:p text:style-name="P23"/>
      <text:p text:style-name="P13"><text:span text:style-name="T33">Inombolo Yemithetho yokuziphatha:</text:span><text:span text:style-name="T36"> IPC/CLI/15/003</text:span></text:p>
      <text:p text:style-name="P23"/>
      <text:p text:style-name="P23"/>
      <text:p text:style-name="P13"><text:span text:style-name="T33">Isihloko Semithetho Yokuziphatha: Amaziko onyango awohlukeneyo, olwenziwa kumaziko awohlukeneyo, olungafihlwanga, olunamaqela akhiwa ngendlela engahlelwanga, olunamathamo awohlukeneyo, iindlela zonyango ezimbini, amaxesha amabini okudlulela kwelinye, oluthelekisa ukufana kweyeza eliyimveliso eVavanywayo [i-Amphotericin B (i-Liposome esetyenziswa kwisitofu) i-50 mg/vial, Cipla Ltd., India] kunye nemveliso eyiReferensi [i-AmBisome® (i-Amphotericin B) i-Liposome esetyenziswa kwisitofu eyi-50 mg/vial), Gilead life sciences, USA] kwizigulana ezingabantu abadala abanosuleleko lomngundo. </text:span></text:p>
      <text:p text:style-name="P23"/>
      <text:p text:style-name="P23"/>
      <text:p text:style-name="P13"><text:span text:style-name="T33">Inombolo yomthathi-nxaxheba: _____________________________________________________________</text:span></text:p>
      <text:p text:style-name="P74"/>
      <text:p text:style-name="P13"><text:span text:style-name="T33">Oonobumba bokuqala baMagama oMthathi-nxaxheba_______________</text:span></text:p>
      <text:p text:style-name="P74"/>
      <text:p text:style-name="P13"><text:span text:style-name="T33">Igama lomphandi: _______________________________________________________</text:span></text:p>
      <text:p text:style-name="P34"/>
      <text:p text:style-name="P13"><text:span text:style-name="T36">Mthathi-nxaxheba Obekekileyo</text:span></text:p>
      <text:p text:style-name="P26"/>
      <text:p text:style-name="P13"><text:span text:style-name="T44">Njengenxalenye yophononongo lophando olungasentla, uyacelwa ukuba wenze uvavanyo lwentsholongwane kagawulayo (i-HIV) ukuvavanya ukuba unayo na i-HIV. Ngaphambi kokuvuma ukuthatha inxaxheba kolu phononongo lophando, kubalulekile ukuba ufunde uze uqonde le </text:span><text:soft-page-break/><text:span text:style-name="T44">nkcazelo ilandelayo yokuhlolelwa i-HIV. Awunakuthatha nxaxheba kuphononongo ukuba ugqiba kwelokuba akufuni kuvavanyelwa i-HIV. Kodwa ke, iziphumo zolu vavanyo azisayi kuchaza kuphela ukuba ukufanele na okanye awukufanelanga ukuqhubeka uthatha inxaxheba kuphononongo lophando, kodwa zinokuba negalelo elibalulekileyo kwimpilo yakho nendlela ophila ngayo.</text:span></text:p>
      <text:p text:style-name="P27"/>
      <text:p text:style-name="P13"><text:span text:style-name="T44">Zonke iindleko ezinxulumeneyo ze-HIV, kwakunye neengcebiso zangaphambi nasemva kokuhlolwa ziya kuhlawulelwa ngumxhasi.</text:span></text:p>
      <text:p text:style-name="P27"/>
      <text:p text:style-name="P13"><text:span text:style-name="T45">Intshayelelo</text:span></text:p>
      <text:p text:style-name="P27"/>
      <text:p text:style-name="P13"><text:span text:style-name="T44">Ulosuleleko yi-HIV yimeko yezempilo emandundu ekhokelela kugawulayo (AIDS). I-HIV inwenwa ngenxa yokwabelana ngesondo nomntu one-HIV, ukuchanabeka kwigazi elosulelekileyo (umz. njengokwabelana ngeenaliti xa kuhlatywa iinaliti ezineziyobisi kunye nokusuka kumama one-HIV ukuya kumntwana ngelixa ekhulelwe, xa ebeleka okanye xa encancisa. Abantu abanokuba sengozini kakhulu yokosuleleka baquka abantu ababelana ngesondo nabantu abane-HIV bengazikhuselanga, amadoda abelana ngesondo namanye amadoda, abasebenzisi beenaliti zokuhlaba iziyobisi ngenaliti kunye namaqabane abo esondo, abantu abaye bafumana igazi phakathi konyaka ka-1978 no-1985, kwakunye nabantu ababelana ngesondo namaqabane amaninzi.</text:span></text:p>
      <text:p text:style-name="P27"/>
      <text:p text:style-name="P13"><text:span text:style-name="T45">Inkqubo</text:span></text:p>
      <text:p text:style-name="P27"/>
      <text:p text:style-name="P13"><text:span text:style-name="T44">Uza kufumana iingcebiso ngaphambi nasemva kokuba wenze uvavanyo, nokuba ngaba zithini na iziphumo zovavanyo lwakho lwe-HIV. </text:span></text:p>
      <text:p text:style-name="P27"/>
      <text:p text:style-name="P13"><text:span text:style-name="T44">Uvavanyo lwe-HIV luya kwenziwa kwisampuli yegazi lakho. Uvavanyo lunokubona indlela amajoni omzimba alwa ngayo xa kukho i-HIV. Ukuhlolwa komlo ne-HIV/AIDS kusetyenziselwa ukubona enoba ingaba wosulelwe na yi-HIV. Uhlolo lwe-HIV luchaneke ngokuthe ngqo ukuba ngaba lwenziwe kwiinyanga ezintathu emva kokuchanabeka kwi-HIV. </text:span></text:p>
      <text:p text:style-name="P27"/>
      <text:p text:style-name="P33"/>
      <text:p text:style-name="P13"><text:span text:style-name="T44">Xa uvavanyo lubonisa ukuba awunayo i-HIV oko kuthetha ukuba akunakwenzeka ukuba wosuleleke yi-HIV. Ukuba ubuye wachanabeka kungekudala (ngaphantsi kweenyanga ezintathu), kunokufuneka ukuba luphindwe uhlolo lwe-HIV ukuqinisekisa ukuba awukho “kwixesha esafihlakele” ngalo i-HIV, ngaphambi kokuba kubekho amajoni alwa nayo.</text:span></text:p>
      <text:p text:style-name="P27"/>
      <text:p text:style-name="P13"><text:span text:style-name="T44">Uvavanyo olubonisa ukuba une-HIV luchaza ukuba maninzi amathuba okuba wosulelwe yi-HIV. Olu vavanyo aluchazi ukuba sele sihambele phambili kangakanani isigulo yaye asilovavanyo lukaGawulayo. Kuya kudingeka unakekelo lwezempilo nohlolo olungakumbi ukunceda ekucwangciseni unyango. </text:span></text:p>
      <text:p text:style-name="P27"/>
      <text:p text:style-name="P13"><text:span text:style-name="T45">Izinto ezintle kunye nezo zingentlanga ngokwenza uvavanyo lwentsholongwane kagawulayo</text:span></text:p>
      <text:p text:style-name="P28"/>
      <text:p text:style-name="P13"><text:span text:style-name="T44">Izinto ezintle ngokwenza uvavanyo lwe-HIV ziquka:</text:span></text:p>
      <text:p text:style-name="P27"/>
      <text:list xml:id="list73429482736485" text:continue-list="list73430481254839" text:style-name="WWNum4">
        <text:list-item>
          <text:p text:style-name="P92"><text:span text:style-name="T44">Ukwenza ukuba ukwazi ukufumana unakekelo lwempilo neengcebiso ngokunxulumene ne-HIV nanto leyo ineenzuzo ezininzi.</text:span></text:p>
        </text:list-item>
        <text:list-item>
          <text:p text:style-name="P92"><text:span text:style-name="T44">Ukuthintela ukudluliselwa kwe-HIV kwabo wabelana nabo ngesondo.</text:span></text:p>
        </text:list-item>
        <text:list-item>
          <text:p text:style-name="P92"><text:span text:style-name="T44">Ukwazisa iqabane lakho ukuze likwazi ukuthintela ukunwenwa kwe-HIV.</text:span></text:p>
        </text:list-item>
        <text:list-item>
          <text:p text:style-name="P92"><text:span text:style-name="T44">Ukuphepha ukunikezela ngegazi.</text:span></text:p>
        </text:list-item>
        <text:list-item>
          <text:p text:style-name="P92"><text:span text:style-name="T44">Ukuthintela ukudluliselwa kwe-HIV ukusuka kumama okhulelweyo ukuya kumntwana.</text:span></text:p>
        </text:list-item>
      </text:list>
      <text:p text:style-name="P27"/>
      <text:p text:style-name="P13"><text:soft-page-break/><text:span text:style-name="T44">Izinto ezingentlanga ngokwenza uvavanyo lwe-HIV ziquka:</text:span></text:p>
      <text:p text:style-name="P27"/>
      <text:list xml:id="list73428653046194" text:continue-list="list4918037263607851451" text:style-name="WWNum5">
        <text:list-item>
          <text:p text:style-name="P93"><text:span text:style-name="T44">Ukuxinezeleka ngokwasemoyeni, ukudakumba nokuphelelwa lithemba.</text:span></text:p>
        </text:list-item>
        <text:list-item>
          <text:p text:style-name="P93"><text:span text:style-name="T44">Ukubekwa ibala.</text:span></text:p>
        </text:list-item>
        <text:list-item>
          <text:p text:style-name="P93"><text:span text:style-name="T44">Ukucalulwa.</text:span></text:p>
        </text:list-item>
        <text:list-item>
          <text:p text:style-name="P93"><text:span text:style-name="T44">Ukubukulwa lusapho lwakho, abahlobo okanye ngabo wabelana nabo ngesondo kunye okanye lowo utshate naye.</text:span></text:p>
        </text:list-item>
      </text:list>
      <text:p text:style-name="P27"/>
      <text:p text:style-name="P13"><text:span text:style-name="T44">Ezi zinto zintle nezingentlanga zifanele zijongisiswe ngaphambi kokusayina ifomu yokunika imvume.</text:span></text:p>
      <text:p text:style-name="P27"/>
      <text:p text:style-name="P13"><text:span text:style-name="T45">Imingcipheko</text:span></text:p>
      <text:p text:style-name="P27"/>
      <text:p text:style-name="P13"><text:span text:style-name="T44">Imiphumela engemihle esenokubakho esukela kukutsalwa kwegazi iquka isiyezi, ukudumba komthambo, ukuqaqanjelwa, ugruzuko okanye ukopha kwindawo ekuhlatywe kuyo. </text:span></text:p>
      <text:p text:style-name="P28"/>
      <text:p text:style-name="P13"><text:span text:style-name="T45">Imfihlelo</text:span></text:p>
      <text:p text:style-name="P27"/>
      <text:p text:style-name="P13"><text:span text:style-name="T44">Iinkcukacha zakho zovavanyo lwe-HIV azinakunikwa nabani na ngaphandle kwemvume yakho ebhaliweyo. Ukuvuma okuqhelekileyo konyango nokukhutshwa kweenkcukacha akuziquki inkcukacha ezinxulumene ne-HIV. Ukuba kufunyaniswe ukuba une-HIV, akunyanzelekanga ukuba uxelele nabani na ngoko kufunyanisiweyo. Kodwa ke, kubaluleke gqitha ukuba wazise amaqabane akho esondo kwanabo ekusenokwenzeka ukuba bakhe badibana negazi lakho.</text:span></text:p>
      <text:p text:style-name="P27"/>
      <text:p text:style-name="P13"><text:span text:style-name="T45">Ingxelo yemvume</text:span></text:p>
      <text:p text:style-name="P27"/>
      <text:list xml:id="list73430452548746" text:continue-list="list73429857420465" text:style-name="WWNum3">
        <text:list-item>
          <text:p text:style-name="P75"><text:span text:style-name="T44">Ndiyavuma ukuba kutsalwe igazi lam ukuze kwenziwe uvavanyo lwe-HIV oluchaziweyo ukuze kubonwe ukufaneleka kwam ukuba ndingathatha inxaxheba kuphando lwezonyango </text:span></text:p>
        </text:list-item>
        <text:list-item>
          <text:p text:style-name="P75"><text:span text:style-name="T44">Ndiyaqinisekisa ukuba ndilifundile futhi ndaliqonda iphetshana elinolwazi elingasentla, kwaye ndiye ndachazelwa ngabasebenzi kuphando ngemo, ukuziphatha, oko kusenokuba yinzuzo nobungozi bokuhlolelwa i-HIV, yaye ndiye ndaba nethuba lokubuza imibuzo. </text:span></text:p>
        </text:list-item>
        <text:list-item>
          <text:p text:style-name="P75"><text:span text:style-name="T44">Ndiya kufumana ikopi esayiniweyo </text:span><text:span text:style-name="T46">yePhetshana lolwazi lomguli kunye neyefomu yemvume.</text:span></text:p>
        </text:list-item>
      </text:list>
      <text:p text:style-name="P76"/>
      <text:p text:style-name="P13"><text:span text:style-name="T48">_______________________________________</text:span></text:p>
      <text:p text:style-name="P13"><text:span text:style-name="T36">Igama elibhalwe ngoonobumba <text:s/>lomthathi-nxaxheba </text:span></text:p>
      <text:p text:style-name="P34"/>
      <text:p text:style-name="P13"><text:span text:style-name="T48">________________________________________</text:span></text:p>
      <text:p text:style-name="P13"><text:span text:style-name="T36">Utyikityo lomthathi-nxaxheba</text:span></text:p>
      <text:p text:style-name="P34"/>
      <text:p text:style-name="P13"><text:span text:style-name="T48">__________________</text:span></text:p>
      <text:p text:style-name="P13"><text:span text:style-name="T36">Umhla</text:span></text:p>
      <text:p text:style-name="P35"/>
      <text:p text:style-name="P13"><text:span text:style-name="T48">___________________________________________________________</text:span></text:p>
      <text:p text:style-name="P13"><text:span text:style-name="T37">Igama elibhalwe ngoonobumba lomntu oqhuba ukufunyanwa kwemvume (ingenguye umphandi)</text:span></text:p>
      <text:p text:style-name="P35"/>
      <text:p text:style-name="P13"><text:span text:style-name="T48">___________________________________________________________</text:span></text:p>
      <text:p text:style-name="P13"><text:span text:style-name="T36">Utyikityo lomntu oqhuba ukufunyanwa kwemvume (ingenguye umphandi)</text:span></text:p>
      <text:p text:style-name="P13"><text:span text:style-name="T48"><text:tab/><text:tab/></text:span></text:p>
      <text:p text:style-name="P13"><text:span text:style-name="T48">________________</text:span></text:p>
      <text:p text:style-name="P13"><text:span text:style-name="T36">Umhla</text:span></text:p>
      <text:p text:style-name="P34"/>
      <text:p text:style-name="P13"><text:soft-page-break/><text:span text:style-name="T48">_______________________</text:span></text:p>
      <text:p text:style-name="P13"><text:span text:style-name="T36">Igama elibhalwe ngoonobumba lomphandi</text:span></text:p>
      <text:p text:style-name="P34"/>
      <text:p text:style-name="P13"><text:span text:style-name="T48">_______________________</text:span></text:p>
      <text:p text:style-name="P13"><text:span text:style-name="T36">Utyikityo lomphandi<text:tab/></text:span></text:p>
      <text:p text:style-name="P34"/>
      <text:p text:style-name="P13"><text:span text:style-name="T48">__________________</text:span></text:p>
      <text:p text:style-name="P13"><text:span text:style-name="T36">Umhla</text:span></text:p>
      <text:p text:style-name="P34"/>
      <text:p text:style-name="P78"><text:span text:style-name="T36">Ndiyaqinisekisa ukuba imvume yomlomo ifunyenwe kumthathi-nxaxheba ongasentla. Umthathi-nxaxheba wazisiwe ngobungozi kwakunye nezinto anokuzizuza kuphando, uyabuqonda obo bungozi <text:s/>kwakunye nezinto anokuzizuza, kwaye uyayinika imvume yokuthatha inxaxheba, ngaphandle kokunyanzeliswa, kweempembelelo ezingafanelekanga okanye ukuthenjiswa ngamaqithi-qithi angafanelekanga.</text:span></text:p>
      <text:p text:style-name="P77"/>
      <text:p text:style-name="P77"/>
      <text:p text:style-name="P34"/>
      <text:p text:style-name="P13"><text:span text:style-name="T48">_______________________</text:span></text:p>
      <text:p text:style-name="P13"><text:span text:style-name="T36">Igama elibhalwe ngoonobumba lengqina</text:span><text:span text:style-name="T49">* </text:span></text:p>
      <text:p text:style-name="P34"/>
      <text:p text:style-name="P13"><text:span text:style-name="T48">____________________</text:span></text:p>
      <text:p text:style-name="P13"><text:span text:style-name="T36"><text:s/>Utyikityo lwengqina</text:span><text:span text:style-name="T49">* </text:span></text:p>
      <text:p text:style-name="P34"/>
      <text:p text:style-name="P13"><text:span text:style-name="T48">________________</text:span></text:p>
      <text:p text:style-name="P13"><text:span text:style-name="T36">Umhla</text:span></text:p>
      <text:p text:style-name="P34"/>
      <text:p text:style-name="P13"><text:span text:style-name="T48">_______________________________________</text:span></text:p>
      <text:p text:style-name="P34"/>
      <text:p text:style-name="P13"><text:span text:style-name="T50">*: </text:span><text:span text:style-name="T38">Apho kufanelekileyo, jonga isikhokelo semvume enolwazi yoMthathi-nxaxheba ukuze ufumane inkcazelo</text:span></text:p>
      <text:p text:style-name="P6"/>
      <text:p text:style-name="P29"/>
      <text:p text:style-name="P13">&lt;Umhla&gt;</text:p>
      <text:p text:style-name="P13">&lt;Igama leSigulane</text:p>
      <text:p text:style-name="P13">Idilesi yokuPosa&gt;</text:p>
      <text:p text:style-name="P13">[1]MALUNGA:</text:p>
      <text:p text:style-name="P13">UPhononongo loPhando loNyango lwaBantu abaneeMpawu zoMkhuhlane (iFlu) [2]</text:p>
      <text:p text:style-name="P13">[1] ]&lt;Igama leSigulane&gt;[ [2]Obekekileyo[3]:</text:p>
      <text:p text:style-name="P13">[1]Ixesha lomkhuhlane seliphinde lafika!</text:p>
      <text:p text:style-name="P13">Ikliniki yethu ithatha inxaxheba kuphononongo lophando lonyango ukuvavanya iyeza elitsha eliphandwayo labantu abebeneempawu zomkhuhlane kungekudala.</text:p>
      <text:p text:style-name="P13">Sikhangela abantu abangathi babe nomdla wokuthatha inxaxheba.</text:p>
      <text:p text:style-name="P13">Wena (okanye umntu omaziyo) niya kufaneleka ukuthatha inxaxheba ukuba ngaba:</text:p>
      <text:p text:style-name="P13">Nineminyaka <text:s/>eli-18 ukuya kuma-65 ubudala</text:p>
      <text:p text:style-name="P13">Nineempawu zomkhuhlane ebeziqale kwezi ntsuku zi-5 zigqithileyo (ukuquka ifiva, ukuqaqanjelwa ngumzimba, ingqele, ukukhohlela, ukuxinana kweempumlo, umqala obuhlungu, intloko ebuhlungu okanye ukudinwa)</text:p>
      <text:p text:style-name="P13">Anikhange nithathe amayeza omkhuhlane afana ne-Tamiflu, i-Relenza okanye i-Rapivab kwiiveki ezi-2 ezidlulileyo</text:p>
      <text:p text:style-name="P13">Nisempilweni eyamkelekileyo ngaphandle nje komkhuhlane</text:p>
      <text:p text:style-name="P13">Imbali yakho ngokunxulumene nezempilo kunye nezinye iinqobo ziza kujongisiswa kutyelelo lokuqala lophononongo ukukhangela ukuba ungangena na kuphononongo.</text:p>
      <text:p text:style-name="P13"><text:soft-page-break/>[1]Abathathi-nxaxheba kuza kufuneka batyelele ikliniki yophononongo amaxesha ama-4 kwiintsuku zokuqala ezisi-7 zopononongo.</text:p>
      <text:p text:style-name="P13">Emva kwenxenye enkulu yophononongo uza kutsalelwa umnxeba izihlandlo ezi-6 ezicwangcisiweyo kwiinyanga ezi-3 ezilandelayo ukujonga impilo yakho.</text:p>
      <text:p text:style-name="P13">Ezinye iinkqubo zophando ziquka uvavanyo lomzimba nolwempilo, ukujongwa kweempawu ezibalulekileyo, ubushushu bomzimba, ukuthathwa kwesampuli yegazi, ukuthathwa koko kosulwe ngelaphu empumlweni kunye nokuvavanyelwa ukukhulelwa kwabasetyhini.</text:p>
      <text:p text:style-name="P13">Ukuba ngaba uthe wavela iimpawu zomkhuhlane kobu busika, sicela uqhagamshelane nathi ngoko nangoko:</text:p>
      <text:p text:style-name="P13">&lt;iinkcukacha zonxibelelwano&gt;</text:p>
      <text:p text:style-name="P13">Ozithobileyo,</text:p>
      <text:p text:style-name="P13">&lt;Umphandi oyiNtloko&gt;</text:p>
      <text:p text:style-name="P13"/>
      <text:p text:style-name="P13">Ikhadi leSazisi loMthathi-nxaxheba</text:p>
      <text:p text:style-name="P13">Ndithatha inxaxheba kuphando lophononongo lwezonyango oluhlola ukukhuseleka nokusebenza ngokukuko kweyeza eliphandwayo (i-bempedoic acid) kwizigulana ezinesifo sentliziyo, okanye ezisebungozini obuphezulu bokuba nesifo sentliziyo, nezingakwaziyo ukumelana nestatin. Ndithatha iyeza eliphandwayo okanye usingayeza ngomlomo, kanye yonke imihla.</text:p>
      <text:p text:style-name="P13"/>
      <text:p text:style-name="P13">Igama/inombolo yoMthathi-nxaxheba: …………………………………………………………<text:tab/><text:tab/></text:p>
      <text:p text:style-name="P13"/>
      <text:p text:style-name="P13">Nceda uliphathe kuwe eli khadi maxa onke ngelixa uthatha inxaxheba kolu phononongo, uze uliveze rhoqo xa utyelela ugqirha okanye usokhemisti.</text:p>
      <text:p text:style-name="P13"/>
      <text:p text:style-name="P13">UPhononongo lweZiphumo CLEAR</text:p>
      <text:p text:style-name="P13"/>
      <text:p text:style-name="P13">Kwimeko edinga uncedo olungxamisekileyo, okanye ukuba ngaba udinga ulwazi olungaphezulu malunga noPhononongo lweZiphumo CLEAR okanye iyeza lophononongo, nceda uqhagamshelane no-:</text:p>
      <text:p text:style-name="P13">Ugqirha woPhononongo<text:tab/></text:p>
      <text:p text:style-name="P13">Idilesi yeziko lophononongo <text:tab/></text:p>
      <text:p text:style-name="P13"><text:tab/></text:p>
      <text:p text:style-name="P13">Inombolo yomnxeba yeziko lophononongo<text:tab/></text:p>
      <text:p text:style-name="P13"/>
      <text:p text:style-name="P13">Ikhadi leSazisi loMthathi-nxaxheba </text:p>
      <text:p text:style-name="P13"/>
      <text:p text:style-name="P13">Ikhadi leSazisi loMthathi-nxaxheba</text:p>
      <text:p text:style-name="P13"/>
      <text:p text:style-name="P13">Enkosi ngokuthabatha inxaxheba kuPhononongo lweZiphumo CLEAR!</text:p>
      <text:p text:style-name="P13">Le shedyuli yamatyelelo iza kukuxelela ukuba yintoni na onokuyilindela kutyelelo ngalunye lwamatyelelo akho kwiziko lophononongo. Sicela uqhagamshelane nathi nanini na xa ufuna ukwenza njalo, kwaye usixelele ngoko nangoko ukuba ngaba ufuna ukucwangcisa ngokutsha naluphi na utyelelo.</text:p>
      <text:p text:style-name="P13">Isikhokelo soTyelelo</text:p>
      <text:p text:style-name="P13">Yintoni eza kwenzeka kutyelelo ngalunye?</text:p>
      <text:p text:style-name="P13">Impendulo <text:s/></text:p>
      <text:p text:style-name="P13">Q = Imibuzo malunga nempilo yakho kunye namayeza</text:p>
      <text:p text:style-name="P13">PE = Ukuxilongwa komzimba</text:p>
      <text:p text:style-name="P13">VS = Iimpawu ezibalulekileyo, ubunzima bomzimba, nobude</text:p>
      <text:p text:style-name="P13">E = I-electrocardiogram </text:p>
      <text:p text:style-name="P13">B = Iimvavanyo zegazi</text:p>
      <text:p text:style-name="P13">U = Uvavanyo lomchamo</text:p>
      <text:p text:style-name="P13"><text:soft-page-break/>Pr = Uvavanyo lokukhulelwa:</text:p>
      <text:p text:style-name="P13">Rc = Ukufumana iyeza lophononongo</text:p>
      <text:p text:style-name="P13">Rt = Ukubuyisa iyeza lophononongo</text:p>
      <text:p text:style-name="P13">F = Akutyiwa okanye kuselwe siselo ngaphandle kwamanzi iiyure ezili-10 ngaphambi kotyelelo</text:p>
      <text:p text:style-name="P13"/>
      <text:p text:style-name="P13">Utyelelo<text:tab/>Idinga lam<text:tab/>Okumele ndikulindele</text:p>
      <text:p text:style-name="P13">Utyelelo loHluzo loku-1</text:p>
      <text:p text:style-name="P13">Utyelelo lwakho lokuqala<text:tab/>Umhla nexesha __________________________<text:tab/>Ukujongwa nokusayinwa kweMvume Esekelwe Elwazini; F, Q, VS, B, U, Pr</text:p>
      <text:p text:style-name="P13">Utyelelo loHluzo lwesi-2</text:p>
      <text:p text:style-name="P13"><text:tab/>Umhla nexesha __________________________<text:tab/>F, Q, PE, E, B, Rc </text:p>
      <text:p text:style-name="P13">Utyelelo loNyango loku-1</text:p>
      <text:p text:style-name="P13">Usuku 1 (Inyanga 0)<text:tab/>Umhla nexesha __________________________<text:tab/>F, Q, VS, B, U, Rc, Rt </text:p>
      <text:p text:style-name="P13">Utyelelo loNyango lwesi-2</text:p>
      <text:p text:style-name="P13">Inyanga 1<text:tab/>Umhla nexesha __________________________<text:tab/>F, Q, VS, B</text:p>
      <text:p text:style-name="P13">Utyelelo loNyango lwesi-3</text:p>
      <text:p text:style-name="P13">Inyanga 3<text:tab/>Umhla nexesha __________________________<text:tab/>F, Q, VS, B, U, Rc, Rt</text:p>
      <text:p text:style-name="P13">Utyelelo loNyango lwesi-4</text:p>
      <text:p text:style-name="P13">Inyanga 6<text:tab/>Umhla nexesha __________________________<text:tab/>F, Q, VS, B, U, Rc, Rt</text:p>
      <text:p text:style-name="P13">Utyelelo loNyango lwesi-5 (umnxeba) nayo yonke iminxeba elandelayo</text:p>
      <text:p text:style-name="P13">Inyanga 9, Inyanga 15, Inyanga 21, Inyanga 27, Inyanga 33<text:tab/>Imihla namaxesha __________________________ _________________________ _________________________ _________________________ _________________________ _________________________ _________________________<text:tab/>Q</text:p>
      <text:p text:style-name="P13">Utyelelo loNyango lwesi-6 nawo onke amatyelelo akwiziko lophononongo kude kube lutyelelo lokuPhela noNyango </text:p>
      <text:p text:style-name="P13">Inyanga 12, Inyanga 18, Inyanga 24, Inyanga 30<text:tab/>Imihla namaxesha __________________________ _________________________ _________________________ _________________________ _________________________ _________________________ _________________________<text:tab/>F, Q, VS, B, U, Rc, Rt</text:p>
      <text:p text:style-name="P13">Utyelelo lokuphela kophononongo (EOS)<text:tab/>Umhla nexesha __________________________<text:tab/>F, Q, PE, E, VS, B, U, Rt</text:p>
      <text:p text:style-name="P13">Umnxeba wolandelelo (iintsuku ezingama-30 days emva kotyelelo lwe-EOS)<text:tab/>Umhla nexesha __________________________<text:tab/>Q</text:p>
      <text:p text:style-name="P13"/>
      <text:p text:style-name="P13"/>
      <text:p text:style-name="P13">Ayintoni amahlolo?</text:p>
      <text:p text:style-name="P13">Uhlolo<text:tab/>Inkcazelo</text:p>
      <text:p text:style-name="P13">Imibuzo malunga nempilo yakho kunye namayeza <text:tab/>Uya kubuzwa malunga nempilo yakho ngokubanzi kwakunye nazo naziphi na izigulo zangaphambili, amayeza okhe wawathatha kwanalawo uwathathayo, loluphi utyando owakhe walwenziwa, kwanazo naziphi na ii-aleji onazo.</text:p>
      <text:p text:style-name="P13">Ukuxilongwa komzimba<text:tab/>Ukujongwa kwempilo yakho ngokubanzi. Oku kuza kuquka ukujongwa kwenkangeleko yakho ngokubanzi, ulusu, amehlo, iindlebe, impumlo, umqala, intloko, intamo, amalungu angaphandle, imisipha namalungu, isifuba nemiphunga, intliziyo, isisu, isimo sakho sengqondo sangoku nje, kwakunye nokukwazi kwakho ukushukumisa nokusebenzisa izivo sakho (ukubona, ukuva, ukungcamla, ukunukisa, nokubamba).</text:p>
      <text:p text:style-name="P13">I-electrocardiogram (ECG)<text:tab/>Uvavanyo lokujonga ukuphila kwentliziyo yakho. Iiphedi ezincamathelayo, ezidityaniswa kwikhompyutha ngamacingwana, ziza kubekwa esikhumbeni sakho. Ikhompyutha iza kurekhoda ukusebenza kwentliziyo yakho (ukubetha nesingqi).</text:p>
      <text:p text:style-name="P13">Iimpawu ezibalulekileyo, ubunzima bomzimba nobude <text:tab/>Uza kuphumla imizuzu emi-5. Emva koko iqela lophononongo liza kujonga uxinzelelo lwakho lwegazi kunye nokubetha kwentliziyo. Kuza kuthathwa umlinganiselo wobude bakho kuTyelelo 1 kuze kuthathwe umlinganiselo <text:soft-page-break/>wobunzima bomzimba kutyelelo ngalunye. Nxiba izihlangu ekuza kuba lula ukuzikhulula kunye neempahla ezingakubambiyo.</text:p>
      <text:p text:style-name="P13">Iimvavanyo zegazi<text:tab/>Kuza kuthathwa iisampuli zegazi emthanjeni kwingalo yakho kusetyenziswa inaliti zize zisetyenziswe ukujonga impilo yakho.</text:p>
      <text:p text:style-name="P13">Uvavanyo lomchamo<text:tab/>Uza kucelwa ukuba unikezele ngesampuli yomchamo eza kusetyenziselwa ukujonga impilo yakho ngokubanzi.</text:p>
      <text:p text:style-name="P13">Uvavanyo lokukhulelwa<text:tab/>Abasetyhini abasengakwazi ukuba nabantwana baza kuthathwa kananjalo isampuli yegazi kutyelelo lohluzo ukwenzela uvavanyo lokukhulelwa. Abasetyhini asele beyekile ukuya exesheni (menopause) kodwa bengaphantsi kweminyaka yobudala engama-55 endaweni yoko baya kwenziwa uvavanyo lwehomoni evelisa i-follicle (follicle-stimulating hormone (FSH)) ukujonga ukuba basengavelisa na.</text:p>
      <text:p text:style-name="P13">Ukufumana iyeza lophononongo<text:tab/>Uza kufumana iyeza lophononongo elaneleyo eliza kukuqhuba kude kufike utyelelo lwakho olulandelayo. Kananjalo uza kufumana ulwazi malunga nendlela yokuthatha nokugcina iyeza lophononongo.</text:p>
      <text:p text:style-name="P13">Ukubuyisa iyeza lophononongo<text:tab/>Buyisela onke amayeza ophononongo (iibhotile ezisetyenzisiweyo nezingenayo, kwakunye neebhotile ezineepilisi kuzo) kwiziko lophononongo.</text:p>
      <text:p text:style-name="P13"/>
      <text:p text:style-name="P13">Ishedyuli yeSigulana yamaTyelelo,[Ushicilelo lombhalo osemazantsi] </text:p>
      <text:p text:style-name="P13">Ishedyuli yeSigulana yamaTyelelo</text:p>
      <text:p text:style-name="P13"/>
      <text:p text:style-name="P13"/>
      <text:p text:style-name="P13"/>
      <text:p text:style-name="P13"/>
      <text:p text:style-name="P13"/>
      <text:p text:style-name="P36"><text:span text:style-name="T24">[</text:span><text:span text:style-name="T25">Page 1]</text:span></text:p>
      <text:p text:style-name="P36"><text:span text:style-name="T5">[</text:span><text:span text:style-name="T6">Study branding</text:span><text:span text:style-name="T28"> </text:span><text:span text:style-name="T29">- </text:span><text:span text:style-name="T4">Ukuvula indlela eya kwikholesteroli esezantsi</text:span><text:span text:style-name="T6">]</text:span></text:p>
      <text:p text:style-name="P30"/>
      <text:p text:style-name="P52"><text:span text:style-name="T22">&lt;&lt;Principal Investigator Name&gt;&gt;</text:span></text:p>
      <text:p text:style-name="P52"><text:span text:style-name="T22">&lt;&lt;Address 1&gt;&gt;</text:span></text:p>
      <text:p text:style-name="P52"><text:span text:style-name="T22">&lt;&lt;Address 2&gt;&gt;</text:span></text:p>
      <text:p text:style-name="P52"><text:span text:style-name="T22">&lt;&lt;City, State, Zip code&gt;&gt;</text:span></text:p>
      <text:p text:style-name="P52"><text:span text:style-name="T22">&lt;&lt;Telephone&gt;&gt;</text:span></text:p>
      <text:p text:style-name="P31"/>
      <text:p text:style-name="P51"/>
      <text:p text:style-name="P53"><text:span text:style-name="T22">&lt;&lt;Patient Name&gt;&gt;</text:span></text:p>
      <text:p text:style-name="P53"><text:span text:style-name="T22">&lt;&lt;Address 1&gt;&gt;</text:span></text:p>
      <text:p text:style-name="P53"><text:span text:style-name="T22">&lt;&lt;Address 2&gt;&gt;</text:span></text:p>
      <text:p text:style-name="P53"><text:span text:style-name="T22">&lt;&lt;City, State, Zip code&gt;&gt;</text:span></text:p>
      <text:p text:style-name="P30"/>
      <text:p text:style-name="P68"/>
      <text:p text:style-name="P67"><text:span text:style-name="T10">Obekekileyo </text:span><text:span text:style-name="T12">&lt;&lt;Patient Name&gt;&gt;</text:span><text:span text:style-name="T10">,</text:span></text:p>
      <text:p text:style-name="P71"/>
      <text:p text:style-name="P67"><text:span text:style-name="T47">Iziko lethu lithatha inxaxheba kuPhononongo lweZiphumo CLEAR olwenzelwe izigulama ezinesifo sentliziyo, okanye ezisebungozini obuphezulu bokuba nesifo sentliziyo, nezikhe zaneengxaki ezinxulumene nokuthatha amayeza estatin. Ii-statins ngamayeza asetyenziselwa ukwehlisa amaqondo ekholesteroli egazini. Siza kuwe nanjengoko sicinga ukuba usengakwazi ukuthatha inxaxheba kolu phononongo. </text:span></text:p>
      <text:p text:style-name="P69"/>
      <text:p text:style-name="P67"><text:span text:style-name="T47">Eyona njongo iphambili yoPhononongo lweZiphumo CLEAR kukubona ukuba ngaba iyeza elisaphandwayo liyabehlisa na ubungozi bezehlo ezimandundu zesifo sentliziyo (ezinxulumene nentliziyo kunye nemithambo yegazi) kwizigulana ezinesifo sentliziyo, okanye ezisebungozini obuphezulu bokuba naso. Uphononongo kananjalo luza kujonga ukuba ingaba iyeza eliphandwayo lingalichaphazela njani na iqondo lekholesteroli kwanokuba likhuseleke kangakanani na.</text:span></text:p>
      <text:p text:style-name="P69"/>
      <text:p text:style-name="P67"><text:span text:style-name="T47">Bamalunga nama-12,000 abantu abadala abavela kwihlabathi jikelele abaza kuthatha inxaxheba. Unganako ukuthabatha inxaxheba kuPhononongo lweZiphumo CLEAR ukuba ngaba: </text:span></text:p>
      <text:p text:style-name="P70"/>
      <text:list xml:id="list73430322877330" text:continue-list="list6150471581104661561" text:style-name="WWNum6">
        <text:list-item>
          <text:p text:style-name="P66"><text:span text:style-name="T10">uneminyaka yobudala eli-18 okanye ngaphezulu, okanye iminyaka yobudala ethathwa ngokuba ngeyomntu omdala kwilizwe lakho, nokuba bobuphi na ubudala obufanelekileyo</text:span></text:p>
        </text:list-item>
        <text:list-item>
          <text:p text:style-name="P66"><text:soft-page-break/><text:span text:style-name="T10">unembali yesifo sentliziyo, okanye usebungozini obuphezulu bokuba nesifo sentliziyo</text:span></text:p>
        </text:list-item>
        <text:list-item text:start-value="1">
          <text:p text:style-name="P66"><text:span text:style-name="T10">awukwazi ukumelana nokuthatha amayeza estatin (wakhe wawazama amayeza estatin amabini okanye ngaphezulu, kodwa waneengxaki zokuwathatha ngenxa yeziphumo ezisecaleni ebezingalindelekanga).</text:span></text:p>
        </text:list-item>
      </text:list>
      <text:p text:style-name="P79"/>
      <text:p text:style-name="P67"><text:span text:style-name="T10">Uphononongo luza kuthatha phakathi kweminyaka emi-2 nemi-5. Kukho amatyelelo amabini ohluzo, kwaye ukuba ngaba ufanelekile ukuba ungaqhubeka, ixesha lonyango luya kuba namatyelelo akumyinge we-14. Uya kutyelela iziko lophononongo ngeNyanga yoku-1, iNyanga yesi-3, neNyanga yesi-6. Emva kweNyang yesi-6, amatyelelo akho kwiziko lophononongo aya kutshintshana kunye nokutsalelwa iminxeba rhoqo kwiinyanga ezi-3 kude kube sekupheleni kophononongo. </text:span></text:p>
      <text:p text:style-name="P71"/>
      <text:p text:style-name="P67"><text:span text:style-name="T10">Awunyanzelekanga ukuba uthathe inxaxheba kolu phononongo. </text:span></text:p>
      <text:p text:style-name="P71"/>
      <text:p text:style-name="P67"><text:span text:style-name="T10">Ukuba ngaba ugqibe ekubeni uthathe inxaxheba kolu phononongo, onke amayeza ophononongo kunye neemvavanyo uya kuzifumana ngaphandle kwentlawulo. Siyathemba ukuba olu phononongo luza kusinceda ekubeni sifunde nangakumbi malunga neyeza eliphandwayo. </text:span></text:p>
      <text:p text:style-name="P71"/>
      <text:p text:style-name="P67"><text:span text:style-name="T10">Nceda ukhululeke uqhagamshelane na ukuba ngaba unayo nayiphi na imibuzo, okanye ukuba ngaba ungathanda ukufunda banzi malunga nolu phononongo. Ukuba ngaba uthe waqhagamshelana nam, usengakhetha ukuba ungabi yinxalenye yophononongo. </text:span></text:p>
      <text:p text:style-name="P71"/>
      <text:p text:style-name="P67"><text:span text:style-name="T10">Ozithobileyo,</text:span></text:p>
      <text:p text:style-name="P71"/>
      <text:p text:style-name="P67"><text:span text:style-name="T20">&lt;&lt;</text:span><text:span text:style-name="T21">Principal Investigator’s name</text:span><text:span text:style-name="T20">&gt;&gt;</text:span></text:p>
      <text:p text:style-name="P71"/>
      <text:p text:style-name="P67"><text:span text:style-name="T10">Umphandi oyiNtloko</text:span></text:p>
      <text:p text:style-name="P67"><text:span text:style-name="T10">UPhononongo lweZiphumo CLEAR</text:span></text:p>
      <text:p text:style-name="P12"/>
      <text:p text:style-name="P30"/>
      <text:p text:style-name="P30"/>
      <text:p text:style-name="P94"/>
      <text:p text:style-name="P95"><text:span text:style-name="T6">[VERSION CONTROL FOOTER]</text:span><text:span text:style-name="T4"><text:line-break/></text:span><text:span text:style-name="T10">ILeta esuka kuGqirha eya kwiSigulana, </text:span><text:span text:style-name="T11">Version 1.0, 26 October 2016 [V01 USA]</text:span></text:p>
      <text:p text:style-name="P95"><text:span text:style-name="T6">[PRINT FOOTER]</text:span><text:span text:style-name="T4"><text:line-break/></text:span><text:span text:style-name="T10">ILeta esuka kuGqirha eya kwiSigulana </text:span><text:span text:style-name="T11">[V01 USA]</text:span></text:p>
      <text:p text:style-name="P13"/>
      <text:p text:style-name="P13">Ikhadi lokuKhumbuza ngoTyelelo</text:p>
      <text:p text:style-name="P13">Utyelelo lwakho lophononongo olulandelayo luhlelelwe:</text:p>
      <text:p text:style-name="P13">Umhla:______________________<text:tab/><text:tab/><text:tab/>Ixesha:______________</text:p>
      <text:p text:style-name="P13"/>
      <text:p text:style-name="P13"> Ukuba ngaba iphawuliwe le bhokisi, lo ngumnxeba wokuxoxa ngokuba uqhuba kanjani na kwanokuba kubekho izinto okanye imiba ekuxhalisayo na ukususela kutyelelo lokugqibela kwiziko lophononongo.</text:p>
      <text:p text:style-name="P13"><text:soft-page-break/>Ukuba ngaba iphawuliwe le bhokisi, kuza kufuneka ukuba uzile ukutya ngaphambi kolu tyelelo. Iqela lophononongo liya kukunika iinkcukacha ezingaphezulu malunga nokuba kuza kwenzeka ntoni na ngolu tyelelo kwanokuba yintoni na ekufuneka uyilungise ukwenzela olu tyelelo.</text:p>
      <text:p text:style-name="P13"/>
      <text:p text:style-name="P13">Nceda ukhumbule ukuphatha zonke iibhotile zeyeza lophononongo ezingenanto kwakunye neyeza lophononongo elingasetyenziswanga xa usiya kutyelela iziko lophononongo.</text:p>
      <text:p text:style-name="P13"/>
      <text:p text:style-name="P13">Nceda uqhagamshelane neziko lophononongo ngoko nangako ukuba ngaba kukho utshintsho empilweni yakho, unayo nayiphi imibuzo okanye okukuxhalabisayo, okanye ufuna ukutshintsha utyelelo lophononongo. </text:p>
      <text:p text:style-name="P13"/>
      <text:p text:style-name="P13">Igama lomntu ongaqhagamshelana naye <text:bookmark text:name="_GoBack2"/></text:p>
      <text:p text:style-name="P13">Inombolo yomnxeba </text:p>
      <text:p text:style-name="P13">Siya kukonwabela ukukubona kutyelelo lwakho olulandelayo.</text:p>
      <text:p text:style-name="P13"/>
      <text:p text:style-name="P13">Ikhadi lokuKhumbuza ngoTyelelo, </text:p>
      <text:p text:style-name="P13">Ikhadi lokuKhumbuza ngoTyelelo</text:p>
      <text:p text:style-name="P13"/>
      <text:p text:style-name="P13"/>
      <text:p text:style-name="P54">IPHEPHA LOLWAZI LOMTHATHI-NXAXHEBA NEFOMU YEMVUME ESEKELWE ELWAZINI<text:bookmark text:name="_GoBack3"/></text:p>
      <text:p text:style-name="P13">Isihloko soPhononongo: </text:p>
      <text:p text:style-name="P13">Amaziko onyango awohlukeneyo, olwenziwa kumaziko awohlukeneyo, olungafihlwanga, olunamaqela akhiwa ngendlela engahlelwanga, olunamathamo awohlukeneyo, iindlela zonyango ezimbini, amaxesha amabini okudlulela kwelinye, oluthelekisa ukufana kweyeza eliyimveliso eVavanywayo [i-Amphotericin B (i-Liposome esetyenziswa kwisitofu) i-50 mg/vial, Cipla Ltd., India] kunye nemveliso eyiReferensi [i-AmBisome® (i-Amphotericin B) i-Liposome esetyenziswa kwisitofu eyi-50 mg/vial), Gilead life sciences, USA] kwizigulana ezingabantu abadala abanosuleleko lomngundo. <text:s/></text:p>
      <text:p text:style-name="P13"/>
      <text:p text:style-name="P13"/>
      <text:p text:style-name="P13">Inombolo yeProtokholi.: IPD/CLI/15/003 Uhlelo 04, lomhla: 10 Februwari 2016</text:p>
      <text:p text:style-name="P13"/>
      <text:p text:style-name="P13">Uhlelo lwe-ICD: 04, lomhla we-20 Aphrili 2016</text:p>
      <text:p text:style-name="P13"/>
      <text:p text:style-name="P13"/>
      <text:p text:style-name="P13">Inombolo yoHluzo yoMthathi-nxaxheba: _________________________________________ </text:p>
      <text:p text:style-name="P13"/>
      <text:p text:style-name="P13">Oonobumba bokuqala baMagama oMthathi-nxaxheba: __________________________________________________</text:p>
      <text:p text:style-name="P13"><text:tab/>(Oonobumba Bokuqala Bamagama Elokuqala-Eliphakathi-Elokugqibela) </text:p>
      <text:p text:style-name="P13"/>
      <text:p text:style-name="P13"/>
      <text:p text:style-name="P13">Igama likaGqirha woLingo: ______________________________________________</text:p>
      <text:p text:style-name="P13">(Umphandi oyiNtloko) </text:p>
      <text:p text:style-name="P13"/>
      <text:p text:style-name="P13">Idilesi yeSiza: ______________________________________________________</text:p>
      <text:p text:style-name="P13">____________________________________________________________________________________________________________________________________</text:p>
      <text:p text:style-name="P13"/>
      <text:p text:style-name="P13"/>
      <text:p text:style-name="P13">ISIMEMO SOKUTHATHA INXAXHEBA</text:p>
      <text:p text:style-name="P13"/>
      <text:p text:style-name="P13">Uyamenywa ukuba uthathe inxaxheba kolu phononongo lophando lweyeza lophononongo elihlolwayo nelaziwa ngokuba yi-Amphotericin B (i-Liposome esetyenziswa kwisitofu) eliyi-50mg/vial, njengoko ufunyaniswe unosuleleko lomngundo.</text:p>
      <text:p text:style-name="P13"/>
      <text:p text:style-name="P13">Olu xwebhu lwemvume luchaza ulingo lophando kunye nendima yakho kulingo olu. Nceda ulufunde ngononophelo kwaye uluqondisise olu xwebhu. Olu xwebhu lunokuba namagama onokuthi ungawaqondisisi; ugqirha wakho wophononongo uya kukunceda ekubeni uwaqonde amagama la. Ungaxoxa malunga nokuthatha kwakho inxaxheba kunye nosapho lwakho, abahlobo kunye nogqirha wakho ngaphambi kokuba wenze isigqibo kwaye uvumelekile ukuba uthathe ixesha olidingayo nokuba lingakanani na ngaphambi kokuba uvume ukuthabatha inxaxheba kolu lingo.</text:p>
      <text:p text:style-name="P13"/>
      <text:p text:style-name="P13"/>
      <text:p text:style-name="P13">NGUBANI OQHUBA OLU PHONONONGO? </text:p>
      <text:p text:style-name="P13">Uphononongo luqhutywa yi-Quintiles egameni le-Cipla Ltd., India (Umxhasi). Umxhasi uqulunqe indibaniso yovavanyo ye-Amphotericin B (i-Liposome esetyenziswa kwisitofu) eyi-50 mg/vial.</text:p>
      <text:p text:style-name="P13"/>
      <text:p text:style-name="P13">UKUTHATHA INXAXHEBA KWAKHO KOKOKUZITHANDELA</text:p>
      <text:p text:style-name="P13"/>
      <text:p text:style-name="P13"><text:soft-page-break/>Ukungena kulingo lophando kukuzithandela okupheleleyo. Ukhululekile ukuba ukhethe ukuba ungabi yinxalenye kolu lingo okanye uyeke ukuthatha inxaxheba nangalo naliphi na ixesha kwye akuyi kubakho nasiphi na isohlwayo kuwe. Akudingeki ukuba unike isizathu ngokurhoxa kwakho ekuthabatheni inxaxheba kuphononongo. Ukuba ngaba uthe wayeka, kuya kubaluleka kuwe ukuba ubaxelele abasebenzi bolingo kwaye ulandele nayiphi na imiyalelo oya kuthi uyinikwe ukuze kukhuseleke ukurhoxa kwakho kwiyeza lolingo. </text:p>
      <text:p text:style-name="P13"/>
      <text:p text:style-name="P13">YINTONI OKUFANELE UYAZI MALUNGA NOLU LINGO LOPHONONONGO?</text:p>
      <text:p text:style-name="P13"/>
      <text:p text:style-name="P13">•<text:tab/>Olu lingo luquka uphando ngeyeza lophononongo elihlolwayo.</text:p>
      <text:p text:style-name="P13">•<text:tab/>Bangama-44 ubuncinane abathathi-nxaxheba abaza kuthatha inxaxheba kolu phononongo. Bamalunga ne-15 abathathi-nxaxheba abasuka kwiziza ezi-2-4 eMzantsi Afrika abaza kuthatha inxaxheba </text:p>
      <text:p text:style-name="P13">•<text:tab/>Ugqirha wakho wolingo ungambuza imibuzo malunga nayo nantoni na ongayiqondiyo ngoku okanye kwixesha elizayo.</text:p>
      <text:p text:style-name="P13">•<text:tab/>Ukuba ngaba ugqirha wakho wolingo ayinguye ugqirha oqhelekileyo wosapho lwakho, ukwenzela ukhuseleko lwakho, kufuneka umxelele ugqirha oqhelekileyo wosapho lwakho ukuba uthatha inxaxheba kulingo lophando. Nceda uxoxe ngayo nantoni na ekuxhalabisayo malunga noku kunye nogqirha wakho wolingo.</text:p>
      <text:p text:style-name="P13">•<text:tab/>Ngelixa ukolu lingo, iqela lolingo liya kuhlala likwazisa malunga nalo naluphi na ulwazi olutsha olufunyanisiweyo okanye olubonwe ngexesha lolingo nolunokuthi luchaphazele isigqibo sakho sokuba uqhubeke okanye urhoxe kulingo.</text:p>
      <text:p text:style-name="P13"/>
      <text:p text:style-name="P13">LITHINI IXESHA LOPHONONONGO LILONKE LOLINGO?</text:p>
      <text:p text:style-name="P13"/>
      <text:p text:style-name="P13">Ixesha lophononongo lilonke liya kuba malunga neentsuku ezingama-50 kuqukwe nexesha lohluzo. Ixesha lonyango liya kuthatha iintsuku ezili-10. Iinkcukacha zimi ngolu hlobo</text:p>
      <text:p text:style-name="P13"/>
      <text:p text:style-name="P13">•<text:tab/>Uya kulandela inkqubo yohluzo ukuya kutsho kwiintsuku ezili- 10 ngaphambi kwethamo lokuqala.</text:p>
      <text:p text:style-name="P13">•<text:tab/>Ukuba ngaba ufunyaniswe ukulungele ukuthatha inxaxheba kuphononongo ngokweemfuno zophononongo, uya kunikwa iMveliso eHlolwayo [i-Amphotericin B (i-Liposome esetyenziswa kwisitofu) eyi-50 mg/vial] okanye iMveliso eyiReferensi [i-AmBisome® (i-Amphotericin B) Liposome esetyenziswa kwisitofu eyi-50 mg/vial),] efakwa emithanjeni ngokweshedyuli yokwabiwa ngokwamaqela ngendlela engahlelwanga ngosuku 01.</text:p>
      <text:p text:style-name="P13">•<text:tab/>Uya kufumana ithamo elilinganayo le-Amphotericin B lonyango ngeSitofu seLiposomal kumaxesha abekiweyo emva kweeyure ezingama-24 ixesha elingekho ngaphantsi kweentsuku ezili-10. </text:p>
      <text:p text:style-name="P13">•<text:tab/>Usenokufumana imveliso ehlolwayo okanye imveliso eyireferensi iintsuku ezi-5 (Usuku 1-5), uze emva koko utshintshelwe kolunye unyango iintsuku ezi-5 (Usuku 6-10).</text:p>
      <text:p text:style-name="P13"/>
      <text:p text:style-name="P13">Uya kulandelelwa ukuya kutsho kusuku lwesi-7 nosuku lwama-30 ukusuka ngosuku lokugqibela lokuthatha iyeza lophononongo (Usuku 17 noSuku 40 lophononongo) ukwenzela ukwenza iingxelo kunye nolandelelo lwe-AEs; ngomnxeba</text:p>
      <text:p text:style-name="P13">.</text:p>
      <text:p text:style-name="P13"/>
      <text:p text:style-name="P13">YINTONI INJONGO YOLINGO LOPHANDO?</text:p>
      <text:p text:style-name="P13"/>
      <text:p text:style-name="P13">Injongo yolu lingo kukufumanisa iiprofayili ze-pharmacokinetic (olu luphononongo lokuhamba kweyeza emzimbeni, kuquka iinkqubo zokufunxwa, ukuhanjiswa, kunye nokukhutshwa kwalo_ kwakunye nokuhlola ukufana kwesithako esisebenzayo seemveliso zeyeza ezi-2 ezineqondo elinye kunye nemeko yofunxo. Xa isibenza kulonto ijoliswe kuyo -- umzekelo, isamkeli engqondweni – <text:soft-page-break/>iyeza elilelona elenziwe yinkampani yokuqala kunye nelo lifanayo lenziwe zezinye iiinkampani kufanele omabini agqithise umthamo olinganayo wesithako esisebenzayo kwindawo leyo lijoliswe kuyo) yemveliso eHlolwayo [i-Amphotericin B (i-Liposome esetyenziswa kwisitofu) eyi-50 mg/vial, Cipla Ltd, India] kunye naleyo yemveliso eyiReferensi [i-AmBisome® (i-Amphotericin B) Liposome esetyenziswa kwisitofu eyi-50 mg/vial), Gilead life sciences, USA] kubathathi-nxaxheba abangabantu abadala abanosuleleko lomngundo.</text:p>
      <text:p text:style-name="P13"/>
      <text:p text:style-name="P13">I-AmBisome® ibhaliswe eMzantsi Afrika ukuba isetyenziwe kusulelelo lomngundo, kodwa ke iyeza elihlolwayo lona (i-Amphotericin B) alibhaliswanga eMzantsi Afrika</text:p>
      <text:p text:style-name="P13"/>
      <text:p text:style-name="P13">UKUBA NGABA UGQIBA EKUBENI UTHATHE INXAXHEBA KOLU PHONONONGO <text:s/></text:p>
      <text:p text:style-name="P13"/>
      <text:p text:style-name="P13">Ukuba ngaba uvumile ukuthatha inxaxheba kolu phononongo, kuza kufunyanwa imvume Esekelwe Elwazini (amaphepha ama-3 okugqibela ancanyathiselwe kolu xwebhu) kuwe njengesiqinisekiso sakho sokuthatha inxaxheba kolu phononongo. Ukuba ngaba awukwazi ukufunda/ukubhala, kuya kubakho ingqina elingakhethi cala ngalo lonke ixesha lenkqubo yemvume esekelwe elwazini lize likuchazele banzi ngeenkqubo zolingo kananjalo lisayine kwifomu yemvume. </text:p>
      <text:p text:style-name="P13"/>
      <text:p text:style-name="P13">INDLELA YOKUTHATHWA KWEYEZA </text:p>
      <text:p text:style-name="P13"/>
      <text:p text:style-name="P13">Ishedyuli yokuthathwa kwamathamo kolu phononongo iza kuhamba ngolu hlobo:</text:p>
      <text:p text:style-name="P13">Ukuba ngaba ufunyaniswe ukulungele ukuthatha inxaxheba kuphononongo ngokweemfuno zophononongo, uya kunikwa iMveliso eHlolwayo [i-Amphotericin B (i-Liposome esetyenziswa kwisitofu) eyi-50 mg/vial] okanye iMveliso eyiReferensi [i-AmBisome® (i-Amphotericin B) i-Liposome esetyenziswa kwisitofu eyi-50 mg/vial),] elihlatywa emithanjeni (ifakwa ngokuhlaba ngenalithi kwimithambo yakho) ngokweshedyuli yokwabiwa ngokwamaqela ngendlela engahlelwanga ngosuku 01.</text:p>
      <text:p text:style-name="P13">Uya kufumana ithamo elilinganayo le-Amphotericin B lonyango ngeSitofu seLiposomal kumaxesha abekiweyo emva kweeyure ezingama-24 ixesha elingekho ngaphantsi kweentsuku ezili-10. </text:p>
      <text:p text:style-name="P13">Ukuba ngaba udinga ukutshintshwa kwamathamo ngezi ntsuku zili-10 uya kukhutshwa kuphononongo. <text:s/></text:p>
      <text:p text:style-name="P13"/>
      <text:p text:style-name="P13">•<text:tab/>Akuyi kubakho xesha lokukhutshwa kwamayeza emzimbeni phakathi kwamanyango amabini.</text:p>
      <text:p text:style-name="P13">Ithamo lemveliso ehlolwayo okanye leyo iyireferensi iya kuba lithamo elifanelekileyo nelicetyiswe ngumphandi ukuba liya kumelana neemfuno zakho.</text:p>
      <text:p text:style-name="P13"/>
      <text:p text:style-name="P13">UKULALISWA ESIBHEDLELE:</text:p>
      <text:p text:style-name="P13"/>
      <text:p text:style-name="P13">Uya kufakwa kwixesha lohluzo ukuya kutsho kwiintsuku ezili-10 phambi kosuku loku-1. Ukuba ngaba ufunyaniswe ukuba ukulungele ukufumana ithamo, uya kunikwa ithamo lovavanyo (T) okanye elereferensi (R) ngosuku loku-1, ngokweshedyuli yokwabiwa ngokwamaqela ngendlela engahlelwanga. Uya kungeniswa kwiziko lonyango ubuncinane iiyure ezili-13 ngaphambi kokunikwa ithamo ngosuku loku-1. Wakuba ungenisiwe kweli ziko uya kuhlala kulo ixesha lamanyango omabini.</text:p>
      <text:p text:style-name="P13"/>
      <text:p text:style-name="P13">Uhluzo:</text:p>
      <text:p text:style-name="P13">Uya kulandela inkqubo yohluzo ukuya kutsho kwiintsuku ezili-10 ngaphambi kokuqala konyango lophononongo ngosuku loku-1.</text:p>
      <text:p text:style-name="P13"/>
      <text:p text:style-name="P13">Usuku 01, 02, 03, 04, 05 (Ixesha I)</text:p>
      <text:p text:style-name="P13"><text:soft-page-break/><text:s/>Uya kungeniswa kwiziko lonyango ubuncinane iiyure ezili-13 ngaphambi kokunikwa ithamo ngosuku loku-01. Wakuba ungenisiwe kweli ziko uya kuhlala kulo ixesha lamanyango omabini.</text:p>
      <text:p text:style-name="P13">Ngazo zonke iintsuku zokunikwa ithamo unyango lophononongo luya kuqaliswa kwiiyure ezi-2 emva kokuba ufumene isidlo esiqhelekileyo (esingenamafutha maninzi) sakusasa.</text:p>
      <text:p text:style-name="P13">Imveliso ehlolwayo okanye eyireferensi, ngokweshedyuli yokwabiwa ngokwamaqela ngendlela engahlelwanga, iya kunikezwa ngokuhlatywa ngenaliti kwimithambo, kusetyenziswa isixhobo esilawulwayo sokufaka iyeza, kwisithuba seeyure ezi-2 (± 5 imizuzu).</text:p>
      <text:p text:style-name="P13"/>
      <text:p text:style-name="P13">Iisampuli zegazi ze-pharmacokinetic zangaphambi kwethamo (ukuhlola ukusebenza kwe-pharmacokinetic) ziya kuthathwa ngeentsuku u- 3, 4 no-5; <text:s/>zize iisampuli zegazi zasemva kwethamo zithathwe ngosuku lwesi-5 ukuya kwelesi-6 ngokweshedyuli yokuthathwa kweesampuli zegazi <text:s/>ze-pharmacokinetic.</text:p>
      <text:p text:style-name="P13">Ixesha lokukhutshwa kwamayeza egazini: akuyi kubakho xesha lokukhutshwa kwamayeza egazini phakathi kwexesha loku-I nexesha lesi-II.</text:p>
      <text:p text:style-name="P13"/>
      <text:p text:style-name="P13">Usuku 6, 7, 8, 9 nele-10 (Ixesha II)</text:p>
      <text:p text:style-name="P13">Ngazo zonke iintsuku zokunikwa ithamo unyango lophononongo luya kuqaliswa kwiiyure ezi-2 emva kokuba ufumene isidlo esiqhelekileyo (esingenamafutha maninzi) sakusasa. <text:s/></text:p>
      <text:p text:style-name="P13"/>
      <text:p text:style-name="P13">Imveliso ehlolwayo okanye eyireferensi, ngokweshedyuli yokwabiwa ngokwamaqela ngendlela engahlelwanga, iya kunikezwa ngokuhlatywa ngenaliti kwimithambo, kusetyenziswa isixhobo esilawulwayo sokufaka iyeza, kwisithuba seeyure ezi-2 (± 5 imizuzu).</text:p>
      <text:p text:style-name="P13">Iisampuli zegazi ze-pharmacokinetic zangaphambi kwethamo ngeentsuku 8, 9 nele-10 kunye neesampuli zegazi ze-pharmacokinetic zasemva kwethamo ngosuku lwe-10 ukuya kwele-11 ziya kuthathwa ngokweshedyuli yokuthathwa kweesampuli ze-PK (pharmacokinetic).</text:p>
      <text:p text:style-name="P13"/>
      <text:p text:style-name="P13">“Utyelelo olungacwangciswanga - Ukuba ngaba unako nakuphi na ukungaphatheki okumandla okanye ukugula (okunxulumene okanye okunganxulumenanga nokuthatha inxaxheba kuphononongo okanye iyeza lophononongo) emva kokuba usayine le fomu ngexesha lophononongo, ungatyelela ugqirha wakho ngalo naliphi na ixesha ukusuka elingekho kumatyelelelo akho acwangcisiweyo”.</text:p>
      <text:p text:style-name="P13"/>
      <text:p text:style-name="P13">Imeko Yokutya Kwakho kunye Nezingavunyelwanga </text:p>
      <text:p text:style-name="P13"/>
      <text:p text:style-name="P13">Kufuneka uvume ukuba awuziyitya i-grapefruit okanye nantoni na eyenziwe ngayo; kwaye awuzusela utywala / iimveliso zotywala ubuncinane iiyure ezingama-48 ngaphambi kokufumana ithamo kude kuthathwe isampuli yegazi yokugqibela yexesha ngalinye lophononongo. </text:p>
      <text:p text:style-name="P13"/>
      <text:p text:style-name="P13">Kananjalo akufuneki uzitye iziqhamo zesitrasi okanye iimveliso zazo; iimveliso ezine-Xanthine (itshokholethi, iti, ikofu okanye isiselo se-cola); kananjalo ungatshayi okanye uthathe icuba okanye iimveliso ezinecuba ubuncinane iiyure ezingama-24 ngaphambi kokufumana ithamo kude kuthathwe isampuli yegazi yokugqibela yexesha ngalinye lophononongo.</text:p>
      <text:p text:style-name="P13"/>
      <text:p text:style-name="P13">Uya kunikwa ukutya okuqhelekileyo okungenamafutha maninzi yonke imihla ngexesha lophononongo ukuba ngaba akukho kuphazamisana nonakekelo lwakho. Kuya kudingeka ukuba ungatyi ubusuku bonke ubuncinane iiyure ezili-10 ngaphambi (kwesidlo sakusasa esiqhelekileyo esingenamafutha maninzi).</text:p>
      <text:p text:style-name="P13">Uya kufumana unyango lophononongo iiyure ezi-2 emva kokugqiba completion isidlo sakusasa esiqhelekileyo (esingenamafutha maninzi) yonke imihla ngexesha lophononongo.</text:p>
      <text:p text:style-name="P13">Unyango lwamayeza ahamba namanye ngezixubisiso zamafutha, ezifana nesondlo ezipheleleyo somzali (total parental nutrition (TPN)) ziya kuphetshwa, njengoko oko kunokuyitshintsha iprofayili ye-pharmacokinetic yeyeza lophononongo.</text:p>
      <text:p text:style-name="P13"><text:soft-page-break/></text:p>
      <text:p text:style-name="P13">Amayeza Ahamba Namanye</text:p>
      <text:p text:style-name="P13">Amayeza ahamba namanye (anefuthe kwi-PK ne-PD yamayeza ahlolwayo) nanikwa umthathi-nxaxheba kufuneka angaguquki ngexesha lonke lophononongo. </text:p>
      <text:p text:style-name="P13"/>
      <text:p text:style-name="P13">ISHEDYULI YOKUTHATHWA KWEESAMPULI ZEGAZI ZE-PHARMACOKINETICS</text:p>
      <text:p text:style-name="P13"/>
      <text:p text:style-name="P13">Iisampuli zegazi ziya kuthathwa ngendlela yokutofa kutsalwe emthanjeni, amaxesha amaninzi ophezulu engalweni. Ukuba ngaba kuyadingeka, zinokutsalwa nangendlela ekuthiwa yi-fresh vein puncture. Le nkqubo inokubangela ubuhlungu obungephi nokugruzuka kwindawo leyo kuhlatywe kuyo okanye kwenziwe i-vein puncture. Zingama-34 zizonke iisampuli zegazi eziya kuthathwa ukwenzela uhlolo lwe-pharmacokinetic ngexesha lophononongo lonke.</text:p>
      <text:p text:style-name="P13">Iisampuli zakho ziya kugcinwa kwisiza sophononongo okanye kwilebhu yalapho endaweni. Iisampumi zeplasma ziya kuthunyelwa ukusuka kwisiza ukuya </text:p>
      <text:p text:style-name="P13">inVentive Health Clinical</text:p>
      <text:p text:style-name="P13">2500 rue Einstein</text:p>
      <text:p text:style-name="P13">Quebec, QC</text:p>
      <text:p text:style-name="P13">G1P OA2, Canada</text:p>
      <text:p text:style-name="P13">Iisampuli ziya kugcinwa malunga neenyanga ezi-6 emva kokuba lugqityiwe uphononongo. </text:p>
      <text:p text:style-name="P13"/>
      <text:p text:style-name="P13">Amaxesha okutsalwa kwegazi le-pharmacokinetic:</text:p>
      <text:p text:style-name="P13">Isampuli yegazi yangaphambi kwethamo (Usuku 03 ukuya kuSuku 05 noSuku 08 ukuya kuSuku 10)</text:p>
      <text:p text:style-name="P13">Zonke iisampuli zangaphambi kwethamo eziyi-6 mL (malinga netisipuni e-1) nganye ziya kutsalwa ngoko nangoko ngaphambi kweli thamo ngalinye nalapho kuya kuvunyelwa ukuphuma ecaleni kwemizuzu emi -5 ukutsho oko, ingekapheli imizuzu emihlanu yethamo ngalinye kwixesha ngalinye. </text:p>
      <text:p text:style-name="P13"/>
      <text:p text:style-name="P13">Iisampuli zegazi ezisemva kwethamo (Usuku 5 ukuya kusuku 6 kunye noSuku 10 ukuya kusuku 11):</text:p>
      <text:p text:style-name="P13"><text:s/>Iisampuli zegazi ezisemva kwethamo eziyi- 05 mL nganye ziya kutsalwa kwi-1.333(iyure e-1 enemizuzu engama-20), i-1.667 (iyure e-1 enemizuzu engama-40), i-2.000* (ukutsho oko, ekupheleni kwexesha lokufakwa kweyeza emthanjeni), i-2.333 (iiyure ezi-2 ezinemizuzu engama-20), i-2.667 (iiyure ezi-2 ezinemizuzu engama-40), i-3.000, i-3.500, i-4.000, i-5.000, i-6.000, i-8.000, i-12.000, i-16.000 neeyure ezingama-24.000 emva kwethamo. (iisampuli ezili-14 ixesha ngalinye).</text:p>
      <text:p text:style-name="P13"/>
      <text:p text:style-name="P13">* Isampuli kufanele ithathwe ekupheleni kokufakwa kweyeza emthanjeni (iiyure ezi-2 ± imizuzu emi-5). Ukuba ngaba ixesha lokufakwa kweyeza emthanjeni liyedlula kwiiyure ezi-2 (+ imizuzu emi-5), uya kukhutshwa ke ngoko kuphononongo . </text:p>
      <text:p text:style-name="P13"/>
      <text:p text:style-name="P13">IGAZI EKUPHULUKENWE NALO LILONKE </text:p>
      <text:p text:style-name="P13"/>
      <text:p text:style-name="P13">Alikho ngaphezulu kwe-218 ± 10mL (i-3/4 yekomityi kunye neetisipuni ezi-2) kwisigulane ngasinye kumaxesha amabini ngale ndlela ilandelayo:<text:tab/></text:p>
      <text:p text:style-name="P13"/>
      <text:p text:style-name="P13"><text:s text:c="7"/></text:p>
      <text:p text:style-name="P13">Iisampuli ze-PK ezingaphambi kwethamo (i-06 ml x amaxesha ama-6)<text:tab/>=<text:tab/>36 mL (amacephe ama-2 kunye netisipuni e-1)</text:p>
      <text:p text:style-name="P13">Iisampuli ze-PK ezisemva kwethamo (05 ml x amaxesha angama-28) <text:tab/>=<text:tab/>140 mL (amacephe ali-10)</text:p>
      <text:p text:style-name="P13">24 x 0.5 mL igazi elilahliweyo<text:tab/>=<text:tab/>12 mL (iitisipuni ezi-2)</text:p>
      <text:p text:style-name="P13"><text:soft-page-break/>Ukwenzela uhluzo<text:tab/>=<text:tab/>10 mL (iitisipuni ezi-2)</text:p>
      <text:p text:style-name="P13">Uhlolo lokhuseleko ngaphambi kweXesha lesi-II<text:tab/>=<text:tab/>10 mL (iitisipuni ezi-2)</text:p>
      <text:p text:style-name="P13">Uhlolo lokhuseleko emva kophononongo<text:tab/>=<text:tab/>10 mL (iitisipuni ezi-2)</text:p>
      <text:p text:style-name="P13">Lilonke <text:tab/>=<text:tab/>218 mL (¾ yekomityi)</text:p>
      <text:p text:style-name="P13"/>
      <text:p text:style-name="P13"/>
      <text:p text:style-name="P13"/>
      <text:p text:style-name="P13">AMANYATHELO OKHUSELEKO ONYANGO</text:p>
      <text:p text:style-name="P13"><text:tab/></text:p>
      <text:p text:style-name="P13">Luxanduva lukagqirha wolingo [umphandi oyintloko] ukuqinisekisa ukuba ufumana ukubekelwa iliso kunye nonakekelo olwaneleyo ngexesha lophononongo ukuqinisekisa ukhuseleko olugqibeleleyo kunye nokuphatheka ngokukuko. Kulandela iimvavanyo zaselebhu/Kuya kwenziwa uphando ngexesha lophononongo ukuqinisekisa ukhuseleko lwakho.</text:p>
      <text:p text:style-name="P13"/>
      <text:p text:style-name="P13"/>
      <text:p text:style-name="P13">Inkqubo yokhuseleko<text:tab/>Amaxesha</text:p>
      <text:p text:style-name="P13">Ukuxilongwa komzimba<text:tab/>•<text:tab/>Uhluzo, </text:p>
      <text:p text:style-name="P13">•<text:tab/>Usuku (-1) (isisekelo sexesha I), </text:p>
      <text:p text:style-name="P13">•<text:tab/>Usuku 05 (isisekelo sexesha II), </text:p>
      <text:p text:style-name="P13">•<text:tab/>Ekupheleni kophononongo</text:p>
      <text:p text:style-name="P13">Ubude bomzimba<text:tab/>•<text:tab/>Uhluzo</text:p>
      <text:p text:style-name="P13">Ubunzima bomzimba<text:tab/>•<text:tab/>Uhluzo,</text:p>
      <text:p text:style-name="P13">•<text:tab/>Ekupheleni kophononongo</text:p>
      <text:p text:style-name="P13">IiMpawu eziBalulekileyo: Uxinzelelo lwegazi, ukubetha kwentliziyo, ubushushu bomzimba<text:tab/>•<text:tab/>Uhluzo, </text:p>
      <text:p text:style-name="P13">•<text:tab/>Usuku (-1) (isisekelo sexesha I), </text:p>
      <text:p text:style-name="P13">•<text:tab/>Usuku 1, 2,3,4,5 (ixesha I, Ngaphambi kwethamo, iiyure ezi-4, 8, nezili-12 emva kwethamo), </text:p>
      <text:p text:style-name="P13">•<text:tab/>Usuku 5 (isisekelo sexesha II) </text:p>
      <text:p text:style-name="P13">•<text:tab/>Usuku 6, 7,8,9,10 (ixesha II, Ngaphambi kwethamo, iiyure ezi-4, 8, nezili-12 emva kwethamo), </text:p>
      <text:p text:style-name="P13">•<text:tab/>Ekupheleni kophononongo</text:p>
      <text:p text:style-name="P13">Uvavanyo lwe-ECG<text:tab/>•<text:tab/>Uhluzo, </text:p>
      <text:p text:style-name="P13">•<text:tab/>Ekupheleni kophononongo</text:p>
      <text:p text:style-name="P13">Uvavanyo lwe-ECHO<text:tab/>•<text:tab/>Uhluzo </text:p>
      <text:p text:style-name="P13">I-X-ray (yesifuba)<text:tab/>•<text:tab/>Uhluzo (i-X-ray ethathwe ukuya kutsho kwiinyanga ezi-3 ngaphambi kohluzo iya kwamkelwa). </text:p>
      <text:p text:style-name="P13">I-hematology; ikhemistri yegazi; i-urinalysis<text:tab/>•<text:tab/>Uhluzo, </text:p>
      <text:p text:style-name="P13">•<text:tab/>Usuku (-1) (isisekelo sexesha I), </text:p>
      <text:p text:style-name="P13">•<text:tab/>Usuku 05 (isisekelo sexesha II), </text:p>
      <text:p text:style-name="P13">•<text:tab/>Ekupheleni kophononongo</text:p>
      <text:p text:style-name="P13">Uvavanyo lokukhulelwa kwiNcindi Yegazi (Kubathathi-nxaxheba basetyhini kuphela)<text:tab/>•<text:tab/>Uhluzo, </text:p>
      <text:p text:style-name="P13">•<text:tab/>Usuku (-1) (isisekelo sexesha I)</text:p>
      <text:p text:style-name="P13">•<text:tab/>Ekupheleni kophononongo</text:p>
      <text:p text:style-name="P13">Iimvavanyo ze-serology eziqukwa ukujongwa kweHepatitis (neziquka iindidi u-B&amp;C) kunye neHIV. <text:tab/>•<text:tab/>Uhluzo</text:p>
      <text:p text:style-name="P13">Inqobo yokufumanisa isifo yonyango olu-empirical (unyango olusetyenziswa ngaphambi kokuba kwenziwe ukufunyaniswa okuqinisekileyo kwesifo) kosuleleko oluqikelelwayo lomngundo kubathathi-nxaxheba aba-febrile, neutropenic <text:tab/><text:tab/>Kuhluzo</text:p>
      <text:p text:style-name="P13">Ubungqina obubhaliweyo be: </text:p>
      <text:p text:style-name="P13"><text:soft-page-break/>•<text:tab/>Neutropenia: buchazwa njengobalo lwe-neutrophil oluqinisekileyo (ANC) &lt; 5,000/µL (ilingana ne- &lt; 0.5 x 109/L).</text:p>
      <text:p text:style-name="P13">•<text:tab/>Febrile: ichazwa njengobushushu obuyi ≥ 38.3°C kwiiyure ezingama-48 zokugqibela okanye ubenokuvuka ngokutsha komkhuhlane (imilinganiselo emi-2, iiyure ezi-3 ezahlukeneyo) emva kokunyangwa okokuqala komkhuhlane ngonyango lwezibulala-zintsholongwane</text:p>
      <text:p text:style-name="P13">Inqobo yokufumanisa isifo yoNyango lwe-Cryptococcal Meningitis (usuleleko lomngundo lweethishu ezigqume ingqondo kunye nomnqonqo) kubathathi-nxaxheba abane-HIV<text:tab/><text:tab/>Kuhluzo</text:p>
      <text:p text:style-name="P13">•<text:tab/>Abathathi-nxaxheba abane-HIV abafunyaniswe bene-Cryptococcal Meningitis.</text:p>
      <text:p text:style-name="P13">•<text:tab/>Ubungqina obubhaliweyo bokubakho kwencindi ye-cerebrospinal (CSF) OKANYE incindi yegazi OKANYE i-plasma cryptococcal antigen (CrAg).</text:p>
      <text:p text:style-name="P13"/>
      <text:p text:style-name="P13"><text:s/>Inqobo yokufumanisa isifo yaBathathi-nxaxhebaabanoHlobo lwe-Aspergillus, uhlobolwe- Candida kunye/okanye usuleleko lweentlobo ze-Cryptococcus kwi-Amphotericin B deoxycholate, okanye kubathathi-nxaxheba apho ukungasebenzi kakuhle kwezintso okanye ukungamkeleki kwetyhefu kungakuvumeliyo ukusetyenziswa kwe-Amphotericin B deoxycholate.<text:tab/><text:tab/>Kuhluzo </text:p>
      <text:p text:style-name="P13">•<text:tab/>Ubungqina obubhaliweyo bokubakho kwezinto ze-Aspergillus okanye i-Candida okanye i-cryptococcus kwithishu, egazini, okanye nayiphi na enye incindi yomzimba.</text:p>
      <text:p text:style-name="P13"/>
      <text:p text:style-name="P13">Iziphumo ezingalindelekanga:<text:tab/>Ukusuka kwixesha lokufumana iyeza lophononongo okokuqala kude kube Sekupheleni koPhononongo. Iziphumo Ezisecaleni ezenzeka ngaphambi kokuqalisa occurring iyeza lophononongo kodwa emziya kubhalwa. <text:s/></text:p>
      <text:p text:style-name="P13">Amayeza ahamba namanye/ Amanyango amakhulu angaphandle kwamayeza<text:tab/>Ukusuka kusuku loku-1 lophononongo kude kube Sekupheleni koPhononongo. </text:p>
      <text:p text:style-name="P13"/>
      <text:p text:style-name="P13">Amayeza athathwe ngaphambi kwethamo lokuqala<text:tab/>Onke amayeza athathwe kwinyanga enye, (kuquka neevithamini) athathwe kwiintsuku ezili-10 ngaphambi kokufumana ithamo (okanye iSisekelo xa kuchaziwe) aya kubhalwa</text:p>
      <text:p text:style-name="P13"/>
      <text:p text:style-name="P13"/>
      <text:p text:style-name="P13">UVAVANYO LWE-HIV</text:p>
      <text:p text:style-name="P13">Kuya kudingeka ukuba wenze uvavanyo lwe-HIV. Lonke ulwazi olunxulumene nolu vavanyo lwe-HIV kuya kuxoxwa ngalo kunye nawe kwaye kuya kudingeka ukuba usayine ifomu esecaleni yemvume esekelwe elwazini ye-HIV. Ugqirha wakho uza kuxoxa nawe malunga noku. </text:p>
      <text:p text:style-name="P13"/>
      <text:p text:style-name="P13">BUTHINI UBUNGOZI KUNYE NOKUNGAPHATHEKI KAKUHLE BOLINGO?</text:p>
      <text:p text:style-name="P13"/>
      <text:p text:style-name="P13">Njengawo onke amayeza, i-Amphotericin B inokubangela iziphumo ezisecaleni, nangona ingesinguye wonke umntu ozifumanayo.</text:p>
      <text:p text:style-name="P13">Phakathi kwezona zimandundu kunye/okanye ukwalisa okukhulu okuchaziweyo malunga nokusetyenziswa kwe-Amphotericin B ukuza kufuka ngoku yingqele, ukutsho oko, ukwalisa, isicaphucaphu, ukugabha nokwehla kwepotesyam.</text:p>
      <text:p text:style-name="P13">Ezi zehlo zimandundu zilandelayo nazo ziye zachazwa kwi- 2% ukuya kwi-10% yabathathi-nxaxheba abanyangwa nge-AmBisome:</text:p>
      <text:p text:style-name="P13">Umzimba Uwonke</text:p>
      <text:p text:style-name="P13">Isisu esikhulu, ii-aleji, ukosuleleka kolusu, ukwalisa oku-cell mediated immunological, ukudumba kobuso, ukuqaqanjelwa ngumzimba, intambo ebuhlungu, kunye nokungahambi kakuhle kweenkqubo.</text:p>
      <text:p text:style-name="P13"/>
      <text:p text:style-name="P13">Inkqubo Yokusebenza kweNtliziyo</text:p>
      <text:p text:style-name="P13">Ukungabethi kakuhle kwentliziyo, ukwenyuka kwesingqi sentliziyo ngokungaqhelekanga, ukwehla kwesingqi sentliziyo, ukumelwa yintliziyo, ukwenyuka kobukhulu bentliziyo, ukopha, ukwehla <text:soft-page-break/>koxinxelelo lwegazi kunye notshintsho kwindawo, isifo seevalvi zentliziyo (valvular), ukungasebenzi kakuhle kwemithambo, kunye nokuhamba kwegazi.</text:p>
      <text:p text:style-name="P13"/>
      <text:p text:style-name="P13">Inkqubo Yokwetyisa</text:p>
      <text:p text:style-name="P13">Ukwehla kokulamba, ukuqunjelwa, umlomo/impumlo eyomileyo, i-asidi ephezulu, ukungalawuleki kokuphuma kwelindle, ukwenyuka kokusuza, ukopha ezimpundu, ukopha kweentsini/emlonyeni, igazi xa ugabha, ukonyuka kobukhulu besibindi, uvavanyo olubonisa okungalunganga kukusebenza kwesibindi, ukosuleleka kwenwebhu yenxenye yethumbu elikhulu (ileus mucositis), isilonda esikhulu emlonyeni kunye nokungasebeni kakuhle kwesibindi ukuya kukungavuleki kakuhle kwemithambo.</text:p>
      <text:p text:style-name="P13"/>
      <text:p text:style-name="P13">Inkqubo Yamadlala </text:p>
      <text:p text:style-name="P13">Ukwehla kwe-hemoglobin (isakhi-bala esithwala i-oxygen kwiiseli zegazi ezibomvu), i-coagulation (amahlwili egazini), incindi eninzi, ukuqabaza ukopha, ukwenyuka kwe-prothrombin (iproteni ekhutshwa sisibindi sakho nenceda amahlwili egazini), nokwehla kubalo lwe-platelet (ii-platelets zikwanceda amahlwili egazini kwaye ukuba ngaba zehlile zinokubangela ukopha).</text:p>
      <text:p text:style-name="P13"/>
      <text:p text:style-name="P13">Ukungahambi Kakuhle Kwinguqulo Yokutya nezeSondlo </text:p>
      <text:p text:style-name="P13">Ukwenyuka kwe-asidi emzimbeni, ukwenyuka kwe-amylase (i-amylase inceda ukwetyisa izitatshi – kwaye ukonyuka kwe-amylase amaxesha amaninzi kubonisa i-pancreatitis), i-hyperchloremia, i-hyperkalemia, i-hypermagnesemia, i-hyperphosphatemia, i-hyponatremia, i-hypophosphatemia, i-hypoproteinemia (hyper – ukwenyuka; hypo – ukwehla kwee-electrolytes ezinkulu emzimbeni nezidingeka kwimisebenzi ethile emzimbeni), ukwenyuka kwe-lactate dehydrogenase (okukwaziwa njenge-LDH – yi-enzaymi eguqula iswekile esekutyeni ukuba ibe ngamandla anokusetyenziswa ziiseli zethu, ukwenyuka kwe-nitrogen engeyoproteni (kubhekisa ngokuhlangeneyo kwizinto ezifana ne-urea, ne-ammonia), kunye ne-respiratory alkalosis ( imeko etshintsha uzinzo lwe-carbon dioxide ne-oxygen egazini.</text:p>
      <text:p text:style-name="P13"/>
      <text:p text:style-name="P13">Inkqubo Yokwakheka Komzimba</text:p>
      <text:p text:style-name="P13">Ukuqaqamba kwamalungu, ukuqaqamba kwamathambo, ukuqina kwemisipha nokuqaqamba kwayo, kunye nomkhuhlane ogqithisileyo nengqele.</text:p>
      <text:p text:style-name="P13"/>
      <text:p text:style-name="P13">Inkqubo Yemithambo-luvo</text:p>
      <text:p text:style-name="P13">Ukungazinzi (ukoyika okanye ixhala ), ikhoma, ukuxhuzula, ukukhohlela, ukudangala, isiyeza, ukubona izinto ngendlela engeyiyo, i-paresthesia (iimvakalelo engezizo), ukucinga okungafanelekanga nokungcangcazela.</text:p>
      <text:p text:style-name="P13"/>
      <text:p text:style-name="P13">Inkqubo Yokuphefumla</text:p>
      <text:p text:style-name="P13">Ingxaki nokuphefumla, igazi kwizikhohlela, ukukhutywa, ukuphefumla okukhawulezayo, iimpawu ezifana nezomkhuhlane, amanzi kwimiphunga, umqala obuhlungu, i-pneumonia, ukungakwazi ukuphefumla ngokwaneleyo, ukoyiswa kukuphefumla, nokudumba kwamarhanana.</text:p>
      <text:p text:style-name="P13"><text:s/></text:p>
      <text:p text:style-name="P13">Ulusu kunye nezongezelelweyo</text:p>
      <text:p text:style-name="P13">Ukumkelwa zinwele, ulusu olomileyo, izilonda, ukudumba kwendawo ebekutofwe kuyo, ukutshintsha kwebala lolusu, ulusu oluchachambayo, ukurhawuzelela, ukuba bomvu kolusu kunye nerhashalala enamabala amfusi.</text:p>
      <text:p text:style-name="P13"/>
      <text:p text:style-name="P13">Amalungu abalulekieleyo</text:p>
      <text:p text:style-name="P13">Ukosuleleka emehlweni, amehlo awomileyo kunye nokopha emehlweni – ingakumbi kwimithambo yamehlo.</text:p>
      <text:p text:style-name="P13"/>
      <text:p text:style-name="P13">Inkqubo Yamalungu Okuzala</text:p>
      <text:p text:style-name="P13"><text:soft-page-break/>Ukungasebenzi ngokupheleleyo kwezintso, ukusilela kokusebenza kwezintso, ubuhlungu xa uchama, ukungasebenzi kwezintso, ukungasebenzi kwezintso okubangelwa yimveliso yekhemikhali okanye yebhayoloji, ukungakwazi ukubamba umchamo kunye nokopha kwilungu lobufazi.</text:p>
      <text:p text:style-name="P13"/>
      <text:p text:style-name="P13">Ingaba kuyakubakho ukungaphatheki kakuhle okubangelwa kukutsalwa kwegazi?</text:p>
      <text:p text:style-name="P13"/>
      <text:p text:style-name="P13">Le nkqubo inokubangela ubuhlungu kunye nobubomvu kwindawo ekuhlatywe kuyo umthambo okanye ekufakwe kuyo i-cannula okanye xa kukho ukuvaleka kwe-cannula. Kuya kuphela oku kancinci kancinci. </text:p>
      <text:p text:style-name="P13"/>
      <text:p text:style-name="P13">Abasetyhini Abasengafumana Abantwana</text:p>
      <text:p text:style-name="P13"/>
      <text:p text:style-name="P13">Kungakho ubungozi kusana olungekazalwa kolu lingo. Ukuba ngaba ukhulelwe okanye uye wakhulelwa ngexesha lolingo, obu bungozi bunokukuchaphazela okanye buchaphazele usana olungekazalwa. Kufanele usebenzise indlela esebenzayo yokuthintela ukukhulelwa ubuncinane iiveki ezi-4 ngaphambi kokufumana iyeza lophononongo, ngexesha lophononongo nokuya kutsho ekupheleni kotyelelelo lophononongo nakwiintsuku ezingama-30 emva kwethamo lokugqibela lophononongo.</text:p>
      <text:p text:style-name="P13"/>
      <text:p text:style-name="P13">Ngaphambi kolingo, kuya kwenziwa uvavanyo lokukhulelwa ngexesha lohluzo. Kungenzeka ukuba olu vavanyo lungaboni xa kusesezantsi ukukhulelwa kwakho. Iimvavanyo zokukhulelwa zinokuphinda zenziwe ngexesha lokuza kuqala unyango/ngaphambi kwethamo I, nangaphambi kokufumana ithamo lomjikelo ngamnye nasemva kokugqiba uphononongo. Ukuba ngaba uvavanyo lubonisa ukuba ukhulelwe uya kukhuthswa kuphononongo. Ukuba ngaba awuyivalanga inzala (ubuncinane iinyanga ezi-6 ngaphambi kokufumana iyeza lophononongo) okanye awukho kwiminyaka apho ungasayiyo exesheni (postmenopausal) (ubuncinane iinyanga ezili-12 ezilandelelanayo) kwaye ukhetha indlela yokuthintela ukukhulelwa, kufanele ukhethe iindlela ezimbini zokuvala (ikhondom yabasetyhini okanye eyamadoda kunye nokuba yi-diaphragm, okanye isiciko sesibeleko. Nceda uqaphele ukuba awunokusebenzisa ikhondom yabasetyhini kunye neyamadoda ngexesha elinye.) Ubuncinane iiveki ezi-4 ngaphambi kokufumana iyeza lophononongo, ngexesha lophononongo kunye nokuya kutsho kwiintsuku ezingama-30 emva kwethamo lokugqibela le </text:p>
      <text:p text:style-name="P13">yeza lophononongo. Nantsi imizekelo yeendlela ezamkelekileyo zothintelo-nzala:</text:p>
      <text:p text:style-name="P13"/>
      <text:p text:style-name="P13"><text:tab/>Isithinteli-nzala (ukutsho oko, ikhondom yamadoda okanye yabasetyhini*), </text:p>
      <text:p text:style-name="P13"><text:tab/>I-diaphragm </text:p>
      <text:p text:style-name="P13"><text:tab/>Izixhobo Ezifakwa Ngaphakathi Esibelekweni (levonorgestrel-releasing [umz. iMirena®] okanye i-copper-T [umz. iNova-T®]</text:p>
      <text:p text:style-name="P13"><text:tab/>Izithinteli-nzala ezisebenza ngeehomoni, Ezizizitofu (umz. iDepo-Provera®, iNur-Isterate®), Iipilisi Eziselwayo (umz. iMinulette®, iJasmine®] </text:p>
      <text:p text:style-name="P13"/>
      <text:p text:style-name="P13">Ukuyekwa kothintelo-nzala emva kwangoku kufuneka kuxoxwe ngako kunye nogqirha ofanelekileyo. Ugqirha wophononongo uya kuxoxa nawe ngale miba ingasentla ngokuphathelele kwindlela eyiyo yokuthintela ukukhulelwa ngaphambi kokuba ungene kuphononongo.</text:p>
      <text:p text:style-name="P13"/>
      <text:p text:style-name="P13">Ukuba ngaba ungumthathi-nxaxheba oyindoda: Iqabane lakho okanye wena kufuneka nisebenzise indlela esebenzayo yokuthintela ukukhulelwa, ngexesha lophononongo nokuya kutsho kwiintsuku ezingama-30 emva kwethamo lokugqibela leyeza lophononongo.</text:p>
      <text:p text:style-name="P13"/>
      <text:p text:style-name="P13">ZEZIPHI IINZUZO EZINGAKHONA NGOKUTHATHA INXAXHEBA KOLU PHONONONGO?</text:p>
      <text:p text:style-name="P13"/>
      <text:p text:style-name="P13"><text:soft-page-break/>Kungenzeka ukuba kubekho ukuthomalala kwiimpawu zakho Zokosuleleka loMngundo ngenxa yokuthatha kwakho inxaxheba kolu lingo. <text:s/>Akukho siqinisekiso sokuba iyeza olinikiweyo kolu lingo liya kuba nenzuzo ethe ngqo kuwe. <text:s/>Ukuba ngaba uthatha inxaxheba kolu lingo, ukuthatha kwakho inxaxheba kunokunceda abanye njengoko sithemba ukuba ulwazi olufundwe kolu phononongo lunokusetyenziswa kwixesha elizayo ukuxhamlisa abanye abantu abanesifo esifanayo. </text:p>
      <text:p text:style-name="P13"/>
      <text:p text:style-name="P13">UKUBA NGABA UYAVUMA UKUTHATHA INXAXHEBA, LUTHINI UXANDUVA LWAKHO?</text:p>
      <text:p text:style-name="P13">Uxanduva lwakho njengomthathi-nxaxheba luquka oku kulandelayo:</text:p>
      <text:p text:style-name="P13">•<text:tab/>Nyaniseka malunga nembali yakho yezonyango kunye neemeko zezigulo zangoku.</text:p>
      <text:p text:style-name="P13">•<text:tab/>Thatha iyeza lolingo njengoko kuyalelwe ngabasebenzi bolingo.</text:p>
      <text:p text:style-name="P13">•<text:tab/>Xelela abasebenzi bolingo malunga nazo naziphi na iingxaki onazo ngexesha lolingo.</text:p>
      <text:p text:style-name="P13">•<text:tab/>Xelela abasebenzi bolingo malunga nawo onke amayeza owathathayo kuquka iivithamini, amayeza emveli nawesintu kunye nalawo athengiswa ezivenkileni, njalo njalo.</text:p>
      <text:p text:style-name="P13">•<text:tab/>Yazisa abasebenzi bolingo ukuba ngaba idilesi okanye inombolo yakho yomnxeba itshintshile.</text:p>
      <text:p text:style-name="P13">•<text:tab/>Bulumkele utywala kunye nawo nawaphi na amayeza angavunywanga ngugqirha wolingo ngelixa uthatha inxaxheba kolu lingo. Ukuba ngaba uza kuthatha naliphi na iyeza elitsha, kumele utsalele umnxeba ugqirha wolingo okanye abasebenzi bolingo ngaphambi kokuba ulithathe. </text:p>
      <text:p text:style-name="P13">•<text:tab/>Yazisa abasebenzi bolingo ngoko nangoko ukuba ngaba uye wakhulelwa ngelixa ukulingo.</text:p>
      <text:p text:style-name="P13">•<text:tab/>Ukuba ngaba ungowasetyhini kufanele usebenzise indlela yokuthintela inzala eyamkelekileyo iiveki ezi-4 ngaphambi kokufumana iyeza lophononongo nangalo lonke ixesha lophononongo kunye nokuyo kutsho kwiintsuku ezingama-30 emva kwethamo lokugqibela leyeza lophononongo. </text:p>
      <text:p text:style-name="P13">•<text:tab/>Ukuba ngaba uyindoda wena okanye iqabane lakho kufanele nisebenzise indlela yokuthintela inzala esebenzayo, ngalo lonke ixesha lophononongo kunye nokuyo kutsho kwiintsuku ezingama-30 emva kwethamo lokugqibela leyeza lophononongo oknye kude kufike umjikelo olandelayo we-chemotherapy.</text:p>
      <text:p text:style-name="P13">•<text:tab/>Yazisa abasebenzi bolingo ukuba ngaba ubukhe wakulingo lophando kwiintsuku ezingama-90 ezidlulileyo okanye ukwilingo lophando ngoku nje.</text:p>
      <text:p text:style-name="P13">•<text:tab/>Xelela abasebenzi bolingo ukuba ngaba unako nakuphi na ukungaphatheki kakuhle okanye ukugula ngexesha lolingo.</text:p>
      <text:p text:style-name="P13">•<text:tab/>Landela eminye imiyalelo (eyokutya neyamayeza okungafanele ukuba uwathathe) enikezwe ngabasebenzi bophononongo nedingekayo kuphononongo.</text:p>
      <text:p text:style-name="P13">•<text:tab/>Yazisa abasebenzi bolingo ngoko nangoko malunga nasiphi na isehlo esingaqhelekanga esinxulumene nonyango (ukutsho oko, isehlo esimandundu). </text:p>
      <text:p text:style-name="P13">•<text:tab/>Yazisa abasebenzi bolingo ngoko nangoko ukuba ngaba ulitshintshile ithamo lwawo nawaphi na amayeza angamanye.</text:p>
      <text:p text:style-name="P13"/>
      <text:p text:style-name="P13">ZEZIPHI EZINYE IINDLELA ZONYANGO EZINGEZINYE EZIKHONA ZOSULELEKO LOMNGUNDO?</text:p>
      <text:p text:style-name="P13"/>
      <text:p text:style-name="P13">Amayeza avunyiweyo efangali eyanda msinyane <text:s/>neyosulelayo, i-Cryptococcal Meningitis ehamba neHIV okanye kubathathi-nxaxheba abanosuleleko lomngundo ngenxa yeentlobo zosuleleko lwe-Aspergillus, iintlobo ze-Candida kunye/okanye iintlobo ze-Cryptococcus, ezikhoyo kwiindawo zentengiso. Ukuba ngaba ugqibe ekubeni ungathathi nxaxheba kolu phononongo okanye urhoxe kuphononongo, zikhona ezinye iindlela ezikhoyo. Akudingeki ukuba uthathe inxaxheba kulingo ukuze ufumane unyango. Ugqirha wakho wolingo uza kuxoxa nawe ngala mayeza angamanye. Kananjalo usengabuza ugqirha wesiqhelo wosapho lwakho ngaphambi kokuba wenze isigqibo sokuba uzibandakanye okanye ungazibandakanyi kulingo. <text:s/></text:p>
      <text:p text:style-name="P13"/>
      <text:p text:style-name="P13">IINGABA KUKHO IINDLEKO EZINXULUMENE NOKUTHATHA INXAXHEBA KULINGO?</text:p>
      <text:p text:style-name="P13"><text:soft-page-break/></text:p>
      <text:p text:style-name="P13">Akusayi kubakho zindleko ezizezakho ezinxulumene nokuthatha kwakho inxaxheba kolu phononongo. Akusayi kufuneka ulihlawulele naliphi na iyeza lolingo, iimvavanyo zonyango, iinkqubo okanye iimvavanyo zaselebhu ezifunekayo kolu lingo. Iintlawulo zasesibhedlele azisayi kuba luxanduva lwakho.</text:p>
      <text:p text:style-name="P13"/>
      <text:p text:style-name="P13">INGABA UNGACELWA UKUBA UPHUME KUPHONONONGO? </text:p>
      <text:p text:style-name="P13"/>
      <text:p text:style-name="P13">Ugqirha wakho wolingo, iCipla Ltd., India., (aBaxhasi bolu lingo), Amagunya Aselulawulweni kunye neKomiti Ezimeleyo Yokuziphatha Ngokusesikweni / iKomiti yeZiko Yokuziphatha Ngokusesikweni / iBhodi yoQwalaselo yeZiko (IEC /IRB) zinelungelo lokuyekisa ukuthabatha kwakho inxaxheba kulingo ngalo nangaliphi na ixesha. Ungakhutshwa kulingo ngaphambi kwexesha ngaphandle kokuvuma kwakho ngenxa yaso nasiphi na isizathu kwezi zilandelayo:</text:p>
      <text:p text:style-name="P13"/>
      <text:p text:style-name="P13">•<text:tab/>Ukuhlala kwakho kulingo kubeka impilo yakho ebungozini.</text:p>
      <text:p text:style-name="P13">•<text:tab/>Kwimeko yeSehlo Esimandundu, edinga ukuba uyeke ngokusisigxina ukufumana iyeza lophononongo.</text:p>
      <text:p text:style-name="P13">•<text:tab/>Udinga unyango olungavumelekanga kolu lingo.</text:p>
      <text:p text:style-name="P13">•<text:tab/>Kufunyaniswe ukuba ungenele uphononongo ngokophula le protokholi.</text:p>
      <text:p text:style-name="P13">•<text:tab/>Awuyilandeli imiyalelo yolingo. </text:p>
      <text:p text:style-name="P13">•<text:tab/>Uye wakhulelwa (kubathathi-nxaxheba basetyhini) ngexesha lolingo.</text:p>
      <text:p text:style-name="P13">•<text:tab/>Ugqirha woLingo ubona ukuba akukulungelanga ukuqhubeka ukulingo.</text:p>
      <text:p text:style-name="P13">•<text:tab/>Ukuba ngaba luyekisiwe ulingo.</text:p>
      <text:p text:style-name="P13">•<text:tab/>Ukuba ngaba udinga ithamo eliphezulu okanye ukutshintshwa kwethamo leGlucocorticoids ngexesha lophononongo.</text:p>
      <text:p text:style-name="P13">•<text:tab/>Ezinye izizathu ezamkelekileyo nezingachazwanga kolu xwebhu</text:p>
      <text:p text:style-name="P13">•<text:tab/>Ukuba ngaba ixesha lokufakwa kwamayeza ophononongo emithanjeni alikho kwixesha elimiselweyo lweeyure ezi-2 (+ 05 imizuzu), umphandi ke ngoko angakukhupha kuphononongo.</text:p>
      <text:p text:style-name="P13"/>
      <text:p text:style-name="P13">UYA KWAZISWA, UKUBA NGABA KUKHO NALUPHI NA ULWAZI OLUTSHA OLUYE LWAFUMANEKA NOLUNOKUCHAPHAZELA ISIGQIBO SAKHO SOKUTHATHA INXAXHEBA KULINGO</text:p>
      <text:p text:style-name="P13"/>
      <text:p text:style-name="P13">Ulwazi olukule fomu luchaza oko kwaziwayo malunga nolingo lophando ngexesha isayinwa ngalo. Ukuba ngaba kuye kwafunyaniswa naluphi na ulwazi olutsha ngexesha lolingo lophando nolunokuthi luchaphazele izizathu sakho sokuba uqhubeke okanye ungaqhubeki nokuthatha inxaxheba kulingo, uya kwaziswa malunga nolwazi olo ngexesha elifanelekileyo. </text:p>
      <text:p text:style-name="P13">AMALUNGELO NEEMBUYEKEZO ZAKHO</text:p>
      <text:p text:style-name="P13"/>
      <text:p text:style-name="P13">Ukuthatha kwakho inxaxheba kolu lingo kokokuzithandela kwaye ungarhoxa kuphononongo ngalo nangaliphi na ixesha ngaphandle kokuba kufuneke unike izizathu zokwenza oko kwaye ukwala ukuthatha inxaxheba akuyi kuba naso nasiphi na isohlwayo okanye ukulahlekelwa ziinzuzo eselungelweni lokuba uzifumane xa bekungenjalo. Ukuba ngaba ngalo naliphi na ixesha uziva uphatheke kakubi okanye ugula siso nasiphi na esinye isigulo, nceda uxelele ugqirha wakho wolingo okunakekelayo. Ukuba ngaba unyango lukhangeleka lungakulungelanga luya kuyekiswa. Kungenzeka ukuba uphononongo luyekiswe ngaphandle kwemvume yakho. Umphandi uya kukuxelela ukuba ngaba kukho naluphi na ulwazi olutsha oluthe lwavela ngexesha lophononongo nolunokuthi luchaphazele ukufuna kwakho ukuqhubeka kuphononongo. </text:p>
      <text:p text:style-name="P13"/>
      <text:p text:style-name="P13">Akuyi kuhlawulwa ngokuthatha inxaxheba kolu phando lophononongo. Uza kufumana imbuyekezo ngokunxulumene nazo naziphi na iindleko “eziphume epokothweni” ezifana neendleko zokuhamba kwakunye nezexesha olichithileyo nokuphazamiseka, kwaye uya kufumana imali ebubuncinane <text:soft-page-break/>obungama-R250 <text:s/>ngotyelelo lophononongo ngalunye. <text:s/>Kumatyelelo ophononongo amaninzi uyakube usesibhedlele /ekliniki ukwenzela zonke iinkqubo ezinxulumene nophononongo neziya kuhlawulelwa kunye nazo zonke izidlo njalo njalo, ezinikezwayo. Iindleko ezongezelelweyo ezivela kwiinkqubo ezingeyomfuneko kolu phononongo aziyi kuhlawulwa nguMxhasi okanye umncedisi womxhasi.</text:p>
      <text:p text:style-name="P13"/>
      <text:p text:style-name="P13">Nayiphi na imbuyekezo ehlawulelwa nakuphi na ukwenzakala okubangwe kukuthabatha inxaxheba kwakho kolu phononongo iya kungqinelana nezikhokelo zasekhaya. Umxhasi uya kuhlawulela iindleko zonyango lwamayeza ngako nakuphi na ukwenzakala okungenxa yonyango ngqo ngeyeza lophononongo okanye inkqubo yophononongo (esetyenzisiweyo njengoko kuchaziwe kwiprotokoli yophononongo). Umxhasi uya kukubuyekeza apho kubekho khona ukwenzakala ngenxa yenkqubo eyenziweyo engangqinelaniyo neprotokoli yophononongo okanye apho oogqirha bophononongo baye benza ngokungakhathali. <text:s/></text:p>
      <text:p text:style-name="P13">Umxhasi uthathe ipolisi ye-inshorensi yokuhlawulela imbuyekezo yako nakuphi na ukwenzakala komntu okubangelwe kukuthatha iyeza lophononongo kwakho, ngaphandle kokuba ukwenzakala okunjalo komntu akukho ngenxa yesiphosiso okanye ukungakhathali kukagqirha wophononongo okanye iqela lakhe.</text:p>
      <text:p text:style-name="P13">Umxhasi uthathe i-inshorensi Allianz GCS enenombolo yepolisi engu- ZAL000238150 ukwenzela imeko yokwenzakala okunxulumene nolingo lonyango yaye uyavuma ukukubuyekeza ngokohlobo lokwenzakala kwakho, ngokobukhulu nokuzingisa kokwenzakala ngokuhambelana neZikhokelo zeShishini loMbutho woXubo-Mayeza waseBrithani (Association of the British Pharmaceutical Industry Guidelines) (ABPI) kwimeko yokwenzakala okanye isiphumo ebesingalindelekanga esibangelwa ngqo kukuthatha kwakho inxaxheba kulingo.</text:p>
      <text:p text:style-name="P13">Ngokwezikhokelo ze-ABPI umxhasi wophononongo kufuneka akubuyekeze, ngaphandle kokuba wena unike ubungqina bokuba nguye owenze impazamo, nangawuphi na umonzakalo owenziwe kukunikwa iyeza lophononongo okanye zezinye iinkqubo ezenziweyo neprothokholi yolu phononongo.</text:p>
      <text:p text:style-name="P13">Umxhasi akayi kuba nembopheleleko ngayo nayiphi na ilahleko, ukwenzakala kunye/okanye umonakalo onokuwufumana ukuba loo lahleko ibangelwe:</text:p>
      <text:p text:style-name="P13">Kukusebenzisa naliphi na elinye iyeza ngelixa lophononongo</text:p>
      <text:p text:style-name="P13">Nakuphi na ukwenzakala okubangelwe kukuba ungalandelanga imiqathango nemithetho yokuziphatha okanye nayiphi na imiyalelo okanye ulwalathiso onokulunikwa ngugqirha wophononongo</text:p>
      <text:p text:style-name="P13">Nakuphi na ukwenzakala okubangelwa siso nasiphi isenzo okanye ukungenzi nantoni na obumele uyenze ukuhlangabezana kakuhle neziphumo ebezingalindelekanga okanye ukwaliwa liyeza lophononongo</text:p>
      <text:p text:style-name="P13">Nakuphi na ukwenzakala okwenzeke ngenxa yokungakhathali kwicala lakho</text:p>
      <text:p text:style-name="P13">Ngokusayina le Fomu yeMvume Esekelwe kuLwazi, awunikezeli nangawo nawaphi na amalungelo akho asemthethweni. <text:s/>Ngokukodwa, ilungelo lakho ngokusemthethweni lokufaka ibango lembuyekezo yokwenzakala apho unokunika ubungqina bokungakhathali alichaphazeleki.</text:p>
      <text:p text:style-name="P13">Ukuba ngaba une-inshorensi yezonyango nceda ukhangele kwinkampani yakho ye-inshorensi ukuba ukuthabatha kwakho inxaxheba kolu phononongo akuyi kuchaphazela ipolisi yakho na.</text:p>
      <text:p text:style-name="P13"/>
      <text:p text:style-name="P13">UBUMFIHLO BABATHATHI-NXAXHEBA </text:p>
      <text:p text:style-name="P13"/>
      <text:p text:style-name="P13">Ubumfihlo bakho buza kuhlonitshwa. Ulwazi olwenza ukuba ukwazi ukwaziwa alusayi kukhutshwa ngaphandle kwemvume yakho ngaphandle kokuba oko kudingeka ngokwasemthethweni okanye yimimiselo. Ngugqirha wolingo kuphela, iqela lophononongo, iCipla Ltd., India (umxhasi wolingo), kunye nabameli bakhe abagunyazisiweyo, amaqumrhu karhulumente kumanye amazwe apho iyeza lophononongo linokuqwalaselwa ukuze lamkelwe, Amagunya oLawulo kunye neKomiti Yokuziphatha Ngokusesikweni/iBhodi yoQwalaselo yeZiko abaya kukwazi ukufikelela kwiinkcukacha eziyimfihlo nezikwazisa ngoonobumba bamagama akho/inombolo yomthathi-<text:soft-page-break/>nxaxheba yophononongo. Ngenxa yemfuneko yokuba la maqumrhu akwazi ukufikelela kolu lwazi, ubumfihlo obugqibeleleyo abunakuqinisekiswa. </text:p>
      <text:p text:style-name="P13">Uya kwaziswa ngoonobumba bamagama akho kunye nenombolo yomthathi-nxaxheba yophononongo kuphela. Awusayi kwaziswa kuzo naziphi na iingxelo okanye amaxwebhu apapashiweyo eziziziphumo zolu phononongo.</text:p>
      <text:p text:style-name="P13"/>
      <text:p text:style-name="P13"/>
      <text:p text:style-name="P13">UQHAGAMSHELWANO NABA BALANDELAYO XA NGABA UNAYO NAYIPHI NA IMIBUZO MALUNGA NOPHONONONGO NGEXESHA LOKUTHATHA KWAKHO INXAXHEBA</text:p>
      <text:p text:style-name="P13"/>
      <text:p text:style-name="P13">Olu phononongo luvunywe liBhunga loLawulo lwaMayeza (Medicines Control Council (MCC)) neKomiti Yokuziphatha Ngokusesikweni Yamayeza. Ngaphezulu, uphononongo luza kuqhutywa ngokwesibhengezo saseHelsinki (inguqulelo yama-2013) neziKhokelo zoKwenziwa kweMisebenzi ngeNdlela eFanelekileyo ekuQhutyweni koLingo loNyango kubaThathi-nxaxheba abangaBantu eMzantsi Afrika, Uhlelo lwesi-2 lwama-2006, olujongene namalungelo akho njengomthathi-nxaxheba kuphando nolukhokela ugqirha wophando (umphandi) kuphando lwezonyango olunabathathi-nxaxheba abangabantu</text:p>
      <text:p text:style-name="P13"/>
      <text:p text:style-name="P13">Ungabuza imibuzo malunga nale fomu okanye ulingo ngalo nangaliphi na ixesha. Usenokuba nemibuzo malunga nolingo lophando, umonzakalo onxulumene nophando okanye intlawulo ngexesha lolingo. Unokuba nemibuzo engeminye. Kufanele uqhagamshelane nogqirha wolingo okanye abasebenzi bolingo ngayo nayiphi na imibuzo okanye izinto ezikuxhalabisayo ezinxulumene nophononongo.</text:p>
      <text:p text:style-name="P13"/>
      <text:p text:style-name="P13">Igama loMphandi oyiNtloko: _______________________________________</text:p>
      <text:p text:style-name="P13"/>
      <text:p text:style-name="P13"/>
      <text:p text:style-name="P13">Idilesi yeZiko: ___________________________________________</text:p>
      <text:p text:style-name="P13"/>
      <text:p text:style-name="P13"><text:tab/>____________________________________________</text:p>
      <text:p text:style-name="P13"/>
      <text:p text:style-name="P13">Inombolo Yoqhagamshelwano: _______________________________________________________</text:p>
      <text:p text:style-name="P13"/>
      <text:p text:style-name="P13">I-imeyile: _________________________________________________________</text:p>
      <text:p text:style-name="P13"/>
      <text:p text:style-name="P13">Malunga nolwazi olunxulumene nophando ngokubanzi, amalungelo akho njengoMthathi-nxaxheba wolingo, kunye/okanye umonzakalo onxulumene nolingo, ungaqhagamshelana nosihlalo wekomiti Yokuziphatha Ngokusesikweni Yamayeza. </text:p>
      <text:p text:style-name="P13"/>
      <text:p text:style-name="P13">Igama likaSihlalo: Gqr CSJ Duvenage</text:p>
      <text:p text:style-name="P13"/>
      <text:p text:style-name="P13">Idilesi yeKomiti Yokuziphatha Ngokusesikweni: 123 Amcor Road, Lyttleton Manor, 0157</text:p>
      <text:p text:style-name="P13"/>
      <text:p text:style-name="P13">Inombolo Yoqhagamshelwano: Umnxeba:012 664 8690<text:tab/>Ifeksi: 012 664 7860</text:p>
      <text:p text:style-name="P13"/>
      <text:p text:style-name="P13">I-imeyile: marzelle@pharma-ethics.co.za</text:p>
      <text:p text:style-name="P13"/>
      <text:p text:style-name="P13"/>
      <text:p text:style-name="P13"><text:soft-page-break/>Ukuba unayo nayiphi na imibuzo malunga nolu lingo, kufuneka okokuqala uyixoxe nogqirha wophononongo okanye le komiti yokuziphatha echazwe apha ngasentla. Ukuba awuzifumani iimpendulo ezikonelisayo, kufuneka ubhalele kwi-MCC ku:</text:p>
      <text:p text:style-name="P13"/>
      <text:p text:style-name="P13">The Registrar</text:p>
      <text:p text:style-name="P13">Medicines Control Council</text:p>
      <text:p text:style-name="P13">Department of Health</text:p>
      <text:p text:style-name="P13">Private Bag X828</text:p>
      <text:p text:style-name="P13">Pretoria, 0001 </text:p>
      <text:p text:style-name="P13">Ifeksi: (012) 395 8032 </text:p>
      <text:p text:style-name="P13">I-imeyile: gouwsj@health.gov.za </text:p>
      <text:p text:style-name="P13"><text:s/></text:p>
      <text:p text:style-name="P13">Ifomu yeMvume Esekelwe Elwazini</text:p>
      <text:p text:style-name="P13">Inombolo yoPhononongo: IPD/CLI/15/003</text:p>
      <text:p text:style-name="P13"/>
      <text:p text:style-name="P13">Isihloko soPhononongo</text:p>
      <text:p text:style-name="P13">Amaziko onyango awohlukeneyo, olwenziwa kumaziko awohlukeneyo, olungafihlwanga, olunamaqela akhiwa ngendlela engahlelwanga, olunamathamo awohlukeneyo, iindlela zonyango ezimbini, amaxesha amabini okudlulela kwelinye, oluthelekisa ukufana kweyeza eliyimveliso eVavanywayo [i-Amphotericin B (i-Liposome esetyenziswa kwisitofu) i-50 mg/vial, Cipla Ltd., India] kunye nemveliso eyiReferensi [i-AmBisome® (i-Amphotericin B) i-Liposome esetyenziswa kwisitofu eyi-50 mg/vial), Gilead life sciences, USA] kwizigulana ezingabantu abadala abanosuleleko lomngundo. </text:p>
      <text:p text:style-name="P13"/>
      <text:p text:style-name="P13"/>
      <text:p text:style-name="P13">Inombolo yohluzo yomthathi-nxaxheba.:__________</text:p>
      <text:p text:style-name="P13"/>
      <text:p text:style-name="P13"/>
      <text:p text:style-name="P13"/>
      <text:p text:style-name="P13">_____________________________________________________________________</text:p>
      <text:p text:style-name="P13"/>
      <text:p text:style-name="P13"/>
      <text:p text:style-name="P13">Umthathi-nxaxheba: Nceda ubhale usayino olufutshane okanye ushicilelo lukabhontshi apha ngezantsi. Kuthetha ukuba ulufumene olu lwazi, uyibuzile imibuzo onayo ngoku malunga nophando kwaye lo mibuzo iphendulwe. </text:p>
      <text:p text:style-name="P13">Inobolo ye-Sr. <text:tab/>Iziqinisekiso<text:tab/>Utyikityo loMthathi-nxaxheba / Ushicilelo lukabhontsi</text:p>
      <text:p text:style-name="P13">(i)<text:tab/>Ndiyaqinisekisa ukuba ndilifundile kwaye ndiyaliqonda eli phepha lolwazi uhlelo 01, lomhla 16th Julayi 2015 lolu phononongo lungasentla kwaye ndilifumene ithuba lokubuza imibuzo. <text:s/><text:tab/></text:p>
      <text:p text:style-name="P13">(ii)<text:tab/>Ndiyaqonda ukuba uthabatho nxaxheba lwam kukuzithandela kwaye ndikhululekile ukuba ndingarhoxa ngalo naliphi na ixesha, ngaphandle kokunika nasiphi isizathu, nangaphandle kokuba ukhathalelo lwam lwezonyango okanye amalungelo omthetho achaphazeleke.<text:tab/></text:p>
      <text:p text:style-name="P13">(ii)<text:tab/>Ndiyaqonda ukuba kuza kwenziwa uvavanyo lwe-HIV kwiisampuli zencindi yegazi. Iziphumo zovavanyo ziya kugcinwa ziyimfihlo kuze kwabelwano ngazo kuphela ukwenzela izizathu ezibalulekileyo.<text:tab/></text:p>
      <text:p text:style-name="P13">(iv)<text:tab/>Ndiyaqonda ukuba uMxhasi (i-Cipla Ltd., India) wolingo lonyango, abanye abasebenza egameni loMxhasi, iKomiti Yokuziphatha Ngokusesikweni kunye namagunya olawulo abasayi kudinga mvume yam ukuze bajonge iirekhodi zam zempilo ngokunxulumene nolu phononongo lwangoku kunye nalo naluphi na uphando lwexesha elizayo olunokuthi luqhutywe ngokunxulumene nalo, nokuba ngaba ndirhoxile kulingo. <text:s/>Ndiyaluvuma olu fikeleko. Kodwa ke, ndiyaqonda ukuba izazisi zam azisayi kuvezwa kulo naluphi na ulwazi olukhutshelwe amaqela angamanye okanye olupapashiweyo.<text:tab/></text:p>
      <text:p text:style-name="P13"><text:soft-page-break/>(v)<text:tab/>Ndiyavuma ukuba ndingabambi ukusetyenziswa kwazo naziphi na iinkcukacha okanye iziphumo ezivele kolu phononongo ngaphandle kokuba oko kusetyenziswa kokweenjongo zezenzululwazi kuphela.<text:tab/></text:p>
      <text:p text:style-name="P13">(vi)<text:tab/>Ndiyavuma ukuthabatha inxaxheba kuphononongo.<text:tab/></text:p>
      <text:p text:style-name="P13">(vii)<text:tab/>Ndiyavuma ukuthobela imiyalelo kagqirha wolingo kwanokwazisa abasebenzi bolingo ngoko nangoko ukuba ngaba kuye kwavela naziphi na iingxaki ngexesha lophononongo.<text:tab/></text:p>
      <text:p text:style-name="P13">(viii)<text:tab/> Ndiyazi, ukuba kufanele ndifumane ikopi esayiniweyo yolu xwebhu.<text:tab/></text:p>
      <text:p text:style-name="P13">(ix)<text:tab/>Ndiyavuma ukuthatha inxaxheba kuhlolo lwe- pharmacokinetic ngokuzithandela.<text:tab/></text:p>
      <text:p text:style-name="P13">X<text:tab/>Ndiyavuma ukuba iisampuli zam ziya kuhanjiswa ngeenqanawe ukusiya kwilebhu ekhuselekileyo engaphandle kwaseMzantsi Afrika (ukuba kufanelekile)<text:tab/></text:p>
      <text:p text:style-name="P13"/>
      <text:p text:style-name="P13"/>
      <text:p text:style-name="P13">* Nceda uqinisekise ukuba ugqirha wakho wophononongo ukunika ikopi esayiniweyo yefomu nebhalwe umhla emva kwamaxwebhu azeleyo.</text:p>
      <text:p text:style-name="P13"/>
      <text:p text:style-name="P13">Umthathi-nxaxheba: Ngokusayina le fomu yemvume, uchaza ukuba ukhetha ngokuzithandela ukuthatha inxaxheba kolu phando. </text:p>
      <text:p text:style-name="P13"/>
      <text:p text:style-name="P13"><text:tab/></text:p>
      <text:p text:style-name="P13"><text:tab/></text:p>
      <text:p text:style-name="P13">Igama loMthathi-nxaxheba<text:tab/>Utyikityo/Ushicilelo lukabhontsi<text:tab/>Umhla</text:p>
      <text:p text:style-name="P13"/>
      <text:p text:style-name="P13"/>
      <text:p text:style-name="P13"><text:s/></text:p>
      <text:p text:style-name="P13"><text:s/>(Kudingeka ukusayina kwengqina elingakhethiyo xa umthathi-nxaxheba engakwazi ukufunda nokubhala.)</text:p>
      <text:p text:style-name="P13"/>
      <text:p text:style-name="P13">Ingqina Elingakhethiyo: Kudingeka ingqina xa ngaba uMthathi-nxaxheba engakwazi ukufunda uxwebhu lwemvume. </text:p>
      <text:p text:style-name="P13"><text:tab/><text:tab/></text:p>
      <text:p text:style-name="P13">Igama leNgqina Elingakhethiyo<text:tab/>Utyikityo</text:p>
      <text:p text:style-name="P13">Umhla</text:p>
      <text:p text:style-name="P13"/>
      <text:p text:style-name="P13">Ukuzazisa neenkcukacha zoqhagamshelwano:</text:p>
      <text:p text:style-name="P13">Qaphela: </text:p>
      <text:p text:style-name="P13">Ngokusayina, iNgqina Elingakhethiyo lingqina ukuba ulwazi olukwifomu yemvume kwakunye naluphi na olunye ulwazi olubhaliweyo luchazwe ngendlela echanekileyo, kwaye kubonakala ukuba luqondiwe nguMthathi-nxaxheba. Iikopi zephepha lolwazi lomthathi-nxaxheba kunye nefomu yemvume esekelwe elwazini nesayinwe ngokukuko ziza kudluliselwa kumthathi-nxaxheba okanye umntu ommeleyo.</text:p>
      <text:p text:style-name="P13"/>
      <text:p text:style-name="P13">Umntu oqhuba ingxoxo yemvume esekelwe elwazini ukuba ngaba ayinguye umphandi: Ukusayina kwakho apha ngezantsi kuchaza ukuba uluchazile uphando kuMthathi-nxaxheba / ummeli woMthathi-nxaxheba kwaye uyiphendule nayiphi na imibuzo anayo malunga nophando.</text:p>
      <text:p text:style-name="P13"><text:tab/><text:tab/></text:p>
      <text:p text:style-name="P13">Igama loMntu oqhuba inkqubo yokufunyanwa kwemvume ukuba ngaba ayinguye umphandi<text:tab/>Utyikityo</text:p>
      <text:p text:style-name="P13">Umhla</text:p>
      <text:p text:style-name="P13"/>
      <text:p text:style-name="P13">(Ngumntu wezonyango onegunya wolu phando kuphela onokuchaza uphando aze afumane nemvume esekelwe elwazini.) <text:s/></text:p>
      <text:p text:style-name="P13"/>
      <text:p text:style-name="P13"><text:soft-page-break/>Umphandi: </text:p>
      <text:p text:style-name="P13"><text:tab/><text:tab/></text:p>
      <text:p text:style-name="P13">Igama loMphandi<text:tab/>Utyikityo</text:p>
      <text:p text:style-name="P13">Umhla</text:p>
      <text:p text:style-name="P13"/>
      <text:p text:style-name="P13">(Ngumntu wezonyango onegunya wolu phando kuphela onokuchaza uphando aze afumane nemvume esekelwe elwazini.) <text:s/></text:p>
      <text:p text:style-name="P13"/>
      <text:p text:style-name="P13"/>
      <text:p text:style-name="P13">Ndiyavuma ukuba ndiyifumene ikopi esayiniweyo ye-PIS ne-ICF</text:p>
      <text:p text:style-name="P13"/>
      <text:p text:style-name="P13">Utyikityo /Ushicilelo Lukabhontsi woMthathi-nxaxheba:</text:p>
      <text:p text:style-name="P13"/>
      <text:p text:style-name="P13">Umhla:</text:p>
      <text:p text:style-name="P13"/>
      <text:p text:style-name="P54">Ukuvula indlela eya kwikholesteroli esezantsi</text:p>
      <text:p text:style-name="P13">Isikhokelo seMvume enoLwazi</text:p>
      <text:p text:style-name="P13">Olu xwebhu lwenzelwe ukuba lube sisikhokelo kwaye aluthathi indawo yeFomu yeMvume Esekelwe Elwazini</text:p>
      <text:p text:style-name="P13">Ulwazi lwabaphandi</text:p>
      <text:p text:style-name="P13">Yintoni uphononongo lophando lonyango?</text:p>
      <text:p text:style-name="P13"><text:bookmark text:name="_GoBack4"/>Amaphononongo ophando onyango aqhutywa ngoogqirha kunye nabongikazi ukunceda ekufumaniseni ukuba ingaba amayeza amatsha anokuveliswa (awaziwa ngokuba “ngamayeza aphandwayo”) akhuselekile na kwanokuba asebenza ngokukuko kanjani na. </text:p>
      <text:p text:style-name="P13"/>
      <text:p text:style-name="P13">•<text:tab/>Ukuba ngaba ukhetha ukuthatha inxaxheba kuPhononongo lweZiphumo CLEAR, unceda oogqirha ukuba bafumane eyona ndlela ingcono yokunyanga izigulana ezinesifo sentliziyo okanye ezisebungozini obuphezulu bokuba nesifo sentliziyo kwaye ezinobunzima bokuthatha amayeza estatin ngenxa yeziphumo ezisecaleni ebezingalindelekanga. </text:p>
      <text:p text:style-name="P13">•<text:tab/>Akunyanzelekanga ukuba uthathe inxaxheba kolu phando ukuba awufuni. Uza kuqhubeka nokufumana unakekelo lwakho lwesiqhelo ngokunxulumene nempilo yentliziyo yakho.</text:p>
      <text:p text:style-name="P13">•<text:tab/>Ukukunceda uqonde oko kumele ukulindele njengokuba uqhubeka nophononongo, nceda ufunde ngononophelo iFomu yeMvume Esekelwe Elwazini.</text:p>
      <text:p text:style-name="P13"/>
      <text:p text:style-name="P13"/>
      <text:p text:style-name="P13">Nceda ukhululeke ubuze imibuzo ngaphambi kokwenza isigqibo sokuba uyithathe na inxaxheba kuPhononongo lweZiphumo CLEAR.</text:p>
      <text:p text:style-name="P13"><text:tab/>Sisetyenziswa njani esi sikhokelo</text:p>
      <text:p text:style-name="P13">Esi sikhokelo silungiselelwe ukunceda abaphandi ekuqhubeni ingxoxo yemvume esekelwe elwazini kunye nezigulana ezicinga ngokuthatha inxaxheba kuPhononongo lweZiphumo CLEAR. Eli cala letshati liqulethe izikhokelo zengxoxo ezingundoqo ezivela kwiFomu yeMvume eSekelwe eLwazini. Icala elijonge kwisigulana libonisa inguqulelo eyenziwe lula yolu lwazi, kunye nemizobo exhasayo.</text:p>
      <text:p text:style-name="P13"/>
      <text:p text:style-name="P13">Yintoni uphononongo lophando lonyango?</text:p>
      <text:p text:style-name="P13"/>
      <text:p text:style-name="P13">Xoxa ngenjongo yophononongo lophando lonyango</text:p>
      <text:p text:style-name="P13">•<text:tab/>Kucacise ukuba onke amayeza asaphandwayo kufuneka aphononongwe kumaphononongo ophando onyango ngaphambi kokuba oogqirha bavunyelwe ukuba bawanike izigulana.</text:p>
      <text:p text:style-name="P13">•<text:tab/>Chaza ukuba la maphononongo ajonga ukuba amayeza asaphandwayo ayasebenza na nokuba akhuselekile na ukuba asetyenziswe ngabantu.</text:p>
      <text:p text:style-name="P13"/>
      <text:p text:style-name="P13"><text:s/>Qinisekisa ukuba isigulana siyawaqonda la manqaku alandelayo:</text:p>
      <text:p text:style-name="P13">•<text:tab/>Bamenywa ukuba bathathe inxaxheba kuPhononongo lweZiphumo CLEAR kuba:</text:p>
      <text:p text:style-name="P13">•<text:tab/>banesifo sentliziyo, okanye basebungozini obuphezulu bokuba nesifo sentliziyo</text:p>
      <text:p text:style-name="P13">•<text:tab/>bakhe bazama ubuncinane ii-statins ezimbini ngaphambili kwaye abakwazi ukumelana nazo.</text:p>
      <text:p text:style-name="P13">•<text:tab/>Ukuthatha inxaxheba kokokuzithandela okupheleleyo, kwaye injongo yale ngxoxo kukunceda izigulama ukuba zenze isigqibo esisekelwe elwazini.</text:p>
      <text:p text:style-name="P13">•<text:tab/>Ukuba ngaba izigulana zigqiba ekubeni zibe yinxalenye yophononongo, kubalulekile ukuba zikwazi ukuzibophelela ekuhlaleni ziyinxalenye ngexesha lonke lophononongo.</text:p>
      <text:p text:style-name="P13">•<text:tab/>Ukuba ngaba izigulana zigqiba ekubeni zithathe inxaxheba kuphononongo, ziza kucelwa ukuba zisayine iFomu yeMvume Esekelwe Elwazini.</text:p>
      <text:p text:style-name="P13">•<text:tab/>Banokuyithatha iFomu Esekelwe Elwazini bagoduke nayo ukuze bayifunde banzi, kwaye bathethe malunga nayo kunye nelungu losapho okanye umhlobo. </text:p>
      <text:p text:style-name="P13"> </text:p>
      <text:p text:style-name="P13"/>
      <text:p text:style-name="P13"/>
      <text:p text:style-name="P13"><text:soft-page-break/>Ulwazi lwabaphandi</text:p>
      <text:p text:style-name="P13">Malunga noPhononongo lweZiphumo CLEAR <text:s/></text:p>
      <text:p text:style-name="P13">UPhononongo lweZiphumo CLEAR luzama ukuhlola iyeza elisaphandwayo elibizwa ngokuba yi-bempedoic acid. </text:p>
      <text:p text:style-name="P13"/>
      <text:p text:style-name="P13">Uphononongo luza kuqhutywa kumaziko ophononongo amalunga ne-1000 kumazwe angama-30.</text:p>
      <text:p text:style-name="P13"/>
      <text:p text:style-name="P13">Bamalunga nama-12,600 abantu abadala abanesifo sentliziyo okanye abasebungozini obuphezulu bokuba nesifo sentliziyo, abanekholesteroli ephezulu kwaye abakhe baneengxaki ezinxulumene nokuthatha ii-statins, abaza kuthatha inxaxheba kolu phononongo. </text:p>
      <text:p text:style-name="P13"/>
      <text:p text:style-name="P13">Yintoni iyeza elisaphandwayo?</text:p>
      <text:p text:style-name="P13">•<text:tab/>I-bempedoic acid inikezelwe njengepilisi ekufanele ithathwe ngomlomo malunga nexesha elifanayo rhoqo kusasa kunye okanye ngaphandle kokutya.</text:p>
      <text:p text:style-name="P13">•<text:tab/>Ayikavunywa ukuba isetyenziswe ngaphandle kwamaphononongo ophango onyango.</text:p>
      <text:p text:style-name="P13">•<text:tab/>Kumaphononongo angaphambili, i-bempedoic acid yasebenza ngokwehlisa amaqondo ekholesteroli eyi-low-density lipoprotein (LDL-C) emzimbeni. <text:s/></text:p>
      <text:p text:style-name="P13">•<text:tab/>I-LDL-C ivamise ukubizwa “njengekholesteroli embi”. I-LDL-C eninzi kakhulu emzimbeni ingabeka abantu ebungozini besifo sentliziyo. </text:p>
      <text:p text:style-name="P13">•<text:tab/>Ukwehlisa amaqondo e-LDL-C kunokubehlisa ubungozi beengxaki ezibangelwa sisifo sentliziyo, ezifanwa nokuhlaselwa yintliziyo kunye nestrowukhi.<text:tab/>Malunga noPhononongo lweZiphumo CLEAR <text:s/></text:p>
      <text:p text:style-name="P13"/>
      <text:p text:style-name="P13">Xoxa ngenjongo yoPhononongo lweZiphumo CLEAR</text:p>
      <text:p text:style-name="P13"/>
      <text:p text:style-name="P13">•<text:tab/>Chaza ukuba iyeza elisaphandwayo liyahlolwa ukuze kubonwe ukuba ngaba liyasebenza na kwanokuba likhuseleke kangakanani na kubantu abanesifo sentliziyo, okanye abasebungozini obuphezulu besifo sentliziyo nabangakwaziyo ukumelana ne-statin.</text:p>
      <text:p text:style-name="P13">•<text:tab/>Chaza ukuba yoPhononongo lweZiphumo CLEAR luphononongo lophando lonyango oluqhutywa kwihlabathi jikelele noluza kuqhutywa kumazwe amalunga nama-30. </text:p>
      <text:p text:style-name="P13">•<text:tab/>Qaqambisa ukuba uphononongo lunenjongo yokuquka abantu abadala abamalunga nama-12,600 kwilizwe jikelele.</text:p>
      <text:p text:style-name="P13"/>
      <text:p text:style-name="P13">Xoxa nge-bempedoic acid usebenzisa ulwimi olulula, njengoko kucetyisiwe apha ngezantsi:</text:p>
      <text:p text:style-name="P13">•<text:tab/>Chaza ukuba i-bempedoic acid ifumaneka njengepilisi. Izigulana ezikuphononongo ziza kuthatha ipilisi enye rhoqo kusasa malunga nexesha elifanayo kunye okanye ngaphandle kokutya.</text:p>
      <text:p text:style-name="P13">•<text:tab/>I-bempedoic acid (ETC-1002) “liyeza elisaphandwayo”, into ethetha ukuba elikavunywa yi-United States Food and Drug Administration (FDA) okanye ngamanye amaGunya oLawulo ezeMpilo kwihlabathi ngokubanzi kwaye lifumaneka kuphela kumaphononongo ophando onyango afana nolu.</text:p>
      <text:p text:style-name="P13">•<text:tab/>Thetha nesigulana malunga nokuba iphononongwe njani na i-bempedoic acid kumaphononongo ophando onyango angaphambili.</text:p>
      <text:p text:style-name="P13">o<text:tab/>I-bempedoic acid yawehlisa amaqondo e-LDL-C, okanye “ikholesteroli embi”, kubathathi-nxaxheba bophononongo. </text:p>
      <text:p text:style-name="P13">o<text:tab/>Kukholelwa ekubeni ukwehlisa amaqondo e-LDL-C kunokubehlisa ubungozi beengxaki ezibangelwa sisifo sentliziyo may help to reduce the risk of the complications of cardiovascular disease, ezifana nokuhlaselwa yintliziyo, isitrowukhi, ukulaliswa esibhedlele ngenxa yeengxaki ezinxulumene nentliziyo, utyando, kunye nokufa.</text:p>
      <text:p text:style-name="P13"><text:s/></text:p>
      <text:p text:style-name="P13"/>
      <text:p text:style-name="P13"/>
      <text:p text:style-name="P13"/>
      <text:p text:style-name="P13"><text:soft-page-break/>Ulwazi lwabaphandi</text:p>
      <text:p text:style-name="P13">Yintoni eza kwenzeka ngexesha loPhononongo lweZiphumo CLEAR?</text:p>
      <text:p text:style-name="P13"/>
      <text:p text:style-name="P13">UPhononongo lweZiphumo CLEAR lunezigaba ezithathu ezikhulu. Umzobo ukubonisa ukuba yintoni eza kwenzeka ngexa lesigaba ngasinye sophononongo. </text:p>
      <text:p text:style-name="P13"><text:s/></text:p>
      <text:p text:style-name="P13"/>
      <text:p text:style-name="P13"/>
      <text:p text:style-name="P13"/>
      <text:p text:style-name="P13">Uya kunakekelwa liqela loogqirha nabongikazi ngalo lonke ixesha othatha ngalo inxaxheba kuphononongo.<text:tab/>Yintoni eza kwenzeka ngexesha loPhononongo lweZiphumo CLEAR?</text:p>
      <text:p text:style-name="P13"/>
      <text:p text:style-name="P13">Nika amagqabantshintshi malunga nokwakhiwa koPhononongo lweZiphumo CLEAR</text:p>
      <text:p text:style-name="P13"/>
      <text:p text:style-name="P13">Chaza izigaba ezine zoPhononongo lweZiphumo CLEAR: </text:p>
      <text:p text:style-name="P13"/>
      <text:p text:style-name="P13">Ixesha lohluzo: okokuqala, isigulana siza kutyelela kwiziko lophononongo, nalapho oogqirha nabongikazi bophononongo beza kwenza iimvavanyo eziliqela namahlolo, kunye nokujongwa kwembali yezempilo, ukubona ukuba ingaba uphononongo lusilungele na.</text:p>
      <text:p text:style-name="P13"/>
      <text:p text:style-name="P13">Ixesha elingaphambi kokuqala konyango: ukuba ngaba isigulana sifanelekile ukuba sibe yinxalenye yophononongo (ingekuko ukusilela kwesikrini), siza kunikwa isixa seyeza lophononongo. Baza kuthatha ipilisi enye yeyeza lophononongo usuku ngalunye isithuba seeveki ezi-4 baze babuyele kwiziko lophononongo ukuya kuqalisa ixesha lonyango.</text:p>
      <text:p text:style-name="P13"/>
      <text:p text:style-name="P13">Ixesha lonyango: ixesha lonyango liya kuthatha phakathi kweminyaka emi-2 nemi-5, ngokuxhomekeke ekubeni isigulana singene nini na kuphononongo. Ekuqaleni kwexesha lonyango, izigulana ziya kwabiwa ngendlela engahlelwanga yethuba eliyi-1:1 ukuze zifumane i-bempedoic acid eyi-180 mg efihliweyo or okanye usingayeza kanye yonke imihla. Isigulana kuza kufuneka ukuba siqhubeke nokuthatha iyeza lophononongo yonke imihla ngesi sigaba. Kuza kufuneka babuye ukuze kwenziwe amanye amahlolo neemvavanyo kwiziko lophononongo ngoSuku loku-1, iNyanga 1, iNyanga 3, neNyanga 6. Emva kweNyanga 6, baza kutshintshisana ukutsalelwa iminxeba nokuya kumatyelelo akwiziko lophononongo rhoqo kwiinyanga ezi-3 kude kube sesiphelweni sophononongo. </text:p>
      <text:p text:style-name="P13"/>
      <text:p text:style-name="P13">Ukuphela kophononongo nexesha lolandelelo: isigulana siya kuya kutyelelo lokuphela kophononongo (EOS) emva kwethamo laso lokugqibela leyeza lophononongo. Kwinyanga enye (iintsuku ezingama-30) emva kotyelelo lwe-EOS, siya kutsalelwa umnxeba ngabasebenzi bophononongo ukujonga impilo yaso.</text:p>
      <text:p text:style-name="P13"/>
      <text:p text:style-name="P13">•<text:tab/>Chaza ukuba izigulana ziya kuthatha ipilisi enye ye-bempedoic acid okanye usingayeza rhoqo kusasa.</text:p>
      <text:p text:style-name="P13">•<text:tab/>Qinisekisa ukuba isigulana siyaqonda ukuba usingayeza ufana nqwa ne-bempedoic acid ngenkangeleko kodwa yena akaqulathanga yeza lokwenene.</text:p>
      <text:p text:style-name="P13">•<text:tab/>Chaza ukuba izigulana ziza kuba nethuba eliyi-50:50 (okufana nokuphosa ukhozo lwemali phezulu) lokufumana i-bempedoic acid. Akekho phakathi kwesigulana kunye nogqirha wophononongo oya kwazi kuba umthathi-nxaxheba ufumana eliphi na iyeza lophononongo.</text:p>
      <text:p text:style-name="P13">•<text:tab/>Chaza ukuba oogqirha nabongikazi bophononongo baya kubekela iliso izigulana ngononophelo ngalo lonke ixesha lophononongo.</text:p>
      <text:p text:style-name="P13">•<text:tab/>Cacisa ukuba nokuba ngaba isigulana sigqiba ekubeni siyeke ukuthatha iyeza lophononongo, kuza kufuneka ukuba siqhubeke namatyelelo ophononongo ngokweprotokholi.</text:p>
      <text:p text:style-name="P13"><text:s/></text:p>
      <text:p text:style-name="P13"><text:soft-page-break/></text:p>
      <text:p text:style-name="P13"/>
      <text:p text:style-name="P13">Ulwazi lwabaphandi</text:p>
      <text:p text:style-name="P13">Yintoni eza kwenzeka kumatyelelo ophononongo?</text:p>
      <text:p text:style-name="P13">Kutyelelo lwakho lokuqala lophononongo, ugqirha wophononongo uya kujonga ukuba ngaba uPhononongo lweZiphumo CLEAR lukufanele na.</text:p>
      <text:p text:style-name="P13"/>
      <text:p text:style-name="P13">Ngexesha lamatyelelo akho kwiziko lophononongo, uya kubuzwa malunga nawo nawaphi na amayeza owathathayo okanye okhe wawathatha, kwanokuba uziva njani na. </text:p>
      <text:p text:style-name="P13">Iimvavanyo zinokuquka:</text:p>
      <text:p text:style-name="P13">•<text:tab/>ukujongwa kwempilo yakho ngokubanzi (uxilongo lomzimba)</text:p>
      <text:p text:style-name="P13">•<text:tab/>ukuthatha umlinganiselo wobude nobunzima bomzimba wakho</text:p>
      <text:p text:style-name="P13">•<text:tab/>umlinganiselo wentliziyo yakho kwanokuba isebenza kanjani na (i-electrocardiogram [ECG])</text:p>
      <text:p text:style-name="P13">•<text:tab/>uxinzelelo lwegazi nokubetha kwentliziyo</text:p>
      <text:p text:style-name="P13">•<text:tab/>iimvavanyo zegazi </text:p>
      <text:p text:style-name="P13">•<text:tab/>uvavanyo lwegazi lokukhulelwa (kwabasetyhini abanganako ukukhulelwa)</text:p>
      <text:p text:style-name="P13">•<text:tab/>uvavanyo lomchamo.</text:p>
      <text:p text:style-name="P13"/>
      <text:p text:style-name="P13"/>
      <text:p text:style-name="P13">Kuya kuthathwa isampuli engaphezulu yegazi izihlandlo ezithathu ngexesha lophononongo ukujonga iziphawuli ezithile zebhayoloji (iiproteni) ezinokuthi zinxulumane nokuba isebenza njani na i-bempedoic acid okanye iziphumo ezisecaleni ebezingalindelekanga enokuzibangela. </text:p>
      <text:p text:style-name="P13"/>
      <text:p text:style-name="P13">Ezi sampuli zinokusetyenziselwa ukuphonononga nangakumbi ukuba ikhuseleke kangakanani na i-bempedoic acid kwanokuba isebenza ngokukuko kanjani na.</text:p>
      <text:p text:style-name="P13"><text:tab/>Yintoni eza kwenzeka kumatyelelo ophononongo?</text:p>
      <text:p text:style-name="P13">•<text:tab/>Chaza ukuba kutyelelo lohluzo, kuza kwenziwa iimvavanyo zokujonga ukuba isigulana sifanelekile na ukuba sibe yinxalenye yophononongo. </text:p>
      <text:p text:style-name="P13"/>
      <text:p text:style-name="P13">•<text:tab/>Chaza ukuba ngexesha lamatyelelo, iqela lophononongo liya kubuza imibuzo malunga nempilo yabo kunye nokusetyenziswa kwamayeza, kwanendlela abaziva ngayo. </text:p>
      <text:p text:style-name="P13"/>
      <text:p text:style-name="P13">•<text:tab/>Qinisekisa ukuba umthathi-nxaxheba uyawaqonda amahlolo neemvavanyo eziza kwenziwa kumatyelelo ophononongo. Baxelele ukuba ayizizo zonke iimvavanyo eziya kwenziwa kutyelelo ngalunye. </text:p>
      <text:p text:style-name="P13">o<text:tab/>Ukuxilongwa komzimba</text:p>
      <text:p text:style-name="P13">o<text:tab/>Ubunzima bomzimba nobude</text:p>
      <text:p text:style-name="P13">o<text:tab/>I-electrocardiogram (ECG)</text:p>
      <text:p text:style-name="P13">o<text:tab/>Uxinzelelo lwegazi nokubetha kwentliziyo</text:p>
      <text:p text:style-name="P13">o<text:tab/>Iimvavanyo zegazi </text:p>
      <text:p text:style-name="P13">o<text:tab/>Uvavanyo lomchamo </text:p>
      <text:p text:style-name="P13">o<text:tab/>Uvavanyo lwegazi lokukhulelwa (ukuba ngaba isigulana ngowasetyhini osaya exesheni).</text:p>
      <text:p text:style-name="P13"/>
      <text:p text:style-name="P13">•<text:tab/>Chaza ukuba kuza kuthatha isampuli yegazi eza kugcinwa kwizihlandlo ezithathu ngexesha lophononongo ukwenzela ukujonga iziphawuli ezithile zebhayoloji (iiproteni) ezinokuthi zinxulumane nendlela elisebenza ngayo iyeza eliphandwayo okanye iziphumo ezisecaleni ebezingalindelekanga elinokuzibangela. Ezi sampuli zinokusetyenziswa kwixesha elizayo ukuphonononga nangakumbi ukhuseleko nokusebenza ngokukuko kweyeza eliphandwayo, okanye ukuqonda ngokungcono isifo sentliziyo u. </text:p>
      <text:p text:style-name="P13"/>
      <text:p text:style-name="P13"><text:s/></text:p>
      <text:p text:style-name="P13"><text:soft-page-break/></text:p>
      <text:p text:style-name="P13"/>
      <text:p text:style-name="P13">Ulwazi lwabaphandi</text:p>
      <text:p text:style-name="P13">Ubungozi neenzuzo ezingakho zophononongo</text:p>
      <text:p text:style-name="P13"/>
      <text:p text:style-name="P13">Asingekhe sithembise ukuba uPhononongo lweZiphumo CLEAR luza kukunceda, kodwa ulwazi esilufumana kolu phononongo lunokunceda ekuphuculeni unyango lwexesha elizayo lwabantu abanemeko yokugula efanayo. </text:p>
      <text:p text:style-name="P13"/>
      <text:p text:style-name="P13">Njengawo onke amayeza, iyeza elisaphandwayo elisetyenziswa uPhononongo lweZiphumo CLEAR linokwenza uzive ungaphilanga. Kumele uxelele ilungu leqela lophononongo ngoko nangoko ukuba uziva ungaphilanga ngexesha lophononongo. </text:p>
      <text:p text:style-name="P13"/>
      <text:p text:style-name="P13">Ubungozi obungakho</text:p>
      <text:p text:style-name="P13">Esinye sezizathu zokuqhuba olu phononongo kukufunda nangakumbi malunga neziphumo ezisecaleni ebezingalindelekanga ezinokubangelwa yi-bempedoic acid. </text:p>
      <text:p text:style-name="P13"/>
      <text:p text:style-name="P13">Ezinye zeziphumo ezisecaleni ebezingalindelekanga ezithe zabonwa kubantu abathatha i-bempedoic acid <text:s/>kumanye amaphononongo ziquka: </text:p>
      <text:p text:style-name="P13">o<text:tab/>Intloko ebuhlungu </text:p>
      <text:p text:style-name="P13">o<text:tab/>Ubuhlungu bomqolo </text:p>
      <text:p text:style-name="P13">o<text:tab/>Impumlo nomqala obuhlungu (nasopharyngitis) </text:p>
      <text:p text:style-name="P13">o<text:tab/>Usuleleko kumarhanana (sinusitis) </text:p>
      <text:p text:style-name="P13">o<text:tab/>Usuleleko kumjelo ophezulu wokuphefumla </text:p>
      <text:p text:style-name="P13">o<text:tab/>Usuleleko kumjelo wokuhamba komchamo. </text:p>
      <text:p text:style-name="P13">Ezinye iziphumo ezisecaleni ebezingalindelekanga ziquke: </text:p>
      <text:p text:style-name="P13">o<text:tab/>Urhudo </text:p>
      <text:p text:style-name="P13">o<text:tab/>Isicaphucaphu </text:p>
      <text:p text:style-name="P13">o<text:tab/>Ukudumba okubangela iphika </text:p>
      <text:p text:style-name="P13">o<text:tab/>Ukuqaqanjelwa kumalungu (arthralgia), ukudumba kwamalungu, nokukruneka kwamalungu</text:p>
      <text:p text:style-name="P13">o<text:tab/>Ukuqina kwemisipha nokuqaqanjelwa yimisipha (myalgia)</text:p>
      <text:p text:style-name="P13">o<text:tab/>Iintlungu.</text:p>
      <text:p text:style-name="P13"/>
      <text:p text:style-name="P13">Ngokubanzi, inani leziphumo ezisecaleni ebezingalindelekanga ezichazwe zizigulana ezifumana i-bempedoic acid lalifana nenani leziphumo ezisecaleni ebezingalindelekanga ezichazwe zizigulana ezifumana usingayeza.</text:p>
      <text:p text:style-name="P13">Ubungozi kubantwana abangekazalwa kunye nakwabasetyhini abakhulelweyo okanye abancancisayo abaziwa. </text:p>
      <text:p text:style-name="P13">Kananjalo kukho ubungozi obuncinci obunxulumene neenkqubo eziza kwenziwa ngexesha lophononongo, njengokutsalwa kwegazi ne-ECG. </text:p>
      <text:p text:style-name="P13"/>
      <text:p text:style-name="P13"><text:tab/>Ubungozi neenzuzo ezingakho zophononongo</text:p>
      <text:p text:style-name="P13"/>
      <text:p text:style-name="P13">Qinisekisa ukuba isigulana siyaziqonda iinzuzo ezingakho zokuthatha inxaxheba kuphononongo</text:p>
      <text:p text:style-name="P13">•<text:tab/>Gxininisa ukuba ulwazi olufunyenwe kolu phononongo lunokunceda lube sisikhokelo ngokunxulumene nonyango lwexesha elizayo lwesifo sentliziyo.</text:p>
      <text:p text:style-name="P13">•<text:tab/>Chaza ukuba imeko yesigulana kunye/okanye iimpawu zinokuba ngcono kodwa akunakuqinisekiswa oku.</text:p>
      <text:p text:style-name="P13"/>
      <text:p text:style-name="P13">Qinisekisa ukuba isigulana siyabuqonda ubungozi obungakho bokuthatha inxaxheba kuphononongo</text:p>
      <text:p text:style-name="P13"/>
      <text:p text:style-name="P13"><text:soft-page-break/>Chaza ukuba iziphumo ezisecaleni ebezingalindelekanga zeli yeza lisaphandwayo azikaziwa ngokupheleleyo. </text:p>
      <text:p text:style-name="P13"/>
      <text:p text:style-name="P13">Xa yayiphononongwa i-bempedoic acid kumaphononongo ophando onyango angaphambili, kwachazwa ezi ziphumo zisecaleni ebezingalindelekanga kwizigulana ezithatha i-bempedoic acid: </text:p>
      <text:p text:style-name="P13">o<text:tab/>Intloko ebuhlungu </text:p>
      <text:p text:style-name="P13">o<text:tab/>Ubuhlungu bomqolo </text:p>
      <text:p text:style-name="P13">o<text:tab/>Impumlo nomqala obuhlungu (nasopharyngitis) </text:p>
      <text:p text:style-name="P13">o<text:tab/>Usuleleko kumarhanana (sinusitis) </text:p>
      <text:p text:style-name="P13">o<text:tab/>Usuleleko kumjelo ophezulu wokuphefumla </text:p>
      <text:p text:style-name="P13">o<text:tab/>Usuleleko kumjelo wokuhamba komchamo.</text:p>
      <text:p text:style-name="P13">Ezinye iziphumo ezisecaleni ebezingalindelekanga ziquke: </text:p>
      <text:p text:style-name="P13">o<text:tab/>Urhudo </text:p>
      <text:p text:style-name="P13">o<text:tab/>Isicaphucaphu </text:p>
      <text:p text:style-name="P13">o<text:tab/>Ukudumba okubangela iphika </text:p>
      <text:p text:style-name="P13">o<text:tab/>Ukuqaqanjelwa kumalungu (arthralgia), ukudumba kwamalungu, nokukruneka kwamalungu</text:p>
      <text:p text:style-name="P13">o<text:tab/>Ukuqina kwemisipha nokuqaqanjelwa yimisipha (myalgia)</text:p>
      <text:p text:style-name="P13">o<text:tab/>Iintlungu.</text:p>
      <text:p text:style-name="P13"/>
      <text:p text:style-name="P13">Chaza ukuba, ngokubanzi, inani leziphumo ezisecaleni ebezingalindelekanga ezachazwa zizigulana ezifumana i-bempedoic acid lalifana nenani leziphumo ezisecaleni ebezingalindelekanga ezachazwa zizigulana ezifumana usingayeza.</text:p>
      <text:p text:style-name="P13">Khankanya ubungozi obuncinci obunxulumene nokutsalwa kwegazi ne-ECG (ukugruzuka, usuleleko olungakho kwindawo ebekuhlatywe kuyo ngenaliti, nokungaphatheki kakuhle kulusu okubangelwa siiphedi ezincamathelayo ze-ECG).</text:p>
      <text:p text:style-name="P13"/>
      <text:p text:style-name="P13">Chaza ukuba ubungozi be-bempedoic acid kubantwana abangekazalwa kunye nakwabasetyhini abakhulelweyo okanye abancancisayo abaziwa, ngoko ke kubalulekile ukuba umntu angakhulelwa ngelixa lophononongo.</text:p>
      <text:p text:style-name="P13"/>
      <text:p text:style-name="P13">Gxininisa kwisigulana ukuba kumele baqhagamshelane neqela lophononongo ngoko nangoko xa besiva naziphi na kwezi mpawu.</text:p>
      <text:p text:style-name="P13"/>
      <text:p text:style-name="P13">Chaza ukuba le yinxenye nje yengxoxo malunga nobungozi neenzuzo ezingakho zokuthatha inxaxheba. Bonisa izigulana icandelo le-ICF elichaza ubungozi neenzuzo. Baxelele ukuba balifunde ngononophelo eli candelo baze babuze nayiphi na imibuzo abanokuba nayo. </text:p>
      <text:p text:style-name="P13"><text:s/></text:p>
      <text:p text:style-name="P13"/>
      <text:p text:style-name="P13"/>
      <text:p text:style-name="P13">Ulwazi lwabaphandi</text:p>
      <text:p text:style-name="P13">Luyintoni uxanduva lwam?</text:p>
      <text:p text:style-name="P13"/>
      <text:p text:style-name="P13">Ukuba ngaba uzibandakanye kuPhononongo lweZiphumo CLEAR, uya kucelwa ukuba:</text:p>
      <text:p text:style-name="P13">o<text:tab/>Utyelele iziko lophononongo kwaye uphendule iminxeba evela kwiqela lophononongo. </text:p>
      <text:p text:style-name="P13">o<text:tab/>Ungatyi okanye usele nantoni na (kuquka neqeza lophononongo) ngaphandle kwamanzi iiyure ezili-10 ngaphambi kwamatyelelo akwiziko lophononongo (ungawa thatha amanye amayeza akho ngezi ntsuku).</text:p>
      <text:p text:style-name="P13">o<text:tab/>Uthathe iyeza lophononongo ngexesha elifanayo intsasa nganye kunye nokutya okanye ngaphandle kwako.</text:p>
      <text:p text:style-name="P13">o<text:tab/>Ubuyise onke amayeza ophononongo nezikhongozeli kutyelelo ngalunye lakwiziko lophononongo (nokuba ngaba lisetyenzisiwe okanye alinanto).</text:p>
      <text:p text:style-name="P13"><text:soft-page-break/>o<text:tab/>Uxelele ugqirha wophononongo malunga nazo naziphi na iimeko zempilo onazo kwakunye nawo nawaphi na amayeza owathathayo.</text:p>
      <text:p text:style-name="P13">o<text:tab/>Usebenzise indlela efanelekileyo yokucwangcisa inzala ukuba ngaba usengakwazi ukufumana abantwana.</text:p>
      <text:p text:style-name="P13"><text:tab/>Luyintoni uxanduva lwabathathi-nxaxheba?</text:p>
      <text:p text:style-name="P13"/>
      <text:p text:style-name="P13">Qinisekisa ukuba isigulana siyaluqonda uxanduva lwaso ngexesha lophononongo. </text:p>
      <text:p text:style-name="P13"/>
      <text:p text:style-name="P13">Kufanele:</text:p>
      <text:p text:style-name="P13">o<text:tab/>Siye kuwo onke amatyelelo ophononongo kwaye sizile ukutya ngaphambi kwamanye amatyelelo, njengoko kuyalelwe. </text:p>
      <text:p text:style-name="P13">o<text:tab/>Silandele imiyalelo enikezwe liqela lophononongo malunga nokusetyenziswa kwamayeza.</text:p>
      <text:p text:style-name="P13">o<text:tab/>Ubuyise onke amayeza ophononongo nezikhongozeli kutyelelo ngalunye lakwiziko lophononongo (nokuba ngaba lisetyenzisiwe okanye alinanto).</text:p>
      <text:p text:style-name="P13">o<text:tab/>Sazise ugqirha wophononongo malunga naziphi na iimeko zempilo esinazo kwakunye nawo nawaphi na amayeza esiwathathayo.</text:p>
      <text:p text:style-name="P13"/>
      <text:p text:style-name="P13">Xelela izigulana ukuba, ukuba ngaba zizibandakanya kwezesondo, kufuneka zilumke zingakhulelwa ngexesha lophononongo. Xoxa ngeendlela ezifanelekileyo zokuthintela inzala kunye nazo naziphi na izigulana ezizibandakanya kwezesondo. </text:p>
      <text:p text:style-name="P13"/>
      <text:p text:style-name="P13">Cacisa ukuba lonke ulwazi lugcinwa luyimfihlo, kwaye kumele bazise ugqirha wophononongo ukuba ngaba bathe bakhulelwa.</text:p>
      <text:p text:style-name="P13"/>
      <text:p text:style-name="P13"> </text:p>
      <text:p text:style-name="P13"/>
      <text:p text:style-name="P13"/>
      <text:p text:style-name="P13">Ulwazi lwabaphandi</text:p>
      <text:p text:style-name="P13">Yintoni enye ekufuneka ndiyazi?</text:p>
      <text:p text:style-name="P13">o<text:tab/>Ukuthatha inxanxeba kolu phononongo kukuzithandela– you akudingeki ukuba uthathe inxaxheba kuphononongo ukuze unyangwe kwimeko yesigulo sakho. </text:p>
      <text:p text:style-name="P13">o<text:tab/>Akhona amanye amayeza afumanekayo esifo sentliziyo anokukunika wona ugqirha wakho ukuba ngaba ugqiba ekubeni ungathathi nxaxheba kuPhononongo lweZiphumo CLEAR.</text:p>
      <text:p text:style-name="P13">o<text:tab/>Iyeza lophononongo kunye neemvavanyo uya kuzinikwa ngaphandle kwentlawulelo. </text:p>
      <text:p text:style-name="P13">o<text:tab/>Ukuba ngaba ugqiba ekubeni uyeke ukuthatha inxaxheba kuphononongo, uya kuqhubeka ulufumana unakekelo lwakho lwesiqhelo kugqirha wakho wesiqhelo.</text:p>
      <text:p text:style-name="P13">o<text:tab/>Akufanelanga ukuba ufumane naziphi na iziphumo zovavanyo lwekholesteroli ngaphandle kwezo uzifumana njengenxalenye yoPhononongo lweZiphumo CLEAR. Iqela lophononongo liya kukunceda ekubekeleni iliso amaqondo akho ekholesteroli.</text:p>
      <text:p text:style-name="P13">o<text:tab/>Naluphi na ulwazi iqela lophononongo eliluqokelele malunga nawe luya kugcinwa luyimfihlelo.</text:p>
      <text:p text:style-name="P13"/>
      <text:p text:style-name="P13">Kukho imibuzo onayo?</text:p>
      <text:p text:style-name="P13"/>
      <text:p text:style-name="P13">Enkosi ngokucinga ngokuzibandakanya kuPhononongo lweZiphumo CLEAR!<text:tab/>Yintoni enye ekufuneka siyazi isigulana? </text:p>
      <text:p text:style-name="P13"/>
      <text:p text:style-name="P13">o<text:tab/>Qinisekisa ukuba isigulana siyakuqonda ukuba ukuthatha inxaxheba kuphononongo kukuzithandela okupheleleyo, kwaye ugqirha wophononongo uya kukwazi ukuxoxa naso ngezinye iindlela zonyango ezikhoyo.</text:p>
      <text:p text:style-name="P13"><text:soft-page-break/>o<text:tab/>Chaza ukuba amayeza ophononongo, kunye neenkqubo ezinxulumene nophononongo, ziya kunikezelwa ngaphandle kwentlawulo kubathathi-nxaxheba, okanye abazali babo okanye abanakekeli babo.</text:p>
      <text:p text:style-name="P13">o<text:tab/>Chaza ukuba i-bempedoic acid inokungafumaneki ukuba ikhutshwe ngoogqirha kwangoko emva kokuba luphelile uphononongo.</text:p>
      <text:p text:style-name="P13">o<text:tab/>Cacisa ukuba abathathi-nxaxheba bangayeka ukuthatha inxaxheba kuphononongo nanini na ngaphandle kokuchaphazela unyango lwabo lwexesha elizayo okanye ubudlelwane kunye nogqirha wophononongo. Ukuba ngaba ugqibe ekubeni uliyeke iyeza lophononongo, uya kucelwa ukuba uqhubeke namatyelelo ophononongo ngokweshedyuli yamatyelelo.</text:p>
      <text:p text:style-name="P13">o<text:tab/>Xelela isigulana ukuba akumelanga ukuba sifumane naziphi na iziphumo zovavanyo lwekholesteroli ngaphandle kwezo esizifumana njengenxalenye yokuthatha inxaxheba kuphononongo. Iqela lophononongo liya kusinceda isigulana ekubekeleni iliso amaqondo aso e-lipid ngexesha lophononongo.</text:p>
      <text:p text:style-name="P13">Xoxa ngemfihlelo nokugcinwa kwezinto ziyimfihlo kuphononongo</text:p>
      <text:p text:style-name="P13">o<text:tab/>Chaza ukuba ulwazi olungomntu oluqokelelwe ngexesha lonke lophononongo luya kukhuselwa ngokweemfuno nemimiselo kazwelonke.</text:p>
      <text:p text:style-name="P13">o<text:tab/>Cacisa ukuba naluphi na ulwazi oluqokelelweyo oluphumayo kwiziko lophononongo luya kwaziswa ngenombolo yesigulana yomthathi-nxaxheba kuphela, kwaye igama elipheleleyo lomntu, okanye idilesi yakhe, aziyi kufakwa.</text:p>
      <text:p text:style-name="P13"/>
      <text:p text:style-name="P13">Bulela isigulana ngexesha laso uze ubuze ukuba sinayo nayiphi na imibuzo.</text:p>
      <text:p text:style-name="P13"/>
      <text:p text:style-name="P13"/>
      <text:p text:style-name="P13"><text:s/></text:p>
      <text:p text:style-name="P13"/>
      <text:p text:style-name="P13">Isikhokelo seMvume enoLwazi, </text:p>
      <text:p text:style-name="P13">Isikhokelo seMvume enoLwazi</text:p>
      <text:p text:style-name="P13"/>
      <text:p text:style-name="P54">Imiyalelo yokuSebenzisa</text:p>
      <text:p text:style-name="P13">Khetha Imitha yokuHamba yeNcam ye-AM3 GSM</text:p>
      <text:p text:style-name="P13">781190_ZAXH</text:p>
      <text:p text:style-name="P13">Inguqulelo 01.00</text:p>
      <text:p text:style-name="P13">yeye-Firmware [2]≥ 9.30</text:p>
      <text:p text:style-name="P13">Itheyibhile yeziQulatho</text:p>
      <text:p text:style-name="P13">Izalathiso sokuSebenzisa[2]4</text:p>
      <text:p text:style-name="P13">Amanqaku ngoKhuseleko kwimiYalelo yokuSebenzisa[2]5</text:p>
      <text:p text:style-name="P13">Isibhengezo sokuVumelana[2]5</text:p>
      <text:p text:style-name="P13">1.[2]I-AM3 ngoKhetho lwe-GSM [3]6</text:p>
      <text:p text:style-name="P13">2.[2]Indle yokusiphatha Gabalala[3]8</text:p>
      <text:p text:style-name="P13">2.1[2]UKUVULA isiXhobo[3]8</text:p>
      <text:p text:style-name="P13">2.2[2]UKUCIMA isiXhobo[3]8</text:p>
      <text:p text:style-name="P13">3.[2]Ukwenziwa koVavanyo ngokuGqithiselwa kweNkcazelo[3]8</text:p>
      <text:p text:style-name="P13">4.[2]Imilinganiselo yokuSebenza kwePhaphu nge-AM3[3]12</text:p>
      <text:p text:style-name="P13">4.1[2]Ukulungiselela uMlinganiselo[3]12</text:p>
      <text:p text:style-name="P13">4.2[2]Indlela yoKwenza Imilinganiselo nge-AM3[3]13</text:p>
      <text:p text:style-name="P13">4.3[2]Ukuba semthethweni kweMilinganiselo ye-PEF[3]15</text:p>
      <text:p text:style-name="P13">4.4[2]Ukwenziwa kweeSeshini eziLungiselelweyo[3]16</text:p>
      <text:p text:style-name="P13">4.5[2]Ukuphazamisa iiSeshini eziLungiselelweyo[3]16</text:p>
      <text:p text:style-name="P13">4.6[2]Ukwenza Imilinganiselo Engalungiselwanga/Enokukhethwa[3]17</text:p>
      <text:p text:style-name="P13">5.</text:p>
      <text:p text:style-name="P13">Ulawulo loMbane[3]18</text:p>
      <text:p text:style-name="P13">6.[2]Ubukhulu beMemori[3]19</text:p>
      <text:p text:style-name="P13">7.[2]Uluhlu lokujonga Impazamo[3]20</text:p>
      <text:p text:style-name="P13">8.[2]Ukucoca[3]21</text:p>
      <text:p text:style-name="P13">8.1 [2]Ukulahlwa kwe-Sensor noMlomo [3]21</text:p>
      <text:p text:style-name="P13">8.1.1[2]Ukucoca i-Rotary Flow Sensor[3]22</text:p>
      <text:p text:style-name="P13">8.1.2[2]Ukucoca Ityesi[3]22</text:p>
      <text:p text:style-name="P13">8.1.3[2]Ukujonga i-Sensor[3]22</text:p>
      <text:p text:style-name="P13">9.[2]Izilumkiso zoKhuseleko lwe-AM3 GSM[3]23</text:p>
      <text:p text:style-name="P13">9.1[2] Izilumkiso zoKhuseleko zeeBhetri zokuTshaja ze-Lithium Ion [3]27</text:p>
      <text:p text:style-name="P13">9.2[2] Izilumkiso zoKhuseleko zoKhetho lwe-GSM[3]28</text:p>
      <text:p text:style-name="P13">10.[2]Inkcazelo enobuChule[3]33</text:p>
      <text:p text:style-name="P13">Isalathiso[2]35</text:p>
      <text:p text:style-name="P13">Olu xwebhu luqulethe iinkcukacha zelungelo lombhalo.</text:p>
      <text:p text:style-name="P13">Wonke amalungelo agciniweyo.</text:p>
      <text:p text:style-name="P13">Akuvumelekanga ukukopa, ukuphinda okanye ukuguqulela le ncwadana ngaluphi na olunye ulwimi ngaphandle kwemvume ebhaliweyo ye-ERT ngaphambili.</text:p>
      <text:p text:style-name="P13">I-ERT inelungelo lokutshintsha iinkcukacha ezidityaniswe kolu xwebhu ngaphandle kwesaziso.</text:p>
      <text:p text:style-name="P13">Amagama abantu abachazwe kwisandulela sale ncwadana abuntsomi - nakuphi na ukufana komntu ophilayo okanye oswelekileyo akulindelekanga kwaye akuzimiselanga.</text:p>
      <text:p text:style-name="P13">Kuxhomekeke kwizilungiso zobuchule.</text:p>
      <text:p text:style-name="P13">Le miyalelo yokuSebenzisa yeyesigukane kuphela.</text:p>
      <text:p text:style-name="P13">Ngabo bonke abasebenzi bezonyango, nceda usebenzise i-MasterScope[2]®[3] CT IFU ecacileyo (ino. yenaku</text:p>
      <text:p text:style-name="P13">782098).</text:p>
      <text:p text:style-name="P13">Ukuba unayo nayiphi na imibuzo okanye iingxaki kunye nesixhobo sakho nceda uqhagamshele ugqirha wakho onoxanduva.</text:p>
      <text:p text:style-name="P13">Izalathiso sokuSebenzisa</text:p>
      <text:p text:style-name="P13"><text:soft-page-break/>Imonitha yoMbefu AM3/AM3 BT/AM3 GSM sisixhobo somlinganiselo sombane ukubeka esweni ukusebenza kwamaphaphu (ukumiselwa kweentshukumo zokuphefumla nomthamo) kunye nokuveliswa okuphezulu naphi na nanini na apho kukho khona imfuno.</text:p>
      <text:p text:style-name="P13">I-AM3 ikalisha intshukumo ngexesha lokuphela kokutya komntu omnye ukulungiselela ubalo lwezinye iiparamitha njenge-FEV1.</text:p>
      <text:p text:style-name="P13">I-AM3 isetyenziselwa ukubeka esweni isimo sokuphefumla sabantu abadala kwiindawo zombefu, i-chronic obstructive pulmonary disorder nakwiindawo ezifana nomsebenzi wamayeza, ulingo lonyango kunye nolawulo lwezifo.</text:p>
      <text:p text:style-name="P13">Isigulane siyaziswa ngeziphumo ngoncedo lwamanani ngokhetho lweepharamitha ezikhethiweyo (umzekelo PEF, FEV1).</text:p>
      <text:p text:style-name="P13">Ngaphezu koko, iyunithi ebonakalayo yolawulo, eboniswe ngendlela yezibane zetrafiki, ivumela ukalathwa okukhawulezileyo komlinganiselo osekelwe kwindlela echazwe ngugqirha wesigulane.</text:p>
      <text:p text:style-name="P13">Isixhobo sigcina iziphumo zomlinganiselo (ngalo lonke ixesha ngomhla nexesha) ngokuzenzekelayo kuvimba weenkcukacha wangaphakathi.</text:p>
      <text:p text:style-name="P13">Ukongeza, ukusebenza kwephepha lemibuzo kungabizwa ngokusebenza kwephakheyji ye-software (AMOS) ukurekhoda umzekelo isimo“soMgangatho woBomi”.</text:p>
      <text:p text:style-name="P13">Xa yenziwe yasebenza, i- AM3 ingafakwa iqela lemibuzo, apho isigulane singakhetha kwiqela leempendulo ezahlukeneyo.</text:p>
      <text:p text:style-name="P13">Ezi nkcukacha zikwagcinwa kuvimba weenkcukacha wangaphakathi kwaye zingagqithiselwa kuvavanyo kwi-PC eqhelekileyo kusetyenziswa iphakheyji ye-software i-AMOS.</text:p>
      <text:p text:style-name="P13">I-AM3 yakhelwe ukuthatha indawo yemitha yentshukumo yencam eqhelekileyo, idayari nepensile ngenkqubo enye.</text:p>
      <text:p text:style-name="P13">Indlela elula yokuyiphatha, uyilo olomeleleyo noluluncedo luvumela iMonitha yoMbefu i-AM3 ukuba isetyenziswe kwezempilo, kwezonyango nakusetyenziso lwasekhaya kwiindawo ezisingqongileyo/nakwisetingi.</text:p>
      <text:p text:style-name="P13">UMTHETHO WE-FEDERAL U.S. UYASITHINTELA ESI SIXHOBO EKUBENI SITHENGISWE OKANYE SI-ODOLWE NGUGQIRHA.</text:p>
      <text:p text:style-name="P13">(I-Rx kuphela)</text:p>
      <text:p text:style-name="P13">Ukusetyenziswa kwale nkqubo kunyinelwe kubasebenzisi abaqeqeshiweyo angabaqinisekisa ngokusetyenziswa kwesixhobo ngendlela echanekileyo.</text:p>
      <text:p text:style-name="P13">I-AM3 ixhotyiswe ngebhetri ye-Lithium-ion.</text:p>
      <text:p text:style-name="P13">Akukho mbane ogqithiselweyo kubasebenzisi.</text:p>
      <text:p text:style-name="P13">Amanqaku kuKhuseleko ngemiYalelo yokuSebenzisa</text:p>
      <text:p text:style-name="P13">Ukulandlela [2]iziphakamiso <text:s/>[3]ze-ANSI (American National Standards Institute) ngamanqaku okhuseleko, imihlathi eyodwa yencwadana yemiyalelo iphawulwe ngokucacileyo njengamanqaku okhuseleko.</text:p>
      <text:p text:style-name="P13">Inqanaba leNgozi</text:p>
      <text:p text:style-name="P13">Ukonzakala [2]Ebantwini</text:p>
      <text:p text:style-name="P13">Umonakalo [2]kwiMpahla</text:p>
      <text:p text:style-name="P13">Mayisetyenziswe ukuba:</text:p>
      <text:p text:style-name="P13">X</text:p>
      <text:p text:style-name="P13">INGOZI [2]ibonisa isimo sengozi ekufuphi, ukuba ayinxwenywa, kungadala ukufa okanye ukonzakala okumandla.</text:p>
      <text:p text:style-name="P13">Eli gama lophawula kufuneka lilinganiselwe kwezona zimo zigqithisileyo.</text:p>
      <text:p text:style-name="P13">X</text:p>
      <text:p text:style-name="P13">ISILUMKISO [2] sibonisa isimo sengozi esinokwenzeka, ukuba asinxwenywa, kungadala ukufa okanye ukonzakala okumandla.</text:p>
      <text:p text:style-name="P13">X</text:p>
      <text:p text:style-name="P13">(X)</text:p>
      <text:p text:style-name="P13">ISILUMKISO [2]sibonisa isimo sengozi esinokwenzeka, ukuba asinxwenywa, kungadala ukonzakala okuncinci okanye okuphakathi.</text:p>
      <text:p text:style-name="P13">Singasetyenziswa ukulumkisa <text:s/>ngemisebenzi engakhuselekanga.</text:p>
      <text:p text:style-name="P13"><text:soft-page-break/>Iinkcukacha ezibalulekileyo neziluncedo.</text:p>
      <text:p text:style-name="P13">Iinkcukacha azilumkisi ngezimo eziyingozi nezonzekalisayo.</text:p>
      <text:p text:style-name="P13">Iingcebiso zokusebenzisa.</text:p>
      <text:p text:style-name="P13">Amaqhosha ongezelelekileyo aboniswe kwincwadana yemiyalelo:</text:p>
      <text:p text:style-name="P13">Isibhengezo sokuVumelana</text:p>
      <text:p text:style-name="P13">Uxwebhu lokuqala lesiBengezo sokuVumelana lingafunyanwa kumaXwebhu Ahamba nalo.</text:p>
      <text:p text:style-name="P13">1.[2]I-AM3 ngoKhetho lwe-GSM</text:p>
      <text:p text:style-name="P13">I-AM3 sisixhobo sonyango esidibanisa i-spirometer kunye nedayari yempawu.</text:p>
      <text:p text:style-name="P13">Isixhobo sibonisa imibuzo emayiphendulwe enxulumene neempawu zombefu kabini ngosuku nemilinganiselo kwaye ivavanya Intshukumo yeNcam (PEF = Peak Expiratory Flow [[L/min] kunye/okanye FEV1 (FEV = Forced Expiratory Volume) kwakunye nezinye iipharamitha zokuphela.</text:p>
      <text:p text:style-name="P13">Isixhobo sigcina idayari yemilinganiselo ngokurekhoda ngokuzenzekelayo kwimemori yaso zonke iimpendulo nemilinganiselo ngomhla nangexesha.</text:p>
      <text:p text:style-name="P13">Isixhobo se-AM3 siquka:</text:p>
      <text:p text:style-name="P13">·[2]I-AM3</text:p>
      <text:p text:style-name="P13">·[2]Isibonelelo sombane</text:p>
      <text:p text:style-name="P13">·[2]Ingxowa</text:p>
      <text:p text:style-name="P13">Ngaphambi kokusebenzisa i-AM3 okokuqala, iibhetri kufuneka zitshajwe imizuzu engama-30 (jonga kwisahluko 6 "Ulawulo loMbane").</text:p>
      <text:p text:style-name="P13">Umphambili:</text:p>
      <text:p text:style-name="P13">Umphantsi:</text:p>
      <text:p text:style-name="P13">Umboniso</text:p>
      <text:p text:style-name="P13">I-Sensor yeNtshukumo (nesiciko)</text:p>
      <text:p text:style-name="P13">Isiqinisekiso</text:p>
      <text:p text:style-name="P13">Ukuskrola uhle</text:p>
      <text:p text:style-name="P13">Umda we-USB[2] [3](esetyenziselwa ukutshaja)</text:p>
      <text:p text:style-name="P13">I-Sensor yeNtshukumo (ngaphandle kwesiciko)</text:p>
      <text:p text:style-name="P13">Icimile/Irhoxisiwe</text:p>
      <text:p text:style-name="P13">Ukuskrola unyuke</text:p>
      <text:p text:style-name="P13">Umda we-RS232</text:p>
      <text:p text:style-name="P13">Isilumkiso</text:p>
      <text:p text:style-name="P13">I-AM3 ingancedisa ekubekeni esweni ukusebenza kwe-airway ngosuku, kodwa ayifanelanga[2] [3]ukubonelela uxilongo olupheleleyo lwesimo sempilo yakho.</text:p>
      <text:p text:style-name="P13">Ukusetyenziswa kwe-AM3 akuzuthatha indawo yoxilongo lonyango okanye olunye uvavanyo ukuba awuziva mnandi.</text:p>
      <text:p text:style-name="P13">Ungafownela ugqirha wakho wophononongo [2]ngokukhawuleza [3]ukuba ubonisa naziphi na iimpawu</text:p>
      <text:p text:style-name="P13">•[2]ubunzima bokuphefumla okumandundu</text:p>
      <text:p text:style-name="P13">•[2]ukukhohlela okumandundu okungapheliyo</text:p>
      <text:p text:style-name="P13">•[2]unengxaki yokuthetha okanye ukuhamba</text:p>
      <text:p text:style-name="P13">•[2]ukuminxana kwesifuba okumandudu okanye ukutswina</text:p>
      <text:p text:style-name="P13">•[2]isifuba esizaliswe ngaphaya okanye iimbambo</text:p>
      <text:p text:style-name="P13">•[2]imilebe okanye iinzipho ezibuluhlazana kunokuba zibepinki</text:p>
      <text:p text:style-name="P13">okanye ukuba wena</text:p>
      <text:p text:style-name="P13">•[2]ufuna unyango nge-parenteral glucocorticosteroids eselwayo.</text:p>
      <text:p text:style-name="P13">•[2]uye walaliswa esibhedlele (kubandakanya igumbi lonyango olungxamisekileyo).</text:p>
      <text:p text:style-name="P13">•[2]uxhalabile malunga nemeko yakho ngexesha lophononongo.</text:p>
      <text:p text:style-name="P13">Ukusebenza ngaphandle kwengxaki ye-AM3 kuqinisekisiwe ngobushushu ukusuka ku +10° ukuya ku +40°C (50° ukuya ku +104°F).</text:p>
      <text:p text:style-name="P13">Kucetyiswa UKUNGENZIWA kwemilinganiselo elangeni, njengoko i-sensor ingonakala.</text:p>
      <text:p text:style-name="P13">2.[2]Indlela yokusiphatha Gabalala</text:p>
      <text:p text:style-name="P13"><text:soft-page-break/>2.1[2]UKUVULA isiXhobo</text:p>
      <text:p text:style-name="P13">Cofa uze ubambe [2] iqhosha.</text:p>
      <text:p text:style-name="P13"/>
      <text:p text:style-name="P13">Ngelixa ubambe [3] iqhosha, cofa uze ubambe [4] iqhosha.</text:p>
      <text:p text:style-name="P13"/>
      <text:p text:style-name="P13">Bamba omabini amaqhosha malunganga nemizuzwana emi-2.</text:p>
      <text:p text:style-name="P13">Emva kokuyeka amaqhosha isixhobo siza kucima.</text:p>
      <text:p text:style-name="P13">2.2[2]UKUCIMA isiXhobo</text:p>
      <text:p text:style-name="P13">Isixhobo SICINYWA ngokucofa [2].</text:p>
      <text:p text:style-name="P13"/>
      <text:p text:style-name="P13">3.[2]Ukwenza uVavanyo nokuGqithisela uiNkcazelo</text:p>
      <text:p text:style-name="P13">I-AM3 ine-antena ye-GSM emanyanisiweyo ukugqithisela inkcazelo nge-SMS.</text:p>
      <text:p text:style-name="P13">Njengakuyo nayiphi na ifowni ephathwayo, isignali eyaneleyo eyomeleleyo iyafuneka ukugqithisela inkcazelo.</text:p>
      <text:p text:style-name="P13">Ukuba amandla esignali abuthathaka kakhulu, kufuneka ukhangele indawo enesiganali eyaneleyo emandla.</text:p>
      <text:p text:style-name="P13">Kubalulekile ukuba isixhobo asikhuselwanga zizo naziphi na izinto (ngokukodwa intimbil) okanye iindonga eziluqilima (umzekelo i-cellar).</text:p>
      <text:p text:style-name="P13">I-ID yoPhononongo</text:p>
      <text:p text:style-name="P13">Uvavanyo</text:p>
      <text:p text:style-name="P13">Ukugqithisela inkcazelo</text:p>
      <text:p text:style-name="P13">Cofa amaqhosha otolo [2]ukukhetha ukhetho lwakho</text:p>
      <text:p text:style-name="P13">Emva kokulayita i-AM3 GSM, <text:s/>isikrini sokuqala siza kuvela.</text:p>
      <text:p text:style-name="P13">Esi sikrini siza kubonisa i-ID yophononongo kwaye siqulethe izinto ezimbini ezinokukhethwa:</text:p>
      <text:p text:style-name="P13">“Ukugqithiselwa kwenkcazelo” kunye “noVavanyo”.</text:p>
      <text:p text:style-name="P13">Ngokukhetha [2]“Uvavanyo”[3] uza kucelwa uphendule umbuzo wokuqala wephepha lemibuzo okanye wenze umlinganiselo we-PEF.</text:p>
      <text:p text:style-name="P13">Emva kokugqiba uvavanyo, ugqithiselo lwenkcazelo kuza kuqala ngokuzenzekelayo.</text:p>
      <text:p text:style-name="P13">Ngexesha lenkqubo lokugqithiselwa kwenkcazelo, i-AM3 GSM kuqala izama ukumisela unxibelelwano kwaye emva koko izame ukugqithisela inkcazelo.</text:p>
      <text:p text:style-name="P13">Ukugqithisea inkcazelo[2]Nceda ulinde!</text:p>
      <text:p text:style-name="P13">Emva koko, umyalezo ubonakala uthetha ukuba ukugqithisela kube yimpumelelo okanye akunjalo:</text:p>
      <text:p text:style-name="P13">Ukugqithisela inkcazeo AKUBANGA [2]yimpumelelo!</text:p>
      <text:p text:style-name="P13">Ukugqithiselwa kwenkcazelo kubeyimpumelelo!</text:p>
      <text:p text:style-name="P13">Ngokukhetha [2]"ugqithisela inkcazelo"[3]uza kufaka ukhetho lokugqithisela inkcazelo.</text:p>
      <text:p text:style-name="P13">Apho ungakhetha khona phakathi kwezinto ezi- 6 ezichazwe apha ngazantsi.</text:p>
      <text:p text:style-name="P13">Lugqithiselo lwenkcazelo olunye qha okungenziwa qho kwimizuzu eli-15.</text:p>
      <text:p text:style-name="P13">Isikrini ezihambelanayo siza kubonisawa ukuba ukugqithiselwa kwenkcazelo akwenzeki ngenxa yesi sithintelo.</text:p>
      <text:p text:style-name="P13">Ukugqithiselwa ngesandla kwenkcazelo:</text:p>
      <text:p text:style-name="P13">Ukuba ukugqithiselwa kwenkcazelo ngokuzenzekelayo bekungenzeki, ungagqithisela inkcazelo egciniweyo <text:s/>ngesandla nangaliphi ixesha.</text:p>
      <text:p text:style-name="P13">Isixhobo siza kumiselwa unxibelelwano nokuqalisa ukugqithiselwa kwenkcazelo yenkcazelo egciniweyo engekagqithiselwa.</text:p>
      <text:p text:style-name="P13">Iindlela zokukhetha ukugqithisela inkcazelo</text:p>
      <text:p text:style-name="P13">Ukugqithiselwa kwenkcazelo ngesandla</text:p>
      <text:p text:style-name="P13">Bonisa isignali nomboneleli</text:p>
      <text:p text:style-name="P13">Bonisa isishwankathelo</text:p>
      <text:p text:style-name="P13">Bonisa ungqamaniso</text:p>
      <text:p text:style-name="P13">Yenza uvavanyo</text:p>
      <text:p text:style-name="P13">Vula/cima i-GSM (imo yenqwelo-moya)</text:p>
      <text:p text:style-name="P13">Isignali nomboneleli:</text:p>
      <text:p text:style-name="P13"><text:soft-page-break/>Ungajonga ukomelela kwesignali nomboneleli wenethiwekhi.</text:p>
      <text:p text:style-name="P13">Ukuba ninzi kweenzimbi ezimnyama ziyabonakala, ukubangcono ukufumaneka kokomelela kwesignali.</text:p>
      <text:p text:style-name="P13">Noko ibha enye iyimfuneko kugqithiselo lwenkcazelo ngokuyimpumelelo.</text:p>
      <text:p text:style-name="P13">Ukomelela kwesignali ye-GSM</text:p>
      <text:p text:style-name="P13">I-Telekom.de</text:p>
      <text:p text:style-name="P13">Isishwankathelo:</text:p>
      <text:p text:style-name="P13">Ibonakalisa inombolo yeeseti zenkcazelo ezigciniweyo, ezamkelweyo, ezithunyelweyo nezingaphumelelanga.</text:p>
      <text:p text:style-name="P13">Isishwankathelo</text:p>
      <text:p text:style-name="P13">Iiseti zenkcazelo:[2]0006</text:p>
      <text:p text:style-name="P13">Ezamkelweyo:[2]0000</text:p>
      <text:p text:style-name="P13">Ezithunyelweyo:[2]0006</text:p>
      <text:p text:style-name="P13">Ezingaphumelelanga:[2]0000</text:p>
      <text:p text:style-name="P13">Ungqamaniso:</text:p>
      <text:p text:style-name="P13">Ibonisa uhlobo logqithiselo nenombolo ye-SIM.</text:p>
      <text:p text:style-name="P13">Ungqamaniso</text:p>
      <text:p text:style-name="P13">Uhlobo. logqithiselo: wireless</text:p>
      <text:p text:style-name="P13">Inombolo ye-SIM.:</text:p>
      <text:p text:style-name="P13">0725339688</text:p>
      <text:p text:style-name="P13">Uvavanyo logqihiselo:</text:p>
      <text:p text:style-name="P13">Ukuvavanya ukuba ugqithiselo lwenkcazelo kusebenza ngokuchanekileyo na, ugqithiselo lovavanyo lungenziwa.</text:p>
      <text:p text:style-name="P13">Olu vavanyo logqithiselo lungenziwa ngokuzimeleyo kwii-windows zexesha lovavamyo kwaye aluzuqulatha nayiphi na inkcazelo.</text:p>
      <text:p text:style-name="P13">Nceda ulinde</text:p>
      <text:p text:style-name="P13">de uvavanyo lonxibelelwano lwenkcazelo lugqitywe!</text:p>
      <text:p text:style-name="P13">Imo yenqwelo-moya:</text:p>
      <text:p text:style-name="P13">Xa uhamba ngenqwelo-moya, “Cima” i-GSM (imo esebenzayo yenqwelo-moya) ukuthintela ukuphazamiseka okunokwenzeka ngeenkqubo zenqwelo-moya.</text:p>
      <text:p text:style-name="P13">Ngexesha lemo yenqwelo-moya eyenziwe yasebenza ukusebenza kweBluetooth ne-GSM kwenziwe akwasebenza.</text:p>
      <text:p text:style-name="P13">Imo yenqwelo-moya isasebenza, i-icon encinci yenqwelo-moya ibonisiwe kwikona ephezulu engasekunene yesikrini sokuqalisa.</text:p>
      <text:p text:style-name="P13">Vula/cima i-GSM (imo yenqwelo-moya)</text:p>
      <text:p text:style-name="P13">Sicimile</text:p>
      <text:p text:style-name="P13">Sivuliwe</text:p>
      <text:p text:style-name="P13">Cofa amaqhosha otolo [2]ukukhetha ukhetho lwakho</text:p>
      <text:p text:style-name="P13">4.[2]Umlingiselo wokuSebenza kwePhaphu nge-AM3</text:p>
      <text:p text:style-name="P13">4.1[2]Ukulungiselela Umlinganiselo</text:p>
      <text:p text:style-name="P13">Ngaphambi kokuqalisa umlinganiselo, beka i-sensor sentshukumo kwi-AM3 njengoko kuboniswe apha ngezantsi ze ususe isiciko sokutyhwina kwi-sensor yentshukumo.</text:p>
      <text:p text:style-name="P13">Xa ufaka i-sensor yentshukumo kwi-AM3, uncedo lonyango kufuneka <text:s/>luncamathele kwimigangatho yococeko gabalala olusebenzayo lwezibhedele nemisebenzi yabucala.</text:p>
      <text:p text:style-name="P13">Ukuba i-sensor yentshukumo kwi-AM3, amanqaku angokucoca njengoko kuchazwe phantsi kwesahluko “Ukucoca“ kufuneka alandelwe.</text:p>
      <text:p text:style-name="P13">Isicifo sokuntyhina</text:p>
      <text:p text:style-name="P13">I-sensor yentshukumo</text:p>
      <text:p text:style-name="P13">I-sensor yentshukumo</text:p>
      <text:p text:style-name="P13">I-AM3</text:p>
      <text:p text:style-name="P13">Intshukumo ye-sensor ingasetyenziswa amaxesha amaninzi kodwa kufuneka isetyenziswe ngumntu omnye kuphela ukuthintela usuleleko.</text:p>
      <text:p text:style-name="P13"><text:soft-page-break/>4.2[2]Indlela yoKwenza Imilinganiselo kunye ne-AM3</text:p>
      <text:p text:style-name="P13">Ukwenza umlinganiselo olungileyo we-PEF nge-AM3, amanyathelo alandelayo kufuneka alandelwe:</text:p>
      <text:p text:style-name="P13">1.[2]Rhogela nzulu ze ubambe umphefumlo wakho de ube uyibeke endaweni i-inlet yentshukumo ye-sensor emlonyeni wakho.</text:p>
      <text:p text:style-name="P13">Musa ukhuphefumla ngaphakathi nge-AM3.</text:p>
      <text:p text:style-name="P13">2.[2]Ngoku kufuneka urhogele ngamandla kangangoko unako [3]ubuncinane kangangemizuzwana emi-2[4] ukufumana umlinganiselo owanelisayo.</text:p>
      <text:p text:style-name="P13">Kufuneka</text:p>
      <text:p text:style-name="P13">•[2]uthi nqumama malunga nomzuzwana ze emva koko uvuthele ngamandla nangokukhawuleza kangangoko unako.</text:p>
      <text:p text:style-name="P13">•[2]ungakhohleli.</text:p>
      <text:p text:style-name="P13">•[2]ungavingci i-inlet yentshukumo ye-sensor ngolwimi lwakho.</text:p>
      <text:p text:style-name="P13">•[2] ungavingci i-outlet yentshukumo ye-sensor ngesandla sakho.</text:p>
      <text:p text:style-name="P13">3.[2]Emva kokurhogela okupheleleyo, <text:s/>kufuneka i-AM isuswe emlonyeni ngokukhawuleza.</text:p>
      <text:p text:style-name="P13">Isiphumo se-PEF</text:p>
      <text:p text:style-name="P13">220 L/min</text:p>
      <text:p text:style-name="P13">4.[2]I-PEF ekalishiweyo ibonisiwe kwi-AM3.</text:p>
      <text:p text:style-name="P13">5.</text:p>
      <text:p text:style-name="P13">Isiphumo siqinisekiswa ngokucofa [3].</text:p>
      <text:p text:style-name="P13"/>
      <text:p text:style-name="P13">Emva komlinganiselo woku- 1[2][3],, uza kucela wenze ii-PEF zesi- 2[4][5] kunye nezesi-3[6] [7] (phinda amanyathelo 1- 5).</text:p>
      <text:p text:style-name="P13">I-PEF Ephezulu</text:p>
      <text:p text:style-name="P13">250 L/min</text:p>
      <text:p text:style-name="P13">Ekupheleni kweseshini, i-PEF ephezeulu kakhulu iza kuboniswa.</text:p>
      <text:p text:style-name="P13">4.3[2]Ukuba semthethweni kweMilinganiselo ye-PEF</text:p>
      <text:p text:style-name="P13">Inzame enganelanga!</text:p>
      <text:p text:style-name="P13">Nceda uzame kwakhona!</text:p>
      <text:p text:style-name="P13">Umlinganiselo wokwenziwa we-PEF nge-AM3 [2]vkulungile[3], ukuba:</text:p>
      <text:p text:style-name="P13">•[2]Umthamo wokuphefumla &gt; 0.47 L or &lt; 10 L</text:p>
      <text:p text:style-name="P13">•[2]Intshumo yokuphefumla &gt; 50 L/min</text:p>
      <text:p text:style-name="P13">•[2]FVC &gt; FEV1</text:p>
      <text:p text:style-name="P13">Kungenjalo umyalezo uza kuboniswa kwaye uza kucelwa uwuphinde umlinganiselo.</text:p>
      <text:p text:style-name="P13">Ukugcina isiphumo kwi-AM3, nokuba yi-maneuver enye efanelekileyo kufuneka yenziwe.</text:p>
      <text:p text:style-name="P13">Ukuba zonke iinzame zisemthethweni, akukho nkcazelo yomlinganiselo eza kugcinwa kwisixhobo.</text:p>
      <text:p text:style-name="P13">4.4[2]Ukwenza iiSeshini eziLungiselelweyo</text:p>
      <text:p text:style-name="P13">Iiseshini ezilungiselelweyo, kubandakanya iphepha lemibuzo nemilinganiselo ye-PEF, kungenziwa kuphela ze kugcinwe kusetyenziswa izixhobo ezilungisiweyo.</text:p>
      <text:p text:style-name="P13">Ukugqiba iphepha lakho lemibuzo, ungaskrola ze ukhethe impendulo efanelekileyo ngokusebenzisa [2] kunye [3] namaqhosha nangokucofa [4].</text:p>
      <text:p text:style-name="P13"/>
      <text:p text:style-name="P13">Ekugqibeleni kwephepha lemibuzo uza kubuzwa, ukuba uyafuna na ukutshintsha impendulo; ukuba ukhetha “u-Ewe“, iphepha lemibuzo liza kuboniswa kwakhona.</text:p>
      <text:p text:style-name="P13">Iimpendulo ezifakwa kwangaphambili ziza kuvela njengesiseko, kwaye zingalungiswa njengoko kuchazwe ngentla.</text:p>
      <text:p text:style-name="P13">4.5[2]Ukuphazamisa iSeshini eLungiselelweyo</text:p>
      <text:p text:style-name="P13">Ukuba i-AM3 ICINYWE ngaphambi kokugqiba iphepha lemibuzo, zonke imibuzo ephendulwe kwangaphambili ayizukugcinwa.</text:p>
      <text:p text:style-name="P13">Ukuba i-AM3 ICINYIWE emva kokugqiba iphepha lemibuzo okanye phakathi kwemilinganiselo ye-PEF, iseshini ingagqitywa kwi-window yexesha elishiyekileyo.</text:p>
      <text:p text:style-name="P13"><text:soft-page-break/>Kule meko, i-AM3 kufuneka IVULWE kwakhona kwaye ngumlinganiselo olahlekileyo kuphela ongenziwa – iphepha lemibuzo alizukuboniswa kwakhona.</text:p>
      <text:p text:style-name="P13">4.6[2]Ukwenziwa kweMilingiselo engaLungiselelwanga/Enokukhethwa</text:p>
      <text:p text:style-name="P13">Ukongeza kwimilinganiselo elungiselelweyo, unako ukwenza imilinganiselo engalungiselelwanga/enokukhethwa.</text:p>
      <text:p text:style-name="P13">Le yimilinganiselo:</text:p>
      <text:p text:style-name="P13">•[2]engeziwa emva kokuba uyigqibile imilinganiselo elungiselelweyo kwi-window yexesha elinye</text:p>
      <text:p text:style-name="P13">•[2]engenziwa ngaphandle kwee-windows zexesha elilodwa lophononongo</text:p>
      <text:p text:style-name="P13">Tsala umoya ngamandla[2]ze ukalishe i-PEF!</text:p>
      <text:p text:style-name="P13">enokukhethwa</text:p>
      <text:p text:style-name="P13">Xa usenza umlinganiselo ongalungiselelwanga/onokukhethwa, isikrini esingasekhohlo siza kubiniswa emva kokuCINYWA kwesixhobo.</text:p>
      <text:p text:style-name="P13">Inkcazelo evela kwimilinganiselo engalungiselelwanga/enokukhethwa yeyenkcukacha kuphela kwaye <text:s/>[2]AYISAYI[3] kugcinwa.</text:p>
      <text:p text:style-name="P13">5.</text:p>
      <text:p text:style-name="P13">Ulawulo loMbane</text:p>
      <text:p text:style-name="P13">I-AM3 GSM inebhetri ye-Li-Ion polymer nesibonelelo sombane ukutshaja ibhetri.</text:p>
      <text:p text:style-name="P13">Ngaphambi kokusebenzisa i-AM3 okokuqala, ibhetri kufuneka itshajwe imizuzu [2]engaphezu kwama-30.</text:p>
      <text:p text:style-name="P13">Xa ibhetri ihlile (malunga ne- 5%), umyalezo olandelayo uza kuboniswa:</text:p>
      <text:p text:style-name="P13">Ibhetri ihlile!</text:p>
      <text:p text:style-name="P13">Nceda utshaje i-AM3.</text:p>
      <text:p text:style-name="P13">Ngeli thuba lokuyeka uneeyure ezingama-24 zokuqhagamshela i-AM3 GSM kwisiboneleli ngombane ngaphambi kokuba ibhetri iyeke ngokupheleleyo.</text:p>
      <text:p text:style-name="P13">Iwotshi enkulu engaphakathi iza kuma emva kwamalunga neentsuku ezi-5 xa ibhetri engaphakathi iyeke ngokupheleleyo.</text:p>
      <text:p text:style-name="P13">Indlela yokutshaja ibhetri</text:p>
      <text:p text:style-name="P13">Plaga indawo yokugqibele enye yo- adapter yodonga kumda we-USB ye-AM3 ngokhetho lwe-GSM ze enye indawo yokugqibela kwi-sokhethi yodonga.</text:p>
      <text:p text:style-name="P13">Sisibonelelo sombane kuphela sokuqala esihanjiswe kunye ne-AM3 kufuneka sisetyenziswe ngokutshaja isixhobo.</text:p>
      <text:p text:style-name="P13">Ukuba uvula i-AM3 ngelixa uplage isiboneleli sombane siqhagamshelwe, umyalezo olandelayo iza kuboniswa:</text:p>
      <text:p text:style-name="P13">Uphawu lwebhetri lubonisa ismo sokutshaja.</text:p>
      <text:p text:style-name="P13">Ukwenza iseshini, nceda ukhuphe iintambo zombane!</text:p>
      <text:p text:style-name="P13">6.[2]Ubungakanani beMemori</text:p>
      <text:p text:style-name="P13">Umyalezo olandelayo uza kuvela kwisikrini ukubonisa ukuba imemori ye-AM3 sele iphantse igcwele (80%) okanye igcwele ngokupheleleyo (akukho nkcazelo iyenye engagcinwa kwi-AM3).</text:p>
      <text:p text:style-name="P13">Imemori yenkcazelo!</text:p>
      <text:p text:style-name="P13">Nceda uqhagamshele ugqirha wakho [2]ngokukhawuleza.</text:p>
      <text:p text:style-name="P13">Imemori yenkcazelo seyiphantse igcwele!</text:p>
      <text:p text:style-name="P13">Nceda uqhagamshele ugqirha wakho.</text:p>
      <text:p text:style-name="P13">Nceda uzise isixhobo sakho kutyelelo ngalunye lophononongo ukunqanda ukufikelela kwisithuba esigcweleyo sememori.</text:p>
      <text:p text:style-name="P13">7.[2]Uluhlu lokukhangela iMpazamo</text:p>
      <text:p text:style-name="P13">Inkcazelo yeMpazamo</text:p>
      <text:p text:style-name="P13">Isizathu</text:p>
      <text:p text:style-name="P13">Isenzo</text:p>
      <text:p text:style-name="P13">Akukho mpendulo ngexesha lombane OLAYITIWEYO</text:p>
      <text:p text:style-name="P13">A.</text:p>
      <text:p text:style-name="P13">Ibhetri ye-AM3 iphelile</text:p>
      <text:p text:style-name="P13">Tshaja i-AM3</text:p>
      <text:p text:style-name="P13"><text:soft-page-break/>B.</text:p>
      <text:p text:style-name="P13">Amaqhosha [2] kwaye [3] awacofekanga ngokuchanekileyo</text:p>
      <text:p text:style-name="P13">•[2]Cofa ze ubambe [3] iqhosha.</text:p>
      <text:p text:style-name="P13">•[2]Ngelixa ubambe [3] iqhosha, [4]cofa ze ubambe [5] iqhosha.</text:p>
      <text:p text:style-name="P13">•[2]Bamba omabini amaqhosha malunga nemizuzwana [3] emi-2.</text:p>
      <text:p text:style-name="P13">Isiphumo semilinganiselo iyathandabuzeka</text:p>
      <text:p text:style-name="P13">A.</text:p>
      <text:p text:style-name="P13">I-Flow Sensor ayifakwanga ngokuchanekileyo</text:p>
      <text:p text:style-name="P13">Faka i-Flow Sensor ngokuchanekileyo</text:p>
      <text:p text:style-name="P13">B.</text:p>
      <text:p text:style-name="P13">I-Flow Sensor ingcolile</text:p>
      <text:p text:style-name="P13">Coca i-Flow ye-Sensor ngokwemiyalelo yokucoca</text:p>
      <text:p text:style-name="P13">C.</text:p>
      <text:p text:style-name="P13">I-Flow ye-Sensor kunesiphoso</text:p>
      <text:p text:style-name="P13">Ukubuyisela I-Flow Sensor</text:p>
      <text:p text:style-name="P13">Ukuba izenzo ezicetyiweyo azikhekeleli ekufunyanweni okugqibeleleyo kokusebenza kwe-AM3´okuqhelekileyo, nceda uqhagamshele ugqirha wakho wophononongo.</text:p>
      <text:p text:style-name="P13">8.[2]Ukucoca</text:p>
      <text:p text:style-name="P13">Ukucoca i-Sensor[2]:</text:p>
      <text:p text:style-name="P13">Ukukhulula nokususa i-sensor, yihlambulule ngamanzi acociweyo apho into yokucoca ixutyiwe.</text:p>
      <text:p text:style-name="P13">Vuthulula wonke amanzi ashiyekileyo kwi-sensor.</text:p>
      <text:p text:style-name="P13">Yomisa ngedraya ze uyifakwe kwakhona i-sensor.</text:p>
      <text:p text:style-name="P13">I-sensor iyenzelwe ukusetyenziswa sisigulane esinye, kuphela.</text:p>
      <text:p text:style-name="P13">Ukuba i-AM3 igqithiselwe kwesinye isigulane, umphandle we-AM kuza kufuneka ucocwe.</text:p>
      <text:p text:style-name="P13">Jonga ngezantsi ukulungiselela inkcukacha zokulahla i- sensor.</text:p>
      <text:p text:style-name="P13">8.1 [2]Ukulahlwa kwe-Sensor noMlomo</text:p>
      <text:p text:style-name="P13">Ukulahla:</text:p>
      <text:p text:style-name="P13">Kubalulekile ukuphepha isigulane, umncedisi wonyango okanye i-sensor ekubeni isulelwe nesikhohlela ngexesha lokuchithwa kwe-sensor elahlwayo.</text:p>
      <text:p text:style-name="P13">Ngoko ke, khulula ze ususe i-sensor ngokutsalela ezantsi i-sensor elahlwayo (bona umfanekiso).</text:p>
      <text:p text:style-name="P13">Lahla ngokukhawuleza.</text:p>
      <text:p text:style-name="P13">Isikhululi</text:p>
      <text:p text:style-name="P13">8.1.1[2]Coca i-Rotary Flow Sensor</text:p>
      <text:p text:style-name="P13">Ukucoca i-rotary [2]sensor[3] ye-AM3, khulula i-sensor ngokususa [4]isikhululi[5] ngecala.</text:p>
      <text:p text:style-name="P13">Kucetyiswa ukuba kucocwe umphandle we-sensor rhoqo kwiveki ezi-4 ngelapu elifumileyo (hayi elimanzi) okanye iphepha ze uyeke i-sensor yomiswe ngumoya kubushusu begumbi.</text:p>
      <text:p text:style-name="P13">Buyisela i-sensor kwi-AM3.</text:p>
      <text:p text:style-name="P13">Nakuphi na ukujika kombala kwi-sensor akukuchaphazeli ukwenziwa kwe-AM3.</text:p>
      <text:p text:style-name="P13">MUSA [2]ukusebenzisa utywala okanye naliphi na uhlobo lesicoci sasendlini!</text:p>
      <text:p text:style-name="P13">8.1.2[2]Ukucoca iTyesi </text:p>
      <text:p text:style-name="P13">Sula ityesi ngelaphu elifumileyo.</text:p>
      <text:p text:style-name="P13">Ze womise ityesi ngetawuli.</text:p>
      <text:p text:style-name="P13">8.1.3[2]Ukujonga i-Sensor</text:p>
      <text:p text:style-name="P13">Ukuba i-AM3 ayikalishi ngokuchanekileyo, tshintshisela i-sensor okanye qhagamshela iMonitha enoxanduva okanye abezoNcedo lweNkathalo yabaThengi e-ERT.</text:p>
      <text:p text:style-name="P13">9.[2]Izilumkiso zoKhuseleko ze-AM3 GSM</text:p>
      <text:p text:style-name="P13">Imiyalelo yokuSetyenziswa kubonwa kuyinxalenye yesixhobo, kwaye kufuneka sisoloko sigcinwe esandleni.</text:p>
      <text:p text:style-name="P13">Incwadana yomyalelo icacisa isimo sobukho besixhobo/isitim ibandakanya i-software nezinto ezongezwayo ngokumalunga neemfuno ezisisiseko ze-MDD 93/42/EEC.</text:p>
      <text:p text:style-name="P13">Ukubambelela kanye kwimiyalelo ekhutshiweyo yinto efunekayo efezekileyo neyenzelwe ukusebenza kwezixhobo [2]kwe-ERT [3].</text:p>
      <text:p text:style-name="P13"><text:soft-page-break/>Ukuphambuka kuSetyenziso olweNzelwe kona</text:p>
      <text:p text:style-name="P13">Nakuphi na ukuqwalaselwa kweenkqubo (ezifana nokulungiselela umlinganiselo neendlela, neenkqubo zokubulala intsholongwane, ukusetyenziswa kwezongezelelo kunye namalungu atshintshwayo njl njl)</text:p>
      <text:p text:style-name="P13">Icacisiwe kwiMiyalelo yeziphumo zokuSebenzisa kuphambuko olusuka kusetyenziso olwenzelwe oko.</text:p>
      <text:p text:style-name="P13">Ukuba ukuphambuka kwinto okwenzelwe yona umntu osebenza into ethile/umsebenzisi kufuneka anike ubungqina bokukhawulelana nazo zonke iimfuno ezisisiseko ezingqinelanayo.</text:p>
      <text:p text:style-name="P13">Oku kungenzeka ngokwenza ukungqinelana kwenkqubo yovavanyo yokuvumelana komenzi wangaphakathi (jonga § 12, umhlathi 1 isivakalisi sokugqibela se-MPG [2](= Medizinproduktegesetz/ Medical Products Act).</text:p>
      <text:p text:style-name="P13">Umntu osebenza into ethile /umsebenzisi, nokuba, akanaxanduva nje kuphela lokwenza uvavanyo lwe- Lokuvumelana oluchanekileyo kodwa unoxanduva lweemveliso ezonakeleyo ngokupheleleyo - umzekelo umntu osebenza into ethile/umsebenzisi akanaxanduva nje kuphela lwakhe/lokuguqulwa lwemveliso yonyango.</text:p>
      <text:p text:style-name="P13">I-ERT[2] iqinisekisa kuphela ngokhuseleko nangokusebenza kwesixhobo ukuba:</text:p>
      <text:p text:style-name="P13">-[2]ukufakela, ulwandiso, ukuguqulwa, nokulungisa luqhutywa lugunyaziso lwabasebenzi bale misebenzisi [3]yi-ERT[4].</text:p>
      <text:p text:style-name="P13">-[2]iimeko ezizolileyo kwindawo yokufakela zifanelekele isixhobo.</text:p>
      <text:p text:style-name="P13">-[2]isixhobo sisetyenziswa ngokweMiyalelo yokuSebenzisa.</text:p>
      <text:p text:style-name="P13">-[2]Khupha isixhobo sakho sonyango.</text:p>
      <text:p text:style-name="P13">Nceda jonga ukuba iyunithi yonakele na.</text:p>
      <text:p text:style-name="P13">Ukuba kunjalo, musa ukuyisebenzisa kwaye uyibuyisele ukuba itshintshwe.</text:p>
      <text:p text:style-name="P13">Umsebenzisi kufuneka alandele imiyalelo.</text:p>
      <text:p text:style-name="P13">Ukuba umsebenzisi akazithobeli izilumkiso zokhuseleko oku kungakhokelela kwiimeko eziyingozi ezingakhokela ekonzakaleni okanye ukufa kwezigulane kunye/okanye intshabalalo yesixhobo.</text:p>
      <text:p text:style-name="P13">Ukhuselo loMbane</text:p>
      <text:p text:style-name="P13">I-AM3 inkwa umbane osuka kwibhetri etshajwayo yangaphakathi ye-Lithium-Ion, ibhetri ingatshajwa ngqo kwisiboneli ngombane esplagwayo(yunithi).</text:p>
      <text:p text:style-name="P13">Ingqalelo:</text:p>
      <text:p text:style-name="P13">-[2]Sisibonelelo sombane sokuqala esihanjiswa nge-AM3 kufuneka sisetyenziselwa ukutshaja isixhobo.</text:p>
      <text:p text:style-name="P13">-[2]Musa ukwenza imilinganiselo ukuba i-AM3 iqhagamshelwe kwesinye isixhobo.</text:p>
      <text:p text:style-name="P13">-[2]Ukugqithiselwa kwenkcazelo akuvumelekanga ngexesha lomlinganiselo.</text:p>
      <text:p text:style-name="P13">Ukhuseleko lesiGulane ngokuhambelana ne-EN 60601-1</text:p>
      <text:p text:style-name="P13">Umntu kufuneka abe kude nokuba kunge-1,5 m kwimodem eqhagamshelweyo okanye incwadi zamanqaku ukuphepha nakuphi na ukudibana namandla ombane.</text:p>
      <text:p text:style-name="P13">Umthetho wazo zonke iziXhobo ze-ERT</text:p>
      <text:p text:style-name="P13">Uqhagamshelwano lwesixhobo olwangezelelekileyo kwisixhobo sombane sonyango kufuneka sithobelane kunye ne-EN ezizezazo okanye imigangatho ye-ISO (umzekelo EN 60950 ngenkcazelo zokuphatha isixhobo).</text:p>
      <text:p text:style-name="P13">Ngaphezu koko lonke ungqamaniso luza kuthobelana kunye neemfuno zenkqubo yonyango yombane.</text:p>
      <text:p text:style-name="P13">Nabani na oqhagamshelene nesixhobo esongezelweyo kwisixhobo sonyango sombane ungqamanisa inkqubo yonyango kwaye ngenxa yoko unoxanduva lokuba inkqubo ithobelane neemfuno zeenkqubo zonyango zombane.</text:p>
      <text:p text:style-name="P13">Ingqalelo ithathelwa kwinto yokuba imithetho yendawo iza kuqala kuneemfuno ezingaphezulu nangentla ezichaziweyo.</text:p>
      <text:p text:style-name="P13">Ukuba uyathandabuza, qhagamshela ummeli wakho wendawo okanye Unakekelo lwaBathengi be- ERT.</text:p>
      <text:p text:style-name="P13">Uphazamiseko oluKhutshiweyo</text:p>
      <text:p text:style-name="P13"><text:soft-page-break/>Isixhobo se- ERT siyakhawulelana nemiqathango ngokwe-EN 60601-1-2 ngokumalunga nophazamiseko olukhutshiweyo nolufunyenweyo.</text:p>
      <text:p text:style-name="P13">Akufunekana isixhobo sifakelwe kufuphi nezixhobo ze-frequency ephezulu, isixhobo se-X-ray, ii-motors okanye iziguquli enereythingi yombane ofakelweyo ophezulu, ukususela umbane okanye iinkalo zophazamiseko ezine- magnetic zingenza iziphumo zomlinganisleo zingabiyonyani okanye zenze kube nzima ukwenza imilinganiselo.</text:p>
      <text:p text:style-name="P13">Ngenxa yoku, kufuneka ukusondelelana kweentambo zombane kufuneka kunxwenywe kananjalo.</text:p>
      <text:p text:style-name="P13">Iziphazamisi ezikhoyo zendawo esingqongileyo zingabangela ukuphambuka kwamaxabiso omlinganiselo ngaphandle kokonakalisa ukusebenza kwesixhobo.</text:p>
      <text:p text:style-name="P13">Ngenxa yoko, kucetyiswa ukuba kugcinwe umgama omalunga neemitha ezi-2 ukusuka koovimba bempazamo enokwenzeka xa kusetyenziswa isixhobo.</text:p>
      <text:p text:style-name="P13">Inkcukacha ezininzi ezicacileyo zingafunyanwa kwiitheyibhile ze-EMC ze-MasterScope[2]®[3] Imiyalelo ye-CT yoSeyeniziso (inomb. yenqaku</text:p>
      <text:p text:style-name="P13"/>
      <text:p text:style-name="P13">782098).</text:p>
      <text:p text:style-name="P13">Iimeko Ezirhangqiweyo</text:p>
      <text:p text:style-name="P13">I-AM3 akufunekanga isetyenziswe kumagumbi okanye apho kukho umxube we-anaesthetic onokutsha emoyeni okanye umxube we-anaesthetic onokutsha onomongo-moya okanye i-nitrous oxide.</text:p>
      <text:p text:style-name="P13">I-AM3 kufuneka ikhuselwe ngokufanelekileyo kufumeni.</text:p>
      <text:p text:style-name="P13">Ngenxa yoko, kufuneka ukuba i-AM3 ihlale igciniwe ngalo lonke ixesha kwingxowa ehambelana nayo.</text:p>
      <text:p text:style-name="P13">Isixhobo siyangqinelana neqondo le-IP 22 lokhuseleko.</text:p>
      <text:p text:style-name="P13">Imilinganiselo kwimvula okanye kwishawari ayivumelekanga.</text:p>
      <text:p text:style-name="P13">Indlela yokuMlinganiselo</text:p>
      <text:p text:style-name="P13">Njengendibanisela kunye ne-IEC 60950-1 i-PC eqinisekisiweyo okanye imodem ingakhokelela ekudityanisweni kokuvuza kwakutsha nje, i-AM3 kufuneka iqhagamshelwe kwi-PC okanye kwimodem ngexesha lomlinganiselo.</text:p>
      <text:p text:style-name="P13">Ukuba imilinganiselo ye-AM3 ingatshintsha emva kwexesha elide lokusetyenziswa, i-sensor entsha kufuneka isetyenziswe.</text:p>
      <text:p text:style-name="P13">Imida</text:p>
      <text:p text:style-name="P13">I-AM3 kufuneka iqhagamshelwe kwi-PC engqinelanayo nemigangatho ye-EN 60950.</text:p>
      <text:p text:style-name="P13">Ukuba intambo yokuqhagamshela inesiphene, kufuneka kufakwe entsha.</text:p>
      <text:p text:style-name="P13">Umenzi wento akufunekanga abambe Imida ngexesha lomlinganiselo.</text:p>
      <text:p text:style-name="P13">Ulawulo loNyango</text:p>
      <text:p text:style-name="P13">Ugqirha oselungelweni kufuneka avavanye kwakhona yonke imilinganiselo ye- AM3.</text:p>
      <text:p text:style-name="P13">Utoliko olwenziwa yi-AM3 lubalukile kuphela ukuba lubonwa ngokuvulumene kunye nezinye izinto zonyango ezifunyenweyo.</text:p>
      <text:p text:style-name="P13">Ukuboniswa neziphumo ezinokwenzeka ezingalunganga</text:p>
      <text:p text:style-name="P13">Ngokumalunga ne-‘‘ATS/ERS TASK FORCE:</text:p>
      <text:p text:style-name="P13">UKUMISELWA NGOKUSEMTHETHWENI KOVAVANYO LWEPHAPHU’’ (ERS Journals Ltd 2005) ukwenziwa kovavanyo lokusebenza kwephaphu kunganento eyenzayo emzimbeni kwizigulane eziliqela.</text:p>
      <text:p text:style-name="P13">Kucetyiswa ukuba izigulane akufunekanga zivavanywe kwinyanga e-1 ye-myocardial infarction.</text:p>
      <text:p text:style-name="P13">Kwiimeko ezinqabileyo uvavanyo lwe-spirometry zingakhokelela kwi-syncope ngenxa yokuphefumlela ngaphandle okukhulu.</text:p>
      <text:p text:style-name="P13">Ukusebenzisa isiXhobo</text:p>
      <text:p text:style-name="P13">Iinguqu zeqondo lobushushu zingaphakama ukuya kujiyo kwisixhobo.</text:p>
      <text:p text:style-name="P13">Ngako oko, isixhobo kufuneka silungiselelwe kubushushu oburhangqiweyo ngaphambi kokusisebenzisa.</text:p>
      <text:p text:style-name="P13">Ukucoca noCoceko</text:p>
      <text:p text:style-name="P13"><text:soft-page-break/>Ngaphambi kwalo lonke usetyenziso, zonke izinto ezidibana nesigulane nezilungiselelwe ukusetyenziswa kwakhona kufuneka zicocwe okanye zibulawe intsholongwane (ngaphandle imiyalelo ikhona).</text:p>
      <text:p text:style-name="P13">Ngexesha lokucoca, i-AM3 kufuneka ingaqhagamshela kwi-PC okanye imodem.</text:p>
      <text:p text:style-name="P13">Ukubhekisela kukufuma namanzi angangena kwisixhobo, i-AM3 [2]iyangqinelana kumgangatho wokhuseleko lwe- IP 22.</text:p>
      <text:p text:style-name="P13">Oku kuthetha, isixhobo singacocwa ngelaphu elifumileyo (elingavuzi manzi) elingenzi i-fluff.</text:p>
      <text:p text:style-name="P13">Inkcukacha <text:s/>ezininzi ezichaziweyo zingafunyanwa phantsi “koCoceko”.</text:p>
      <text:p text:style-name="P13">Imichiza efunekayo ukusebenza okanye ukukhathalelwa kweyunuthi kufuneka isoloko igcinwe, ilungisiwe, kwaye ibekwiiveseli ezizodwa eziphawuliweyo ukuthintela naziphi na impazamo.</text:p>
      <text:p text:style-name="P13">Ukulungiswa</text:p>
      <text:p text:style-name="P13">Isixhobo asifuni kwenziwa hlolo lokhuselo, ukulungiswa namaqondo.</text:p>
      <text:p text:style-name="P13">Akukho candelo le-AM3 eliza kutshintshiselwa ngumntu/ugqirha.</text:p>
      <text:p text:style-name="P13">Ukusebenzisa izinto ezongezwayo ze-ERT ezamkelweyo namalungu olaleliso ukulungiselela esi sixhobo sonyango, kuphela.</text:p>
      <text:p text:style-name="P13">Ukuba isixhobo/secandelo elisetyenzisiweyo liboniswe kuxinzelelo olumandla lomatshini, uvavanyo lomsebenzi wenziwe.</text:p>
      <text:p text:style-name="P13">Ukuba ukusebenza kulahlekile, indawo inesiphene kufanele itshintshwe.</text:p>
      <text:p text:style-name="P13">Iiplagi ezonakeleyo nezicazulukile, izingxobo nesiciko okanye iglasi yokubonisa (ukuba ikhona) kufuneka indawo yayo ithathwe ligcisa eligunyazisiweyo okanye injineli [2]ye-ERT [3]ukhathalelo lwabaXhasi.</text:p>
      <text:p text:style-name="P13">Isixhobo akufunekanga sivulwe.</text:p>
      <text:p text:style-name="P13">Ukuba sivuliwe ngaphandle kwesigunyaziso, isiqinisekiso selungelo siyaphelelwa.</text:p>
      <text:p text:style-name="P13">Kwimeko yoqhagamshelwano lwenkonzo ye-ERT.</text:p>
      <text:p text:style-name="P13">Ngaphambi kokuvula isixhobo, kufuneka usoloko ujonga ukuba ngaba isixhobo asinaziphene.</text:p>
      <text:p text:style-name="P13">Ukulungiswa [3]okukhawulezileyo kuyimfuneko, ukuba:</text:p>
      <text:p text:style-name="P13">-[2]iglasi yokubonisa iyadubula okanye iyophuka:</text:p>
      <text:p text:style-name="P13">Isillumkiso: umngcipheko wokonzakala</text:p>
      <text:p text:style-name="P13">-[2]isixhobo sixinzelewe ngomatshini kakhulu (umzekelo impembelelo, umonakalo kwisiciko).</text:p>
      <text:p text:style-name="P13">-[2]amanzi angene kwisixhobo.</text:p>
      <text:p text:style-name="P13">-[2]intamboi yombane yonxibelelwano inesiphene.</text:p>
      <text:p text:style-name="P13">Intambo yombane yonxibelelwano kufuneka itshintshwe ngentsha.</text:p>
      <text:p text:style-name="P13">-[2]izogqumathelo ziwile.</text:p>
      <text:p text:style-name="P13">Abantwana akufunekanga nokuba badibane nezinto ezilahlwayo, izongezelelo nokupakishwa kwematheriyali ezingezozakucoca kwaye izinto zokubulala iintsholongwane. <text:s/></text:p>
      <text:p text:style-name="P13">Ukulungiswa kwezinto ebezisetyenzisiwe</text:p>
      <text:p text:style-name="P13">Ukubambelela kumthetho wesizwe kwilizwe xa kulahlwa isixhobo samayeza kunye nezongezelelo.</text:p>
      <text:p text:style-name="P13">Ukulahlwa okungafanelekanga kwesixhobo kunye/okanye izinto ezongezelwayo kungabangela ingozi ezimandla kwindawo esingqongileyo.</text:p>
      <text:p text:style-name="P13">9.1[2]Izilumkiso zoKhuseleko zeeBhetri eziNokutshajwa ze-Lithium Ion</text:p>
      <text:p text:style-name="P13">I-AM3 ixhotyisiwe kwibhetri ye-Lithium-Ion yangaphakathi <text:s/>ye-Polymer.</text:p>
      <text:p text:style-name="P13">Izilumkiso zokhuseleko ezilandelayo zisemthethweni ukulungiselela ibhetri ze-Lithium-Ion:</text:p>
      <text:p text:style-name="P13">-[2]Musa ukumosha ibhetri.</text:p>
      <text:p text:style-name="P13">-[2]Musa ukushunqulela bhetri.</text:p>
      <text:p text:style-name="P13">-[2]Khusela ibhetri kubushushu obugqithisieyo!</text:p>
      <text:p text:style-name="P13">-[2]Khusela ibhetri elangeni!</text:p>
      <text:p text:style-name="P13">-[2]Khusela ibhetri emlilweni!</text:p>
      <text:p text:style-name="P13">-[2]Musa ukuyiqhaqha okanye ukwenza ngobukuchule ibhetri.</text:p>
      <text:p text:style-name="P13">-[2]Musa utshintsha ibhetri.</text:p>
      <text:p text:style-name="P13">-[2]Amanzi ebhetri anetyhefu kwaye <text:s/>inokutsha – iibhetri ezivuzayo okanye iibhetri ezinesibotho kufuneka ingaphinde isetyenziswe!</text:p>
      <text:p text:style-name="P13">-[2]Musa ukudibana namanzi ebhetri.</text:p>
      <text:p text:style-name="P13"><text:soft-page-break/>Ukuba ulusu lwakho ludibana namanzi, ngokukhawuleza uhlambulule indawo echaphazelekileyo ngamanzi ze uqhagamshele ugqirha wakho!</text:p>
      <text:p text:style-name="P13">-[2]Ukutshaja i-AM3, sebenzisa itshaja ebalulwe ngu-ERT ze uqwalasele imiyalelo kwincwadana!</text:p>
      <text:p text:style-name="P13">9.2[2]Izilumkiso zoKhuseleko ngoKhetho lwe-GSM</text:p>
      <text:p text:style-name="P13">Ngomsebenzi owaneleyo nokhuselekileyo we-AM3 yakho ngokhetho lwe-GSM, nceda ufunde inkcazelo elandelayo ngononophelo.</text:p>
      <text:p text:style-name="P13">Ukhuseleko neeNgozi</text:p>
      <text:p text:style-name="P13">Musa ukusebenzisa i-AM3 ngokhetho lwe-GSM olwenziwe lwasebenza kwiingingqi apho ukutshabalala kusenzeka, apho kunobakho imihaba edubulayo, isixhobo esikufuphi nenkxaso yobomi, okanye nasiphi na isixhobo esinokuthabatheka naloluphi na uhlobo lukanomathotholo.</text:p>
      <text:p text:style-name="P13">Kwiimeko ezinjalo, imodem ye-GSM KUFUNEKA UMBANE UCINYWE.</text:p>
      <text:p text:style-name="P13">I-AM3 enokhetho olwenziwe alwasebenza lwe-GSM ingagqithisela iisignali ezingaphazamisana nesi sixhobo.</text:p>
      <text:p text:style-name="P13">Musa ukusebenzisa nayiphi inqwelo-moya i-GSM, nokuba inqwelo-moya isemile okanye isemoyeni.</text:p>
      <text:p text:style-name="P13">Kwinqwelo-moya, ukhetho lwe-GSM KUFUNEKA LUCINYWE.</text:p>
      <text:p text:style-name="P13">Xa usebenzisa, imodem ye-GSM ingagqithisela iisignali ezingaphazamisana neesistim ezahlukeneyo ezikwi-onboard.</text:p>
      <text:p text:style-name="P13">Qaphela:</text:p>
      <text:p text:style-name="P13">Ezinye iinqwelo-moya zingakuvumela ukusebenza kweefowni zeselula ngelixa inqwelo-moya isamile kwaye ucango luvuliwe.</text:p>
      <text:p text:style-name="P13">Ukhetho lwe-GSM lungasetyenziswa ngeli xesha.</text:p>
      <text:p text:style-name="P13">Ukhuseleko lwe-RF</text:p>
      <text:p text:style-name="P13">GABALALA</text:p>
      <text:p text:style-name="P13">I-AM3 isebenzisa imodyuli ye-GSM ngokusekelwe kumgangatho we-GSM ngetekhnoloji yeselula.</text:p>
      <text:p text:style-name="P13">Umgangatho we-GSM inatyiswe kwilizwe lonke.</text:p>
      <text:p text:style-name="P13">Iquka i-Europe, i-Asia nezinye iindawo zase-America nase-Afrika.</text:p>
      <text:p text:style-name="P13">Lo ngumgangatho ongowona usetyenziswayo woqhagamshelwano.</text:p>
      <text:p text:style-name="P13">Imodyuli yakho ye-GSM isisigqithiseli nesokufumana umbane sikanomathotholo esinomlilo omncinci.</text:p>
      <text:p text:style-name="P13">Ithumela ngaphandle ze ifumane umbane we-frequency kanomathotholo.</text:p>
      <text:p text:style-name="P13">Xa usebenzisa i-aplikheyishini yakho ye-GSM, inkqubo yeselula elawula izilawuli zokugqithisela zombini i-frequency kanomathotholo kunye nenqanaba lombane wemodem yeselula yakho.</text:p>
      <text:p text:style-name="P13">UKUBHENGEZWA EMBANENI WE-RF </text:p>
      <text:p text:style-name="P13">Kuye kwabakho inkxalabo ethile kawonkewonke malunga neziphumo zempilo ezinobakho ezivela ekusebenziseni iithemilali ze-GSM.</text:p>
      <text:p text:style-name="P13">Nangona uphando olungeziphumo zempilo ezivela kumbane we-RF ziye zagqalisela kwitekhnoloji yakutshanje ye-RF iminyaka emininzi, iinzululwazi ziye zaqalisa uphando olumalunga neetekhnoloji zikanomathotholo ezintsha, ezifana ne-GSM.</text:p>
      <text:p text:style-name="P13">Emva kophando lokuphuma luphengululiwe, kwaye emva kokuthobela yonke imigangatho yokhuseleko efanelekileyo iye yavavanywa, kuye kwagqitywa ukuba imveliso ikulungele ukusetyenziswa.</text:p>
      <text:p text:style-name="P13">Ukuba unexhala malunga nokubhengezwa ekumbane we-RF kukho izinto ongazenza ukwenza ubhengezo luncinane.</text:p>
      <text:p text:style-name="P13">Ngokucacileyo, ukulinganisela ixesha leminxeba yakho kuza kunciphisa ukubhengezo lwakho lombane kwi-RF.</text:p>
      <text:p text:style-name="P13">Ukongeza, unganciphia ukubonakaliswa kwe-RF ngosebenzisa i-terminal yeselula yakho ngempumelelo ngokulandelela imigaqo engezantsi.</text:p>
      <text:p text:style-name="P13">UMSEBENZI WOBUCHULE WEXESHA ELIMISIWEYO </text:p>
      <text:p text:style-name="P13">Ngetheminali ye-GSM ukusenzisa inqanaba lombane elisezantsi, ukuguquguquka kunye nokwaneliseka komgangatho wokugqithisela:</text:p>
      <text:p text:style-name="P13">Misa ukusibamba isixhobo xa kusenziwa ukugqithisela.</text:p>
      <text:p text:style-name="P13"><text:soft-page-break/>Ukubamba i-antenna kuyawuchaphazela umgangatho wokugqithisela kwaye kungabangela imodem ye-GSM ukuba isebenze kwinqanaba lombane eliphezulu kunokuba kufuneka.</text:p>
      <text:p text:style-name="P13">Ukhuseleko Gabalala</text:p>
      <text:p text:style-name="P13">IZIXHOBO ZOMBANE</text:p>
      <text:p text:style-name="P13">Uninzi lwezixhobo zombane, umzekelo ezibhedlele nakwizithuthi, lukhuselwe kumbane we-RF.</text:p>
      <text:p text:style-name="P13">Ngoko ke, umbane we-RF ungachaphazela esinye isixhobo sombane esikhuselwe ngokungafanelekanga.</text:p>
      <text:p text:style-name="P13">ISIXHOBO SONYANGO SOMBANE</text:p>
      <text:p text:style-name="P13">CIMA ukhetho lwakho lwe-GSM kumaziko ezonyango xa imimiselo eposwe kwingingqi ekuyalela ukuba wenze njalo.</text:p>
      <text:p text:style-name="P13">Izibhedlele okanye amaziko ezempilo angasebenzisa isixhobo <text:s/>se-RF ukubeka esweni.</text:p>
      <text:p text:style-name="P13">Isimboli eziyimiZobo</text:p>
      <text:p text:style-name="P13">Qaphela imiYalelo yokuSebenzisa</text:p>
      <text:p text:style-name="P13">Isilumkiso!</text:p>
      <text:p text:style-name="P13">Uphawu lokulumkisa gabalala</text:p>
      <text:p text:style-name="P13">VULA isixhobo ze USICIME</text:p>
      <text:p text:style-name="P13">Unyaka wokuveiswa</text:p>
      <text:p text:style-name="P13">Umenzi</text:p>
      <text:p text:style-name="P13">Icandelo elisetyenzisiweyo loHlobo lwe-BF</text:p>
      <text:p text:style-name="P13">Ukulahlwa ekuthobelaneni kunye ne-WEEE</text:p>
      <text:p text:style-name="P13">Imilinganiselo lonxonzelelo lwe-Barometric</text:p>
      <text:p text:style-name="P13">I-IP 22</text:p>
      <text:p text:style-name="P13">Ukhuseleko kuphazamiso lwezinto eziqinileyo ezinedayamitha ≥ 12,5mm; amazni athonsizayo xa ithambekisiwe ukuya ku-15°</text:p>
      <text:p text:style-name="P13">I-SN</text:p>
      <text:p text:style-name="P13">Inombolo ye-Serial</text:p>
      <text:p text:style-name="P13">Uphawu lwe-CE olunenombolo yekhowudi lwe-Notified Body.[2]Inkqubo yolawulo lomgangatho oluqinisekisiweyo [3]lwe-eResearchTechnology GmbH [4]iyangqinelana kumgangatho wamanye amazwe e- ISO 13485.</text:p>
      <text:p text:style-name="P13">I-Rx kuphela</text:p>
      <text:p text:style-name="P13">ISILUMKISO:</text:p>
      <text:p text:style-name="P13">UMTHETHO WE-FEDERAL U.S. UYASITHINTELA ESI SIXHOBO EKUBENI SITHENGISWENI OKANYE SI-ODOLWE NGUGQIRHA.</text:p>
      <text:p text:style-name="P13">Imvelaphi enokubakho yokuphazamiseka</text:p>
      <text:p text:style-name="P13">Esi sixhobo siyathobelana kunye neCandelo 15 zeMithetho ye-FCC</text:p>
      <text:p text:style-name="P13">I-typeplate ingafunyanwa kwicala elingasemva kwisivhobo.</text:p>
      <text:p text:style-name="P13">Ubukhulu bemitha yemodyuli ye-bluetooth bungaphantsi komlinganiselo we-SAR efunwa yi-EC Directive 1999/519/EEC.</text:p>
      <text:p text:style-name="P13">Ukwamkelwa kwamaNqaku:</text:p>
      <text:p text:style-name="P13">“Yamkelwe ngokungqinelana ne-R&amp;TTE umgaqo womgqithiseli <text:s/>wemodyuli ephawulwe yi-CE, eyenziwe yimveliso ye-MITSUMI incorporated OEM, nayimveliso ye-Sierra Wireless incorporated OEM.“</text:p>
      <text:p text:style-name="P13">“Esi sixhobo siyalithobela iCandelo 15 leMithetho ye-FCC.</text:p>
      <text:p text:style-name="P13">Umsebenzi uxhomekeke kule miqathango emibini elandelayo:</text:p>
      <text:p text:style-name="P13">(1) esi sixhobo asinako ukubangela uphazamiseko oluyingozi, kwaye (2) esi sixhobo kufuneka samkele nakuphi ukuphazamiseka okufunyenweyo, kubandakanya nokungabangela umsebenzi ongathandekiyo.“</text:p>
      <text:p text:style-name="P13">Esi sixhobo siqulethe i-FCC-IDs POOWML-C46, 2AAUFAM3G01.</text:p>
      <text:p text:style-name="P13">Inkuckacha kuMsebenzisi onxulumene kwimodyuli enokukhethwa ye-GSM:</text:p>
      <text:p text:style-name="P13">Iinguqu okanye izilungiso kwisixhobo esinika ubushushu (radiator) azamkelwanga ngumbutho onoxanduva <text:s/>lokuthobela zingalirhoxisa igunya lomsebenzisi lokusebenzisa isixhobo.</text:p>
      <text:p text:style-name="P13"><text:soft-page-break/>Esi sixhobo sivavanyiwe kwaye sifunyaniswe sithobelana nemilinganiselo yesixhobo sedijithali soHlelo B, siyangqinelana neCandelo 15 leMithetho ye-FCC.</text:p>
      <text:p text:style-name="P13">Le milinganiselo iyilelwe ukubonelela ngokhuseleko malunga nokuphazamiseka kofakelo kwindawo yokuhlala.</text:p>
      <text:p text:style-name="P13">Esi sixhobo siyenza, siyasetyenziswa kwaye singakhupha amandla okwenza unomathatholo adlala kwaye, ukuba asifakelwanga kwaye asisetyenziswa ngokungqinelana nemiyalelo, kungabangela ukuphazamiseka okuyingozi kunxibelelwano lukanomathotholo.</text:p>
      <text:p text:style-name="P13">Nokuba kunjalo, akusekho siqinisekiso sokuba uphazamiseko alusayii <text:s/>kwenzeka kufakelo oluthile.</text:p>
      <text:p text:style-name="P13">Ukuba esi sixhobo asibangeli monakalo ophazamisiyo kulwamkelo kunomathotholo okanye kumabonakude, okungabonwa ngokucima nokuvula isixhobo, umsebenzisi uyakhuthazwa ukuba azame ukulungisa ukuphazamiseka ngemilinganiselo omnye okanye ezininzi ezilandelayo:</text:p>
      <text:p text:style-name="P13">- [2]Qondisisa okanye misa kwenye indawo i-antenna eyamkelayo.</text:p>
      <text:p text:style-name="P13">- [2]Nyusa ukwahlukana phakathi kwesixhobo nesamkeli.</text:p>
      <text:p text:style-name="P13">- [2]Nxibelelanisa isixhobo kwindawo yokuphuma kwi-circuit eyahlukileyo kunaleyo apho isamkeli beqhagamshelwe khona.</text:p>
      <text:p text:style-name="P13">- [2]Qhagamshelana nomrhwebi okanye ingcali enamava ngonomathotholo/i-TV ukufumana uncedo.</text:p>
      <text:p text:style-name="P13">Esi sixhobo sivumelana kunye nemigaqo ye-RSS ukhululweyo kwilayisensi yoShishino yaseKhanada.</text:p>
      <text:p text:style-name="P13">Umsebenzi uxhomekeke kwimiqathango emibini elandelayo:</text:p>
      <text:p text:style-name="P13">(1) esi sixhobo sisenokungabangeli kuphazamiseka, kwaye (2) esi sixhobo kufuneka samkele nakuphi na ukuphazamiseka, kubandakanya ukuphazamiseka okungabangela umsebenzi wesixhobo ongathandekiyo.</text:p>
      <text:p text:style-name="P13">Le présent appareil est conforme aux CNR d’Industrie Canada applicables aux appareils radio exempts de licence.</text:p>
      <text:p text:style-name="P13">L’exploitation est autorisée aux deux conditions suivantes :</text:p>
      <text:p text:style-name="P13">(1) l’appareil ne doit pas produire de brouillage, et (2) l’utilisateur de l’appareil doit accepter tout brouillage radioélectrique subi, même si le brouillage est susceptible d’en compromettre le fonctionnement.</text:p>
      <text:p text:style-name="P13">IC:</text:p>
      <text:p text:style-name="P13">11335A-WMLC46NHR</text:p>
      <text:p text:style-name="P13">IC:</text:p>
      <text:p text:style-name="P13">11335A-AM3G01</text:p>
      <text:p text:style-name="P13">Ibhendi yobuninzi bokwenzeka kwento</text:p>
      <text:p text:style-name="P13">Uluhlu lobuninzi bokwenzeka kosuleleko</text:p>
      <text:p text:style-name="P13">Imveliso</text:p>
      <text:p text:style-name="P13">Inzuzo</text:p>
      <text:p text:style-name="P13">GSM 850</text:p>
      <text:p text:style-name="P13">824 ukuya ku-849 MHz</text:p>
      <text:p text:style-name="P13">Ngaphantsi kune-1.4W</text:p>
      <text:p text:style-name="P13">-2.9 dBi</text:p>
      <text:p text:style-name="P13">E-GSM 900</text:p>
      <text:p text:style-name="P13">880 ukuya ku-915 MHz</text:p>
      <text:p text:style-name="P13">-8.5 dBi</text:p>
      <text:p text:style-name="P13">DCS 1800</text:p>
      <text:p text:style-name="P13">1710 ukuya ku-1785 MHz</text:p>
      <text:p text:style-name="P13">-2.7 dBi</text:p>
      <text:p text:style-name="P13">PCS 1900</text:p>
      <text:p text:style-name="P13">1850 ukuya ku-1910 MHz</text:p>
      <text:p text:style-name="P13">-3.0 dBi</text:p>
      <text:p text:style-name="P13">I-ERT iyavumelana nemiyalelo ye-EMC ngokwe-EN60601-1-2.</text:p>
      <text:p text:style-name="P13">I-ERT ingabonelela ngeetheyibhile ze-EMV ezihambelanayo ngosicelo.</text:p>
      <text:p text:style-name="P13"><text:soft-page-break/>10.[2]Inkcazelo enobuChule</text:p>
      <text:p text:style-name="P13">Umgaqo-siseko:</text:p>
      <text:p text:style-name="P13">Ukumiselwa kwentshukumo yokuphefumla nomthamo ohamba ngentshukumo ye-sensor ejikelezayo.</text:p>
      <text:p text:style-name="P13">Uluhlu[2]:</text:p>
      <text:p text:style-name="P13">Intshukumo</text:p>
      <text:p text:style-name="P13">Umthamo</text:p>
      <text:p text:style-name="P13">0 - 840 yeelitha/umzuzu</text:p>
      <text:p text:style-name="P13">0.5 - 8 yeelitha</text:p>
      <text:p text:style-name="P13">Ukuchaneka[2]:</text:p>
      <text:p text:style-name="P13">Intshukumo</text:p>
      <text:p text:style-name="P13">Umthamo</text:p>
      <text:p text:style-name="P13">± 5 % okanye ± 20 L/min</text:p>
      <text:p text:style-name="P13">± 3 % okanye ± 0.05 yeelitha</text:p>
      <text:p text:style-name="P13">Isikhundla sokugcina:</text:p>
      <text:p text:style-name="P13">1200 yemilinganiselo, 400 yeeseti zamaphepha emibuzo (ubukhulu. Imibuzo engama-20 ngamnye)</text:p>
      <text:p text:style-name="P13">Isibonelelo sombane:</text:p>
      <text:p text:style-name="P13">Ibhetri ye-lithium-ion eyakhelwe ngaphakathi 3.7 V, 1700 mAh[2]Ibhetri iza kuhlala ngaphantsi kwemiqathango yomgangatho wokusebenza malunga [3]neentsuku ezingama-40.</text:p>
      <text:p text:style-name="P13">Ukutshaja okupheleleyo:[5]2 h[6]Umjikelo wobomi:</text:p>
      <text:p text:style-name="P13">80% yobukhulu obulinganiselweyo emva kweesekile ezingama-300[8]60% yobukhulu obuthelekelelweyo emva kweesekile ezingama-500</text:p>
      <text:p text:style-name="P13">Imilinganiselo[2]:</text:p>
      <text:p text:style-name="P13">Ubude x ububanzi x umphakamo</text:p>
      <text:p text:style-name="P13">Ubunzima</text:p>
      <text:p text:style-name="P13">112 x 82 x 37 mm</text:p>
      <text:p text:style-name="P13">120 g (ibandakanyiwe ibhetri)</text:p>
      <text:p text:style-name="P13">Iimeko ezithe lwale:</text:p>
      <text:p text:style-name="P13">Iqondo lobushushu</text:p>
      <text:p text:style-name="P13">Ukunyakama okuthelekiswayo</text:p>
      <text:p text:style-name="P13">Uxinzelelo lwe-Barometric</text:p>
      <text:p text:style-name="P13">+10 °C ukuya ku- +40 °C</text:p>
      <text:p text:style-name="P13">15 % ukuya ku-95 %, ayihlangani</text:p>
      <text:p text:style-name="P13">700 ukuya ku-1060 hPa</text:p>
      <text:p text:style-name="P13">Uthutho nemiqathango yokugcina:</text:p>
      <text:p text:style-name="P13">Iqondo lobushushu</text:p>
      <text:p text:style-name="P13">Ukunyakama okuthelekiswayo</text:p>
      <text:p text:style-name="P13">Uxinzelelo lwe-Barometric</text:p>
      <text:p text:style-name="P13">-20 °C ukuya ku +50 °C</text:p>
      <text:p text:style-name="P13">15 % ukuya ku-95 %, ayihlangani</text:p>
      <text:p text:style-name="P13">600 ukuya ku-1200 hPa</text:p>
      <text:p text:style-name="P13">Ukhuseleko lomfumo:</text:p>
      <text:p text:style-name="P13">I-IP 22</text:p>
      <text:p text:style-name="P13">Ukuhlelwa koNyango:</text:p>
      <text:p text:style-name="P13">Udidid IIa lwesiXhobo soNyango esiSebenzayo </text:p>
      <text:p text:style-name="P13">Indawo esetyenziswayo:</text:p>
      <text:p text:style-name="P13">Uhlobo lwe-BF (isixhobo sonke)</text:p>
      <text:p text:style-name="P13">Udidi lokhuseleko:</text:p>
      <text:p text:style-name="P13">Isixhobo seBhetri</text:p>
      <text:p text:style-name="P13">Indlela yokusebenza:</text:p>
      <text:p text:style-name="P13">Ukusebenza okuqhubekayo</text:p>
      <text:p text:style-name="P13">Ubukhulu benkcaso:</text:p>
      <text:p text:style-name="P13"><text:soft-page-break/>70 Pa/L/s at 14 L/s</text:p>
      <text:p text:style-name="P13">Umda:</text:p>
      <text:p text:style-name="P13">RS-232 (okusetyenziswa kwindlela ye-modem nemveliso</text:p>
      <text:p text:style-name="P13">USB 2.0[2]Bluetooth 2.0 (no EDR)[3]GSM</text:p>
      <text:p text:style-name="P13">Isibonelelo saMandla oNyango (ukutshaja ibhetri):</text:p>
      <text:p text:style-name="P13">WR9QA1200MUNMRVG2773 <text:s text:c="36"/>[2]Model <text:s/>GTM41134-0605</text:p>
      <text:p text:style-name="P13">Igalelo <text:s text:c="3"/>100-240 Vac, <text:s/>50/60 Hz, 0.3A</text:p>
      <text:p text:style-name="P13">Imveliso <text:s/>5 V, 1.2 A</text:p>
      <text:p text:style-name="P13">Ixesha lokusebenza elilindelekileyo le-AM3 yiminyaka emi-5.</text:p>
      <text:p text:style-name="P13">I-AM iyangqinelana neziphakamiso ze-ATS/ERS.</text:p>
      <text:p text:style-name="P13">Isalathiso</text:p>
      <text:p text:style-name="P13">A</text:p>
      <text:p text:style-name="P13">Imo yenqwelo-moya <text:s/>[2]11</text:p>
      <text:p text:style-name="P13">AM3 GSM <text:s/>[2]6</text:p>
      <text:p text:style-name="P13">C</text:p>
      <text:p text:style-name="P13">Isiqinisekiso <text:s/>[2]6</text:p>
      <text:p text:style-name="P13">D</text:p>
      <text:p text:style-name="P13">Isibhengezo sokuVumelanisa <text:s/>[2]5</text:p>
      <text:p text:style-name="P13">Umboniso <text:s/>[2]6</text:p>
      <text:p text:style-name="P13">Isixhobo somlomo esilahlwayo <text:s/>[2]22</text:p>
      <text:p text:style-name="P13">F</text:p>
      <text:p text:style-name="P13">FEV1 <text:s/>[2]15</text:p>
      <text:p text:style-name="P13">FVC <text:s/>[2]15</text:p>
      <text:p text:style-name="P13">G</text:p>
      <text:p text:style-name="P13">GSM <text:s/>[2]18[3], [4]28[5], [6]29[7], [8]31[9], [10]34</text:p>
      <text:p text:style-name="P13">M</text:p>
      <text:p text:style-name="P13">Ukugqithiselwa ngesandla <text:s/>[2]10</text:p>
      <text:p text:style-name="P13">O</text:p>
      <text:p text:style-name="P13">Off <text:s/>[2]6</text:p>
      <text:p text:style-name="P13">Imilinganiselo enokuKhethwa [2]17</text:p>
      <text:p text:style-name="P13">ukubonelelwa ngamandla okuqala <text:s/>[2]18</text:p>
      <text:p text:style-name="P13">P</text:p>
      <text:p text:style-name="P13">Imitha yokuHamba yeNcam <text:s/>[2]6</text:p>
      <text:p text:style-name="P13">PEF <text:s/>[2]14</text:p>
      <text:p text:style-name="P13">Imilinganiselo ye-PEF <text:s/>[2]15</text:p>
      <text:p text:style-name="P13">Ulawulo lwaMandla <text:s/>[2]18</text:p>
      <text:p text:style-name="P13">S</text:p>
      <text:p text:style-name="P13">Isgedyuli eLungiselweyo <text:s/>[2]16</text:p>
      <text:p text:style-name="P13">Skrola uhle <text:s/>[2]6</text:p>
      <text:p text:style-name="P13">Skrola unyuke <text:s/>[2]6</text:p>
      <text:p text:style-name="P13">Isiciko sokuvala <text:s/>[2]12</text:p>
      <text:p text:style-name="P13">T</text:p>
      <text:p text:style-name="P13">Imenyu yokuDlulisela <text:s/>[2]8</text:p>
      <text:p text:style-name="P13">Isishwankathelo sokudlulisela <text:s/>[2]10</text:p>
      <text:p text:style-name="P13">U</text:p>
      <text:p text:style-name="P13">Imilinganiselo Elungiselelweyo/nenokuKhethwa <text:s/>[2]17</text:p>
      <text:p text:style-name="P13">© 2014 eResearchTechnology GmbH okanye omnye wamanyene nayo.</text:p>
      <text:p text:style-name="P13">Wonke amalungelo agciniwe</text:p>
      <text:p text:style-name="P13">eResearchTechnology GmbH</text:p>
      <text:p text:style-name="P13">Sieboldstrasse 3</text:p>
      <text:p text:style-name="P13">97230 Estenfeld, Germany</text:p>
      <text:p text:style-name="P13">+49 9305 720-9891[2]umnxeba</text:p>
      <text:p text:style-name="P13"><text:soft-page-break/>+49 9305 720-7891[2]ifeksi</text:p>
      <text:p text:style-name="P13">Inguqulelo 01.00 • Umhla 27MEYI2014</text:p>
      <text:p text:style-name="P13">Inguqulelo 01.00 • Umhla 27MEYI2014</text:p>
      <text:p text:style-name="P13">Iphepha [2]/36</text:p>
      <text:p text:style-name="P13">Iphepha [2]/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Neue-Condensed" svg:font-family="HelveticaNeue-Condensed" style:font-family-generic="system" style:font-pitch="variable"/>
    <style:font-face style:name="Nobel-Regular" svg:font-family="Nobel-Regular"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text-properties fo:language="en" fo:country="GB"/>
    </style:style>
    <style:style style:name="ListLabel_20_13" style:display-name="ListLabel 13" style:family="text">
      <style:text-properties style:font-name="Arial Narrow" fo:font-family="'Arial Narrow'"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Arial Narrow" fo:font-family="'Arial Narrow'" style:font-family-generic="roman" style:font-pitch="variable" fo:font-size="11.5pt"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Arial Narrow" fo:font-family="'Arial Narrow'" style:font-family-generic="roman" style:font-pitch="variable" fo:font-size="11.5pt"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Arial Narrow" fo:font-family="'Arial Narrow'" style:font-family-generic="roman" style:font-pitch="variable" fo:font-size="11.5pt"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8:20:55.574100174</meta:creation-date>
    <dc:date>2017-09-22T07:34:24.788097957</dc:date>
    <meta:editing-duration>PT4H16M21S</meta:editing-duration>
    <meta:editing-cycles>2</meta:editing-cycles>
    <meta:generator>LibreOffice/5.1.6.2$Linux_X86_64 LibreOffice_project/10m0$Build-2</meta:generator>
    <meta:document-statistic meta:table-count="7" meta:image-count="0" meta:object-count="0" meta:page-count="84" meta:paragraph-count="2020" meta:word-count="21855" meta:character-count="197197" meta:non-whitespace-character-count="176827"/>
  </office:meta>
</office:document-meta>
</file>